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Aptos Display" style:font-name-asian="Aptos Display" style:font-name-complex="Aptos Display" fo:color="#0F4761"/>
    </style:style>
    <style:style style:name="P3" style:parent-style-name="Heading1" style:family="paragraph">
      <style:text-properties style:font-name="Aptos Display" style:font-name-asian="Aptos Display" style:font-name-complex="Aptos Display" fo:color="#0F4761"/>
    </style:style>
    <style:style style:name="P4" style:parent-style-name="Heading2" style:family="paragraph">
      <style:text-properties style:font-name="Aptos Display" style:font-name-asian="Aptos Display" style:font-name-complex="Aptos Display" fo:color="#0F4761"/>
    </style:style>
    <style:style style:name="P5" style:parent-style-name="Normal" style:family="paragraph">
      <style:text-properties style:font-name="Aptos" style:font-name-asian="Aptos" style:font-name-complex="Aptos" fo:color="#000000"/>
    </style:style>
    <style:style style:name="P6" style:parent-style-name="Heading2" style:family="paragraph">
      <style:text-properties style:font-name="Aptos Display" style:font-name-asian="Aptos Display" style:font-name-complex="Aptos Display" fo:color="#0F4761"/>
    </style:style>
    <style:style style:name="P7" style:parent-style-name="Normal" style:family="paragraph">
      <style:text-properties style:font-name="Aptos" style:font-name-asian="Aptos" style:font-name-complex="Aptos" fo:color="#000000"/>
    </style:style>
    <style:style style:name="P8" style:parent-style-name="Heading2" style:family="paragraph">
      <style:text-properties style:font-name="Aptos Display" style:font-name-asian="Aptos Display" style:font-name-complex="Aptos Display" fo:color="#0F4761"/>
    </style:style>
    <style:style style:name="T9" style:parent-style-name="DefaultParagraphFont" style:family="text">
      <style:text-properties style:font-name="Aptos" style:font-name-asian="Aptos" style:font-name-complex="Aptos" fo:color="#000000"/>
    </style:style>
    <style:style style:name="T10" style:parent-style-name="DefaultParagraphFont" style:family="text">
      <style:text-properties style:font-name="Aptos" style:font-name-asian="Aptos" style:font-name-complex="Aptos" fo:color="#000000" style:text-position="super 58.3%"/>
    </style:style>
    <style:style style:name="T11" style:parent-style-name="DefaultParagraphFont" style:family="text">
      <style:text-properties style:font-name="Aptos" style:font-name-asian="Aptos" style:font-name-complex="Aptos" fo:color="#000000"/>
    </style:style>
    <style:style style:name="T12" style:parent-style-name="DefaultParagraphFont" style:family="text">
      <style:text-properties style:font-name="Aptos" style:font-name-asian="Aptos" style:font-name-complex="Aptos" fo:color="#000000" style:text-position="super 58.3%"/>
    </style:style>
    <style:style style:name="T13" style:parent-style-name="DefaultParagraphFont" style:family="text">
      <style:text-properties style:font-name="Aptos" style:font-name-asian="Aptos" style:font-name-complex="Aptos" fo:color="#000000"/>
    </style:style>
    <style:style style:name="T14" style:parent-style-name="DefaultParagraphFont" style:family="text">
      <style:text-properties style:font-name="Aptos" style:font-name-asian="Aptos" style:font-name-complex="Aptos" fo:color="#000000" style:text-position="super 58.3%"/>
    </style:style>
    <style:style style:name="T15" style:parent-style-name="DefaultParagraphFont" style:family="text">
      <style:text-properties style:font-name="Aptos" style:font-name-asian="Aptos" style:font-name-complex="Aptos" fo:color="#000000"/>
    </style:style>
    <style:style style:name="P16" style:parent-style-name="Heading2" style:family="paragraph">
      <style:text-properties style:font-name="Aptos Display" style:font-name-asian="Aptos Display" style:font-name-complex="Aptos Display" fo:color="#0F4761"/>
    </style:style>
    <style:style style:name="P17" style:parent-style-name="Normal" style:family="paragraph">
      <style:text-properties style:font-name="Aptos" style:font-name-asian="Aptos" style:font-name-complex="Aptos" fo:color="#000000"/>
    </style:style>
    <style:style style:name="P18" style:parent-style-name="Heading2" style:family="paragraph">
      <style:text-properties style:font-name="Aptos Display" style:font-name-asian="Aptos Display" style:font-name-complex="Aptos Display" fo:color="#0F4761"/>
    </style:style>
    <style:style style:name="P19" style:parent-style-name="ListParagraph" style:list-style-name="LFO12" style:family="paragraph">
      <style:text-properties style:font-name="Aptos" style:font-name-asian="Aptos" style:font-name-complex="Aptos" fo:color="#000000"/>
    </style:style>
    <style:style style:name="P20" style:parent-style-name="ListParagraph" style:list-style-name="LFO12" style:family="paragraph">
      <style:text-properties style:font-name="Aptos" style:font-name-asian="Aptos" style:font-name-complex="Aptos" fo:color="#000000"/>
    </style:style>
    <style:style style:name="P21" style:parent-style-name="ListParagraph" style:list-style-name="LFO11" style:family="paragraph"/>
    <style:style style:name="T22" style:parent-style-name="DefaultParagraphFont" style:family="text">
      <style:text-properties style:font-name="Aptos" style:font-name-asian="Aptos" style:font-name-complex="Aptos" fo:font-weight="bold" style:font-weight-asian="bold" style:font-weight-complex="bold" fo:color="#000000"/>
    </style:style>
    <style:style style:name="T23" style:parent-style-name="DefaultParagraphFont" style:family="text">
      <style:text-properties style:font-name="Aptos" style:font-name-asian="Aptos" style:font-name-complex="Aptos" fo:color="#000000"/>
    </style:style>
    <style:style style:name="T24" style:parent-style-name="DefaultParagraphFont" style:family="text">
      <style:text-properties style:font-name="Aptos" style:font-name-asian="Aptos" style:font-name-complex="Aptos" fo:color="#000000" style:text-position="super 58.3%"/>
    </style:style>
    <style:style style:name="T25" style:parent-style-name="DefaultParagraphFont" style:family="text">
      <style:text-properties style:font-name="Aptos" style:font-name-asian="Aptos" style:font-name-complex="Aptos" fo:color="#000000"/>
    </style:style>
    <style:style style:name="P26" style:parent-style-name="ListParagraph" style:list-style-name="LFO11" style:family="paragraph"/>
    <style:style style:name="T27" style:parent-style-name="DefaultParagraphFont" style:family="text">
      <style:text-properties style:font-name="Aptos" style:font-name-asian="Aptos" style:font-name-complex="Aptos" fo:font-weight="bold" style:font-weight-asian="bold" style:font-weight-complex="bold" fo:color="#000000"/>
    </style:style>
    <style:style style:name="T28" style:parent-style-name="DefaultParagraphFont" style:family="text">
      <style:text-properties style:font-name="Aptos" style:font-name-asian="Aptos" style:font-name-complex="Aptos" fo:color="#000000"/>
    </style:style>
    <style:style style:name="T29" style:parent-style-name="DefaultParagraphFont" style:family="text">
      <style:text-properties style:font-name="Aptos" style:font-name-asian="Aptos" style:font-name-complex="Aptos" fo:color="#000000" style:text-position="super 58.3%"/>
    </style:style>
    <style:style style:name="T30" style:parent-style-name="DefaultParagraphFont" style:family="text">
      <style:text-properties style:font-name="Aptos" style:font-name-asian="Aptos" style:font-name-complex="Aptos" fo:color="#000000"/>
    </style:style>
    <style:style style:name="P31" style:parent-style-name="ListParagraph" style:list-style-name="LFO11" style:family="paragraph"/>
    <style:style style:name="T32" style:parent-style-name="DefaultParagraphFont" style:family="text">
      <style:text-properties style:font-name="Aptos" style:font-name-asian="Aptos" style:font-name-complex="Aptos" fo:font-weight="bold" style:font-weight-asian="bold" style:font-weight-complex="bold" fo:color="#000000"/>
    </style:style>
    <style:style style:name="T33" style:parent-style-name="DefaultParagraphFont" style:family="text">
      <style:text-properties style:font-name="Aptos" style:font-name-asian="Aptos" style:font-name-complex="Aptos" fo:color="#000000"/>
    </style:style>
    <style:style style:name="T34" style:parent-style-name="DefaultParagraphFont" style:family="text">
      <style:text-properties style:font-name="Aptos" style:font-name-asian="Aptos" style:font-name-complex="Aptos" fo:color="#000000" style:text-position="super 58.3%"/>
    </style:style>
    <style:style style:name="T35" style:parent-style-name="DefaultParagraphFont" style:family="text">
      <style:text-properties style:font-name="Aptos" style:font-name-asian="Aptos" style:font-name-complex="Aptos" fo:color="#000000"/>
    </style:style>
    <style:style style:name="P36" style:parent-style-name="ListParagraph" style:list-style-name="LFO11" style:family="paragraph"/>
    <style:style style:name="T37" style:parent-style-name="DefaultParagraphFont" style:family="text">
      <style:text-properties style:font-name="Aptos" style:font-name-asian="Aptos" style:font-name-complex="Aptos" fo:font-weight="bold" style:font-weight-asian="bold" style:font-weight-complex="bold" fo:color="#000000"/>
    </style:style>
    <style:style style:name="T38" style:parent-style-name="DefaultParagraphFont" style:family="text">
      <style:text-properties style:font-name="Aptos" style:font-name-asian="Aptos" style:font-name-complex="Aptos" fo:color="#000000"/>
    </style:style>
    <style:style style:name="T39" style:parent-style-name="DefaultParagraphFont" style:family="text">
      <style:text-properties style:font-name="Aptos" style:font-name-asian="Aptos" style:font-name-complex="Aptos" fo:color="#000000" style:text-position="super 58.3%"/>
    </style:style>
    <style:style style:name="T40" style:parent-style-name="DefaultParagraphFont" style:family="text">
      <style:text-properties style:font-name="Aptos" style:font-name-asian="Aptos" style:font-name-complex="Aptos" fo:color="#000000"/>
    </style:style>
    <style:style style:name="P41" style:parent-style-name="ListParagraph" style:list-style-name="LFO11" style:family="paragraph"/>
    <style:style style:name="T42" style:parent-style-name="DefaultParagraphFont" style:family="text">
      <style:text-properties style:font-name="Aptos" style:font-name-asian="Aptos" style:font-name-complex="Aptos" fo:font-weight="bold" style:font-weight-asian="bold" style:font-weight-complex="bold" fo:color="#000000"/>
    </style:style>
    <style:style style:name="T43" style:parent-style-name="DefaultParagraphFont" style:family="text">
      <style:text-properties style:font-name="Aptos" style:font-name-asian="Aptos" style:font-name-complex="Aptos" fo:color="#000000"/>
    </style:style>
    <style:style style:name="T44" style:parent-style-name="DefaultParagraphFont" style:family="text">
      <style:text-properties style:font-name="Aptos" style:font-name-asian="Aptos" style:font-name-complex="Aptos" fo:color="#000000" style:text-position="super 58.3%"/>
    </style:style>
    <style:style style:name="T45" style:parent-style-name="DefaultParagraphFont" style:family="text">
      <style:text-properties style:font-name="Aptos" style:font-name-asian="Aptos" style:font-name-complex="Aptos" fo:color="#000000"/>
    </style:style>
    <style:style style:name="P46" style:parent-style-name="ListParagraph" style:list-style-name="LFO10" style:family="paragraph"/>
    <style:style style:name="T47" style:parent-style-name="DefaultParagraphFont" style:family="text">
      <style:text-properties style:font-name="Aptos" style:font-name-asian="Aptos" style:font-name-complex="Aptos" fo:font-weight="bold" style:font-weight-asian="bold" style:font-weight-complex="bold" fo:color="#000000"/>
    </style:style>
    <style:style style:name="T48" style:parent-style-name="DefaultParagraphFont" style:family="text">
      <style:text-properties style:font-name="Aptos" style:font-name-asian="Aptos" style:font-name-complex="Aptos" fo:color="#000000"/>
    </style:style>
    <style:style style:name="T49" style:parent-style-name="DefaultParagraphFont" style:family="text">
      <style:text-properties style:font-name="Aptos" style:font-name-asian="Aptos" style:font-name-complex="Aptos" fo:color="#000000" style:text-position="super 58.3%"/>
    </style:style>
    <style:style style:name="T50" style:parent-style-name="DefaultParagraphFont" style:family="text">
      <style:text-properties style:font-name="Aptos" style:font-name-asian="Aptos" style:font-name-complex="Aptos" fo:color="#000000"/>
    </style:style>
    <style:style style:name="P51" style:parent-style-name="ListParagraph" style:list-style-name="LFO10" style:family="paragraph"/>
    <style:style style:name="T52" style:parent-style-name="DefaultParagraphFont" style:family="text">
      <style:text-properties style:font-name="Aptos" style:font-name-asian="Aptos" style:font-name-complex="Aptos" fo:font-weight="bold" style:font-weight-asian="bold" style:font-weight-complex="bold" fo:color="#000000"/>
    </style:style>
    <style:style style:name="T53" style:parent-style-name="DefaultParagraphFont" style:family="text">
      <style:text-properties style:font-name="Aptos" style:font-name-asian="Aptos" style:font-name-complex="Aptos" fo:color="#000000"/>
    </style:style>
    <style:style style:name="T54" style:parent-style-name="DefaultParagraphFont" style:family="text">
      <style:text-properties style:font-name="Aptos" style:font-name-asian="Aptos" style:font-name-complex="Aptos" fo:color="#000000" style:text-position="super 58.3%"/>
    </style:style>
    <style:style style:name="T55" style:parent-style-name="DefaultParagraphFont" style:family="text">
      <style:text-properties style:font-name="Aptos" style:font-name-asian="Aptos" style:font-name-complex="Aptos" fo:color="#000000"/>
    </style:style>
    <style:style style:name="P56" style:parent-style-name="ListParagraph" style:list-style-name="LFO10" style:family="paragraph"/>
    <style:style style:name="T57" style:parent-style-name="DefaultParagraphFont" style:family="text">
      <style:text-properties style:font-name="Aptos" style:font-name-asian="Aptos" style:font-name-complex="Aptos" fo:font-weight="bold" style:font-weight-asian="bold" style:font-weight-complex="bold" fo:color="#000000"/>
    </style:style>
    <style:style style:name="T58" style:parent-style-name="DefaultParagraphFont" style:family="text">
      <style:text-properties style:font-name="Aptos" style:font-name-asian="Aptos" style:font-name-complex="Aptos" fo:color="#000000"/>
    </style:style>
    <style:style style:name="T59" style:parent-style-name="DefaultParagraphFont" style:family="text">
      <style:text-properties style:font-name="Aptos" style:font-name-asian="Aptos" style:font-name-complex="Aptos" fo:color="#000000" style:text-position="super 58.3%"/>
    </style:style>
    <style:style style:name="T60" style:parent-style-name="DefaultParagraphFont" style:family="text">
      <style:text-properties style:font-name="Aptos" style:font-name-asian="Aptos" style:font-name-complex="Aptos" fo:color="#000000"/>
    </style:style>
    <style:style style:name="P61" style:parent-style-name="ListParagraph" style:list-style-name="LFO10" style:family="paragraph"/>
    <style:style style:name="T62" style:parent-style-name="DefaultParagraphFont" style:family="text">
      <style:text-properties style:font-name="Aptos" style:font-name-asian="Aptos" style:font-name-complex="Aptos" fo:font-weight="bold" style:font-weight-asian="bold" style:font-weight-complex="bold" fo:color="#000000"/>
    </style:style>
    <style:style style:name="T63" style:parent-style-name="DefaultParagraphFont" style:family="text">
      <style:text-properties style:font-name="Aptos" style:font-name-asian="Aptos" style:font-name-complex="Aptos" fo:color="#000000"/>
    </style:style>
    <style:style style:name="T64" style:parent-style-name="DefaultParagraphFont" style:family="text">
      <style:text-properties style:font-name="Aptos" style:font-name-asian="Aptos" style:font-name-complex="Aptos" fo:color="#000000" style:text-position="super 58.3%"/>
    </style:style>
    <style:style style:name="T65" style:parent-style-name="DefaultParagraphFont" style:family="text">
      <style:text-properties style:font-name="Aptos" style:font-name-asian="Aptos" style:font-name-complex="Aptos" fo:color="#000000"/>
    </style:style>
    <style:style style:name="TableColumn67" style:family="table-column">
      <style:table-column-properties style:column-width="3.3229in" style:use-optimal-column-width="false"/>
    </style:style>
    <style:style style:name="TableColumn68" style:family="table-column">
      <style:table-column-properties style:column-width="2.927in" style:use-optimal-column-width="false"/>
    </style:style>
    <style:style style:name="Table66" style:family="table">
      <style:table-properties style:width="6.25in" fo:margin-left="0in" table:align="left"/>
    </style:style>
    <style:style style:name="TableRow69" style:family="table-row">
      <style:table-row-properties style:min-row-height="0.2083in" style:use-optimal-row-height="false"/>
    </style:style>
    <style:style style:name="TableCell70"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71" style:parent-style-name="Normal" style:family="paragraph">
      <style:paragraph-properties fo:margin-bottom="0in" fo:line-height="100%"/>
      <style:text-properties style:font-name="Aptos" style:font-name-asian="Aptos" style:font-name-complex="Aptos"/>
    </style:style>
    <style:style style:name="TableCell72"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73" style:parent-style-name="Normal" style:family="paragraph">
      <style:paragraph-properties fo:margin-bottom="0in" fo:line-height="100%"/>
      <style:text-properties style:font-name="Aptos" style:font-name-asian="Aptos" style:font-name-complex="Aptos"/>
    </style:style>
    <style:style style:name="TableRow74" style:family="table-row">
      <style:table-row-properties style:min-row-height="0.2083in" style:use-optimal-row-height="false"/>
    </style:style>
    <style:style style:name="TableCell7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6" style:parent-style-name="Normal" style:family="paragraph">
      <style:paragraph-properties fo:margin-bottom="0in" fo:line-height="100%"/>
      <style:text-properties style:font-name="Aptos" style:font-name-asian="Aptos" style:font-name-complex="Aptos"/>
    </style:style>
    <style:style style:name="TableCell7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8" style:parent-style-name="Normal" style:family="paragraph">
      <style:paragraph-properties fo:margin-bottom="0in" fo:line-height="100%"/>
      <style:text-properties style:font-name="Aptos" style:font-name-asian="Aptos" style:font-name-complex="Aptos"/>
    </style:style>
    <style:style style:name="TableRow79" style:family="table-row">
      <style:table-row-properties style:min-row-height="0.2083in" style:use-optimal-row-height="false"/>
    </style:style>
    <style:style style:name="TableCell8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1" style:parent-style-name="Normal" style:family="paragraph">
      <style:paragraph-properties fo:margin-bottom="0in" fo:line-height="100%"/>
      <style:text-properties style:font-name="Aptos" style:font-name-asian="Aptos" style:font-name-complex="Aptos"/>
    </style:style>
    <style:style style:name="TableCell8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3" style:parent-style-name="Normal" style:family="paragraph">
      <style:paragraph-properties fo:margin-bottom="0in" fo:line-height="100%"/>
      <style:text-properties style:font-name="Aptos" style:font-name-asian="Aptos" style:font-name-complex="Aptos"/>
    </style:style>
    <style:style style:name="TableRow84" style:family="table-row">
      <style:table-row-properties style:min-row-height="0.2083in" style:use-optimal-row-height="false"/>
    </style:style>
    <style:style style:name="TableCell8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6" style:parent-style-name="Normal" style:family="paragraph">
      <style:paragraph-properties fo:margin-bottom="0in" fo:line-height="100%"/>
      <style:text-properties style:font-name="Aptos" style:font-name-asian="Aptos" style:font-name-complex="Aptos"/>
    </style:style>
    <style:style style:name="TableCell8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8" style:parent-style-name="Normal" style:family="paragraph">
      <style:paragraph-properties fo:margin-bottom="0in" fo:line-height="100%"/>
      <style:text-properties style:font-name="Aptos" style:font-name-asian="Aptos" style:font-name-complex="Aptos"/>
    </style:style>
    <style:style style:name="TableRow89" style:family="table-row">
      <style:table-row-properties style:min-row-height="0.2083in" style:use-optimal-row-height="false"/>
    </style:style>
    <style:style style:name="TableCell9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1" style:parent-style-name="Normal" style:family="paragraph">
      <style:paragraph-properties fo:margin-bottom="0in" fo:line-height="100%"/>
    </style:style>
    <style:style style:name="T92" style:parent-style-name="DefaultParagraphFont" style:family="text">
      <style:text-properties style:font-name="Aptos" style:font-name-asian="Aptos" style:font-name-complex="Aptos"/>
    </style:style>
    <style:style style:name="T93" style:parent-style-name="DefaultParagraphFont" style:family="text">
      <style:text-properties style:font-name="Aptos" style:font-name-asian="Aptos" style:font-name-complex="Aptos" fo:font-weight="bold" style:font-weight-asian="bold" style:font-weight-complex="bold"/>
    </style:style>
    <style:style style:name="TableCell9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5" style:parent-style-name="Normal" style:family="paragraph">
      <style:paragraph-properties fo:margin-bottom="0in" fo:line-height="100%"/>
      <style:text-properties style:font-name="Aptos" style:font-name-asian="Aptos" style:font-name-complex="Aptos"/>
    </style:style>
    <style:style style:name="TableRow96" style:family="table-row">
      <style:table-row-properties style:min-row-height="0.2083in" style:use-optimal-row-height="false"/>
    </style:style>
    <style:style style:name="TableCell9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8" style:parent-style-name="Normal" style:family="paragraph">
      <style:paragraph-properties fo:margin-bottom="0in" fo:line-height="100%"/>
      <style:text-properties style:font-name="Aptos" style:font-name-asian="Aptos" style:font-name-complex="Aptos"/>
    </style:style>
    <style:style style:name="TableCell9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0" style:parent-style-name="Normal" style:family="paragraph">
      <style:paragraph-properties fo:margin-bottom="0in" fo:line-height="100%"/>
      <style:text-properties style:font-name="Aptos" style:font-name-asian="Aptos" style:font-name-complex="Aptos"/>
    </style:style>
    <style:style style:name="TableRow101" style:family="table-row">
      <style:table-row-properties style:min-row-height="0.2083in" style:use-optimal-row-height="false"/>
    </style:style>
    <style:style style:name="TableCell10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3" style:parent-style-name="Normal" style:family="paragraph">
      <style:paragraph-properties fo:margin-bottom="0in" fo:line-height="100%"/>
      <style:text-properties style:font-name="Aptos" style:font-name-asian="Aptos" style:font-name-complex="Aptos"/>
    </style:style>
    <style:style style:name="TableCell10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5" style:parent-style-name="Normal" style:family="paragraph">
      <style:paragraph-properties fo:margin-bottom="0in" fo:line-height="100%"/>
      <style:text-properties style:font-name="Aptos" style:font-name-asian="Aptos" style:font-name-complex="Aptos"/>
    </style:style>
    <style:style style:name="TableRow106" style:family="table-row">
      <style:table-row-properties style:min-row-height="0.2083in" style:use-optimal-row-height="false"/>
    </style:style>
    <style:style style:name="TableCell107"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108" style:parent-style-name="Normal" style:family="paragraph">
      <style:paragraph-properties fo:margin-bottom="0in" fo:line-height="100%"/>
      <style:text-properties style:font-name="Aptos" style:font-name-asian="Aptos" style:font-name-complex="Aptos"/>
    </style:style>
    <style:style style:name="TableCell109"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110" style:parent-style-name="Normal" style:family="paragraph">
      <style:paragraph-properties fo:margin-bottom="0in" fo:line-height="100%"/>
      <style:text-properties style:font-name="Aptos" style:font-name-asian="Aptos" style:font-name-complex="Aptos"/>
    </style:style>
    <style:style style:name="P111" style:parent-style-name="Normal" style:family="paragraph">
      <style:paragraph-properties fo:break-before="page"/>
    </style:style>
    <style:style style:name="T112" style:parent-style-name="DefaultParagraphFont" style:family="text">
      <style:text-properties style:font-name="Aptos" style:font-name-asian="Aptos" style:font-name-complex="Aptos"/>
    </style:style>
    <style:style style:name="T113" style:parent-style-name="DefaultParagraphFont" style:family="text">
      <style:text-properties style:font-name="Aptos" style:font-name-asian="Aptos" style:font-name-complex="Aptos" fo:font-weight="bold" style:font-weight-asian="bold" style:font-weight-complex="bold"/>
    </style:style>
    <style:style style:name="T114" style:parent-style-name="DefaultParagraphFont" style:family="text">
      <style:text-properties style:font-name="Aptos" style:font-name-asian="Aptos" style:font-name-complex="Aptos"/>
    </style:style>
    <style:style style:name="T115" style:parent-style-name="DefaultParagraphFont" style:family="text">
      <style:text-properties style:font-name="Aptos" style:font-name-asian="Aptos" style:font-name-complex="Aptos" fo:font-style="italic" style:font-style-asian="italic" style:font-style-complex="italic"/>
    </style:style>
    <style:style style:name="T116" style:parent-style-name="DefaultParagraphFont" style:family="text">
      <style:text-properties style:font-name="Aptos" style:font-name-asian="Aptos" style:font-name-complex="Aptos"/>
    </style:style>
    <style:style style:name="P117" style:parent-style-name="ListParagraph" style:list-style-name="LFO9" style:family="paragraph">
      <style:paragraph-properties fo:margin-bottom="0in"/>
    </style:style>
    <style:style style:name="T118" style:parent-style-name="DefaultParagraphFont" style:family="text">
      <style:text-properties style:font-name="Aptos" style:font-name-asian="Aptos" style:font-name-complex="Aptos"/>
    </style:style>
    <style:style style:name="T119" style:parent-style-name="DefaultParagraphFont" style:family="text">
      <style:text-properties style:font-name="Aptos" style:font-name-asian="Aptos" style:font-name-complex="Aptos" fo:font-weight="bold" style:font-weight-asian="bold" style:font-weight-complex="bold"/>
    </style:style>
    <style:style style:name="T120" style:parent-style-name="DefaultParagraphFont" style:family="text">
      <style:text-properties style:font-name="Aptos" style:font-name-asian="Aptos" style:font-name-complex="Aptos"/>
    </style:style>
    <style:style style:name="T121" style:parent-style-name="DefaultParagraphFont" style:family="text">
      <style:text-properties style:font-name="Aptos" style:font-name-asian="Aptos" style:font-name-complex="Aptos" fo:font-weight="bold" style:font-weight-asian="bold" style:font-weight-complex="bold"/>
    </style:style>
    <style:style style:name="T122" style:parent-style-name="DefaultParagraphFont" style:family="text">
      <style:text-properties style:font-name="Aptos" style:font-name-asian="Aptos" style:font-name-complex="Aptos"/>
    </style:style>
    <style:style style:name="P123" style:parent-style-name="ListParagraph" style:list-style-name="LFO9" style:family="paragraph">
      <style:paragraph-properties fo:margin-bottom="0in"/>
    </style:style>
    <style:style style:name="T124" style:parent-style-name="DefaultParagraphFont" style:family="text">
      <style:text-properties style:font-name="Aptos" style:font-name-asian="Aptos" style:font-name-complex="Aptos"/>
    </style:style>
    <style:style style:name="T125" style:parent-style-name="DefaultParagraphFont" style:family="text">
      <style:text-properties style:font-name="Aptos" style:font-name-asian="Aptos" style:font-name-complex="Aptos" fo:font-weight="bold" style:font-weight-asian="bold" style:font-weight-complex="bold"/>
    </style:style>
    <style:style style:name="T126" style:parent-style-name="DefaultParagraphFont" style:family="text">
      <style:text-properties style:font-name="Aptos" style:font-name-asian="Aptos" style:font-name-complex="Aptos"/>
    </style:style>
    <style:style style:name="T127" style:parent-style-name="DefaultParagraphFont" style:family="text">
      <style:text-properties style:font-name="Aptos" style:font-name-asian="Aptos" style:font-name-complex="Aptos" fo:font-weight="bold" style:font-weight-asian="bold" style:font-weight-complex="bold"/>
    </style:style>
    <style:style style:name="T128" style:parent-style-name="DefaultParagraphFont" style:family="text">
      <style:text-properties style:font-name="Aptos" style:font-name-asian="Aptos" style:font-name-complex="Aptos"/>
    </style:style>
    <style:style style:name="P129" style:parent-style-name="ListParagraph" style:list-style-name="LFO9" style:family="paragraph">
      <style:paragraph-properties fo:margin-bottom="0in"/>
    </style:style>
    <style:style style:name="T130" style:parent-style-name="DefaultParagraphFont" style:family="text">
      <style:text-properties style:font-name="Aptos" style:font-name-asian="Aptos" style:font-name-complex="Aptos"/>
    </style:style>
    <style:style style:name="T131" style:parent-style-name="DefaultParagraphFont" style:family="text">
      <style:text-properties style:font-name="Aptos" style:font-name-asian="Aptos" style:font-name-complex="Aptos" fo:font-weight="bold" style:font-weight-asian="bold" style:font-weight-complex="bold"/>
    </style:style>
    <style:style style:name="T132" style:parent-style-name="DefaultParagraphFont" style:family="text">
      <style:text-properties style:font-name="Aptos" style:font-name-asian="Aptos" style:font-name-complex="Aptos"/>
    </style:style>
    <style:style style:name="P133" style:parent-style-name="ListParagraph" style:list-style-name="LFO9" style:family="paragraph">
      <style:paragraph-properties fo:margin-bottom="0in"/>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Normal" style:family="paragraph">
      <style:paragraph-properties fo:margin-top="0.1666in" fo:margin-bottom="0.1666in"/>
      <style:text-properties style:font-name="Aptos" style:font-name-asian="Aptos" style:font-name-complex="Aptos" fo:color="#000000"/>
    </style:style>
    <style:style style:name="P138" style:parent-style-name="ListParagraph" style:list-style-name="LFO8" style:family="paragraph">
      <style:paragraph-properties fo:margin-top="0.1666in" fo:margin-bottom="0.1666in"/>
      <style:text-properties style:font-name="Aptos" style:font-name-asian="Aptos" style:font-name-complex="Aptos" fo:font-weight="bold" style:font-weight-asian="bold" style:font-weight-complex="bold" fo:color="#000000"/>
    </style:style>
    <style:style style:name="P139" style:parent-style-name="ListParagraph" style:list-style-name="LFO8" style:family="paragraph">
      <style:paragraph-properties fo:margin-bottom="0in"/>
      <style:text-properties style:font-name="Aptos" style:font-name-asian="Aptos" style:font-name-complex="Aptos" fo:color="#000000"/>
    </style:style>
    <style:style style:name="P140" style:parent-style-name="ListParagraph" style:list-style-name="LFO8" style:family="paragraph">
      <style:paragraph-properties fo:margin-bottom="0in"/>
      <style:text-properties style:font-name="Aptos" style:font-name-asian="Aptos" style:font-name-complex="Aptos" fo:color="#000000"/>
    </style:style>
    <style:style style:name="P141" style:parent-style-name="ListParagraph" style:list-style-name="LFO8" style:family="paragraph">
      <style:paragraph-properties fo:margin-top="0.1666in" fo:margin-bottom="0.1666in"/>
    </style:style>
    <style:style style:name="T142" style:parent-style-name="DefaultParagraphFont" style:family="text">
      <style:text-properties style:font-name="Aptos" style:font-name-asian="Aptos" style:font-name-complex="Aptos" fo:font-weight="bold" style:font-weight-asian="bold" style:font-weight-complex="bold" fo:color="#000000"/>
    </style:style>
    <style:style style:name="P143" style:parent-style-name="ListParagraph" style:list-style-name="LFO8" style:family="paragraph">
      <style:paragraph-properties fo:margin-bottom="0in"/>
      <style:text-properties style:font-name="Aptos" style:font-name-asian="Aptos" style:font-name-complex="Aptos" fo:color="#000000"/>
    </style:style>
    <style:style style:name="P144" style:parent-style-name="ListParagraph" style:list-style-name="LFO8" style:family="paragraph">
      <style:paragraph-properties fo:margin-bottom="0in"/>
      <style:text-properties style:font-name="Aptos" style:font-name-asian="Aptos" style:font-name-complex="Aptos" fo:color="#000000"/>
    </style:style>
    <style:style style:name="P145" style:parent-style-name="Normal" style:family="paragraph">
      <style:paragraph-properties fo:margin-bottom="0in"/>
      <style:text-properties style:font-name="Aptos" style:font-name-asian="Aptos" style:font-name-complex="Aptos" fo:color="#000000"/>
    </style:style>
    <style:style style:name="P146" style:parent-style-name="Normal" style:family="paragraph">
      <style:paragraph-properties fo:break-before="page"/>
    </style:style>
    <style:style style:name="P147" style:parent-style-name="Heading2" style:family="paragraph">
      <style:paragraph-properties fo:margin-top="0in" fo:margin-bottom="0in"/>
    </style:style>
    <style:style style:name="T148" style:parent-style-name="DefaultParagraphFont" style:family="text">
      <style:text-properties style:font-name="Aptos" style:font-name-asian="Aptos" style:font-name-complex="Aptos"/>
    </style:style>
    <style:style style:name="P149" style:parent-style-name="Normal" style:family="paragraph">
      <style:text-properties style:font-name="Aptos" style:font-name-asian="Aptos" style:font-name-complex="Aptos" fo:color="#000000"/>
    </style:style>
    <style:style style:name="P150" style:parent-style-name="ListParagraph" style:list-style-name="LFO5" style:family="paragraph">
      <style:text-properties style:font-name="Aptos" style:font-name-asian="Aptos" style:font-name-complex="Aptos" fo:color="#000000"/>
    </style:style>
    <style:style style:name="P151" style:parent-style-name="ListParagraph" style:list-style-name="LFO5" style:family="paragraph">
      <style:text-properties style:font-name="Aptos" style:font-name-asian="Aptos" style:font-name-complex="Aptos" fo:color="#000000"/>
    </style:style>
    <style:style style:name="P152" style:parent-style-name="ListParagraph" style:list-style-name="LFO5" style:family="paragraph">
      <style:text-properties style:font-name="Aptos" style:font-name-asian="Aptos" style:font-name-complex="Aptos" fo:color="#000000"/>
    </style:style>
    <style:style style:name="P153" style:parent-style-name="ListParagraph" style:list-style-name="LFO5" style:family="paragraph">
      <style:text-properties style:font-name="Aptos" style:font-name-asian="Aptos" style:font-name-complex="Aptos" fo:color="#000000"/>
    </style:style>
    <style:style style:name="P154" style:parent-style-name="ListParagraph" style:list-style-name="LFO5" style:family="paragraph">
      <style:text-properties style:font-name="Aptos" style:font-name-asian="Aptos" style:font-name-complex="Aptos" fo:color="#000000"/>
    </style:style>
    <style:style style:name="P155" style:parent-style-name="ListParagraph" style:list-style-name="LFO5" style:family="paragraph">
      <style:text-properties style:font-name="Aptos" style:font-name-asian="Aptos" style:font-name-complex="Aptos" fo:color="#000000"/>
    </style:style>
    <style:style style:name="P156" style:parent-style-name="ListParagraph" style:list-style-name="LFO5" style:family="paragraph">
      <style:text-properties style:font-name="Aptos" style:font-name-asian="Aptos" style:font-name-complex="Aptos" fo:color="#000000"/>
    </style:style>
    <style:style style:name="P157" style:parent-style-name="ListParagraph" style:family="paragraph">
      <style:paragraph-properties fo:margin-left="1in">
        <style:tab-stops/>
      </style:paragraph-properties>
      <style:text-properties style:font-name="Aptos" style:font-name-asian="Aptos" style:font-name-complex="Aptos" fo:color="#000000"/>
    </style:style>
    <style:style style:name="P158" style:parent-style-name="Normal" style:family="paragraph">
      <style:text-properties style:font-name="Aptos" style:font-name-asian="Aptos" style:font-name-complex="Aptos" fo:color="#000000"/>
    </style:style>
    <style:style style:name="TableColumn160" style:family="table-column">
      <style:table-column-properties style:column-width="1.2395in" style:use-optimal-column-width="false"/>
    </style:style>
    <style:style style:name="TableColumn161" style:family="table-column">
      <style:table-column-properties style:column-width="2.5125in" style:use-optimal-column-width="false"/>
    </style:style>
    <style:style style:name="TableColumn162" style:family="table-column">
      <style:table-column-properties style:column-width="2.3715in" style:use-optimal-column-width="false"/>
    </style:style>
    <style:style style:name="Table159" style:family="table">
      <style:table-properties style:width="6.1236in" fo:margin-left="0in" table:align="left"/>
    </style:style>
    <style:style style:name="TableRow163" style:family="table-row">
      <style:table-row-properties style:min-row-height="0.2083in" style:use-optimal-row-height="false"/>
    </style:style>
    <style:style style:name="TableCell164" style:family="table-cell">
      <style:table-cell-properties fo:border="0.0069in solid #45B0E1" style:writing-mode="lr-tb" fo:padding-top="0in" fo:padding-left="0.075in" fo:padding-bottom="0in" fo:padding-right="0.075in"/>
    </style:style>
    <style:style style:name="P165" style:parent-style-name="Normal" style:family="paragraph">
      <style:paragraph-properties fo:text-align="center" fo:margin-bottom="0in" fo:line-height="100%"/>
      <style:text-properties fo:font-weight="bold" style:font-weight-asian="bold" style:font-weight-complex="bold"/>
    </style:style>
    <style:style style:name="TableCell166" style:family="table-cell">
      <style:table-cell-properties fo:border="0.0069in solid #45B0E1" style:writing-mode="lr-tb" fo:padding-top="0in" fo:padding-left="0.075in" fo:padding-bottom="0in" fo:padding-right="0.075in"/>
    </style:style>
    <style:style style:name="P167" style:parent-style-name="Normal" style:family="paragraph">
      <style:paragraph-properties fo:text-align="center" fo:margin-bottom="0in" fo:line-height="100%"/>
    </style:style>
    <style:style style:name="T168" style:parent-style-name="DefaultParagraphFont" style:family="text">
      <style:text-properties fo:font-weight="bold" style:font-weight-asian="bold" style:font-weight-complex="bold"/>
    </style:style>
    <style:style style:name="TableCell169" style:family="table-cell">
      <style:table-cell-properties fo:border="0.0069in solid #45B0E1" style:writing-mode="lr-tb" fo:padding-top="0in" fo:padding-left="0.075in" fo:padding-bottom="0in" fo:padding-right="0.075in"/>
    </style:style>
    <style:style style:name="P170" style:parent-style-name="Normal" style:family="paragraph">
      <style:paragraph-properties fo:text-align="center" fo:margin-bottom="0in" fo:line-height="100%"/>
    </style:style>
    <style:style style:name="T171" style:parent-style-name="DefaultParagraphFont" style:family="text">
      <style:text-properties fo:font-weight="bold" style:font-weight-asian="bold" style:font-weight-complex="bold"/>
    </style:style>
    <style:style style:name="TableRow172" style:family="table-row">
      <style:table-row-properties style:min-row-height="0.2083in" style:use-optimal-row-height="false"/>
    </style:style>
    <style:style style:name="TableCell173" style:family="table-cell">
      <style:table-cell-properties fo:border="0.0069in solid #45B0E1" style:writing-mode="lr-tb" fo:padding-top="0in" fo:padding-left="0.075in" fo:padding-bottom="0in" fo:padding-right="0.075in"/>
    </style:style>
    <style:style style:name="P174" style:parent-style-name="Normal" style:family="paragraph">
      <style:paragraph-properties fo:margin-bottom="0in" fo:line-height="100%"/>
      <style:text-properties fo:font-weight="bold" style:font-weight-asian="bold" style:font-weight-complex="bold"/>
    </style:style>
    <style:style style:name="TableCell175" style:family="table-cell">
      <style:table-cell-properties fo:border="0.0069in solid #45B0E1"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45B0E1" style:writing-mode="lr-tb" fo:padding-top="0in" fo:padding-left="0.075in" fo:padding-bottom="0in" fo:padding-right="0.075in"/>
    </style:style>
    <style:style style:name="P178" style:parent-style-name="Normal" style:family="paragraph">
      <style:paragraph-properties fo:margin-bottom="0in" fo:line-height="100%"/>
    </style:style>
    <style:style style:name="TableRow179" style:family="table-row">
      <style:table-row-properties style:min-row-height="0.2083in" style:use-optimal-row-height="false"/>
    </style:style>
    <style:style style:name="TableCell180" style:family="table-cell">
      <style:table-cell-properties fo:border="0.0069in solid #45B0E1" style:writing-mode="lr-tb" fo:padding-top="0in" fo:padding-left="0.075in" fo:padding-bottom="0in" fo:padding-right="0.075in"/>
    </style:style>
    <style:style style:name="P181" style:parent-style-name="Normal" style:family="paragraph">
      <style:paragraph-properties fo:margin-bottom="0in" fo:line-height="100%"/>
      <style:text-properties fo:font-weight="bold" style:font-weight-asian="bold" style:font-weight-complex="bold"/>
    </style:style>
    <style:style style:name="TableCell182" style:family="table-cell">
      <style:table-cell-properties fo:border="0.0069in solid #45B0E1" style:writing-mode="lr-tb" fo:padding-top="0in" fo:padding-left="0.075in" fo:padding-bottom="0in" fo:padding-right="0.075in"/>
    </style:style>
    <style:style style:name="P183" style:parent-style-name="Normal" style:family="paragraph">
      <style:paragraph-properties fo:margin-bottom="0in" fo:line-height="100%"/>
    </style:style>
    <style:style style:name="TableCell184" style:family="table-cell">
      <style:table-cell-properties fo:border="0.0069in solid #45B0E1" style:writing-mode="lr-tb" fo:padding-top="0in" fo:padding-left="0.075in" fo:padding-bottom="0in" fo:padding-right="0.075in"/>
    </style:style>
    <style:style style:name="P185" style:parent-style-name="Normal" style:family="paragraph">
      <style:paragraph-properties fo:margin-bottom="0in" fo:line-height="100%"/>
    </style:style>
    <style:style style:name="TableRow186" style:family="table-row">
      <style:table-row-properties style:min-row-height="0.2083in" style:use-optimal-row-height="false"/>
    </style:style>
    <style:style style:name="TableCell187" style:family="table-cell">
      <style:table-cell-properties fo:border="0.0069in solid #45B0E1" style:writing-mode="lr-tb" fo:padding-top="0in" fo:padding-left="0.075in" fo:padding-bottom="0in" fo:padding-right="0.075in"/>
    </style:style>
    <style:style style:name="P188" style:parent-style-name="Normal" style:family="paragraph">
      <style:paragraph-properties fo:margin-bottom="0in" fo:line-height="100%"/>
      <style:text-properties fo:font-weight="bold" style:font-weight-asian="bold" style:font-weight-complex="bold"/>
    </style:style>
    <style:style style:name="TableCell189" style:family="table-cell">
      <style:table-cell-properties fo:border="0.0069in solid #45B0E1"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45B0E1" style:writing-mode="lr-tb" fo:padding-top="0in" fo:padding-left="0.075in" fo:padding-bottom="0in" fo:padding-right="0.075in"/>
    </style:style>
    <style:style style:name="P192" style:parent-style-name="Normal" style:family="paragraph">
      <style:paragraph-properties fo:margin-bottom="0in" fo:line-height="100%"/>
    </style:style>
    <style:style style:name="TableRow193" style:family="table-row">
      <style:table-row-properties style:min-row-height="0.2083in" style:use-optimal-row-height="false"/>
    </style:style>
    <style:style style:name="TableCell194" style:family="table-cell">
      <style:table-cell-properties fo:border="0.0069in solid #45B0E1" style:writing-mode="lr-tb" fo:padding-top="0in" fo:padding-left="0.075in" fo:padding-bottom="0in" fo:padding-right="0.075in"/>
    </style:style>
    <style:style style:name="P195" style:parent-style-name="Normal" style:family="paragraph">
      <style:paragraph-properties fo:margin-bottom="0in" fo:line-height="100%"/>
      <style:text-properties fo:font-weight="bold" style:font-weight-asian="bold" style:font-weight-complex="bold"/>
    </style:style>
    <style:style style:name="TableCell196" style:family="table-cell">
      <style:table-cell-properties fo:border="0.0069in solid #45B0E1"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45B0E1" style:writing-mode="lr-tb" fo:padding-top="0in" fo:padding-left="0.075in" fo:padding-bottom="0in" fo:padding-right="0.075in"/>
    </style:style>
    <style:style style:name="P199" style:parent-style-name="Normal" style:family="paragraph">
      <style:paragraph-properties fo:margin-bottom="0in" fo:line-height="100%"/>
    </style:style>
    <style:style style:name="TableRow200" style:family="table-row">
      <style:table-row-properties style:min-row-height="0.2083in" style:use-optimal-row-height="false"/>
    </style:style>
    <style:style style:name="TableCell201" style:family="table-cell">
      <style:table-cell-properties fo:border="0.0069in solid #45B0E1" style:writing-mode="lr-tb" fo:padding-top="0in" fo:padding-left="0.075in" fo:padding-bottom="0in" fo:padding-right="0.075in"/>
    </style:style>
    <style:style style:name="P202" style:parent-style-name="Normal" style:family="paragraph">
      <style:paragraph-properties fo:margin-bottom="0in" fo:line-height="100%"/>
      <style:text-properties fo:font-weight="bold" style:font-weight-asian="bold" style:font-weight-complex="bold"/>
    </style:style>
    <style:style style:name="TableCell203" style:family="table-cell">
      <style:table-cell-properties fo:border="0.0069in solid #45B0E1" style:writing-mode="lr-tb"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069in solid #45B0E1" style:writing-mode="lr-tb" fo:padding-top="0in" fo:padding-left="0.075in" fo:padding-bottom="0in" fo:padding-right="0.075in"/>
    </style:style>
    <style:style style:name="P206" style:parent-style-name="Normal" style:family="paragraph">
      <style:paragraph-properties fo:margin-bottom="0in" fo:line-height="100%"/>
    </style:style>
    <style:style style:name="TableRow207" style:family="table-row">
      <style:table-row-properties style:min-row-height="0.2083in" style:use-optimal-row-height="false"/>
    </style:style>
    <style:style style:name="TableCell208" style:family="table-cell">
      <style:table-cell-properties fo:border="0.0069in solid #45B0E1" style:writing-mode="lr-tb" fo:padding-top="0in" fo:padding-left="0.075in" fo:padding-bottom="0in" fo:padding-right="0.075in"/>
    </style:style>
    <style:style style:name="P209" style:parent-style-name="Normal" style:family="paragraph">
      <style:paragraph-properties fo:margin-bottom="0in" fo:line-height="100%"/>
      <style:text-properties fo:font-weight="bold" style:font-weight-asian="bold" style:font-weight-complex="bold"/>
    </style:style>
    <style:style style:name="TableCell210" style:family="table-cell">
      <style:table-cell-properties fo:border="0.0069in solid #45B0E1" style:writing-mode="lr-tb" fo:padding-top="0in" fo:padding-left="0.075in" fo:padding-bottom="0in" fo:padding-right="0.075in"/>
    </style:style>
    <style:style style:name="P211" style:parent-style-name="Normal" style:family="paragraph">
      <style:paragraph-properties fo:margin-bottom="0in" fo:line-height="100%"/>
    </style:style>
    <style:style style:name="TableCell212" style:family="table-cell">
      <style:table-cell-properties fo:border="0.0069in solid #45B0E1" style:writing-mode="lr-tb" fo:padding-top="0in" fo:padding-left="0.075in" fo:padding-bottom="0in" fo:padding-right="0.075in"/>
    </style:style>
    <style:style style:name="P213" style:parent-style-name="Normal" style:family="paragraph">
      <style:paragraph-properties fo:margin-bottom="0in" fo:line-height="100%"/>
    </style:style>
    <style:style style:name="TableRow214" style:family="table-row">
      <style:table-row-properties style:min-row-height="0.2083in" style:use-optimal-row-height="false"/>
    </style:style>
    <style:style style:name="TableCell215" style:family="table-cell">
      <style:table-cell-properties fo:border="0.0069in solid #45B0E1" style:writing-mode="lr-tb" fo:padding-top="0in" fo:padding-left="0.075in" fo:padding-bottom="0in" fo:padding-right="0.075in"/>
    </style:style>
    <style:style style:name="P216" style:parent-style-name="Normal" style:family="paragraph">
      <style:paragraph-properties fo:margin-bottom="0in" fo:line-height="100%"/>
      <style:text-properties fo:font-weight="bold" style:font-weight-asian="bold" style:font-weight-complex="bold"/>
    </style:style>
    <style:style style:name="TableCell217" style:family="table-cell">
      <style:table-cell-properties fo:border="0.0069in solid #45B0E1"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45B0E1" style:writing-mode="lr-tb" fo:padding-top="0in" fo:padding-left="0.075in" fo:padding-bottom="0in" fo:padding-right="0.075in"/>
    </style:style>
    <style:style style:name="P220" style:parent-style-name="Normal" style:family="paragraph">
      <style:paragraph-properties fo:margin-bottom="0in" fo:line-height="100%"/>
    </style:style>
    <style:style style:name="TableRow221" style:family="table-row">
      <style:table-row-properties style:min-row-height="0.2083in" style:use-optimal-row-height="false"/>
    </style:style>
    <style:style style:name="TableCell222" style:family="table-cell">
      <style:table-cell-properties fo:border="0.0069in solid #45B0E1" style:writing-mode="lr-tb" fo:padding-top="0in" fo:padding-left="0.075in" fo:padding-bottom="0in" fo:padding-right="0.075in"/>
    </style:style>
    <style:style style:name="P223" style:parent-style-name="Normal" style:family="paragraph">
      <style:paragraph-properties fo:margin-bottom="0in" fo:line-height="100%"/>
      <style:text-properties fo:font-weight="bold" style:font-weight-asian="bold" style:font-weight-complex="bold"/>
    </style:style>
    <style:style style:name="TableCell224" style:family="table-cell">
      <style:table-cell-properties fo:border="0.0069in solid #45B0E1"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45B0E1" style:writing-mode="lr-tb" fo:padding-top="0in" fo:padding-left="0.075in" fo:padding-bottom="0in" fo:padding-right="0.075in"/>
    </style:style>
    <style:style style:name="P227" style:parent-style-name="Normal" style:family="paragraph">
      <style:paragraph-properties fo:margin-bottom="0in" fo:line-height="100%"/>
    </style:style>
    <style:style style:name="TableRow228" style:family="table-row">
      <style:table-row-properties style:min-row-height="0.2083in" style:use-optimal-row-height="false"/>
    </style:style>
    <style:style style:name="TableCell229" style:family="table-cell">
      <style:table-cell-properties fo:border="0.0069in solid #45B0E1" style:writing-mode="lr-tb" fo:padding-top="0in" fo:padding-left="0.075in" fo:padding-bottom="0in" fo:padding-right="0.075in"/>
    </style:style>
    <style:style style:name="P230" style:parent-style-name="Normal" style:family="paragraph">
      <style:paragraph-properties fo:margin-bottom="0in" fo:line-height="100%"/>
      <style:text-properties fo:font-weight="bold" style:font-weight-asian="bold" style:font-weight-complex="bold"/>
    </style:style>
    <style:style style:name="TableCell231" style:family="table-cell">
      <style:table-cell-properties fo:border="0.0069in solid #45B0E1"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45B0E1" style:writing-mode="lr-tb" fo:padding-top="0in" fo:padding-left="0.075in" fo:padding-bottom="0in" fo:padding-right="0.075in"/>
    </style:style>
    <style:style style:name="P234" style:parent-style-name="Normal" style:family="paragraph">
      <style:paragraph-properties fo:margin-bottom="0in" fo:line-height="100%"/>
    </style:style>
    <style:style style:name="TableRow235" style:family="table-row">
      <style:table-row-properties style:min-row-height="0.2083in" style:use-optimal-row-height="false"/>
    </style:style>
    <style:style style:name="TableCell236" style:family="table-cell">
      <style:table-cell-properties fo:border="0.0069in solid #45B0E1" style:writing-mode="lr-tb" fo:padding-top="0in" fo:padding-left="0.075in" fo:padding-bottom="0in" fo:padding-right="0.075in"/>
    </style:style>
    <style:style style:name="P237" style:parent-style-name="Normal" style:family="paragraph">
      <style:paragraph-properties fo:margin-bottom="0in" fo:line-height="100%"/>
      <style:text-properties fo:font-weight="bold" style:font-weight-asian="bold" style:font-weight-complex="bold"/>
    </style:style>
    <style:style style:name="TableCell238" style:family="table-cell">
      <style:table-cell-properties fo:border="0.0069in solid #45B0E1" style:writing-mode="lr-tb" fo:padding-top="0in" fo:padding-left="0.075in" fo:padding-bottom="0in" fo:padding-right="0.075in"/>
    </style:style>
    <style:style style:name="P239" style:parent-style-name="Normal" style:family="paragraph">
      <style:paragraph-properties fo:margin-bottom="0in" fo:line-height="100%"/>
    </style:style>
    <style:style style:name="TableCell240" style:family="table-cell">
      <style:table-cell-properties fo:border="0.0069in solid #45B0E1" style:writing-mode="lr-tb" fo:padding-top="0in" fo:padding-left="0.075in" fo:padding-bottom="0in" fo:padding-right="0.075in"/>
    </style:style>
    <style:style style:name="P241" style:parent-style-name="Normal" style:family="paragraph">
      <style:paragraph-properties fo:margin-bottom="0in" fo:line-height="100%"/>
    </style:style>
    <style:style style:name="TableRow242" style:family="table-row">
      <style:table-row-properties style:min-row-height="0.2083in" style:use-optimal-row-height="false"/>
    </style:style>
    <style:style style:name="TableCell243" style:family="table-cell">
      <style:table-cell-properties fo:border="0.0069in solid #45B0E1" style:writing-mode="lr-tb" fo:padding-top="0in" fo:padding-left="0.075in" fo:padding-bottom="0in" fo:padding-right="0.075in"/>
    </style:style>
    <style:style style:name="P244" style:parent-style-name="Normal" style:family="paragraph">
      <style:paragraph-properties fo:margin-bottom="0in" fo:line-height="100%"/>
      <style:text-properties fo:font-weight="bold" style:font-weight-asian="bold" style:font-weight-complex="bold"/>
    </style:style>
    <style:style style:name="TableCell245" style:family="table-cell">
      <style:table-cell-properties fo:border="0.0069in solid #45B0E1" style:writing-mode="lr-tb"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0.0069in solid #45B0E1" style:writing-mode="lr-tb" fo:padding-top="0in" fo:padding-left="0.075in" fo:padding-bottom="0in" fo:padding-right="0.075in"/>
    </style:style>
    <style:style style:name="P248" style:parent-style-name="Normal" style:family="paragraph">
      <style:paragraph-properties fo:margin-bottom="0in" fo:line-height="100%"/>
    </style:style>
    <style:style style:name="TableRow249" style:family="table-row">
      <style:table-row-properties style:min-row-height="0.2083in" style:use-optimal-row-height="false"/>
    </style:style>
    <style:style style:name="TableCell250" style:family="table-cell">
      <style:table-cell-properties fo:border="0.0069in solid #45B0E1" style:writing-mode="lr-tb" fo:padding-top="0in" fo:padding-left="0.075in" fo:padding-bottom="0in" fo:padding-right="0.075in"/>
    </style:style>
    <style:style style:name="P251" style:parent-style-name="Normal" style:family="paragraph">
      <style:paragraph-properties fo:margin-bottom="0in" fo:line-height="100%"/>
      <style:text-properties fo:font-weight="bold" style:font-weight-asian="bold" style:font-weight-complex="bold"/>
    </style:style>
    <style:style style:name="TableCell252" style:family="table-cell">
      <style:table-cell-properties fo:border="0.0069in solid #45B0E1"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45B0E1" style:writing-mode="lr-tb" fo:padding-top="0in" fo:padding-left="0.075in" fo:padding-bottom="0in" fo:padding-right="0.075in"/>
    </style:style>
    <style:style style:name="P255" style:parent-style-name="Normal" style:family="paragraph">
      <style:paragraph-properties fo:margin-bottom="0in" fo:line-height="100%"/>
    </style:style>
    <style:style style:name="TableRow256" style:family="table-row">
      <style:table-row-properties style:min-row-height="0.2083in" style:use-optimal-row-height="false"/>
    </style:style>
    <style:style style:name="TableCell257" style:family="table-cell">
      <style:table-cell-properties fo:border="0.0069in solid #45B0E1" style:writing-mode="lr-tb" fo:padding-top="0in" fo:padding-left="0.075in" fo:padding-bottom="0in" fo:padding-right="0.075in"/>
    </style:style>
    <style:style style:name="P258" style:parent-style-name="Normal" style:family="paragraph">
      <style:paragraph-properties fo:margin-bottom="0in" fo:line-height="100%"/>
      <style:text-properties fo:font-weight="bold" style:font-weight-asian="bold" style:font-weight-complex="bold"/>
    </style:style>
    <style:style style:name="TableCell259" style:family="table-cell">
      <style:table-cell-properties fo:border="0.0069in solid #45B0E1" style:writing-mode="lr-tb"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45B0E1" style:writing-mode="lr-tb" fo:padding-top="0in" fo:padding-left="0.075in" fo:padding-bottom="0in" fo:padding-right="0.075in"/>
    </style:style>
    <style:style style:name="P262" style:parent-style-name="Normal" style:family="paragraph">
      <style:paragraph-properties fo:margin-bottom="0in" fo:line-height="100%"/>
    </style:style>
    <style:style style:name="TableRow263" style:family="table-row">
      <style:table-row-properties style:min-row-height="0.2083in" style:use-optimal-row-height="false"/>
    </style:style>
    <style:style style:name="TableCell264" style:family="table-cell">
      <style:table-cell-properties fo:border="0.0069in solid #45B0E1" style:writing-mode="lr-tb" fo:padding-top="0in" fo:padding-left="0.075in" fo:padding-bottom="0in" fo:padding-right="0.075in"/>
    </style:style>
    <style:style style:name="P265" style:parent-style-name="Normal" style:family="paragraph">
      <style:paragraph-properties fo:margin-bottom="0in" fo:line-height="100%"/>
      <style:text-properties fo:font-weight="bold" style:font-weight-asian="bold" style:font-weight-complex="bold"/>
    </style:style>
    <style:style style:name="TableCell266" style:family="table-cell">
      <style:table-cell-properties fo:border="0.0069in solid #45B0E1"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0.0069in solid #45B0E1" style:writing-mode="lr-tb" fo:padding-top="0in" fo:padding-left="0.075in" fo:padding-bottom="0in" fo:padding-right="0.075in"/>
    </style:style>
    <style:style style:name="P269" style:parent-style-name="Normal" style:family="paragraph">
      <style:paragraph-properties fo:margin-bottom="0in" fo:line-height="100%"/>
    </style:style>
    <style:style style:name="TableRow270" style:family="table-row">
      <style:table-row-properties style:min-row-height="0.2083in" style:use-optimal-row-height="false"/>
    </style:style>
    <style:style style:name="TableCell271" style:family="table-cell">
      <style:table-cell-properties fo:border="0.0069in solid #45B0E1" style:writing-mode="lr-tb" fo:padding-top="0in" fo:padding-left="0.075in" fo:padding-bottom="0in" fo:padding-right="0.075in"/>
    </style:style>
    <style:style style:name="P272" style:parent-style-name="Normal" style:family="paragraph">
      <style:paragraph-properties fo:margin-bottom="0in" fo:line-height="100%"/>
      <style:text-properties fo:font-weight="bold" style:font-weight-asian="bold" style:font-weight-complex="bold"/>
    </style:style>
    <style:style style:name="TableCell273" style:family="table-cell">
      <style:table-cell-properties fo:border="0.0069in solid #45B0E1"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45B0E1" style:writing-mode="lr-tb" fo:padding-top="0in" fo:padding-left="0.075in" fo:padding-bottom="0in" fo:padding-right="0.075in"/>
    </style:style>
    <style:style style:name="P276" style:parent-style-name="Normal" style:family="paragraph">
      <style:paragraph-properties fo:margin-bottom="0in" fo:line-height="100%"/>
    </style:style>
    <style:style style:name="TableRow277" style:family="table-row">
      <style:table-row-properties style:min-row-height="0.2083in" style:use-optimal-row-height="false"/>
    </style:style>
    <style:style style:name="TableCell278" style:family="table-cell">
      <style:table-cell-properties fo:border="0.0069in solid #45B0E1" style:writing-mode="lr-tb" fo:padding-top="0in" fo:padding-left="0.075in" fo:padding-bottom="0in" fo:padding-right="0.075in"/>
    </style:style>
    <style:style style:name="P279" style:parent-style-name="Normal" style:family="paragraph">
      <style:paragraph-properties fo:margin-bottom="0in" fo:line-height="100%"/>
      <style:text-properties fo:font-weight="bold" style:font-weight-asian="bold" style:font-weight-complex="bold"/>
    </style:style>
    <style:style style:name="TableCell280" style:family="table-cell">
      <style:table-cell-properties fo:border="0.0069in solid #45B0E1" style:writing-mode="lr-tb" fo:padding-top="0in" fo:padding-left="0.075in" fo:padding-bottom="0in" fo:padding-right="0.075in"/>
    </style:style>
    <style:style style:name="P281" style:parent-style-name="Normal" style:family="paragraph">
      <style:paragraph-properties fo:margin-bottom="0in" fo:line-height="100%"/>
    </style:style>
    <style:style style:name="TableCell282" style:family="table-cell">
      <style:table-cell-properties fo:border="0.0069in solid #45B0E1" style:writing-mode="lr-tb" fo:padding-top="0in" fo:padding-left="0.075in" fo:padding-bottom="0in" fo:padding-right="0.075in"/>
    </style:style>
    <style:style style:name="P283" style:parent-style-name="Normal" style:family="paragraph">
      <style:paragraph-properties fo:margin-bottom="0in" fo:line-height="100%"/>
    </style:style>
    <style:style style:name="TableRow284" style:family="table-row">
      <style:table-row-properties style:min-row-height="0.2083in" style:use-optimal-row-height="false"/>
    </style:style>
    <style:style style:name="TableCell285" style:family="table-cell">
      <style:table-cell-properties fo:border="0.0069in solid #45B0E1" style:writing-mode="lr-tb" fo:padding-top="0in" fo:padding-left="0.075in" fo:padding-bottom="0in" fo:padding-right="0.075in"/>
    </style:style>
    <style:style style:name="P286" style:parent-style-name="Normal" style:family="paragraph">
      <style:paragraph-properties fo:margin-bottom="0in" fo:line-height="100%"/>
      <style:text-properties fo:font-weight="bold" style:font-weight-asian="bold" style:font-weight-complex="bold"/>
    </style:style>
    <style:style style:name="TableCell287" style:family="table-cell">
      <style:table-cell-properties fo:border="0.0069in solid #45B0E1" style:writing-mode="lr-tb" fo:padding-top="0in" fo:padding-left="0.075in" fo:padding-bottom="0in" fo:padding-right="0.075in"/>
    </style:style>
    <style:style style:name="P288" style:parent-style-name="Normal" style:family="paragraph">
      <style:paragraph-properties fo:margin-bottom="0in" fo:line-height="100%"/>
    </style:style>
    <style:style style:name="TableCell289" style:family="table-cell">
      <style:table-cell-properties fo:border="0.0069in solid #45B0E1" style:writing-mode="lr-tb" fo:padding-top="0in" fo:padding-left="0.075in" fo:padding-bottom="0in" fo:padding-right="0.075in"/>
    </style:style>
    <style:style style:name="P290" style:parent-style-name="Normal" style:family="paragraph">
      <style:paragraph-properties fo:margin-bottom="0in" fo:line-height="100%"/>
    </style:style>
    <style:style style:name="TableRow291" style:family="table-row">
      <style:table-row-properties style:min-row-height="0.2083in" style:use-optimal-row-height="false"/>
    </style:style>
    <style:style style:name="TableCell292" style:family="table-cell">
      <style:table-cell-properties fo:border="0.0069in solid #45B0E1" style:writing-mode="lr-tb" fo:padding-top="0in" fo:padding-left="0.075in" fo:padding-bottom="0in" fo:padding-right="0.075in"/>
    </style:style>
    <style:style style:name="P293" style:parent-style-name="Normal" style:family="paragraph">
      <style:paragraph-properties fo:margin-bottom="0in" fo:line-height="100%"/>
      <style:text-properties fo:font-weight="bold" style:font-weight-asian="bold" style:font-weight-complex="bold"/>
    </style:style>
    <style:style style:name="TableCell294" style:family="table-cell">
      <style:table-cell-properties fo:border="0.0069in solid #45B0E1" style:writing-mode="lr-tb" fo:padding-top="0in" fo:padding-left="0.075in" fo:padding-bottom="0in" fo:padding-right="0.075in"/>
    </style:style>
    <style:style style:name="P295" style:parent-style-name="Normal" style:family="paragraph">
      <style:paragraph-properties fo:margin-bottom="0in" fo:line-height="100%"/>
    </style:style>
    <style:style style:name="TableCell296" style:family="table-cell">
      <style:table-cell-properties fo:border="0.0069in solid #45B0E1" style:writing-mode="lr-tb" fo:padding-top="0in" fo:padding-left="0.075in" fo:padding-bottom="0in" fo:padding-right="0.075in"/>
    </style:style>
    <style:style style:name="P297" style:parent-style-name="Normal" style:family="paragraph">
      <style:paragraph-properties fo:margin-bottom="0in" fo:line-height="100%"/>
    </style:style>
    <style:style style:name="TableRow298" style:family="table-row">
      <style:table-row-properties style:min-row-height="0.2083in" style:use-optimal-row-height="false"/>
    </style:style>
    <style:style style:name="TableCell299" style:family="table-cell">
      <style:table-cell-properties fo:border="0.0069in solid #45B0E1" style:writing-mode="lr-tb" fo:padding-top="0in" fo:padding-left="0.075in" fo:padding-bottom="0in" fo:padding-right="0.075in"/>
    </style:style>
    <style:style style:name="P300" style:parent-style-name="Normal" style:family="paragraph">
      <style:paragraph-properties fo:margin-bottom="0in" fo:line-height="100%"/>
      <style:text-properties fo:font-weight="bold" style:font-weight-asian="bold" style:font-weight-complex="bold"/>
    </style:style>
    <style:style style:name="TableCell301" style:family="table-cell">
      <style:table-cell-properties fo:border="0.0069in solid #45B0E1"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45B0E1" style:writing-mode="lr-tb" fo:padding-top="0in" fo:padding-left="0.075in" fo:padding-bottom="0in" fo:padding-right="0.075in"/>
    </style:style>
    <style:style style:name="P304" style:parent-style-name="Normal" style:family="paragraph">
      <style:paragraph-properties fo:margin-bottom="0in" fo:line-height="100%"/>
    </style:style>
    <style:style style:name="TableRow305" style:family="table-row">
      <style:table-row-properties style:min-row-height="0.2083in" style:use-optimal-row-height="false"/>
    </style:style>
    <style:style style:name="TableCell306" style:family="table-cell">
      <style:table-cell-properties fo:border="0.0069in solid #45B0E1" style:writing-mode="lr-tb" fo:padding-top="0in" fo:padding-left="0.075in" fo:padding-bottom="0in" fo:padding-right="0.075in"/>
    </style:style>
    <style:style style:name="P307" style:parent-style-name="Normal" style:family="paragraph">
      <style:paragraph-properties fo:margin-bottom="0in" fo:line-height="100%"/>
      <style:text-properties fo:font-weight="bold" style:font-weight-asian="bold" style:font-weight-complex="bold"/>
    </style:style>
    <style:style style:name="TableCell308" style:family="table-cell">
      <style:table-cell-properties fo:border="0.0069in solid #45B0E1"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45B0E1" style:writing-mode="lr-tb" fo:padding-top="0in" fo:padding-left="0.075in" fo:padding-bottom="0in" fo:padding-right="0.075in"/>
    </style:style>
    <style:style style:name="P311" style:parent-style-name="Normal" style:family="paragraph">
      <style:paragraph-properties fo:margin-bottom="0in" fo:line-height="100%"/>
    </style:style>
    <style:style style:name="TableRow312" style:family="table-row">
      <style:table-row-properties style:min-row-height="0.2083in" style:use-optimal-row-height="false"/>
    </style:style>
    <style:style style:name="TableCell313" style:family="table-cell">
      <style:table-cell-properties fo:border="0.0069in solid #45B0E1" style:writing-mode="lr-tb" fo:padding-top="0in" fo:padding-left="0.075in" fo:padding-bottom="0in" fo:padding-right="0.075in"/>
    </style:style>
    <style:style style:name="P314" style:parent-style-name="Normal" style:family="paragraph">
      <style:paragraph-properties fo:margin-bottom="0in" fo:line-height="100%"/>
      <style:text-properties fo:font-weight="bold" style:font-weight-asian="bold" style:font-weight-complex="bold"/>
    </style:style>
    <style:style style:name="TableCell315" style:family="table-cell">
      <style:table-cell-properties fo:border="0.0069in solid #45B0E1" style:writing-mode="lr-tb"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0.0069in solid #45B0E1" style:writing-mode="lr-tb" fo:padding-top="0in" fo:padding-left="0.075in" fo:padding-bottom="0in" fo:padding-right="0.075in"/>
    </style:style>
    <style:style style:name="P318" style:parent-style-name="Normal" style:family="paragraph">
      <style:paragraph-properties fo:margin-bottom="0in" fo:line-height="100%"/>
    </style:style>
    <style:style style:name="TableRow319" style:family="table-row">
      <style:table-row-properties style:min-row-height="0.2083in" style:use-optimal-row-height="false"/>
    </style:style>
    <style:style style:name="TableCell320" style:family="table-cell">
      <style:table-cell-properties fo:border="0.0069in solid #45B0E1" style:writing-mode="lr-tb" fo:padding-top="0in" fo:padding-left="0.075in" fo:padding-bottom="0in" fo:padding-right="0.075in"/>
    </style:style>
    <style:style style:name="P321" style:parent-style-name="Normal" style:family="paragraph">
      <style:paragraph-properties fo:margin-bottom="0in" fo:line-height="100%"/>
      <style:text-properties fo:font-weight="bold" style:font-weight-asian="bold" style:font-weight-complex="bold"/>
    </style:style>
    <style:style style:name="TableCell322" style:family="table-cell">
      <style:table-cell-properties fo:border="0.0069in solid #45B0E1" style:writing-mode="lr-tb" fo:padding-top="0in" fo:padding-left="0.075in" fo:padding-bottom="0in" fo:padding-right="0.075in"/>
    </style:style>
    <style:style style:name="P323" style:parent-style-name="Normal" style:family="paragraph">
      <style:paragraph-properties fo:margin-bottom="0in" fo:line-height="100%"/>
    </style:style>
    <style:style style:name="TableCell324" style:family="table-cell">
      <style:table-cell-properties fo:border="0.0069in solid #45B0E1" style:writing-mode="lr-tb" fo:padding-top="0in" fo:padding-left="0.075in" fo:padding-bottom="0in" fo:padding-right="0.075in"/>
    </style:style>
    <style:style style:name="P325" style:parent-style-name="Normal" style:family="paragraph">
      <style:paragraph-properties fo:margin-bottom="0in" fo:line-height="100%"/>
    </style:style>
    <style:style style:name="TableRow326" style:family="table-row">
      <style:table-row-properties style:min-row-height="0.2083in" style:use-optimal-row-height="false"/>
    </style:style>
    <style:style style:name="TableCell327" style:family="table-cell">
      <style:table-cell-properties fo:border="0.0069in solid #45B0E1" style:writing-mode="lr-tb" fo:padding-top="0in" fo:padding-left="0.075in" fo:padding-bottom="0in" fo:padding-right="0.075in"/>
    </style:style>
    <style:style style:name="P328" style:parent-style-name="Normal" style:family="paragraph">
      <style:paragraph-properties fo:margin-bottom="0in" fo:line-height="100%"/>
      <style:text-properties fo:font-weight="bold" style:font-weight-asian="bold" style:font-weight-complex="bold"/>
    </style:style>
    <style:style style:name="TableCell329" style:family="table-cell">
      <style:table-cell-properties fo:border="0.0069in solid #45B0E1"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0.0069in solid #45B0E1" style:writing-mode="lr-tb" fo:padding-top="0in" fo:padding-left="0.075in" fo:padding-bottom="0in" fo:padding-right="0.075in"/>
    </style:style>
    <style:style style:name="P332" style:parent-style-name="Normal" style:family="paragraph">
      <style:paragraph-properties fo:margin-bottom="0in" fo:line-height="100%"/>
    </style:style>
    <style:style style:name="TableRow333" style:family="table-row">
      <style:table-row-properties style:min-row-height="0.2083in" style:use-optimal-row-height="false"/>
    </style:style>
    <style:style style:name="TableCell334" style:family="table-cell">
      <style:table-cell-properties fo:border="0.0069in solid #45B0E1" style:writing-mode="lr-tb" fo:padding-top="0in" fo:padding-left="0.075in" fo:padding-bottom="0in" fo:padding-right="0.075in"/>
    </style:style>
    <style:style style:name="P335" style:parent-style-name="Normal" style:family="paragraph">
      <style:paragraph-properties fo:margin-bottom="0in" fo:line-height="100%"/>
      <style:text-properties fo:font-weight="bold" style:font-weight-asian="bold" style:font-weight-complex="bold"/>
    </style:style>
    <style:style style:name="TableCell336" style:family="table-cell">
      <style:table-cell-properties fo:border="0.0069in solid #45B0E1" style:writing-mode="lr-tb" fo:padding-top="0in" fo:padding-left="0.075in" fo:padding-bottom="0in" fo:padding-right="0.075in"/>
    </style:style>
    <style:style style:name="P337" style:parent-style-name="Normal" style:family="paragraph">
      <style:paragraph-properties fo:margin-bottom="0in" fo:line-height="100%"/>
    </style:style>
    <style:style style:name="TableCell338" style:family="table-cell">
      <style:table-cell-properties fo:border="0.0069in solid #45B0E1" style:writing-mode="lr-tb" fo:padding-top="0in" fo:padding-left="0.075in" fo:padding-bottom="0in" fo:padding-right="0.075in"/>
    </style:style>
    <style:style style:name="P339" style:parent-style-name="Normal" style:family="paragraph">
      <style:paragraph-properties fo:margin-bottom="0in" fo:line-height="100%"/>
    </style:style>
    <style:style style:name="TableRow340" style:family="table-row">
      <style:table-row-properties style:min-row-height="0.2083in" style:use-optimal-row-height="false"/>
    </style:style>
    <style:style style:name="TableCell341" style:family="table-cell">
      <style:table-cell-properties fo:border="0.0069in solid #45B0E1" style:writing-mode="lr-tb" fo:padding-top="0in" fo:padding-left="0.075in" fo:padding-bottom="0in" fo:padding-right="0.075in"/>
    </style:style>
    <style:style style:name="P342" style:parent-style-name="Normal" style:family="paragraph">
      <style:paragraph-properties fo:margin-bottom="0in" fo:line-height="100%"/>
      <style:text-properties fo:font-weight="bold" style:font-weight-asian="bold" style:font-weight-complex="bold"/>
    </style:style>
    <style:style style:name="TableCell343" style:family="table-cell">
      <style:table-cell-properties fo:border="0.0069in solid #45B0E1"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45B0E1" style:writing-mode="lr-tb" fo:padding-top="0in" fo:padding-left="0.075in" fo:padding-bottom="0in" fo:padding-right="0.075in"/>
    </style:style>
    <style:style style:name="P346" style:parent-style-name="Normal" style:family="paragraph">
      <style:paragraph-properties fo:margin-bottom="0in" fo:line-height="100%"/>
    </style:style>
    <style:style style:name="TableRow347" style:family="table-row">
      <style:table-row-properties style:min-row-height="0.2083in" style:use-optimal-row-height="false"/>
    </style:style>
    <style:style style:name="TableCell348" style:family="table-cell">
      <style:table-cell-properties fo:border="0.0069in solid #45B0E1" style:writing-mode="lr-tb" fo:padding-top="0in" fo:padding-left="0.075in" fo:padding-bottom="0in" fo:padding-right="0.075in"/>
    </style:style>
    <style:style style:name="P349" style:parent-style-name="Normal" style:family="paragraph">
      <style:paragraph-properties fo:margin-bottom="0in" fo:line-height="100%"/>
      <style:text-properties fo:font-weight="bold" style:font-weight-asian="bold" style:font-weight-complex="bold"/>
    </style:style>
    <style:style style:name="TableCell350" style:family="table-cell">
      <style:table-cell-properties fo:border="0.0069in solid #45B0E1" style:writing-mode="lr-tb" fo:padding-top="0in" fo:padding-left="0.075in" fo:padding-bottom="0in" fo:padding-right="0.075in"/>
    </style:style>
    <style:style style:name="P351" style:parent-style-name="Normal" style:family="paragraph">
      <style:paragraph-properties fo:margin-bottom="0in" fo:line-height="100%"/>
    </style:style>
    <style:style style:name="TableCell352" style:family="table-cell">
      <style:table-cell-properties fo:border="0.0069in solid #45B0E1" style:writing-mode="lr-tb" fo:padding-top="0in" fo:padding-left="0.075in" fo:padding-bottom="0in" fo:padding-right="0.075in"/>
    </style:style>
    <style:style style:name="P353" style:parent-style-name="Normal" style:family="paragraph">
      <style:paragraph-properties fo:margin-bottom="0in" fo:line-height="100%"/>
    </style:style>
    <style:style style:name="TableRow354" style:family="table-row">
      <style:table-row-properties style:min-row-height="0.2083in" style:use-optimal-row-height="false"/>
    </style:style>
    <style:style style:name="TableCell355" style:family="table-cell">
      <style:table-cell-properties fo:border="0.0069in solid #45B0E1" style:writing-mode="lr-tb" fo:padding-top="0in" fo:padding-left="0.075in" fo:padding-bottom="0in" fo:padding-right="0.075in"/>
    </style:style>
    <style:style style:name="P356" style:parent-style-name="Normal" style:family="paragraph">
      <style:paragraph-properties fo:margin-bottom="0in" fo:line-height="100%"/>
      <style:text-properties fo:font-weight="bold" style:font-weight-asian="bold" style:font-weight-complex="bold"/>
    </style:style>
    <style:style style:name="TableCell357" style:family="table-cell">
      <style:table-cell-properties fo:border="0.0069in solid #45B0E1" style:writing-mode="lr-tb" fo:padding-top="0in" fo:padding-left="0.075in" fo:padding-bottom="0in" fo:padding-right="0.075in"/>
    </style:style>
    <style:style style:name="P358" style:parent-style-name="Normal" style:family="paragraph">
      <style:paragraph-properties fo:margin-bottom="0in" fo:line-height="100%"/>
    </style:style>
    <style:style style:name="TableCell359" style:family="table-cell">
      <style:table-cell-properties fo:border="0.0069in solid #45B0E1" style:writing-mode="lr-tb" fo:padding-top="0in" fo:padding-left="0.075in" fo:padding-bottom="0in" fo:padding-right="0.075in"/>
    </style:style>
    <style:style style:name="P360" style:parent-style-name="Normal" style:family="paragraph">
      <style:paragraph-properties fo:margin-bottom="0in" fo:line-height="100%"/>
    </style:style>
    <style:style style:name="TableRow361" style:family="table-row">
      <style:table-row-properties style:min-row-height="0.2083in" style:use-optimal-row-height="false"/>
    </style:style>
    <style:style style:name="TableCell362" style:family="table-cell">
      <style:table-cell-properties fo:border="0.0069in solid #45B0E1" style:writing-mode="lr-tb" fo:padding-top="0in" fo:padding-left="0.075in" fo:padding-bottom="0in" fo:padding-right="0.075in"/>
    </style:style>
    <style:style style:name="P363" style:parent-style-name="Normal" style:family="paragraph">
      <style:paragraph-properties fo:margin-bottom="0in" fo:line-height="100%"/>
      <style:text-properties fo:font-weight="bold" style:font-weight-asian="bold" style:font-weight-complex="bold"/>
    </style:style>
    <style:style style:name="TableCell364" style:family="table-cell">
      <style:table-cell-properties fo:border="0.0069in solid #45B0E1" style:writing-mode="lr-tb" fo:padding-top="0in" fo:padding-left="0.075in" fo:padding-bottom="0in" fo:padding-right="0.075in"/>
    </style:style>
    <style:style style:name="P365" style:parent-style-name="Normal" style:family="paragraph">
      <style:paragraph-properties fo:margin-bottom="0in" fo:line-height="100%"/>
    </style:style>
    <style:style style:name="TableCell366" style:family="table-cell">
      <style:table-cell-properties fo:border="0.0069in solid #45B0E1" style:writing-mode="lr-tb" fo:padding-top="0in" fo:padding-left="0.075in" fo:padding-bottom="0in" fo:padding-right="0.075in"/>
    </style:style>
    <style:style style:name="P367" style:parent-style-name="Normal" style:family="paragraph">
      <style:paragraph-properties fo:margin-bottom="0in" fo:line-height="100%"/>
    </style:style>
    <style:style style:name="TableRow368" style:family="table-row">
      <style:table-row-properties style:min-row-height="0.2083in" style:use-optimal-row-height="false"/>
    </style:style>
    <style:style style:name="TableCell369" style:family="table-cell">
      <style:table-cell-properties fo:border="0.0069in solid #45B0E1" style:writing-mode="lr-tb" fo:padding-top="0in" fo:padding-left="0.075in" fo:padding-bottom="0in" fo:padding-right="0.075in"/>
    </style:style>
    <style:style style:name="P370" style:parent-style-name="Normal" style:family="paragraph">
      <style:paragraph-properties fo:margin-bottom="0in" fo:line-height="100%"/>
      <style:text-properties fo:font-weight="bold" style:font-weight-asian="bold" style:font-weight-complex="bold"/>
    </style:style>
    <style:style style:name="TableCell371" style:family="table-cell">
      <style:table-cell-properties fo:border="0.0069in solid #45B0E1" style:writing-mode="lr-tb" fo:padding-top="0in" fo:padding-left="0.075in" fo:padding-bottom="0in" fo:padding-right="0.075in"/>
    </style:style>
    <style:style style:name="P372" style:parent-style-name="Normal" style:family="paragraph">
      <style:paragraph-properties fo:margin-bottom="0in" fo:line-height="100%"/>
    </style:style>
    <style:style style:name="TableCell373" style:family="table-cell">
      <style:table-cell-properties fo:border="0.0069in solid #45B0E1" style:writing-mode="lr-tb" fo:padding-top="0in" fo:padding-left="0.075in" fo:padding-bottom="0in" fo:padding-right="0.075in"/>
    </style:style>
    <style:style style:name="P374" style:parent-style-name="Normal" style:family="paragraph">
      <style:paragraph-properties fo:margin-bottom="0in" fo:line-height="100%"/>
    </style:style>
    <style:style style:name="TableRow375" style:family="table-row">
      <style:table-row-properties style:min-row-height="0.2083in" style:use-optimal-row-height="false"/>
    </style:style>
    <style:style style:name="TableCell376" style:family="table-cell">
      <style:table-cell-properties fo:border="0.0069in solid #45B0E1" style:writing-mode="lr-tb" fo:padding-top="0in" fo:padding-left="0.075in" fo:padding-bottom="0in" fo:padding-right="0.075in"/>
    </style:style>
    <style:style style:name="P377" style:parent-style-name="Normal" style:family="paragraph">
      <style:paragraph-properties fo:margin-bottom="0in" fo:line-height="100%"/>
      <style:text-properties fo:font-weight="bold" style:font-weight-asian="bold" style:font-weight-complex="bold"/>
    </style:style>
    <style:style style:name="TableCell378" style:family="table-cell">
      <style:table-cell-properties fo:border="0.0069in solid #45B0E1" style:writing-mode="lr-tb" fo:padding-top="0in" fo:padding-left="0.075in" fo:padding-bottom="0in" fo:padding-right="0.075in"/>
    </style:style>
    <style:style style:name="P379" style:parent-style-name="Normal" style:family="paragraph">
      <style:paragraph-properties fo:margin-bottom="0in" fo:line-height="100%"/>
    </style:style>
    <style:style style:name="TableCell380" style:family="table-cell">
      <style:table-cell-properties fo:border="0.0069in solid #45B0E1" style:writing-mode="lr-tb" fo:padding-top="0in" fo:padding-left="0.075in" fo:padding-bottom="0in" fo:padding-right="0.075in"/>
    </style:style>
    <style:style style:name="P381" style:parent-style-name="Normal" style:family="paragraph">
      <style:paragraph-properties fo:margin-bottom="0in" fo:line-height="100%"/>
    </style:style>
    <style:style style:name="TableRow382" style:family="table-row">
      <style:table-row-properties style:min-row-height="0.2083in" style:use-optimal-row-height="false"/>
    </style:style>
    <style:style style:name="TableCell383" style:family="table-cell">
      <style:table-cell-properties fo:border="0.0069in solid #45B0E1" style:writing-mode="lr-tb" fo:padding-top="0in" fo:padding-left="0.075in" fo:padding-bottom="0in" fo:padding-right="0.075in"/>
    </style:style>
    <style:style style:name="P384" style:parent-style-name="Normal" style:family="paragraph">
      <style:paragraph-properties fo:margin-bottom="0in" fo:line-height="100%"/>
      <style:text-properties fo:font-weight="bold" style:font-weight-asian="bold" style:font-weight-complex="bold"/>
    </style:style>
    <style:style style:name="TableCell385" style:family="table-cell">
      <style:table-cell-properties fo:border="0.0069in solid #45B0E1" style:writing-mode="lr-tb" fo:padding-top="0in" fo:padding-left="0.075in" fo:padding-bottom="0in" fo:padding-right="0.075in"/>
    </style:style>
    <style:style style:name="P386" style:parent-style-name="Normal" style:family="paragraph">
      <style:paragraph-properties fo:margin-bottom="0in" fo:line-height="100%"/>
    </style:style>
    <style:style style:name="TableCell387" style:family="table-cell">
      <style:table-cell-properties fo:border="0.0069in solid #45B0E1" style:writing-mode="lr-tb" fo:padding-top="0in" fo:padding-left="0.075in" fo:padding-bottom="0in" fo:padding-right="0.075in"/>
    </style:style>
    <style:style style:name="P388" style:parent-style-name="Normal" style:family="paragraph">
      <style:paragraph-properties fo:margin-bottom="0in" fo:line-height="100%"/>
    </style:style>
    <style:style style:name="TableRow389" style:family="table-row">
      <style:table-row-properties style:min-row-height="0.2083in" style:use-optimal-row-height="false"/>
    </style:style>
    <style:style style:name="TableCell390" style:family="table-cell">
      <style:table-cell-properties fo:border="0.0069in solid #45B0E1" style:writing-mode="lr-tb" fo:padding-top="0in" fo:padding-left="0.075in" fo:padding-bottom="0in" fo:padding-right="0.075in"/>
    </style:style>
    <style:style style:name="P391" style:parent-style-name="Normal" style:family="paragraph">
      <style:paragraph-properties fo:margin-bottom="0in" fo:line-height="100%"/>
      <style:text-properties fo:font-weight="bold" style:font-weight-asian="bold" style:font-weight-complex="bold"/>
    </style:style>
    <style:style style:name="TableCell392" style:family="table-cell">
      <style:table-cell-properties fo:border="0.0069in solid #45B0E1" style:writing-mode="lr-tb"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0.0069in solid #45B0E1" style:writing-mode="lr-tb" fo:padding-top="0in" fo:padding-left="0.075in" fo:padding-bottom="0in" fo:padding-right="0.075in"/>
    </style:style>
    <style:style style:name="P395" style:parent-style-name="Normal" style:family="paragraph">
      <style:paragraph-properties fo:margin-bottom="0in" fo:line-height="100%"/>
    </style:style>
    <style:style style:name="TableRow396" style:family="table-row">
      <style:table-row-properties style:min-row-height="0.2083in" style:use-optimal-row-height="false"/>
    </style:style>
    <style:style style:name="TableCell397" style:family="table-cell">
      <style:table-cell-properties fo:border="0.0069in solid #45B0E1" style:writing-mode="lr-tb" fo:padding-top="0in" fo:padding-left="0.075in" fo:padding-bottom="0in" fo:padding-right="0.075in"/>
    </style:style>
    <style:style style:name="P398" style:parent-style-name="Normal" style:family="paragraph">
      <style:paragraph-properties fo:margin-bottom="0in" fo:line-height="100%"/>
      <style:text-properties fo:font-weight="bold" style:font-weight-asian="bold" style:font-weight-complex="bold"/>
    </style:style>
    <style:style style:name="TableCell399" style:family="table-cell">
      <style:table-cell-properties fo:border="0.0069in solid #45B0E1" style:writing-mode="lr-tb" fo:padding-top="0in" fo:padding-left="0.075in" fo:padding-bottom="0in" fo:padding-right="0.075in"/>
    </style:style>
    <style:style style:name="P400" style:parent-style-name="Normal" style:family="paragraph">
      <style:paragraph-properties fo:margin-bottom="0in" fo:line-height="100%"/>
    </style:style>
    <style:style style:name="TableCell401" style:family="table-cell">
      <style:table-cell-properties fo:border="0.0069in solid #45B0E1" style:writing-mode="lr-tb" fo:padding-top="0in" fo:padding-left="0.075in" fo:padding-bottom="0in" fo:padding-right="0.075in"/>
    </style:style>
    <style:style style:name="P402" style:parent-style-name="Normal" style:family="paragraph">
      <style:paragraph-properties fo:margin-bottom="0in" fo:line-height="100%"/>
    </style:style>
    <style:style style:name="TableRow403" style:family="table-row">
      <style:table-row-properties style:min-row-height="0.2083in" style:use-optimal-row-height="false"/>
    </style:style>
    <style:style style:name="TableCell404" style:family="table-cell">
      <style:table-cell-properties fo:border="0.0069in solid #45B0E1" style:writing-mode="lr-tb" fo:padding-top="0in" fo:padding-left="0.075in" fo:padding-bottom="0in" fo:padding-right="0.075in"/>
    </style:style>
    <style:style style:name="P405" style:parent-style-name="Normal" style:family="paragraph">
      <style:paragraph-properties fo:margin-bottom="0in" fo:line-height="100%"/>
      <style:text-properties fo:font-weight="bold" style:font-weight-asian="bold" style:font-weight-complex="bold"/>
    </style:style>
    <style:style style:name="TableCell406" style:family="table-cell">
      <style:table-cell-properties fo:border="0.0069in solid #45B0E1" style:writing-mode="lr-tb" fo:padding-top="0in" fo:padding-left="0.075in" fo:padding-bottom="0in" fo:padding-right="0.075in"/>
    </style:style>
    <style:style style:name="P407" style:parent-style-name="Normal" style:family="paragraph">
      <style:paragraph-properties fo:margin-bottom="0in" fo:line-height="100%"/>
    </style:style>
    <style:style style:name="TableCell408" style:family="table-cell">
      <style:table-cell-properties fo:border="0.0069in solid #45B0E1" style:writing-mode="lr-tb" fo:padding-top="0in" fo:padding-left="0.075in" fo:padding-bottom="0in" fo:padding-right="0.075in"/>
    </style:style>
    <style:style style:name="P409" style:parent-style-name="Normal" style:family="paragraph">
      <style:paragraph-properties fo:margin-bottom="0in" fo:line-height="100%"/>
    </style:style>
    <style:style style:name="TableRow410" style:family="table-row">
      <style:table-row-properties style:min-row-height="0.2083in" style:use-optimal-row-height="false"/>
    </style:style>
    <style:style style:name="TableCell411" style:family="table-cell">
      <style:table-cell-properties fo:border="0.0069in solid #45B0E1" style:writing-mode="lr-tb" fo:padding-top="0in" fo:padding-left="0.075in" fo:padding-bottom="0in" fo:padding-right="0.075in"/>
    </style:style>
    <style:style style:name="P412" style:parent-style-name="Normal" style:family="paragraph">
      <style:paragraph-properties fo:margin-bottom="0in" fo:line-height="100%"/>
      <style:text-properties fo:font-weight="bold" style:font-weight-asian="bold" style:font-weight-complex="bold"/>
    </style:style>
    <style:style style:name="TableCell413" style:family="table-cell">
      <style:table-cell-properties fo:border="0.0069in solid #45B0E1" style:writing-mode="lr-tb" fo:padding-top="0in" fo:padding-left="0.075in" fo:padding-bottom="0in" fo:padding-right="0.075in"/>
    </style:style>
    <style:style style:name="P414" style:parent-style-name="Normal" style:family="paragraph">
      <style:paragraph-properties fo:margin-bottom="0in" fo:line-height="100%"/>
    </style:style>
    <style:style style:name="TableCell415" style:family="table-cell">
      <style:table-cell-properties fo:border="0.0069in solid #45B0E1" style:writing-mode="lr-tb" fo:padding-top="0in" fo:padding-left="0.075in" fo:padding-bottom="0in" fo:padding-right="0.075in"/>
    </style:style>
    <style:style style:name="P416" style:parent-style-name="Normal" style:family="paragraph">
      <style:paragraph-properties fo:margin-bottom="0in" fo:line-height="100%"/>
    </style:style>
    <style:style style:name="TableRow417" style:family="table-row">
      <style:table-row-properties style:min-row-height="0.2083in" style:use-optimal-row-height="false"/>
    </style:style>
    <style:style style:name="TableCell418" style:family="table-cell">
      <style:table-cell-properties fo:border="0.0069in solid #45B0E1" style:writing-mode="lr-tb" fo:padding-top="0in" fo:padding-left="0.075in" fo:padding-bottom="0in" fo:padding-right="0.075in"/>
    </style:style>
    <style:style style:name="P419" style:parent-style-name="Normal" style:family="paragraph">
      <style:paragraph-properties fo:margin-bottom="0in" fo:line-height="100%"/>
      <style:text-properties fo:font-weight="bold" style:font-weight-asian="bold" style:font-weight-complex="bold"/>
    </style:style>
    <style:style style:name="TableCell420" style:family="table-cell">
      <style:table-cell-properties fo:border="0.0069in solid #45B0E1" style:writing-mode="lr-tb" fo:padding-top="0in" fo:padding-left="0.075in" fo:padding-bottom="0in" fo:padding-right="0.075in"/>
    </style:style>
    <style:style style:name="P421" style:parent-style-name="Normal" style:family="paragraph">
      <style:paragraph-properties fo:margin-bottom="0in" fo:line-height="100%"/>
    </style:style>
    <style:style style:name="TableCell422" style:family="table-cell">
      <style:table-cell-properties fo:border="0.0069in solid #45B0E1" style:writing-mode="lr-tb" fo:padding-top="0in" fo:padding-left="0.075in" fo:padding-bottom="0in" fo:padding-right="0.075in"/>
    </style:style>
    <style:style style:name="P423" style:parent-style-name="Normal" style:family="paragraph">
      <style:paragraph-properties fo:margin-bottom="0in" fo:line-height="100%"/>
    </style:style>
    <style:style style:name="TableRow424" style:family="table-row">
      <style:table-row-properties style:min-row-height="0.2083in" style:use-optimal-row-height="false"/>
    </style:style>
    <style:style style:name="TableCell425" style:family="table-cell">
      <style:table-cell-properties fo:border="0.0069in solid #45B0E1" style:writing-mode="lr-tb" fo:padding-top="0in" fo:padding-left="0.075in" fo:padding-bottom="0in" fo:padding-right="0.075in"/>
    </style:style>
    <style:style style:name="P426" style:parent-style-name="Normal" style:family="paragraph">
      <style:paragraph-properties fo:margin-bottom="0in" fo:line-height="100%"/>
      <style:text-properties fo:font-weight="bold" style:font-weight-asian="bold" style:font-weight-complex="bold"/>
    </style:style>
    <style:style style:name="TableCell427" style:family="table-cell">
      <style:table-cell-properties fo:border="0.0069in solid #45B0E1" style:writing-mode="lr-tb" fo:padding-top="0in" fo:padding-left="0.075in" fo:padding-bottom="0in" fo:padding-right="0.075in"/>
    </style:style>
    <style:style style:name="P428" style:parent-style-name="Normal" style:family="paragraph">
      <style:paragraph-properties fo:margin-bottom="0in" fo:line-height="100%"/>
    </style:style>
    <style:style style:name="TableCell429" style:family="table-cell">
      <style:table-cell-properties fo:border="0.0069in solid #45B0E1" style:writing-mode="lr-tb" fo:padding-top="0in" fo:padding-left="0.075in" fo:padding-bottom="0in" fo:padding-right="0.075in"/>
    </style:style>
    <style:style style:name="P430" style:parent-style-name="Normal" style:family="paragraph">
      <style:paragraph-properties fo:margin-bottom="0in" fo:line-height="100%"/>
    </style:style>
    <style:style style:name="TableRow431" style:family="table-row">
      <style:table-row-properties style:min-row-height="0.2083in" style:use-optimal-row-height="false"/>
    </style:style>
    <style:style style:name="TableCell432" style:family="table-cell">
      <style:table-cell-properties fo:border="0.0069in solid #45B0E1" style:writing-mode="lr-tb" fo:padding-top="0in" fo:padding-left="0.075in" fo:padding-bottom="0in" fo:padding-right="0.075in"/>
    </style:style>
    <style:style style:name="P433" style:parent-style-name="Normal" style:family="paragraph">
      <style:paragraph-properties fo:margin-bottom="0in" fo:line-height="100%"/>
      <style:text-properties fo:font-weight="bold" style:font-weight-asian="bold" style:font-weight-complex="bold"/>
    </style:style>
    <style:style style:name="TableCell434" style:family="table-cell">
      <style:table-cell-properties fo:border="0.0069in solid #45B0E1" style:writing-mode="lr-tb" fo:padding-top="0in" fo:padding-left="0.075in" fo:padding-bottom="0in" fo:padding-right="0.075in"/>
    </style:style>
    <style:style style:name="P435" style:parent-style-name="Normal" style:family="paragraph">
      <style:paragraph-properties fo:margin-bottom="0in" fo:line-height="100%"/>
    </style:style>
    <style:style style:name="TableCell436" style:family="table-cell">
      <style:table-cell-properties fo:border="0.0069in solid #45B0E1" style:writing-mode="lr-tb" fo:padding-top="0in" fo:padding-left="0.075in" fo:padding-bottom="0in" fo:padding-right="0.075in"/>
    </style:style>
    <style:style style:name="P437" style:parent-style-name="Normal" style:family="paragraph">
      <style:paragraph-properties fo:margin-bottom="0in" fo:line-height="100%"/>
    </style:style>
    <style:style style:name="TableRow438" style:family="table-row">
      <style:table-row-properties style:min-row-height="0.2083in" style:use-optimal-row-height="false"/>
    </style:style>
    <style:style style:name="TableCell439" style:family="table-cell">
      <style:table-cell-properties fo:border="0.0069in solid #45B0E1" style:writing-mode="lr-tb" fo:padding-top="0in" fo:padding-left="0.075in" fo:padding-bottom="0in" fo:padding-right="0.075in"/>
    </style:style>
    <style:style style:name="P440" style:parent-style-name="Normal" style:family="paragraph">
      <style:paragraph-properties fo:margin-bottom="0in" fo:line-height="100%"/>
      <style:text-properties fo:font-weight="bold" style:font-weight-asian="bold" style:font-weight-complex="bold"/>
    </style:style>
    <style:style style:name="TableCell441" style:family="table-cell">
      <style:table-cell-properties fo:border="0.0069in solid #45B0E1" style:writing-mode="lr-tb" fo:padding-top="0in" fo:padding-left="0.075in" fo:padding-bottom="0in" fo:padding-right="0.075in"/>
    </style:style>
    <style:style style:name="P442" style:parent-style-name="Normal" style:family="paragraph">
      <style:paragraph-properties fo:margin-bottom="0in" fo:line-height="100%"/>
    </style:style>
    <style:style style:name="TableCell443" style:family="table-cell">
      <style:table-cell-properties fo:border="0.0069in solid #45B0E1" style:writing-mode="lr-tb" fo:padding-top="0in" fo:padding-left="0.075in" fo:padding-bottom="0in" fo:padding-right="0.075in"/>
    </style:style>
    <style:style style:name="P444" style:parent-style-name="Normal" style:family="paragraph">
      <style:paragraph-properties fo:margin-bottom="0in" fo:line-height="100%"/>
    </style:style>
    <style:style style:name="TableRow445" style:family="table-row">
      <style:table-row-properties style:min-row-height="0.2083in" style:use-optimal-row-height="false"/>
    </style:style>
    <style:style style:name="TableCell446" style:family="table-cell">
      <style:table-cell-properties fo:border="0.0069in solid #45B0E1" style:writing-mode="lr-tb" fo:padding-top="0in" fo:padding-left="0.075in" fo:padding-bottom="0in" fo:padding-right="0.075in"/>
    </style:style>
    <style:style style:name="P447" style:parent-style-name="Normal" style:family="paragraph">
      <style:paragraph-properties fo:margin-bottom="0in" fo:line-height="100%"/>
      <style:text-properties fo:font-weight="bold" style:font-weight-asian="bold" style:font-weight-complex="bold"/>
    </style:style>
    <style:style style:name="TableCell448" style:family="table-cell">
      <style:table-cell-properties fo:border="0.0069in solid #45B0E1" style:writing-mode="lr-tb" fo:padding-top="0in" fo:padding-left="0.075in" fo:padding-bottom="0in" fo:padding-right="0.075in"/>
    </style:style>
    <style:style style:name="P449" style:parent-style-name="Normal" style:family="paragraph">
      <style:paragraph-properties fo:margin-bottom="0in" fo:line-height="100%"/>
    </style:style>
    <style:style style:name="TableCell450" style:family="table-cell">
      <style:table-cell-properties fo:border="0.0069in solid #45B0E1" style:writing-mode="lr-tb" fo:padding-top="0in" fo:padding-left="0.075in" fo:padding-bottom="0in" fo:padding-right="0.075in"/>
    </style:style>
    <style:style style:name="P451" style:parent-style-name="Normal" style:family="paragraph">
      <style:paragraph-properties fo:margin-bottom="0in" fo:line-height="100%"/>
    </style:style>
    <style:style style:name="TableRow452" style:family="table-row">
      <style:table-row-properties style:min-row-height="0.2083in" style:use-optimal-row-height="false"/>
    </style:style>
    <style:style style:name="TableCell453" style:family="table-cell">
      <style:table-cell-properties fo:border="0.0069in solid #45B0E1" style:writing-mode="lr-tb" fo:padding-top="0in" fo:padding-left="0.075in" fo:padding-bottom="0in" fo:padding-right="0.075in"/>
    </style:style>
    <style:style style:name="P454" style:parent-style-name="Normal" style:family="paragraph">
      <style:paragraph-properties fo:margin-bottom="0in" fo:line-height="100%"/>
      <style:text-properties fo:font-weight="bold" style:font-weight-asian="bold" style:font-weight-complex="bold"/>
    </style:style>
    <style:style style:name="TableCell455" style:family="table-cell">
      <style:table-cell-properties fo:border="0.0069in solid #45B0E1" style:writing-mode="lr-tb" fo:padding-top="0in" fo:padding-left="0.075in" fo:padding-bottom="0in" fo:padding-right="0.075in"/>
    </style:style>
    <style:style style:name="P456" style:parent-style-name="Normal" style:family="paragraph">
      <style:paragraph-properties fo:margin-bottom="0in" fo:line-height="100%"/>
    </style:style>
    <style:style style:name="TableCell457" style:family="table-cell">
      <style:table-cell-properties fo:border="0.0069in solid #45B0E1" style:writing-mode="lr-tb" fo:padding-top="0in" fo:padding-left="0.075in" fo:padding-bottom="0in" fo:padding-right="0.075in"/>
    </style:style>
    <style:style style:name="P458" style:parent-style-name="Normal" style:family="paragraph">
      <style:paragraph-properties fo:margin-bottom="0in" fo:line-height="100%"/>
    </style:style>
    <style:style style:name="TableRow459" style:family="table-row">
      <style:table-row-properties style:min-row-height="0.2083in" style:use-optimal-row-height="false"/>
    </style:style>
    <style:style style:name="TableCell460" style:family="table-cell">
      <style:table-cell-properties fo:border="0.0069in solid #45B0E1" style:writing-mode="lr-tb" fo:padding-top="0in" fo:padding-left="0.075in" fo:padding-bottom="0in" fo:padding-right="0.075in"/>
    </style:style>
    <style:style style:name="P461" style:parent-style-name="Normal" style:family="paragraph">
      <style:paragraph-properties fo:margin-bottom="0in" fo:line-height="100%"/>
      <style:text-properties fo:font-weight="bold" style:font-weight-asian="bold" style:font-weight-complex="bold"/>
    </style:style>
    <style:style style:name="TableCell462" style:family="table-cell">
      <style:table-cell-properties fo:border="0.0069in solid #45B0E1" style:writing-mode="lr-tb"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0.0069in solid #45B0E1" style:writing-mode="lr-tb" fo:padding-top="0in" fo:padding-left="0.075in" fo:padding-bottom="0in" fo:padding-right="0.075in"/>
    </style:style>
    <style:style style:name="P465" style:parent-style-name="Normal" style:family="paragraph">
      <style:paragraph-properties fo:margin-bottom="0in" fo:line-height="100%"/>
    </style:style>
    <style:style style:name="TableRow466" style:family="table-row">
      <style:table-row-properties style:min-row-height="0.2083in" style:use-optimal-row-height="false"/>
    </style:style>
    <style:style style:name="TableCell467" style:family="table-cell">
      <style:table-cell-properties fo:border="0.0069in solid #45B0E1" style:writing-mode="lr-tb" fo:padding-top="0in" fo:padding-left="0.075in" fo:padding-bottom="0in" fo:padding-right="0.075in"/>
    </style:style>
    <style:style style:name="P468" style:parent-style-name="Normal" style:family="paragraph">
      <style:paragraph-properties fo:margin-bottom="0in" fo:line-height="100%"/>
      <style:text-properties fo:font-weight="bold" style:font-weight-asian="bold" style:font-weight-complex="bold"/>
    </style:style>
    <style:style style:name="TableCell469" style:family="table-cell">
      <style:table-cell-properties fo:border="0.0069in solid #45B0E1"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45B0E1" style:writing-mode="lr-tb" fo:padding-top="0in" fo:padding-left="0.075in" fo:padding-bottom="0in" fo:padding-right="0.075in"/>
    </style:style>
    <style:style style:name="P472" style:parent-style-name="Normal" style:family="paragraph">
      <style:paragraph-properties fo:margin-bottom="0in" fo:line-height="100%"/>
    </style:style>
    <style:style style:name="TableRow473" style:family="table-row">
      <style:table-row-properties style:min-row-height="0.2083in" style:use-optimal-row-height="false"/>
    </style:style>
    <style:style style:name="TableCell474" style:family="table-cell">
      <style:table-cell-properties fo:border="0.0069in solid #45B0E1" style:writing-mode="lr-tb" fo:padding-top="0in" fo:padding-left="0.075in" fo:padding-bottom="0in" fo:padding-right="0.075in"/>
    </style:style>
    <style:style style:name="P475" style:parent-style-name="Normal" style:family="paragraph">
      <style:paragraph-properties fo:margin-bottom="0in" fo:line-height="100%"/>
      <style:text-properties fo:font-weight="bold" style:font-weight-asian="bold" style:font-weight-complex="bold"/>
    </style:style>
    <style:style style:name="TableCell476" style:family="table-cell">
      <style:table-cell-properties fo:border="0.0069in solid #45B0E1" style:writing-mode="lr-tb" fo:padding-top="0in" fo:padding-left="0.075in" fo:padding-bottom="0in" fo:padding-right="0.075in"/>
    </style:style>
    <style:style style:name="P477" style:parent-style-name="Normal" style:family="paragraph">
      <style:paragraph-properties fo:margin-bottom="0in" fo:line-height="100%"/>
    </style:style>
    <style:style style:name="TableCell478" style:family="table-cell">
      <style:table-cell-properties fo:border="0.0069in solid #45B0E1" style:writing-mode="lr-tb" fo:padding-top="0in" fo:padding-left="0.075in" fo:padding-bottom="0in" fo:padding-right="0.075in"/>
    </style:style>
    <style:style style:name="P479" style:parent-style-name="Normal" style:family="paragraph">
      <style:paragraph-properties fo:margin-bottom="0in" fo:line-height="100%"/>
    </style:style>
    <style:style style:name="TableRow480" style:family="table-row">
      <style:table-row-properties style:min-row-height="0.2083in" style:use-optimal-row-height="false"/>
    </style:style>
    <style:style style:name="TableCell481" style:family="table-cell">
      <style:table-cell-properties fo:border="0.0069in solid #45B0E1" style:writing-mode="lr-tb" fo:padding-top="0in" fo:padding-left="0.075in" fo:padding-bottom="0in" fo:padding-right="0.075in"/>
    </style:style>
    <style:style style:name="P482" style:parent-style-name="Normal" style:family="paragraph">
      <style:paragraph-properties fo:margin-bottom="0in" fo:line-height="100%"/>
      <style:text-properties fo:font-weight="bold" style:font-weight-asian="bold" style:font-weight-complex="bold"/>
    </style:style>
    <style:style style:name="TableCell483" style:family="table-cell">
      <style:table-cell-properties fo:border="0.0069in solid #45B0E1" style:writing-mode="lr-tb" fo:padding-top="0in" fo:padding-left="0.075in" fo:padding-bottom="0in" fo:padding-right="0.075in"/>
    </style:style>
    <style:style style:name="P484" style:parent-style-name="Normal" style:family="paragraph">
      <style:paragraph-properties fo:margin-bottom="0in" fo:line-height="100%"/>
    </style:style>
    <style:style style:name="TableCell485" style:family="table-cell">
      <style:table-cell-properties fo:border="0.0069in solid #45B0E1" style:writing-mode="lr-tb" fo:padding-top="0in" fo:padding-left="0.075in" fo:padding-bottom="0in" fo:padding-right="0.075in"/>
    </style:style>
    <style:style style:name="P486" style:parent-style-name="Normal" style:family="paragraph">
      <style:paragraph-properties fo:margin-bottom="0in" fo:line-height="100%"/>
    </style:style>
    <style:style style:name="TableRow487" style:family="table-row">
      <style:table-row-properties style:min-row-height="0.2083in" style:use-optimal-row-height="false"/>
    </style:style>
    <style:style style:name="TableCell488" style:family="table-cell">
      <style:table-cell-properties fo:border="0.0069in solid #45B0E1" style:writing-mode="lr-tb" fo:padding-top="0in" fo:padding-left="0.075in" fo:padding-bottom="0in" fo:padding-right="0.075in"/>
    </style:style>
    <style:style style:name="P489" style:parent-style-name="Normal" style:family="paragraph">
      <style:paragraph-properties fo:margin-bottom="0in" fo:line-height="100%"/>
      <style:text-properties fo:font-weight="bold" style:font-weight-asian="bold" style:font-weight-complex="bold"/>
    </style:style>
    <style:style style:name="TableCell490" style:family="table-cell">
      <style:table-cell-properties fo:border="0.0069in solid #45B0E1" style:writing-mode="lr-tb" fo:padding-top="0in" fo:padding-left="0.075in" fo:padding-bottom="0in" fo:padding-right="0.075in"/>
    </style:style>
    <style:style style:name="P491" style:parent-style-name="Normal" style:family="paragraph">
      <style:paragraph-properties fo:margin-bottom="0in" fo:line-height="100%"/>
    </style:style>
    <style:style style:name="TableCell492" style:family="table-cell">
      <style:table-cell-properties fo:border="0.0069in solid #45B0E1" style:writing-mode="lr-tb" fo:padding-top="0in" fo:padding-left="0.075in" fo:padding-bottom="0in" fo:padding-right="0.075in"/>
    </style:style>
    <style:style style:name="P493" style:parent-style-name="Normal" style:family="paragraph">
      <style:paragraph-properties fo:margin-bottom="0in" fo:line-height="100%"/>
    </style:style>
    <style:style style:name="TableRow494" style:family="table-row">
      <style:table-row-properties style:min-row-height="0.2083in" style:use-optimal-row-height="false"/>
    </style:style>
    <style:style style:name="TableCell495" style:family="table-cell">
      <style:table-cell-properties fo:border="0.0069in solid #45B0E1" style:writing-mode="lr-tb" fo:padding-top="0in" fo:padding-left="0.075in" fo:padding-bottom="0in" fo:padding-right="0.075in"/>
    </style:style>
    <style:style style:name="P496" style:parent-style-name="Normal" style:family="paragraph">
      <style:paragraph-properties fo:margin-bottom="0in" fo:line-height="100%"/>
      <style:text-properties fo:font-weight="bold" style:font-weight-asian="bold" style:font-weight-complex="bold"/>
    </style:style>
    <style:style style:name="TableCell497" style:family="table-cell">
      <style:table-cell-properties fo:border="0.0069in solid #45B0E1" style:writing-mode="lr-tb" fo:padding-top="0in" fo:padding-left="0.075in" fo:padding-bottom="0in" fo:padding-right="0.075in"/>
    </style:style>
    <style:style style:name="P498" style:parent-style-name="Normal" style:family="paragraph">
      <style:paragraph-properties fo:margin-bottom="0in" fo:line-height="100%"/>
    </style:style>
    <style:style style:name="TableCell499" style:family="table-cell">
      <style:table-cell-properties fo:border="0.0069in solid #45B0E1" style:writing-mode="lr-tb" fo:padding-top="0in" fo:padding-left="0.075in" fo:padding-bottom="0in" fo:padding-right="0.075in"/>
    </style:style>
    <style:style style:name="P500" style:parent-style-name="Normal" style:family="paragraph">
      <style:paragraph-properties fo:margin-bottom="0in" fo:line-height="100%"/>
    </style:style>
    <style:style style:name="TableRow501" style:family="table-row">
      <style:table-row-properties style:min-row-height="0.2083in" style:use-optimal-row-height="false"/>
    </style:style>
    <style:style style:name="TableCell502" style:family="table-cell">
      <style:table-cell-properties fo:border="0.0069in solid #45B0E1" style:writing-mode="lr-tb" fo:padding-top="0in" fo:padding-left="0.075in" fo:padding-bottom="0in" fo:padding-right="0.075in"/>
    </style:style>
    <style:style style:name="P503" style:parent-style-name="Normal" style:family="paragraph">
      <style:paragraph-properties fo:margin-bottom="0in" fo:line-height="100%"/>
      <style:text-properties fo:font-weight="bold" style:font-weight-asian="bold" style:font-weight-complex="bold"/>
    </style:style>
    <style:style style:name="TableCell504" style:family="table-cell">
      <style:table-cell-properties fo:border="0.0069in solid #45B0E1" style:writing-mode="lr-tb" fo:padding-top="0in" fo:padding-left="0.075in" fo:padding-bottom="0in" fo:padding-right="0.075in"/>
    </style:style>
    <style:style style:name="P505" style:parent-style-name="Normal" style:family="paragraph">
      <style:paragraph-properties fo:margin-bottom="0in" fo:line-height="100%"/>
    </style:style>
    <style:style style:name="TableCell506" style:family="table-cell">
      <style:table-cell-properties fo:border="0.0069in solid #45B0E1" style:writing-mode="lr-tb" fo:padding-top="0in" fo:padding-left="0.075in" fo:padding-bottom="0in" fo:padding-right="0.075in"/>
    </style:style>
    <style:style style:name="P507" style:parent-style-name="Normal" style:family="paragraph">
      <style:paragraph-properties fo:margin-bottom="0in" fo:line-height="100%"/>
    </style:style>
    <style:style style:name="TableRow508" style:family="table-row">
      <style:table-row-properties style:min-row-height="0.2083in" style:use-optimal-row-height="false"/>
    </style:style>
    <style:style style:name="TableCell509" style:family="table-cell">
      <style:table-cell-properties fo:border="0.0069in solid #45B0E1" style:writing-mode="lr-tb" fo:padding-top="0in" fo:padding-left="0.075in" fo:padding-bottom="0in" fo:padding-right="0.075in"/>
    </style:style>
    <style:style style:name="P510" style:parent-style-name="Normal" style:family="paragraph">
      <style:paragraph-properties fo:margin-bottom="0in" fo:line-height="100%"/>
      <style:text-properties fo:font-weight="bold" style:font-weight-asian="bold" style:font-weight-complex="bold"/>
    </style:style>
    <style:style style:name="TableCell511" style:family="table-cell">
      <style:table-cell-properties fo:border="0.0069in solid #45B0E1" style:writing-mode="lr-tb" fo:padding-top="0in" fo:padding-left="0.075in" fo:padding-bottom="0in" fo:padding-right="0.075in"/>
    </style:style>
    <style:style style:name="P512" style:parent-style-name="Normal" style:family="paragraph">
      <style:paragraph-properties fo:margin-bottom="0in" fo:line-height="100%"/>
    </style:style>
    <style:style style:name="TableCell513" style:family="table-cell">
      <style:table-cell-properties fo:border="0.0069in solid #45B0E1" style:writing-mode="lr-tb" fo:padding-top="0in" fo:padding-left="0.075in" fo:padding-bottom="0in" fo:padding-right="0.075in"/>
    </style:style>
    <style:style style:name="P514" style:parent-style-name="Normal" style:family="paragraph">
      <style:paragraph-properties fo:margin-bottom="0in" fo:line-height="100%"/>
    </style:style>
    <style:style style:name="TableRow515" style:family="table-row">
      <style:table-row-properties style:min-row-height="0.2083in" style:use-optimal-row-height="false"/>
    </style:style>
    <style:style style:name="TableCell516" style:family="table-cell">
      <style:table-cell-properties fo:border="0.0069in solid #45B0E1" style:writing-mode="lr-tb" fo:padding-top="0in" fo:padding-left="0.075in" fo:padding-bottom="0in" fo:padding-right="0.075in"/>
    </style:style>
    <style:style style:name="P517" style:parent-style-name="Normal" style:family="paragraph">
      <style:paragraph-properties fo:margin-bottom="0in" fo:line-height="100%"/>
      <style:text-properties fo:font-weight="bold" style:font-weight-asian="bold" style:font-weight-complex="bold"/>
    </style:style>
    <style:style style:name="TableCell518" style:family="table-cell">
      <style:table-cell-properties fo:border="0.0069in solid #45B0E1" style:writing-mode="lr-tb" fo:padding-top="0in" fo:padding-left="0.075in" fo:padding-bottom="0in" fo:padding-right="0.075in"/>
    </style:style>
    <style:style style:name="P519" style:parent-style-name="Normal" style:family="paragraph">
      <style:paragraph-properties fo:margin-bottom="0in" fo:line-height="100%"/>
    </style:style>
    <style:style style:name="TableCell520" style:family="table-cell">
      <style:table-cell-properties fo:border="0.0069in solid #45B0E1" style:writing-mode="lr-tb" fo:padding-top="0in" fo:padding-left="0.075in" fo:padding-bottom="0in" fo:padding-right="0.075in"/>
    </style:style>
    <style:style style:name="P521" style:parent-style-name="Normal" style:family="paragraph">
      <style:paragraph-properties fo:margin-bottom="0in" fo:line-height="100%"/>
    </style:style>
    <style:style style:name="P522" style:parent-style-name="Normal" style:family="paragraph">
      <style:text-properties style:font-name="Aptos" style:font-name-asian="Aptos" style:font-name-complex="Aptos"/>
    </style:style>
    <style:style style:name="P523" style:parent-style-name="Normal" style:family="paragraph">
      <style:paragraph-properties fo:keep-with-next="always" fo:keep-together="always"/>
    </style:style>
    <style:style style:name="T524" style:parent-style-name="DefaultParagraphFont" style:family="text">
      <style:text-properties style:font-name="Aptos" style:font-name-asian="Aptos" style:font-name-complex="Aptos" fo:color="#000000"/>
    </style:style>
    <style:style style:name="T525" style:parent-style-name="Hyperlink" style:family="text">
      <style:text-properties style:font-name="Aptos" style:font-name-asian="Aptos" style:font-name-complex="Aptos"/>
    </style:style>
    <style:style style:name="P526" style:parent-style-name="ListParagraph" style:list-style-name="LFO7" style:family="paragraph">
      <style:text-properties style:font-name="Aptos" style:font-name-asian="Aptos" style:font-name-complex="Aptos" fo:color="#000000"/>
    </style:style>
    <style:style style:name="P527" style:parent-style-name="ListParagraph" style:list-style-name="LFO7" style:family="paragraph">
      <style:text-properties style:font-name="Aptos" style:font-name-asian="Aptos" style:font-name-complex="Aptos" fo:color="#000000"/>
    </style:style>
    <style:style style:name="P528" style:parent-style-name="ListParagraph" style:list-style-name="LFO7" style:family="paragraph">
      <style:text-properties style:font-name="Aptos" style:font-name-asian="Aptos" style:font-name-complex="Aptos" fo:color="#000000"/>
    </style:style>
    <style:style style:name="P529" style:parent-style-name="ListParagraph" style:list-style-name="LFO7" style:family="paragraph">
      <style:text-properties style:font-name="Aptos" style:font-name-asian="Aptos" style:font-name-complex="Aptos" fo:color="#000000"/>
    </style:style>
    <style:style style:name="P530" style:parent-style-name="ListParagraph" style:list-style-name="LFO6" style:family="paragraph">
      <style:paragraph-properties fo:keep-with-next="always" fo:keep-together="always"/>
      <style:text-properties style:font-name="Aptos" style:font-name-asian="Aptos" style:font-name-complex="Aptos" fo:color="#000000"/>
    </style:style>
    <style:style style:name="P531" style:parent-style-name="Normal" style:family="paragraph">
      <style:paragraph-properties fo:keep-with-next="always" fo:keep-together="always"/>
      <style:text-properties fo:font-weight="bold" style:font-weight-asian="bold" style:font-weight-complex="bold"/>
    </style:style>
    <style:style style:name="T532"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33"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34"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35"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P536" style:parent-style-name="Normal" style:family="paragraph">
      <style:text-properties style:font-name="Cambria" style:font-name-asian="Cambria" style:font-name-complex="Cambria" fo:font-weight="bold" style:font-weight-asian="bold" style:font-weight-complex="bold" fo:color="#000000" fo:font-size="11pt" style:font-size-asian="11pt" style:font-size-complex="11pt" fo:language="en" fo:country="US"/>
    </style:style>
    <style:style style:name="T537"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38"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39"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40"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41"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542" style:parent-style-name="Hyperlink" style:family="text">
      <style:text-properties style:font-name="Cambria" style:font-name-asian="Cambria" style:font-name-complex="Cambria" fo:font-size="11pt" style:font-size-asian="11pt" style:font-size-complex="11pt" fo:language="en" fo:country="US"/>
    </style:style>
    <style:style style:name="T543" style:parent-style-name="DefaultParagraphFont" style:family="text">
      <style:text-properties fo:language="en" fo:country="US"/>
    </style:style>
    <style:style style:name="T544"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ableColumn546" style:family="table-column">
      <style:table-column-properties style:column-width="2in" style:use-optimal-column-width="false"/>
    </style:style>
    <style:style style:name="TableColumn547" style:family="table-column">
      <style:table-column-properties style:column-width="2.4791in" style:use-optimal-column-width="false"/>
    </style:style>
    <style:style style:name="TableColumn548" style:family="table-column">
      <style:table-column-properties style:column-width="1.5104in" style:use-optimal-column-width="false"/>
    </style:style>
    <style:style style:name="Table545" style:family="table">
      <style:table-properties style:width="5.9895in" fo:margin-left="0in" table:align="left"/>
    </style:style>
    <style:style style:name="TableRow549" style:family="table-row">
      <style:table-row-properties style:min-row-height="0.2083in" style:use-optimal-row-height="false"/>
    </style:style>
    <style:style style:name="TableCell550" style:family="table-cell">
      <style:table-cell-properties fo:border-top="0.0104in solid #4F81BD" fo:border-left="0.0104in solid #4F81BD" fo:border-bottom="none" fo:border-right="none" fo:background-color="#4F81BD" style:writing-mode="lr-tb" fo:padding-top="0in" fo:padding-left="0.0729in" fo:padding-bottom="0in" fo:padding-right="0.0729in"/>
    </style:style>
    <style:style style:name="P551" style:parent-style-name="Normal" style:family="paragraph">
      <style:paragraph-properties fo:margin-bottom="0in" fo:line-height="100%"/>
    </style:style>
    <style:style style:name="T552"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553" style:family="table-cell">
      <style:table-cell-properties fo:border-top="0.0104in solid #4F81BD" fo:border-left="none" fo:border-bottom="none" fo:border-right="none" fo:background-color="#4F81BD" style:writing-mode="lr-tb" fo:padding-top="0in" fo:padding-left="0.0729in" fo:padding-bottom="0in" fo:padding-right="0.0729in"/>
    </style:style>
    <style:style style:name="P554" style:parent-style-name="Normal" style:family="paragraph">
      <style:paragraph-properties fo:margin-bottom="0in" fo:line-height="100%"/>
    </style:style>
    <style:style style:name="T555"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556" style:family="table-cell">
      <style:table-cell-properties fo:border-top="0.0104in solid #4F81BD" fo:border-left="none" fo:border-bottom="none" fo:border-right="0.0104in solid #4F81BD" fo:background-color="#4F81BD" style:writing-mode="lr-tb" fo:padding-top="0in" fo:padding-left="0.0729in" fo:padding-bottom="0in" fo:padding-right="0.0729in"/>
    </style:style>
    <style:style style:name="P557" style:parent-style-name="Normal" style:family="paragraph">
      <style:paragraph-properties fo:margin-bottom="0in" fo:line-height="100%"/>
    </style:style>
    <style:style style:name="T558"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Row559" style:family="table-row">
      <style:table-row-properties style:min-row-height="0.2083in" style:use-optimal-row-height="false"/>
    </style:style>
    <style:style style:name="TableCell560"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561" style:parent-style-name="Normal" style:family="paragraph">
      <style:paragraph-properties fo:margin-bottom="0in" fo:line-height="100%"/>
    </style:style>
    <style:style style:name="T56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563" style:family="table-cell">
      <style:table-cell-properties fo:border-top="0.0104in solid #4F81BD" fo:border-left="none" fo:border-bottom="0.0104in solid #4F81BD" fo:border-right="none" style:writing-mode="lr-tb" fo:padding-top="0in" fo:padding-left="0.0729in" fo:padding-bottom="0in" fo:padding-right="0.0729in"/>
    </style:style>
    <style:style style:name="P564" style:parent-style-name="Normal" style:family="paragraph">
      <style:paragraph-properties fo:margin-bottom="0in" fo:line-height="100%"/>
    </style:style>
    <style:style style:name="T56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566"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567" style:parent-style-name="Normal" style:family="paragraph">
      <style:paragraph-properties fo:margin-bottom="0in" fo:line-height="100%"/>
    </style:style>
    <style:style style:name="T568" style:parent-style-name="DefaultParagraphFont" style:family="text">
      <style:text-properties style:font-name="Cambria" style:font-name-asian="Cambria" style:font-name-complex="Cambria" fo:font-size="11pt" style:font-size-asian="11pt" style:font-size-complex="11pt" fo:language="en" fo:country="US"/>
    </style:style>
    <style:style style:name="TableRow569" style:family="table-row">
      <style:table-row-properties style:min-row-height="0.2083in" style:use-optimal-row-height="false"/>
    </style:style>
    <style:style style:name="TableCell570" style:family="table-cell">
      <style:table-cell-properties fo:border-top="0.0104in solid #4F81BD" fo:border-left="0.0104in solid #4F81BD" fo:border-bottom="none" fo:border-right="none" style:writing-mode="lr-tb" fo:padding-top="0in" fo:padding-left="0.0729in" fo:padding-bottom="0in" fo:padding-right="0.0729in"/>
    </style:style>
    <style:style style:name="P571" style:parent-style-name="Normal" style:family="paragraph">
      <style:paragraph-properties fo:margin-bottom="0in" fo:line-height="100%"/>
    </style:style>
    <style:style style:name="T57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573" style:family="table-cell">
      <style:table-cell-properties fo:border-top="0.0104in solid #4F81BD" fo:border-left="none" fo:border-bottom="none" fo:border-right="none" style:writing-mode="lr-tb" fo:padding-top="0in" fo:padding-left="0.0729in" fo:padding-bottom="0in" fo:padding-right="0.0729in"/>
    </style:style>
    <style:style style:name="P574" style:parent-style-name="Normal" style:family="paragraph">
      <style:paragraph-properties fo:margin-bottom="0in" fo:line-height="100%"/>
    </style:style>
    <style:style style:name="T57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576" style:family="table-cell">
      <style:table-cell-properties fo:border-top="0.0104in solid #4F81BD" fo:border-left="none" fo:border-bottom="none" fo:border-right="0.0104in solid #4F81BD" style:writing-mode="lr-tb" fo:padding-top="0in" fo:padding-left="0.0729in" fo:padding-bottom="0in" fo:padding-right="0.0729in"/>
    </style:style>
    <style:style style:name="P577" style:parent-style-name="Normal" style:family="paragraph">
      <style:paragraph-properties fo:margin-bottom="0in" fo:line-height="100%"/>
    </style:style>
    <style:style style:name="T578" style:parent-style-name="DefaultParagraphFont" style:family="text">
      <style:text-properties style:font-name="Cambria" style:font-name-asian="Cambria" style:font-name-complex="Cambria" fo:font-size="11pt" style:font-size-asian="11pt" style:font-size-complex="11pt" fo:language="en" fo:country="US"/>
    </style:style>
    <style:style style:name="TableRow579" style:family="table-row">
      <style:table-row-properties style:min-row-height="0.2083in" style:use-optimal-row-height="false"/>
    </style:style>
    <style:style style:name="TableCell580"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581" style:parent-style-name="Normal" style:family="paragraph">
      <style:paragraph-properties fo:margin-bottom="0in" fo:line-height="100%"/>
    </style:style>
    <style:style style:name="T58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583" style:family="table-cell">
      <style:table-cell-properties fo:border-top="0.0104in solid #4F81BD" fo:border-left="none" fo:border-bottom="0.0104in solid #4F81BD" fo:border-right="none" style:writing-mode="lr-tb" fo:padding-top="0in" fo:padding-left="0.0729in" fo:padding-bottom="0in" fo:padding-right="0.0729in"/>
    </style:style>
    <style:style style:name="P584" style:parent-style-name="Normal" style:family="paragraph">
      <style:paragraph-properties fo:margin-bottom="0in" fo:line-height="100%"/>
    </style:style>
    <style:style style:name="T58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586"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587" style:parent-style-name="Normal" style:family="paragraph">
      <style:paragraph-properties fo:margin-bottom="0in" fo:line-height="100%"/>
    </style:style>
    <style:style style:name="T588" style:parent-style-name="DefaultParagraphFont" style:family="text">
      <style:text-properties style:font-name="Cambria" style:font-name-asian="Cambria" style:font-name-complex="Cambria" fo:font-size="11pt" style:font-size-asian="11pt" style:font-size-complex="11pt" fo:language="en" fo:country="US"/>
    </style:style>
    <style:style style:name="TableRow589" style:family="table-row">
      <style:table-row-properties style:min-row-height="0.2083in" style:use-optimal-row-height="false"/>
    </style:style>
    <style:style style:name="TableCell590"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591" style:parent-style-name="Normal" style:family="paragraph">
      <style:paragraph-properties fo:margin-bottom="0in" fo:line-height="100%"/>
    </style:style>
    <style:style style:name="T59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593" style:family="table-cell">
      <style:table-cell-properties fo:border-top="0.0104in solid #4F81BD" fo:border-left="none" fo:border-bottom="0.0104in solid #4F81BD" fo:border-right="none" style:writing-mode="lr-tb" fo:padding-top="0in" fo:padding-left="0.0729in" fo:padding-bottom="0in" fo:padding-right="0.0729in"/>
    </style:style>
    <style:style style:name="P594" style:parent-style-name="Normal" style:family="paragraph">
      <style:paragraph-properties fo:margin-bottom="0in" fo:line-height="100%"/>
    </style:style>
    <style:style style:name="T59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596"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597" style:parent-style-name="Normal" style:family="paragraph">
      <style:paragraph-properties fo:margin-bottom="0in" fo:line-height="100%"/>
    </style:style>
    <style:style style:name="T598" style:parent-style-name="DefaultParagraphFont" style:family="text">
      <style:text-properties style:font-name="Cambria" style:font-name-asian="Cambria" style:font-name-complex="Cambria" fo:font-size="11pt" style:font-size-asian="11pt" style:font-size-complex="11pt" fo:language="en" fo:country="US"/>
    </style:style>
    <style:style style:name="P599" style:parent-style-name="Normal" style:family="paragraph">
      <style:text-properties style:font-name="Cambria" style:font-name-asian="Cambria" style:font-name-complex="Cambria" fo:color="#000000" fo:font-size="11pt" style:font-size-asian="11pt" style:font-size-complex="11pt" fo:language="en" fo:country="US"/>
    </style:style>
    <style:style style:name="P600" style:parent-style-name="Normal" style:family="paragraph">
      <style:text-properties style:font-name="Cambria" style:font-name-asian="Cambria" style:font-name-complex="Cambria" fo:color="#000000" fo:font-size="11pt" style:font-size-asian="11pt" style:font-size-complex="11pt" fo:language="en" fo:country="US"/>
    </style:style>
    <style:style style:name="P601" style:parent-style-name="Normal" style:family="paragraph">
      <style:paragraph-properties fo:break-before="page"/>
    </style:style>
    <style:style style:name="T602"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603"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604"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605"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606"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607"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608"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609" style:parent-style-name="DefaultParagraphFont" style:family="text">
      <style:text-properties fo:language="en" fo:country="US"/>
    </style:style>
    <style:style style:name="TableColumn611" style:family="table-column">
      <style:table-column-properties style:column-width="1.2861in" style:use-optimal-column-width="false"/>
    </style:style>
    <style:style style:name="TableColumn612" style:family="table-column">
      <style:table-column-properties style:column-width="1.5416in" style:use-optimal-column-width="false"/>
    </style:style>
    <style:style style:name="TableColumn613" style:family="table-column">
      <style:table-column-properties style:column-width="2.9375in" style:use-optimal-column-width="false"/>
    </style:style>
    <style:style style:name="TableColumn614" style:family="table-column">
      <style:table-column-properties style:column-width="0.5986in" style:use-optimal-column-width="false"/>
    </style:style>
    <style:style style:name="Table610" style:family="table">
      <style:table-properties style:width="6.3638in" fo:margin-left="0in" table:align="left"/>
    </style:style>
    <style:style style:name="TableRow615" style:family="table-row">
      <style:table-row-properties style:min-row-height="0.2083in" style:use-optimal-row-height="false"/>
    </style:style>
    <style:style style:name="TableCell616"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617" style:parent-style-name="Normal" style:family="paragraph">
      <style:paragraph-properties fo:text-align="center" fo:margin-bottom="0in" fo:line-height="100%"/>
    </style:style>
    <style:style style:name="T618"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619" style:family="table-cell">
      <style:table-cell-properties fo:border-top="0.0104in solid #4F81BD" fo:border-left="none" fo:border-bottom="0.0104in solid #4F81BD" fo:border-right="none" style:writing-mode="lr-tb" fo:padding-top="0in" fo:padding-left="0.0729in" fo:padding-bottom="0in" fo:padding-right="0.0729in"/>
    </style:style>
    <style:style style:name="P620" style:parent-style-name="Normal" style:family="paragraph">
      <style:paragraph-properties fo:text-align="center" fo:margin-bottom="0in" fo:line-height="100%"/>
    </style:style>
    <style:style style:name="T621"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622" style:family="table-cell">
      <style:table-cell-properties fo:border-top="0.0104in solid #4F81BD" fo:border-left="none" fo:border-bottom="0.0104in solid #4F81BD" fo:border-right="none" style:writing-mode="lr-tb" fo:padding-top="0in" fo:padding-left="0.0729in" fo:padding-bottom="0in" fo:padding-right="0.0729in"/>
    </style:style>
    <style:style style:name="P623" style:parent-style-name="Normal" style:family="paragraph">
      <style:paragraph-properties fo:text-align="center" fo:margin-bottom="0in" fo:line-height="100%"/>
    </style:style>
    <style:style style:name="T624"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625"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626"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Row627" style:family="table-row">
      <style:table-row-properties style:min-row-height="0.2083in" style:use-optimal-row-height="false"/>
    </style:style>
    <style:style style:name="TableCell628" style:family="table-cell">
      <style:table-cell-properties fo:border="0.0069in solid #45B0E1" style:writing-mode="lr-tb" fo:padding-top="0in" fo:padding-left="0.0729in" fo:padding-bottom="0in" fo:padding-right="0.0729in"/>
    </style:style>
    <style:style style:name="P629" style:parent-style-name="Normal" style:family="paragraph">
      <style:paragraph-properties fo:margin-bottom="0in" fo:line-height="100%"/>
    </style:style>
    <style:style style:name="T63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631" style:family="table-cell">
      <style:table-cell-properties fo:border="0.0069in solid #45B0E1" style:writing-mode="lr-tb" fo:padding-top="0in" fo:padding-left="0.0729in" fo:padding-bottom="0in" fo:padding-right="0.0729in"/>
    </style:style>
    <style:style style:name="P632" style:parent-style-name="Normal" style:family="paragraph">
      <style:paragraph-properties fo:margin-bottom="0in" fo:line-height="100%"/>
    </style:style>
    <style:style style:name="T63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34" style:family="table-cell">
      <style:table-cell-properties fo:border="0.0069in solid #45B0E1" style:writing-mode="lr-tb" fo:padding-top="0in" fo:padding-left="0.0729in" fo:padding-bottom="0in" fo:padding-right="0.0729in"/>
    </style:style>
    <style:style style:name="P635" style:parent-style-name="Normal" style:family="paragraph">
      <style:paragraph-properties fo:margin-bottom="0in" fo:line-height="100%"/>
    </style:style>
    <style:style style:name="T63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37" style:family="table-cell">
      <style:table-cell-properties fo:border="0.0069in solid #45B0E1" style:writing-mode="lr-tb" fo:padding-top="0in" fo:padding-left="0.0729in" fo:padding-bottom="0in" fo:padding-right="0.0729in"/>
    </style:style>
    <style:style style:name="P63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639" style:family="table-row">
      <style:table-row-properties style:min-row-height="0.2083in" style:use-optimal-row-height="false"/>
    </style:style>
    <style:style style:name="TableCell640" style:family="table-cell">
      <style:table-cell-properties fo:border="0.0069in solid #45B0E1" style:writing-mode="lr-tb" fo:padding-top="0in" fo:padding-left="0.0729in" fo:padding-bottom="0in" fo:padding-right="0.0729in"/>
    </style:style>
    <style:style style:name="P641" style:parent-style-name="Normal" style:family="paragraph">
      <style:paragraph-properties fo:margin-bottom="0in" fo:line-height="100%"/>
    </style:style>
    <style:style style:name="T64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643" style:family="table-cell">
      <style:table-cell-properties fo:border="0.0069in solid #45B0E1" style:writing-mode="lr-tb" fo:padding-top="0in" fo:padding-left="0.0729in" fo:padding-bottom="0in" fo:padding-right="0.0729in"/>
    </style:style>
    <style:style style:name="P644" style:parent-style-name="Normal" style:family="paragraph">
      <style:paragraph-properties fo:margin-bottom="0in" fo:line-height="100%"/>
    </style:style>
    <style:style style:name="T64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46" style:family="table-cell">
      <style:table-cell-properties fo:border="0.0069in solid #45B0E1" style:writing-mode="lr-tb" fo:padding-top="0in" fo:padding-left="0.0729in" fo:padding-bottom="0in" fo:padding-right="0.0729in"/>
    </style:style>
    <style:style style:name="P647" style:parent-style-name="Normal" style:family="paragraph">
      <style:paragraph-properties fo:margin-bottom="0in" fo:line-height="100%"/>
    </style:style>
    <style:style style:name="T64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49" style:family="table-cell">
      <style:table-cell-properties fo:border="0.0069in solid #45B0E1" style:writing-mode="lr-tb" fo:padding-top="0in" fo:padding-left="0.0729in" fo:padding-bottom="0in" fo:padding-right="0.0729in"/>
    </style:style>
    <style:style style:name="P65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651" style:family="table-row">
      <style:table-row-properties style:min-row-height="0.2083in" style:use-optimal-row-height="false"/>
    </style:style>
    <style:style style:name="TableCell652" style:family="table-cell">
      <style:table-cell-properties fo:border="0.0069in solid #45B0E1" style:writing-mode="lr-tb" fo:padding-top="0in" fo:padding-left="0.0729in" fo:padding-bottom="0in" fo:padding-right="0.0729in"/>
    </style:style>
    <style:style style:name="P653" style:parent-style-name="Normal" style:family="paragraph">
      <style:paragraph-properties fo:margin-bottom="0in" fo:line-height="100%"/>
    </style:style>
    <style:style style:name="T65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655" style:family="table-cell">
      <style:table-cell-properties fo:border="0.0069in solid #45B0E1" style:writing-mode="lr-tb" fo:padding-top="0in" fo:padding-left="0.0729in" fo:padding-bottom="0in" fo:padding-right="0.0729in"/>
    </style:style>
    <style:style style:name="P656" style:parent-style-name="Normal" style:family="paragraph">
      <style:paragraph-properties fo:margin-bottom="0in" fo:line-height="100%"/>
    </style:style>
    <style:style style:name="T65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58" style:family="table-cell">
      <style:table-cell-properties fo:border="0.0069in solid #45B0E1" style:writing-mode="lr-tb" fo:padding-top="0in" fo:padding-left="0.0729in" fo:padding-bottom="0in" fo:padding-right="0.0729in"/>
    </style:style>
    <style:style style:name="P659" style:parent-style-name="Normal" style:family="paragraph">
      <style:paragraph-properties fo:margin-bottom="0in" fo:line-height="100%"/>
    </style:style>
    <style:style style:name="T66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61" style:family="table-cell">
      <style:table-cell-properties fo:border="0.0069in solid #45B0E1" style:writing-mode="lr-tb" fo:padding-top="0in" fo:padding-left="0.0729in" fo:padding-bottom="0in" fo:padding-right="0.0729in"/>
    </style:style>
    <style:style style:name="P66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663" style:family="table-row">
      <style:table-row-properties style:min-row-height="0.2083in" style:use-optimal-row-height="false"/>
    </style:style>
    <style:style style:name="TableCell664" style:family="table-cell">
      <style:table-cell-properties fo:border="0.0069in solid #45B0E1" style:writing-mode="lr-tb" fo:padding-top="0in" fo:padding-left="0.0729in" fo:padding-bottom="0in" fo:padding-right="0.0729in"/>
    </style:style>
    <style:style style:name="P665" style:parent-style-name="Normal" style:family="paragraph">
      <style:paragraph-properties fo:margin-bottom="0in" fo:line-height="100%"/>
    </style:style>
    <style:style style:name="T66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667" style:family="table-cell">
      <style:table-cell-properties fo:border="0.0069in solid #45B0E1" style:writing-mode="lr-tb" fo:padding-top="0in" fo:padding-left="0.0729in" fo:padding-bottom="0in" fo:padding-right="0.0729in"/>
    </style:style>
    <style:style style:name="P668" style:parent-style-name="Normal" style:family="paragraph">
      <style:paragraph-properties fo:margin-bottom="0in" fo:line-height="100%"/>
    </style:style>
    <style:style style:name="T66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70" style:family="table-cell">
      <style:table-cell-properties fo:border="0.0069in solid #45B0E1" style:writing-mode="lr-tb" fo:padding-top="0in" fo:padding-left="0.0729in" fo:padding-bottom="0in" fo:padding-right="0.0729in"/>
    </style:style>
    <style:style style:name="P671" style:parent-style-name="Normal" style:family="paragraph">
      <style:paragraph-properties fo:margin-bottom="0in" fo:line-height="100%"/>
    </style:style>
    <style:style style:name="T67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73" style:family="table-cell">
      <style:table-cell-properties fo:border="0.0069in solid #45B0E1" style:writing-mode="lr-tb" fo:padding-top="0in" fo:padding-left="0.0729in" fo:padding-bottom="0in" fo:padding-right="0.0729in"/>
    </style:style>
    <style:style style:name="P67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675" style:family="table-row">
      <style:table-row-properties style:min-row-height="0.2083in" style:use-optimal-row-height="false"/>
    </style:style>
    <style:style style:name="TableCell676" style:family="table-cell">
      <style:table-cell-properties fo:border="0.0069in solid #45B0E1" style:writing-mode="lr-tb" fo:padding-top="0in" fo:padding-left="0.0729in" fo:padding-bottom="0in" fo:padding-right="0.0729in"/>
    </style:style>
    <style:style style:name="P677" style:parent-style-name="Normal" style:family="paragraph">
      <style:paragraph-properties fo:margin-bottom="0in" fo:line-height="100%"/>
    </style:style>
    <style:style style:name="T67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679" style:family="table-cell">
      <style:table-cell-properties fo:border="0.0069in solid #45B0E1" style:writing-mode="lr-tb" fo:padding-top="0in" fo:padding-left="0.0729in" fo:padding-bottom="0in" fo:padding-right="0.0729in"/>
    </style:style>
    <style:style style:name="P680" style:parent-style-name="Normal" style:family="paragraph">
      <style:paragraph-properties fo:margin-bottom="0in" fo:line-height="100%"/>
    </style:style>
    <style:style style:name="T68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82" style:family="table-cell">
      <style:table-cell-properties fo:border="0.0069in solid #45B0E1" style:writing-mode="lr-tb" fo:padding-top="0in" fo:padding-left="0.0729in" fo:padding-bottom="0in" fo:padding-right="0.0729in"/>
    </style:style>
    <style:style style:name="P683" style:parent-style-name="Normal" style:family="paragraph">
      <style:paragraph-properties fo:margin-bottom="0in" fo:line-height="100%"/>
    </style:style>
    <style:style style:name="T68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85" style:family="table-cell">
      <style:table-cell-properties fo:border="0.0069in solid #45B0E1" style:writing-mode="lr-tb" fo:padding-top="0in" fo:padding-left="0.0729in" fo:padding-bottom="0in" fo:padding-right="0.0729in"/>
    </style:style>
    <style:style style:name="P68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687" style:family="table-row">
      <style:table-row-properties style:min-row-height="0.2083in" style:use-optimal-row-height="false"/>
    </style:style>
    <style:style style:name="TableCell688" style:family="table-cell">
      <style:table-cell-properties fo:border="0.0069in solid #45B0E1" style:writing-mode="lr-tb" fo:padding-top="0in" fo:padding-left="0.0729in" fo:padding-bottom="0in" fo:padding-right="0.0729in"/>
    </style:style>
    <style:style style:name="P689" style:parent-style-name="Normal" style:family="paragraph">
      <style:paragraph-properties fo:margin-bottom="0in" fo:line-height="100%"/>
    </style:style>
    <style:style style:name="T69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691" style:family="table-cell">
      <style:table-cell-properties fo:border="0.0069in solid #45B0E1" style:writing-mode="lr-tb" fo:padding-top="0in" fo:padding-left="0.0729in" fo:padding-bottom="0in" fo:padding-right="0.0729in"/>
    </style:style>
    <style:style style:name="P692" style:parent-style-name="Normal" style:family="paragraph">
      <style:paragraph-properties fo:margin-bottom="0in" fo:line-height="100%"/>
    </style:style>
    <style:style style:name="T69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94" style:family="table-cell">
      <style:table-cell-properties fo:border="0.0069in solid #45B0E1" style:writing-mode="lr-tb" fo:padding-top="0in" fo:padding-left="0.0729in" fo:padding-bottom="0in" fo:padding-right="0.0729in"/>
    </style:style>
    <style:style style:name="P695" style:parent-style-name="Normal" style:family="paragraph">
      <style:paragraph-properties fo:margin-bottom="0in" fo:line-height="100%"/>
    </style:style>
    <style:style style:name="T69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697" style:family="table-cell">
      <style:table-cell-properties fo:border="0.0069in solid #45B0E1" style:writing-mode="lr-tb" fo:padding-top="0in" fo:padding-left="0.0729in" fo:padding-bottom="0in" fo:padding-right="0.0729in"/>
    </style:style>
    <style:style style:name="P69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699" style:family="table-row">
      <style:table-row-properties style:min-row-height="0.2083in" style:use-optimal-row-height="false"/>
    </style:style>
    <style:style style:name="TableCell700" style:family="table-cell">
      <style:table-cell-properties fo:border="0.0069in solid #45B0E1" style:writing-mode="lr-tb" fo:padding-top="0in" fo:padding-left="0.0729in" fo:padding-bottom="0in" fo:padding-right="0.0729in"/>
    </style:style>
    <style:style style:name="P701" style:parent-style-name="Normal" style:family="paragraph">
      <style:paragraph-properties fo:margin-bottom="0in" fo:line-height="100%"/>
    </style:style>
    <style:style style:name="T70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703" style:family="table-cell">
      <style:table-cell-properties fo:border="0.0069in solid #45B0E1" style:writing-mode="lr-tb" fo:padding-top="0in" fo:padding-left="0.0729in" fo:padding-bottom="0in" fo:padding-right="0.0729in"/>
    </style:style>
    <style:style style:name="P704" style:parent-style-name="Normal" style:family="paragraph">
      <style:paragraph-properties fo:margin-bottom="0in" fo:line-height="100%"/>
    </style:style>
    <style:style style:name="T70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06" style:family="table-cell">
      <style:table-cell-properties fo:border="0.0069in solid #45B0E1" style:writing-mode="lr-tb" fo:padding-top="0in" fo:padding-left="0.0729in" fo:padding-bottom="0in" fo:padding-right="0.0729in"/>
    </style:style>
    <style:style style:name="P707" style:parent-style-name="Normal" style:family="paragraph">
      <style:paragraph-properties fo:margin-bottom="0in" fo:line-height="100%"/>
    </style:style>
    <style:style style:name="T70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09" style:family="table-cell">
      <style:table-cell-properties fo:border="0.0069in solid #45B0E1" style:writing-mode="lr-tb" fo:padding-top="0in" fo:padding-left="0.0729in" fo:padding-bottom="0in" fo:padding-right="0.0729in"/>
    </style:style>
    <style:style style:name="P71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711" style:family="table-row">
      <style:table-row-properties style:min-row-height="0.2083in" style:use-optimal-row-height="false"/>
    </style:style>
    <style:style style:name="TableCell712" style:family="table-cell">
      <style:table-cell-properties fo:border="0.0069in solid #45B0E1" style:writing-mode="lr-tb" fo:padding-top="0in" fo:padding-left="0.0729in" fo:padding-bottom="0in" fo:padding-right="0.0729in"/>
    </style:style>
    <style:style style:name="P713" style:parent-style-name="Normal" style:family="paragraph">
      <style:paragraph-properties fo:margin-bottom="0in" fo:line-height="100%"/>
    </style:style>
    <style:style style:name="T71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715" style:family="table-cell">
      <style:table-cell-properties fo:border="0.0069in solid #45B0E1" style:writing-mode="lr-tb" fo:padding-top="0in" fo:padding-left="0.0729in" fo:padding-bottom="0in" fo:padding-right="0.0729in"/>
    </style:style>
    <style:style style:name="P716" style:parent-style-name="Normal" style:family="paragraph">
      <style:paragraph-properties fo:margin-bottom="0in" fo:line-height="100%"/>
    </style:style>
    <style:style style:name="T71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18" style:family="table-cell">
      <style:table-cell-properties fo:border="0.0069in solid #45B0E1" style:writing-mode="lr-tb" fo:padding-top="0in" fo:padding-left="0.0729in" fo:padding-bottom="0in" fo:padding-right="0.0729in"/>
    </style:style>
    <style:style style:name="P719" style:parent-style-name="Normal" style:family="paragraph">
      <style:paragraph-properties fo:margin-bottom="0in" fo:line-height="100%"/>
    </style:style>
    <style:style style:name="T72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21" style:family="table-cell">
      <style:table-cell-properties fo:border="0.0069in solid #45B0E1" style:writing-mode="lr-tb" fo:padding-top="0in" fo:padding-left="0.0729in" fo:padding-bottom="0in" fo:padding-right="0.0729in"/>
    </style:style>
    <style:style style:name="P72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723" style:family="table-row">
      <style:table-row-properties style:min-row-height="0.2083in" style:use-optimal-row-height="false"/>
    </style:style>
    <style:style style:name="TableCell724" style:family="table-cell">
      <style:table-cell-properties fo:border="0.0069in solid #45B0E1" style:writing-mode="lr-tb" fo:padding-top="0in" fo:padding-left="0.0729in" fo:padding-bottom="0in" fo:padding-right="0.0729in"/>
    </style:style>
    <style:style style:name="P725" style:parent-style-name="Normal" style:family="paragraph">
      <style:paragraph-properties fo:margin-bottom="0in" fo:line-height="100%"/>
    </style:style>
    <style:style style:name="T72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727" style:family="table-cell">
      <style:table-cell-properties fo:border="0.0069in solid #45B0E1" style:writing-mode="lr-tb" fo:padding-top="0in" fo:padding-left="0.0729in" fo:padding-bottom="0in" fo:padding-right="0.0729in"/>
    </style:style>
    <style:style style:name="P728" style:parent-style-name="Normal" style:family="paragraph">
      <style:paragraph-properties fo:margin-bottom="0in" fo:line-height="100%"/>
    </style:style>
    <style:style style:name="T72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30" style:family="table-cell">
      <style:table-cell-properties fo:border="0.0069in solid #45B0E1" style:writing-mode="lr-tb" fo:padding-top="0in" fo:padding-left="0.0729in" fo:padding-bottom="0in" fo:padding-right="0.0729in"/>
    </style:style>
    <style:style style:name="P731" style:parent-style-name="Normal" style:family="paragraph">
      <style:paragraph-properties fo:margin-bottom="0in" fo:line-height="100%"/>
    </style:style>
    <style:style style:name="T73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33" style:family="table-cell">
      <style:table-cell-properties fo:border="0.0069in solid #45B0E1" style:writing-mode="lr-tb" fo:padding-top="0in" fo:padding-left="0.0729in" fo:padding-bottom="0in" fo:padding-right="0.0729in"/>
    </style:style>
    <style:style style:name="P73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735" style:family="table-row">
      <style:table-row-properties style:min-row-height="0.2083in" style:use-optimal-row-height="false"/>
    </style:style>
    <style:style style:name="TableCell736" style:family="table-cell">
      <style:table-cell-properties fo:border="0.0069in solid #45B0E1" style:writing-mode="lr-tb" fo:padding-top="0in" fo:padding-left="0.0729in" fo:padding-bottom="0in" fo:padding-right="0.0729in"/>
    </style:style>
    <style:style style:name="P737" style:parent-style-name="Normal" style:family="paragraph">
      <style:paragraph-properties fo:margin-bottom="0in" fo:line-height="100%"/>
    </style:style>
    <style:style style:name="T73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739" style:family="table-cell">
      <style:table-cell-properties fo:border="0.0069in solid #45B0E1" style:writing-mode="lr-tb" fo:padding-top="0in" fo:padding-left="0.0729in" fo:padding-bottom="0in" fo:padding-right="0.0729in"/>
    </style:style>
    <style:style style:name="P740" style:parent-style-name="Normal" style:family="paragraph">
      <style:paragraph-properties fo:margin-bottom="0in" fo:line-height="100%"/>
    </style:style>
    <style:style style:name="T74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42" style:family="table-cell">
      <style:table-cell-properties fo:border="0.0069in solid #45B0E1" style:writing-mode="lr-tb" fo:padding-top="0in" fo:padding-left="0.0729in" fo:padding-bottom="0in" fo:padding-right="0.0729in"/>
    </style:style>
    <style:style style:name="P743" style:parent-style-name="Normal" style:family="paragraph">
      <style:paragraph-properties fo:margin-bottom="0in" fo:line-height="100%"/>
    </style:style>
    <style:style style:name="T74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45" style:family="table-cell">
      <style:table-cell-properties fo:border="0.0069in solid #45B0E1" style:writing-mode="lr-tb" fo:padding-top="0in" fo:padding-left="0.0729in" fo:padding-bottom="0in" fo:padding-right="0.0729in"/>
    </style:style>
    <style:style style:name="P74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747" style:parent-style-name="Normal" style:family="paragraph">
      <style:paragraph-properties fo:keep-with-next="always" fo:keep-together="always" fo:margin-top="0.1388in" fo:margin-bottom="0in"/>
      <style:text-properties style:font-name="Calibri" style:font-name-asian="Calibri" style:font-name-complex="Calibri" fo:font-weight="bold" style:font-weight-asian="bold" style:font-weight-complex="bold" fo:color="#000000" fo:font-size="11pt" style:font-size-asian="11pt" style:font-size-complex="11pt"/>
    </style:style>
    <style:style style:name="T748" style:parent-style-name="DefaultParagraphFont" style:family="text">
      <style:text-properties fo:language="en" fo:country="US"/>
    </style:style>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TableColumn752" style:family="table-column">
      <style:table-column-properties style:column-width="1.2236in" style:use-optimal-column-width="false"/>
    </style:style>
    <style:style style:name="TableColumn753" style:family="table-column">
      <style:table-column-properties style:column-width="1.8437in" style:use-optimal-column-width="false"/>
    </style:style>
    <style:style style:name="TableColumn754" style:family="table-column">
      <style:table-column-properties style:column-width="2.625in" style:use-optimal-column-width="false"/>
    </style:style>
    <style:style style:name="TableColumn755" style:family="table-column">
      <style:table-column-properties style:column-width="0.3486in" style:use-optimal-column-width="false"/>
    </style:style>
    <style:style style:name="Table751" style:family="table">
      <style:table-properties style:width="6.0409in" fo:margin-left="0in" table:align="left"/>
    </style:style>
    <style:style style:name="TableRow756" style:family="table-row">
      <style:table-row-properties style:min-row-height="0.2083in" style:use-optimal-row-height="false"/>
    </style:style>
    <style:style style:name="TableCell757"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758" style:parent-style-name="Normal" style:family="paragraph">
      <style:paragraph-properties fo:text-align="center" fo:margin-bottom="0in" fo:line-height="100%"/>
    </style:style>
    <style:style style:name="T759"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760" style:family="table-cell">
      <style:table-cell-properties fo:border-top="0.0104in solid #4F81BD" fo:border-left="none" fo:border-bottom="0.0104in solid #4F81BD" fo:border-right="none" style:writing-mode="lr-tb" fo:padding-top="0in" fo:padding-left="0.0729in" fo:padding-bottom="0in" fo:padding-right="0.0729in"/>
    </style:style>
    <style:style style:name="P761" style:parent-style-name="Normal" style:family="paragraph">
      <style:paragraph-properties fo:text-align="center" fo:margin-bottom="0in" fo:line-height="100%"/>
    </style:style>
    <style:style style:name="T762"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763" style:family="table-cell">
      <style:table-cell-properties fo:border-top="0.0104in solid #4F81BD" fo:border-left="none" fo:border-bottom="0.0104in solid #4F81BD" fo:border-right="none" style:writing-mode="lr-tb" fo:padding-top="0in" fo:padding-left="0.0729in" fo:padding-bottom="0in" fo:padding-right="0.0729in"/>
    </style:style>
    <style:style style:name="P764" style:parent-style-name="Normal" style:family="paragraph">
      <style:paragraph-properties fo:text-align="center" fo:margin-bottom="0in" fo:line-height="100%"/>
    </style:style>
    <style:style style:name="T765"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766"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767"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Row768" style:family="table-row">
      <style:table-row-properties style:min-row-height="0.2083in" style:use-optimal-row-height="false"/>
    </style:style>
    <style:style style:name="TableCell769" style:family="table-cell">
      <style:table-cell-properties fo:border="0.0069in solid #45B0E1" style:writing-mode="lr-tb" fo:padding-top="0in" fo:padding-left="0.0729in" fo:padding-bottom="0in" fo:padding-right="0.0729in"/>
    </style:style>
    <style:style style:name="P770" style:parent-style-name="Normal" style:family="paragraph">
      <style:paragraph-properties fo:margin-bottom="0in" fo:line-height="100%"/>
    </style:style>
    <style:style style:name="T77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772" style:family="table-cell">
      <style:table-cell-properties fo:border="0.0069in solid #45B0E1" style:writing-mode="lr-tb" fo:padding-top="0in" fo:padding-left="0.0729in" fo:padding-bottom="0in" fo:padding-right="0.0729in"/>
    </style:style>
    <style:style style:name="P773" style:parent-style-name="Normal" style:family="paragraph">
      <style:paragraph-properties fo:margin-bottom="0in" fo:line-height="100%"/>
    </style:style>
    <style:style style:name="T77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75" style:family="table-cell">
      <style:table-cell-properties fo:border="0.0069in solid #45B0E1" style:writing-mode="lr-tb" fo:padding-top="0in" fo:padding-left="0.0729in" fo:padding-bottom="0in" fo:padding-right="0.0729in"/>
    </style:style>
    <style:style style:name="P776" style:parent-style-name="Normal" style:family="paragraph">
      <style:paragraph-properties fo:margin-bottom="0in" fo:line-height="100%"/>
    </style:style>
    <style:style style:name="T777" style:parent-style-name="DefaultParagraphFont" style:family="text">
      <style:text-properties style:font-name="Cambria" style:font-name-asian="Cambria" style:font-name-complex="Cambria" fo:font-size="11pt" style:font-size-asian="11pt" style:font-size-complex="11pt" fo:language="en" fo:country="US"/>
    </style:style>
    <style:style style:name="T778" style:parent-style-name="DefaultParagraphFont" style:family="text">
      <style:text-properties style:font-name="Cambria" style:font-name-asian="Cambria" style:font-name-complex="Cambria" fo:font-style="italic" style:font-style-asian="italic" style:font-style-complex="italic" fo:font-size="11pt" style:font-size-asian="11pt" style:font-size-complex="11pt" fo:language="en" fo:country="US"/>
    </style:style>
    <style:style style:name="T779" style:parent-style-name="DefaultParagraphFont" style:family="text">
      <style:text-properties style:font-name="Cambria" style:font-name-asian="Cambria" style:font-name-complex="Cambria" fo:font-size="11pt" style:font-size-asian="11pt" style:font-size-complex="11pt" fo:language="en" fo:country="US"/>
    </style:style>
    <style:style style:name="T780" style:parent-style-name="DefaultParagraphFont" style:family="text">
      <style:text-properties style:font-name="Cambria" style:font-name-asian="Cambria" style:font-name-complex="Cambria" fo:font-style="italic" style:font-style-asian="italic" style:font-style-complex="italic" fo:font-size="11pt" style:font-size-asian="11pt" style:font-size-complex="11pt" fo:language="en" fo:country="US"/>
    </style:style>
    <style:style style:name="T78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82" style:family="table-cell">
      <style:table-cell-properties fo:border="0.0069in solid #45B0E1" style:writing-mode="lr-tb" fo:padding-top="0in" fo:padding-left="0.0729in" fo:padding-bottom="0in" fo:padding-right="0.0729in"/>
    </style:style>
    <style:style style:name="P78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784" style:family="table-row">
      <style:table-row-properties style:min-row-height="0.2083in" style:use-optimal-row-height="false"/>
    </style:style>
    <style:style style:name="TableCell785" style:family="table-cell">
      <style:table-cell-properties fo:border="0.0069in solid #45B0E1" style:writing-mode="lr-tb" fo:padding-top="0in" fo:padding-left="0.0729in" fo:padding-bottom="0in" fo:padding-right="0.0729in"/>
    </style:style>
    <style:style style:name="P786" style:parent-style-name="Normal" style:family="paragraph">
      <style:paragraph-properties fo:margin-bottom="0in" fo:line-height="100%"/>
    </style:style>
    <style:style style:name="T78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788" style:family="table-cell">
      <style:table-cell-properties fo:border="0.0069in solid #45B0E1" style:writing-mode="lr-tb" fo:padding-top="0in" fo:padding-left="0.0729in" fo:padding-bottom="0in" fo:padding-right="0.0729in"/>
    </style:style>
    <style:style style:name="P789" style:parent-style-name="Normal" style:family="paragraph">
      <style:paragraph-properties fo:margin-bottom="0in" fo:line-height="100%"/>
    </style:style>
    <style:style style:name="T790" style:parent-style-name="DefaultParagraphFont" style:family="text">
      <style:text-properties style:font-name="Cambria" style:font-name-asian="Cambria" style:font-name-complex="Cambria" fo:font-size="11pt" style:font-size-asian="11pt" style:font-size-complex="11pt" fo:language="en" fo:country="US"/>
    </style:style>
    <style:style style:name="T791" style:parent-style-name="DefaultParagraphFont" style:family="text">
      <style:text-properties style:font-name="Cambria" style:font-name-asian="Cambria" style:font-name-complex="Cambria" fo:font-style="italic" style:font-style-asian="italic" style:font-style-complex="italic" fo:font-size="11pt" style:font-size-asian="11pt" style:font-size-complex="11pt" fo:language="en" fo:country="US"/>
    </style:style>
    <style:style style:name="T79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93" style:family="table-cell">
      <style:table-cell-properties fo:border="0.0069in solid #45B0E1" style:writing-mode="lr-tb" fo:padding-top="0in" fo:padding-left="0.0729in" fo:padding-bottom="0in" fo:padding-right="0.0729in"/>
    </style:style>
    <style:style style:name="P794" style:parent-style-name="Normal" style:family="paragraph">
      <style:paragraph-properties fo:margin-bottom="0in" fo:line-height="100%"/>
    </style:style>
    <style:style style:name="T79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796" style:family="table-cell">
      <style:table-cell-properties fo:border="0.0069in solid #45B0E1" style:writing-mode="lr-tb" fo:padding-top="0in" fo:padding-left="0.0729in" fo:padding-bottom="0in" fo:padding-right="0.0729in"/>
    </style:style>
    <style:style style:name="P79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798" style:family="table-row">
      <style:table-row-properties style:min-row-height="0.2083in" style:use-optimal-row-height="false"/>
    </style:style>
    <style:style style:name="TableCell799" style:family="table-cell">
      <style:table-cell-properties fo:border="0.0069in solid #45B0E1" style:writing-mode="lr-tb" fo:padding-top="0in" fo:padding-left="0.0729in" fo:padding-bottom="0in" fo:padding-right="0.0729in"/>
    </style:style>
    <style:style style:name="P800" style:parent-style-name="Normal" style:family="paragraph">
      <style:paragraph-properties fo:margin-bottom="0in" fo:line-height="100%"/>
    </style:style>
    <style:style style:name="T80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02" style:family="table-cell">
      <style:table-cell-properties fo:border="0.0069in solid #45B0E1" style:writing-mode="lr-tb" fo:padding-top="0in" fo:padding-left="0.0729in" fo:padding-bottom="0in" fo:padding-right="0.0729in"/>
    </style:style>
    <style:style style:name="P803" style:parent-style-name="Normal" style:family="paragraph">
      <style:paragraph-properties fo:margin-bottom="0in" fo:line-height="100%"/>
    </style:style>
    <style:style style:name="T80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05" style:family="table-cell">
      <style:table-cell-properties fo:border="0.0069in solid #45B0E1" style:writing-mode="lr-tb" fo:padding-top="0in" fo:padding-left="0.0729in" fo:padding-bottom="0in" fo:padding-right="0.0729in"/>
    </style:style>
    <style:style style:name="P806" style:parent-style-name="Normal" style:family="paragraph">
      <style:paragraph-properties fo:margin-bottom="0in" fo:line-height="100%"/>
    </style:style>
    <style:style style:name="T80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08" style:family="table-cell">
      <style:table-cell-properties fo:border="0.0069in solid #45B0E1" style:writing-mode="lr-tb" fo:padding-top="0in" fo:padding-left="0.0729in" fo:padding-bottom="0in" fo:padding-right="0.0729in"/>
    </style:style>
    <style:style style:name="P80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810" style:family="table-row">
      <style:table-row-properties style:min-row-height="0.2083in" style:use-optimal-row-height="false"/>
    </style:style>
    <style:style style:name="TableCell811" style:family="table-cell">
      <style:table-cell-properties fo:border="0.0069in solid #45B0E1" style:writing-mode="lr-tb" fo:padding-top="0in" fo:padding-left="0.0729in" fo:padding-bottom="0in" fo:padding-right="0.0729in"/>
    </style:style>
    <style:style style:name="P812" style:parent-style-name="Normal" style:family="paragraph">
      <style:paragraph-properties fo:margin-bottom="0in" fo:line-height="100%"/>
    </style:style>
    <style:style style:name="T81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14" style:family="table-cell">
      <style:table-cell-properties fo:border="0.0069in solid #45B0E1" style:writing-mode="lr-tb" fo:padding-top="0in" fo:padding-left="0.0729in" fo:padding-bottom="0in" fo:padding-right="0.0729in"/>
    </style:style>
    <style:style style:name="P815" style:parent-style-name="Normal" style:family="paragraph">
      <style:paragraph-properties fo:margin-bottom="0in" fo:line-height="100%"/>
    </style:style>
    <style:style style:name="T816" style:parent-style-name="DefaultParagraphFont" style:family="text">
      <style:text-properties style:font-name="Cambria" style:font-name-asian="Cambria" style:font-name-complex="Cambria" fo:font-size="11pt" style:font-size-asian="11pt" style:font-size-complex="11pt" fo:language="en" fo:country="US"/>
    </style:style>
    <style:style style:name="T817" style:parent-style-name="DefaultParagraphFont" style:family="text">
      <style:text-properties style:font-name="Cambria" style:font-name-asian="Cambria" style:font-name-complex="Cambria" fo:font-style="italic" style:font-style-asian="italic" style:font-style-complex="italic" fo:font-size="11pt" style:font-size-asian="11pt" style:font-size-complex="11pt" fo:language="en" fo:country="US"/>
    </style:style>
    <style:style style:name="T81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19" style:family="table-cell">
      <style:table-cell-properties fo:border="0.0069in solid #45B0E1" style:writing-mode="lr-tb" fo:padding-top="0in" fo:padding-left="0.0729in" fo:padding-bottom="0in" fo:padding-right="0.0729in"/>
    </style:style>
    <style:style style:name="P820" style:parent-style-name="Normal" style:family="paragraph">
      <style:paragraph-properties fo:margin-bottom="0in" fo:line-height="100%"/>
    </style:style>
    <style:style style:name="T82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22" style:family="table-cell">
      <style:table-cell-properties fo:border="0.0069in solid #45B0E1" style:writing-mode="lr-tb" fo:padding-top="0in" fo:padding-left="0.0729in" fo:padding-bottom="0in" fo:padding-right="0.0729in"/>
    </style:style>
    <style:style style:name="P82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824" style:family="table-row">
      <style:table-row-properties style:min-row-height="0.2083in" style:use-optimal-row-height="false"/>
    </style:style>
    <style:style style:name="TableCell825" style:family="table-cell">
      <style:table-cell-properties fo:border="0.0069in solid #45B0E1" style:writing-mode="lr-tb" fo:padding-top="0in" fo:padding-left="0.0729in" fo:padding-bottom="0in" fo:padding-right="0.0729in"/>
    </style:style>
    <style:style style:name="P826" style:parent-style-name="Normal" style:family="paragraph">
      <style:paragraph-properties fo:margin-bottom="0in" fo:line-height="100%"/>
    </style:style>
    <style:style style:name="T82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28" style:family="table-cell">
      <style:table-cell-properties fo:border="0.0069in solid #45B0E1" style:writing-mode="lr-tb" fo:padding-top="0in" fo:padding-left="0.0729in" fo:padding-bottom="0in" fo:padding-right="0.0729in"/>
    </style:style>
    <style:style style:name="P829" style:parent-style-name="Normal" style:family="paragraph">
      <style:paragraph-properties fo:margin-bottom="0in" fo:line-height="100%"/>
    </style:style>
    <style:style style:name="T830" style:parent-style-name="DefaultParagraphFont" style:family="text">
      <style:text-properties style:font-name="Cambria" style:font-name-asian="Cambria" style:font-name-complex="Cambria" fo:font-size="11pt" style:font-size-asian="11pt" style:font-size-complex="11pt" fo:language="en" fo:country="US"/>
    </style:style>
    <style:style style:name="T831" style:parent-style-name="DefaultParagraphFont" style:family="text">
      <style:text-properties style:font-name="Cambria" style:font-name-asian="Cambria" style:font-name-complex="Cambria" fo:font-style="italic" style:font-style-asian="italic" style:font-style-complex="italic" fo:font-size="11pt" style:font-size-asian="11pt" style:font-size-complex="11pt" fo:language="en" fo:country="US"/>
    </style:style>
    <style:style style:name="T832" style:parent-style-name="DefaultParagraphFont" style:family="text">
      <style:text-properties style:font-name="Cambria" style:font-name-asian="Cambria" style:font-name-complex="Cambria" fo:font-size="11pt" style:font-size-asian="11pt" style:font-size-complex="11pt" fo:language="en" fo:country="US"/>
    </style:style>
    <style:style style:name="T833" style:parent-style-name="DefaultParagraphFont" style:family="text">
      <style:text-properties style:font-name="Cambria" style:font-name-asian="Cambria" style:font-name-complex="Cambria" fo:font-style="italic" style:font-style-asian="italic" style:font-style-complex="italic" fo:font-size="11pt" style:font-size-asian="11pt" style:font-size-complex="11pt" fo:language="en" fo:country="US"/>
    </style:style>
    <style:style style:name="T83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35" style:family="table-cell">
      <style:table-cell-properties fo:border="0.0069in solid #45B0E1" style:writing-mode="lr-tb" fo:padding-top="0in" fo:padding-left="0.0729in" fo:padding-bottom="0in" fo:padding-right="0.0729in"/>
    </style:style>
    <style:style style:name="P836" style:parent-style-name="Normal" style:family="paragraph">
      <style:paragraph-properties fo:margin-bottom="0in" fo:line-height="100%"/>
    </style:style>
    <style:style style:name="T83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38" style:family="table-cell">
      <style:table-cell-properties fo:border="0.0069in solid #45B0E1" style:writing-mode="lr-tb" fo:padding-top="0in" fo:padding-left="0.0729in" fo:padding-bottom="0in" fo:padding-right="0.0729in"/>
    </style:style>
    <style:style style:name="P83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840" style:family="table-row">
      <style:table-row-properties style:min-row-height="0.2083in" style:use-optimal-row-height="false"/>
    </style:style>
    <style:style style:name="TableCell841" style:family="table-cell">
      <style:table-cell-properties fo:border="0.0069in solid #45B0E1" style:writing-mode="lr-tb" fo:padding-top="0in" fo:padding-left="0.0729in" fo:padding-bottom="0in" fo:padding-right="0.0729in"/>
    </style:style>
    <style:style style:name="P842" style:parent-style-name="Normal" style:family="paragraph">
      <style:paragraph-properties fo:margin-bottom="0in" fo:line-height="100%"/>
    </style:style>
    <style:style style:name="T84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44" style:family="table-cell">
      <style:table-cell-properties fo:border="0.0069in solid #45B0E1" style:writing-mode="lr-tb" fo:padding-top="0in" fo:padding-left="0.0729in" fo:padding-bottom="0in" fo:padding-right="0.0729in"/>
    </style:style>
    <style:style style:name="P845" style:parent-style-name="Normal" style:family="paragraph">
      <style:paragraph-properties fo:margin-bottom="0in" fo:line-height="100%"/>
    </style:style>
    <style:style style:name="T84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47" style:family="table-cell">
      <style:table-cell-properties fo:border="0.0069in solid #45B0E1" style:writing-mode="lr-tb" fo:padding-top="0in" fo:padding-left="0.0729in" fo:padding-bottom="0in" fo:padding-right="0.0729in"/>
    </style:style>
    <style:style style:name="P848" style:parent-style-name="Normal" style:family="paragraph">
      <style:paragraph-properties fo:margin-bottom="0in" fo:line-height="100%"/>
    </style:style>
    <style:style style:name="T84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50" style:family="table-cell">
      <style:table-cell-properties fo:border="0.0069in solid #45B0E1" style:writing-mode="lr-tb" fo:padding-top="0in" fo:padding-left="0.0729in" fo:padding-bottom="0in" fo:padding-right="0.0729in"/>
    </style:style>
    <style:style style:name="P85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852" style:family="table-row">
      <style:table-row-properties style:min-row-height="0.2083in" style:use-optimal-row-height="false"/>
    </style:style>
    <style:style style:name="TableCell853" style:family="table-cell">
      <style:table-cell-properties fo:border="0.0069in solid #45B0E1" style:writing-mode="lr-tb" fo:padding-top="0in" fo:padding-left="0.0729in" fo:padding-bottom="0in" fo:padding-right="0.0729in"/>
    </style:style>
    <style:style style:name="P854" style:parent-style-name="Normal" style:family="paragraph">
      <style:paragraph-properties fo:margin-bottom="0in" fo:line-height="100%"/>
    </style:style>
    <style:style style:name="T85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56" style:family="table-cell">
      <style:table-cell-properties fo:border="0.0069in solid #45B0E1" style:writing-mode="lr-tb" fo:padding-top="0in" fo:padding-left="0.0729in" fo:padding-bottom="0in" fo:padding-right="0.0729in"/>
    </style:style>
    <style:style style:name="P857" style:parent-style-name="Normal" style:family="paragraph">
      <style:paragraph-properties fo:margin-bottom="0in" fo:line-height="100%"/>
    </style:style>
    <style:style style:name="T85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59" style:family="table-cell">
      <style:table-cell-properties fo:border="0.0069in solid #45B0E1" style:writing-mode="lr-tb" fo:padding-top="0in" fo:padding-left="0.0729in" fo:padding-bottom="0in" fo:padding-right="0.0729in"/>
    </style:style>
    <style:style style:name="P860" style:parent-style-name="Normal" style:family="paragraph">
      <style:paragraph-properties fo:margin-bottom="0in" fo:line-height="100%"/>
    </style:style>
    <style:style style:name="T86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62" style:family="table-cell">
      <style:table-cell-properties fo:border="0.0069in solid #45B0E1" style:writing-mode="lr-tb" fo:padding-top="0in" fo:padding-left="0.0729in" fo:padding-bottom="0in" fo:padding-right="0.0729in"/>
    </style:style>
    <style:style style:name="P86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864" style:family="table-row">
      <style:table-row-properties style:min-row-height="0.2083in" style:use-optimal-row-height="false"/>
    </style:style>
    <style:style style:name="TableCell865" style:family="table-cell">
      <style:table-cell-properties fo:border="0.0069in solid #45B0E1" style:writing-mode="lr-tb" fo:padding-top="0in" fo:padding-left="0.0729in" fo:padding-bottom="0in" fo:padding-right="0.0729in"/>
    </style:style>
    <style:style style:name="P866" style:parent-style-name="Normal" style:family="paragraph">
      <style:paragraph-properties fo:margin-bottom="0in" fo:line-height="100%"/>
    </style:style>
    <style:style style:name="T86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68" style:family="table-cell">
      <style:table-cell-properties fo:border="0.0069in solid #45B0E1" style:writing-mode="lr-tb" fo:padding-top="0in" fo:padding-left="0.0729in" fo:padding-bottom="0in" fo:padding-right="0.0729in"/>
    </style:style>
    <style:style style:name="P869" style:parent-style-name="Normal" style:family="paragraph">
      <style:paragraph-properties fo:margin-bottom="0in" fo:line-height="100%"/>
    </style:style>
    <style:style style:name="T87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71" style:family="table-cell">
      <style:table-cell-properties fo:border="0.0069in solid #45B0E1" style:writing-mode="lr-tb" fo:padding-top="0in" fo:padding-left="0.0729in" fo:padding-bottom="0in" fo:padding-right="0.0729in"/>
    </style:style>
    <style:style style:name="P872" style:parent-style-name="Normal" style:family="paragraph">
      <style:paragraph-properties fo:margin-bottom="0in" fo:line-height="100%"/>
    </style:style>
    <style:style style:name="T87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74" style:family="table-cell">
      <style:table-cell-properties fo:border="0.0069in solid #45B0E1" style:writing-mode="lr-tb" fo:padding-top="0in" fo:padding-left="0.0729in" fo:padding-bottom="0in" fo:padding-right="0.0729in"/>
    </style:style>
    <style:style style:name="P87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876" style:family="table-row">
      <style:table-row-properties style:min-row-height="0.2083in" style:use-optimal-row-height="false"/>
    </style:style>
    <style:style style:name="TableCell877" style:family="table-cell">
      <style:table-cell-properties fo:border="0.0069in solid #45B0E1" style:writing-mode="lr-tb" fo:padding-top="0in" fo:padding-left="0.0729in" fo:padding-bottom="0in" fo:padding-right="0.0729in"/>
    </style:style>
    <style:style style:name="P878" style:parent-style-name="Normal" style:family="paragraph">
      <style:paragraph-properties fo:margin-bottom="0in" fo:line-height="100%"/>
    </style:style>
    <style:style style:name="T87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80" style:family="table-cell">
      <style:table-cell-properties fo:border="0.0069in solid #45B0E1" style:writing-mode="lr-tb" fo:padding-top="0in" fo:padding-left="0.0729in" fo:padding-bottom="0in" fo:padding-right="0.0729in"/>
    </style:style>
    <style:style style:name="P881" style:parent-style-name="Normal" style:family="paragraph">
      <style:paragraph-properties fo:margin-bottom="0in" fo:line-height="100%"/>
    </style:style>
    <style:style style:name="T88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83" style:family="table-cell">
      <style:table-cell-properties fo:border="0.0069in solid #45B0E1" style:writing-mode="lr-tb" fo:padding-top="0in" fo:padding-left="0.0729in" fo:padding-bottom="0in" fo:padding-right="0.0729in"/>
    </style:style>
    <style:style style:name="P884" style:parent-style-name="Normal" style:family="paragraph">
      <style:paragraph-properties fo:margin-bottom="0in" fo:line-height="100%"/>
    </style:style>
    <style:style style:name="T88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86" style:family="table-cell">
      <style:table-cell-properties fo:border="0.0069in solid #45B0E1" style:writing-mode="lr-tb" fo:padding-top="0in" fo:padding-left="0.0729in" fo:padding-bottom="0in" fo:padding-right="0.0729in"/>
    </style:style>
    <style:style style:name="P88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888" style:family="table-row">
      <style:table-row-properties style:min-row-height="0.2083in" style:use-optimal-row-height="false"/>
    </style:style>
    <style:style style:name="TableCell889" style:family="table-cell">
      <style:table-cell-properties fo:border="0.0069in solid #45B0E1" style:writing-mode="lr-tb" fo:padding-top="0in" fo:padding-left="0.0729in" fo:padding-bottom="0in" fo:padding-right="0.0729in"/>
    </style:style>
    <style:style style:name="P890" style:parent-style-name="Normal" style:family="paragraph">
      <style:paragraph-properties fo:margin-bottom="0in" fo:line-height="100%"/>
    </style:style>
    <style:style style:name="T89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892" style:family="table-cell">
      <style:table-cell-properties fo:border="0.0069in solid #45B0E1" style:writing-mode="lr-tb" fo:padding-top="0in" fo:padding-left="0.0729in" fo:padding-bottom="0in" fo:padding-right="0.0729in"/>
    </style:style>
    <style:style style:name="P893" style:parent-style-name="Normal" style:family="paragraph">
      <style:paragraph-properties fo:margin-bottom="0in" fo:line-height="100%"/>
    </style:style>
    <style:style style:name="T89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895" style:family="table-cell">
      <style:table-cell-properties fo:border="0.0069in solid #45B0E1" style:writing-mode="lr-tb" fo:padding-top="0in" fo:padding-left="0.0729in" fo:padding-bottom="0in" fo:padding-right="0.0729in"/>
    </style:style>
    <style:style style:name="P896" style:parent-style-name="Normal" style:family="paragraph">
      <style:paragraph-properties fo:margin-bottom="0in" fo:line-height="100%"/>
    </style:style>
    <style:style style:name="T897" style:parent-style-name="DefaultParagraphFont" style:family="text">
      <style:text-properties style:font-name="Cambria" style:font-name-asian="Cambria" style:font-name-complex="Cambria" fo:font-size="11pt" style:font-size-asian="11pt" style:font-size-complex="11pt" fo:language="en" fo:country="US"/>
    </style:style>
    <style:style style:name="T898" style:parent-style-name="DefaultParagraphFont" style:family="text">
      <style:text-properties style:font-name="Cambria" style:font-name-asian="Cambria" style:font-name-complex="Cambria" fo:font-style="italic" style:font-style-asian="italic" style:font-style-complex="italic" fo:font-size="11pt" style:font-size-asian="11pt" style:font-size-complex="11pt" fo:language="en" fo:country="US"/>
    </style:style>
    <style:style style:name="T89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00" style:family="table-cell">
      <style:table-cell-properties fo:border="0.0069in solid #45B0E1" style:writing-mode="lr-tb" fo:padding-top="0in" fo:padding-left="0.0729in" fo:padding-bottom="0in" fo:padding-right="0.0729in"/>
    </style:style>
    <style:style style:name="P90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902" style:parent-style-name="Normal" style:family="paragraph">
      <style:paragraph-properties fo:keep-with-next="always" fo:keep-together="always" fo:margin-top="0.1388in" fo:margin-bottom="0in"/>
      <style:text-properties style:font-name="Calibri" style:font-name-asian="Calibri" style:font-name-complex="Calibri" fo:font-weight="bold" style:font-weight-asian="bold" style:font-weight-complex="bold" fo:color="#4F81BD" fo:font-size="11pt" style:font-size-asian="11pt" style:font-size-complex="11pt"/>
    </style:style>
    <style:style style:name="P903" style:parent-style-name="Normal" style:family="paragraph">
      <style:text-properties style:font-name="Cambria" style:font-name-asian="Cambria" style:font-name-complex="Cambria" fo:color="#000000" fo:font-size="11pt" style:font-size-asian="11pt" style:font-size-complex="11pt" fo:language="en" fo:country="US"/>
    </style:style>
    <style:style style:name="T904" style:parent-style-name="DefaultParagraphFont" style:family="text">
      <style:text-properties fo:language="en" fo:country="US"/>
    </style:style>
    <style:style style:name="TableColumn906" style:family="table-column">
      <style:table-column-properties style:column-width="1.1513in" style:use-optimal-column-width="false"/>
    </style:style>
    <style:style style:name="TableColumn907" style:family="table-column">
      <style:table-column-properties style:column-width="1.25in" style:use-optimal-column-width="false"/>
    </style:style>
    <style:style style:name="TableColumn908" style:family="table-column">
      <style:table-column-properties style:column-width="3.2187in" style:use-optimal-column-width="false"/>
    </style:style>
    <style:style style:name="TableColumn909" style:family="table-column">
      <style:table-column-properties style:column-width="0.4222in" style:use-optimal-column-width="false"/>
    </style:style>
    <style:style style:name="Table905" style:family="table">
      <style:table-properties style:width="6.0423in" fo:margin-left="0in" table:align="left"/>
    </style:style>
    <style:style style:name="TableRow910" style:family="table-row">
      <style:table-row-properties style:min-row-height="0.2083in" style:use-optimal-row-height="false"/>
    </style:style>
    <style:style style:name="TableCell91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912" style:parent-style-name="Normal" style:family="paragraph">
      <style:paragraph-properties fo:text-align="center" fo:margin-bottom="0in" fo:line-height="100%"/>
    </style:style>
    <style:style style:name="T91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14"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915" style:parent-style-name="Normal" style:family="paragraph">
      <style:paragraph-properties fo:text-align="center" fo:margin-bottom="0in" fo:line-height="100%"/>
    </style:style>
    <style:style style:name="T91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17"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918" style:parent-style-name="Normal" style:family="paragraph">
      <style:paragraph-properties fo:text-align="center" fo:margin-bottom="0in" fo:line-height="100%"/>
    </style:style>
    <style:style style:name="T91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20"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921"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922" style:family="table-row">
      <style:table-row-properties style:min-row-height="0.2083in" style:use-optimal-row-height="false"/>
    </style:style>
    <style:style style:name="TableCell923" style:family="table-cell">
      <style:table-cell-properties fo:border="0.0069in solid #45B0E1" style:writing-mode="lr-tb" fo:padding-top="0in" fo:padding-left="0.0729in" fo:padding-bottom="0in" fo:padding-right="0.0729in"/>
    </style:style>
    <style:style style:name="P924" style:parent-style-name="Normal" style:family="paragraph">
      <style:paragraph-properties fo:margin-bottom="0in" fo:line-height="100%"/>
    </style:style>
    <style:style style:name="T92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26" style:family="table-cell">
      <style:table-cell-properties fo:border="0.0069in solid #45B0E1" style:writing-mode="lr-tb" fo:padding-top="0in" fo:padding-left="0.0729in" fo:padding-bottom="0in" fo:padding-right="0.0729in"/>
    </style:style>
    <style:style style:name="P927" style:parent-style-name="Normal" style:family="paragraph">
      <style:paragraph-properties fo:margin-bottom="0in" fo:line-height="100%"/>
    </style:style>
    <style:style style:name="T92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29" style:family="table-cell">
      <style:table-cell-properties fo:border="0.0069in solid #45B0E1" style:writing-mode="lr-tb" fo:padding-top="0in" fo:padding-left="0.0729in" fo:padding-bottom="0in" fo:padding-right="0.0729in"/>
    </style:style>
    <style:style style:name="P930" style:parent-style-name="Normal" style:family="paragraph">
      <style:paragraph-properties fo:margin-bottom="0in" fo:line-height="100%"/>
    </style:style>
    <style:style style:name="T93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32" style:family="table-cell">
      <style:table-cell-properties fo:border="0.0069in solid #45B0E1" style:writing-mode="lr-tb" fo:padding-top="0in" fo:padding-left="0.0729in" fo:padding-bottom="0in" fo:padding-right="0.0729in"/>
    </style:style>
    <style:style style:name="P93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934" style:family="table-row">
      <style:table-row-properties style:min-row-height="0.2083in" style:use-optimal-row-height="false"/>
    </style:style>
    <style:style style:name="TableCell935" style:family="table-cell">
      <style:table-cell-properties fo:border="0.0069in solid #45B0E1" style:writing-mode="lr-tb" fo:padding-top="0in" fo:padding-left="0.0729in" fo:padding-bottom="0in" fo:padding-right="0.0729in"/>
    </style:style>
    <style:style style:name="P936" style:parent-style-name="Normal" style:family="paragraph">
      <style:paragraph-properties fo:margin-bottom="0in" fo:line-height="100%"/>
    </style:style>
    <style:style style:name="T93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38" style:family="table-cell">
      <style:table-cell-properties fo:border="0.0069in solid #45B0E1" style:writing-mode="lr-tb" fo:padding-top="0in" fo:padding-left="0.0729in" fo:padding-bottom="0in" fo:padding-right="0.0729in"/>
    </style:style>
    <style:style style:name="P939" style:parent-style-name="Normal" style:family="paragraph">
      <style:paragraph-properties fo:margin-bottom="0in" fo:line-height="100%"/>
    </style:style>
    <style:style style:name="T94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41" style:family="table-cell">
      <style:table-cell-properties fo:border="0.0069in solid #45B0E1" style:writing-mode="lr-tb" fo:padding-top="0in" fo:padding-left="0.0729in" fo:padding-bottom="0in" fo:padding-right="0.0729in"/>
    </style:style>
    <style:style style:name="P942" style:parent-style-name="Normal" style:family="paragraph">
      <style:paragraph-properties fo:margin-bottom="0in" fo:line-height="100%"/>
    </style:style>
    <style:style style:name="T94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44" style:family="table-cell">
      <style:table-cell-properties fo:border="0.0069in solid #45B0E1" style:writing-mode="lr-tb" fo:padding-top="0in" fo:padding-left="0.0729in" fo:padding-bottom="0in" fo:padding-right="0.0729in"/>
    </style:style>
    <style:style style:name="P94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946" style:family="table-row">
      <style:table-row-properties style:min-row-height="0.2083in" style:use-optimal-row-height="false"/>
    </style:style>
    <style:style style:name="TableCell947" style:family="table-cell">
      <style:table-cell-properties fo:border="0.0069in solid #45B0E1" style:writing-mode="lr-tb" fo:padding-top="0in" fo:padding-left="0.0729in" fo:padding-bottom="0in" fo:padding-right="0.0729in"/>
    </style:style>
    <style:style style:name="P948" style:parent-style-name="Normal" style:family="paragraph">
      <style:paragraph-properties fo:margin-bottom="0in" fo:line-height="100%"/>
    </style:style>
    <style:style style:name="T94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50" style:family="table-cell">
      <style:table-cell-properties fo:border="0.0069in solid #45B0E1" style:writing-mode="lr-tb" fo:padding-top="0in" fo:padding-left="0.0729in" fo:padding-bottom="0in" fo:padding-right="0.0729in"/>
    </style:style>
    <style:style style:name="P951" style:parent-style-name="Normal" style:family="paragraph">
      <style:paragraph-properties fo:margin-bottom="0in" fo:line-height="100%"/>
    </style:style>
    <style:style style:name="T95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53" style:family="table-cell">
      <style:table-cell-properties fo:border="0.0069in solid #45B0E1" style:writing-mode="lr-tb" fo:padding-top="0in" fo:padding-left="0.0729in" fo:padding-bottom="0in" fo:padding-right="0.0729in"/>
    </style:style>
    <style:style style:name="P954" style:parent-style-name="Normal" style:family="paragraph">
      <style:paragraph-properties fo:margin-bottom="0in" fo:line-height="100%"/>
    </style:style>
    <style:style style:name="T95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56" style:family="table-cell">
      <style:table-cell-properties fo:border="0.0069in solid #45B0E1" style:writing-mode="lr-tb" fo:padding-top="0in" fo:padding-left="0.0729in" fo:padding-bottom="0in" fo:padding-right="0.0729in"/>
    </style:style>
    <style:style style:name="P95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958" style:family="table-row">
      <style:table-row-properties style:min-row-height="0.2083in" style:use-optimal-row-height="false"/>
    </style:style>
    <style:style style:name="TableCell959" style:family="table-cell">
      <style:table-cell-properties fo:border="0.0069in solid #45B0E1" style:writing-mode="lr-tb" fo:padding-top="0in" fo:padding-left="0.0729in" fo:padding-bottom="0in" fo:padding-right="0.0729in"/>
    </style:style>
    <style:style style:name="P960" style:parent-style-name="Normal" style:family="paragraph">
      <style:paragraph-properties fo:margin-bottom="0in" fo:line-height="100%"/>
    </style:style>
    <style:style style:name="T96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62" style:family="table-cell">
      <style:table-cell-properties fo:border="0.0069in solid #45B0E1" style:writing-mode="lr-tb" fo:padding-top="0in" fo:padding-left="0.0729in" fo:padding-bottom="0in" fo:padding-right="0.0729in"/>
    </style:style>
    <style:style style:name="P963" style:parent-style-name="Normal" style:family="paragraph">
      <style:paragraph-properties fo:margin-bottom="0in" fo:line-height="100%"/>
    </style:style>
    <style:style style:name="T96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65" style:family="table-cell">
      <style:table-cell-properties fo:border="0.0069in solid #45B0E1" style:writing-mode="lr-tb" fo:padding-top="0in" fo:padding-left="0.0729in" fo:padding-bottom="0in" fo:padding-right="0.0729in"/>
    </style:style>
    <style:style style:name="P966" style:parent-style-name="Normal" style:family="paragraph">
      <style:paragraph-properties fo:margin-bottom="0in" fo:line-height="100%"/>
    </style:style>
    <style:style style:name="T96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68" style:family="table-cell">
      <style:table-cell-properties fo:border="0.0069in solid #45B0E1" style:writing-mode="lr-tb" fo:padding-top="0in" fo:padding-left="0.0729in" fo:padding-bottom="0in" fo:padding-right="0.0729in"/>
    </style:style>
    <style:style style:name="P96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970" style:family="table-row">
      <style:table-row-properties style:min-row-height="0.2083in" style:use-optimal-row-height="false"/>
    </style:style>
    <style:style style:name="TableCell971" style:family="table-cell">
      <style:table-cell-properties fo:border="0.0069in solid #45B0E1" style:writing-mode="lr-tb" fo:padding-top="0in" fo:padding-left="0.0729in" fo:padding-bottom="0in" fo:padding-right="0.0729in"/>
    </style:style>
    <style:style style:name="P972" style:parent-style-name="Normal" style:family="paragraph">
      <style:paragraph-properties fo:margin-bottom="0in" fo:line-height="100%"/>
    </style:style>
    <style:style style:name="T97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74" style:family="table-cell">
      <style:table-cell-properties fo:border="0.0069in solid #45B0E1" style:writing-mode="lr-tb" fo:padding-top="0in" fo:padding-left="0.0729in" fo:padding-bottom="0in" fo:padding-right="0.0729in"/>
    </style:style>
    <style:style style:name="P975" style:parent-style-name="Normal" style:family="paragraph">
      <style:paragraph-properties fo:margin-bottom="0in" fo:line-height="100%"/>
    </style:style>
    <style:style style:name="T97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77" style:family="table-cell">
      <style:table-cell-properties fo:border="0.0069in solid #45B0E1" style:writing-mode="lr-tb" fo:padding-top="0in" fo:padding-left="0.0729in" fo:padding-bottom="0in" fo:padding-right="0.0729in"/>
    </style:style>
    <style:style style:name="P978" style:parent-style-name="Normal" style:family="paragraph">
      <style:paragraph-properties fo:margin-bottom="0in" fo:line-height="100%"/>
    </style:style>
    <style:style style:name="T97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80" style:family="table-cell">
      <style:table-cell-properties fo:border="0.0069in solid #45B0E1" style:writing-mode="lr-tb" fo:padding-top="0in" fo:padding-left="0.0729in" fo:padding-bottom="0in" fo:padding-right="0.0729in"/>
    </style:style>
    <style:style style:name="P98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982" style:family="table-row">
      <style:table-row-properties style:min-row-height="0.2083in" style:use-optimal-row-height="false"/>
    </style:style>
    <style:style style:name="TableCell983" style:family="table-cell">
      <style:table-cell-properties fo:border="0.0069in solid #45B0E1" style:writing-mode="lr-tb" fo:padding-top="0in" fo:padding-left="0.0729in" fo:padding-bottom="0in" fo:padding-right="0.0729in"/>
    </style:style>
    <style:style style:name="P984" style:parent-style-name="Normal" style:family="paragraph">
      <style:paragraph-properties fo:margin-bottom="0in" fo:line-height="100%"/>
    </style:style>
    <style:style style:name="T98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86" style:family="table-cell">
      <style:table-cell-properties fo:border="0.0069in solid #45B0E1" style:writing-mode="lr-tb" fo:padding-top="0in" fo:padding-left="0.0729in" fo:padding-bottom="0in" fo:padding-right="0.0729in"/>
    </style:style>
    <style:style style:name="P987" style:parent-style-name="Normal" style:family="paragraph">
      <style:paragraph-properties fo:margin-bottom="0in" fo:line-height="100%"/>
    </style:style>
    <style:style style:name="T98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89" style:family="table-cell">
      <style:table-cell-properties fo:border="0.0069in solid #45B0E1" style:writing-mode="lr-tb" fo:padding-top="0in" fo:padding-left="0.0729in" fo:padding-bottom="0in" fo:padding-right="0.0729in"/>
    </style:style>
    <style:style style:name="P990" style:parent-style-name="Normal" style:family="paragraph">
      <style:paragraph-properties fo:margin-bottom="0in" fo:line-height="100%"/>
    </style:style>
    <style:style style:name="T99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992" style:family="table-cell">
      <style:table-cell-properties fo:border="0.0069in solid #45B0E1" style:writing-mode="lr-tb" fo:padding-top="0in" fo:padding-left="0.0729in" fo:padding-bottom="0in" fo:padding-right="0.0729in"/>
    </style:style>
    <style:style style:name="P99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994" style:family="table-row">
      <style:table-row-properties style:min-row-height="0.2083in" style:use-optimal-row-height="false"/>
    </style:style>
    <style:style style:name="TableCell995" style:family="table-cell">
      <style:table-cell-properties fo:border="0.0069in solid #45B0E1" style:writing-mode="lr-tb" fo:padding-top="0in" fo:padding-left="0.0729in" fo:padding-bottom="0in" fo:padding-right="0.0729in"/>
    </style:style>
    <style:style style:name="P996" style:parent-style-name="Normal" style:family="paragraph">
      <style:paragraph-properties fo:margin-bottom="0in" fo:line-height="100%"/>
    </style:style>
    <style:style style:name="T99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998" style:family="table-cell">
      <style:table-cell-properties fo:border="0.0069in solid #45B0E1" style:writing-mode="lr-tb" fo:padding-top="0in" fo:padding-left="0.0729in" fo:padding-bottom="0in" fo:padding-right="0.0729in"/>
    </style:style>
    <style:style style:name="P999" style:parent-style-name="Normal" style:family="paragraph">
      <style:paragraph-properties fo:margin-bottom="0in" fo:line-height="100%"/>
    </style:style>
    <style:style style:name="T100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01" style:family="table-cell">
      <style:table-cell-properties fo:border="0.0069in solid #45B0E1" style:writing-mode="lr-tb" fo:padding-top="0in" fo:padding-left="0.0729in" fo:padding-bottom="0in" fo:padding-right="0.0729in"/>
    </style:style>
    <style:style style:name="P1002" style:parent-style-name="Normal" style:family="paragraph">
      <style:paragraph-properties fo:margin-bottom="0in" fo:line-height="100%"/>
    </style:style>
    <style:style style:name="T100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04" style:family="table-cell">
      <style:table-cell-properties fo:border="0.0069in solid #45B0E1" style:writing-mode="lr-tb" fo:padding-top="0in" fo:padding-left="0.0729in" fo:padding-bottom="0in" fo:padding-right="0.0729in"/>
    </style:style>
    <style:style style:name="P100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006" style:family="table-row">
      <style:table-row-properties style:min-row-height="0.2083in" style:use-optimal-row-height="false"/>
    </style:style>
    <style:style style:name="TableCell1007" style:family="table-cell">
      <style:table-cell-properties fo:border="0.0069in solid #45B0E1" style:writing-mode="lr-tb" fo:padding-top="0in" fo:padding-left="0.0729in" fo:padding-bottom="0in" fo:padding-right="0.0729in"/>
    </style:style>
    <style:style style:name="P1008" style:parent-style-name="Normal" style:family="paragraph">
      <style:paragraph-properties fo:margin-bottom="0in" fo:line-height="100%"/>
    </style:style>
    <style:style style:name="T100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10" style:family="table-cell">
      <style:table-cell-properties fo:border="0.0069in solid #45B0E1" style:writing-mode="lr-tb" fo:padding-top="0in" fo:padding-left="0.0729in" fo:padding-bottom="0in" fo:padding-right="0.0729in"/>
    </style:style>
    <style:style style:name="P1011" style:parent-style-name="Normal" style:family="paragraph">
      <style:paragraph-properties fo:margin-bottom="0in" fo:line-height="100%"/>
    </style:style>
    <style:style style:name="T101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13" style:family="table-cell">
      <style:table-cell-properties fo:border="0.0069in solid #45B0E1" style:writing-mode="lr-tb" fo:padding-top="0in" fo:padding-left="0.0729in" fo:padding-bottom="0in" fo:padding-right="0.0729in"/>
    </style:style>
    <style:style style:name="P1014" style:parent-style-name="Normal" style:family="paragraph">
      <style:paragraph-properties fo:margin-bottom="0in" fo:line-height="100%"/>
    </style:style>
    <style:style style:name="T101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16" style:family="table-cell">
      <style:table-cell-properties fo:border="0.0069in solid #45B0E1" style:writing-mode="lr-tb" fo:padding-top="0in" fo:padding-left="0.0729in" fo:padding-bottom="0in" fo:padding-right="0.0729in"/>
    </style:style>
    <style:style style:name="P101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018" style:family="table-row">
      <style:table-row-properties style:min-row-height="0.2083in" style:use-optimal-row-height="false"/>
    </style:style>
    <style:style style:name="TableCell1019" style:family="table-cell">
      <style:table-cell-properties fo:border="0.0069in solid #45B0E1" style:writing-mode="lr-tb" fo:padding-top="0in" fo:padding-left="0.0729in" fo:padding-bottom="0in" fo:padding-right="0.0729in"/>
    </style:style>
    <style:style style:name="P1020" style:parent-style-name="Normal" style:family="paragraph">
      <style:paragraph-properties fo:margin-bottom="0in" fo:line-height="100%"/>
    </style:style>
    <style:style style:name="T102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22" style:family="table-cell">
      <style:table-cell-properties fo:border="0.0069in solid #45B0E1" style:writing-mode="lr-tb" fo:padding-top="0in" fo:padding-left="0.0729in" fo:padding-bottom="0in" fo:padding-right="0.0729in"/>
    </style:style>
    <style:style style:name="P1023" style:parent-style-name="Normal" style:family="paragraph">
      <style:paragraph-properties fo:margin-bottom="0in" fo:line-height="100%"/>
    </style:style>
    <style:style style:name="T102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25" style:family="table-cell">
      <style:table-cell-properties fo:border="0.0069in solid #45B0E1" style:writing-mode="lr-tb" fo:padding-top="0in" fo:padding-left="0.0729in" fo:padding-bottom="0in" fo:padding-right="0.0729in"/>
    </style:style>
    <style:style style:name="P1026" style:parent-style-name="Normal" style:family="paragraph">
      <style:paragraph-properties fo:margin-bottom="0in" fo:line-height="100%"/>
    </style:style>
    <style:style style:name="T102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28" style:family="table-cell">
      <style:table-cell-properties fo:border="0.0069in solid #45B0E1" style:writing-mode="lr-tb" fo:padding-top="0in" fo:padding-left="0.0729in" fo:padding-bottom="0in" fo:padding-right="0.0729in"/>
    </style:style>
    <style:style style:name="P102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030" style:family="table-row">
      <style:table-row-properties style:min-row-height="0.2083in" style:use-optimal-row-height="false"/>
    </style:style>
    <style:style style:name="TableCell1031" style:family="table-cell">
      <style:table-cell-properties fo:border="0.0069in solid #45B0E1" style:writing-mode="lr-tb" fo:padding-top="0in" fo:padding-left="0.0729in" fo:padding-bottom="0in" fo:padding-right="0.0729in"/>
    </style:style>
    <style:style style:name="P1032" style:parent-style-name="Normal" style:family="paragraph">
      <style:paragraph-properties fo:margin-bottom="0in" fo:line-height="100%"/>
    </style:style>
    <style:style style:name="T103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34" style:family="table-cell">
      <style:table-cell-properties fo:border="0.0069in solid #45B0E1" style:writing-mode="lr-tb" fo:padding-top="0in" fo:padding-left="0.0729in" fo:padding-bottom="0in" fo:padding-right="0.0729in"/>
    </style:style>
    <style:style style:name="P1035" style:parent-style-name="Normal" style:family="paragraph">
      <style:paragraph-properties fo:margin-bottom="0in" fo:line-height="100%"/>
    </style:style>
    <style:style style:name="T103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37" style:family="table-cell">
      <style:table-cell-properties fo:border="0.0069in solid #45B0E1" style:writing-mode="lr-tb" fo:padding-top="0in" fo:padding-left="0.0729in" fo:padding-bottom="0in" fo:padding-right="0.0729in"/>
    </style:style>
    <style:style style:name="P1038" style:parent-style-name="Normal" style:family="paragraph">
      <style:paragraph-properties fo:margin-bottom="0in" fo:line-height="100%"/>
    </style:style>
    <style:style style:name="T103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40" style:family="table-cell">
      <style:table-cell-properties fo:border="0.0069in solid #45B0E1" style:writing-mode="lr-tb" fo:padding-top="0in" fo:padding-left="0.0729in" fo:padding-bottom="0in" fo:padding-right="0.0729in"/>
    </style:style>
    <style:style style:name="P104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1042" style:parent-style-name="DefaultParagraphFont" style:family="text">
      <style:text-properties fo:language="en" fo:country="US"/>
    </style:style>
    <style:style style:name="TableColumn1044" style:family="table-column">
      <style:table-column-properties style:column-width="1.693in" style:use-optimal-column-width="false"/>
    </style:style>
    <style:style style:name="TableColumn1045" style:family="table-column">
      <style:table-column-properties style:column-width="1.5625in" style:use-optimal-column-width="false"/>
    </style:style>
    <style:style style:name="TableColumn1046" style:family="table-column">
      <style:table-column-properties style:column-width="2.4583in" style:use-optimal-column-width="false"/>
    </style:style>
    <style:style style:name="TableColumn1047" style:family="table-column">
      <style:table-column-properties style:column-width="0.3277in" style:use-optimal-column-width="false"/>
    </style:style>
    <style:style style:name="Table1043" style:family="table">
      <style:table-properties style:width="6.0416in" fo:margin-left="0in" table:align="left"/>
    </style:style>
    <style:style style:name="TableRow1048" style:family="table-row">
      <style:table-row-properties style:min-row-height="0.2083in" style:use-optimal-row-height="false"/>
    </style:style>
    <style:style style:name="TableCell104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1050" style:parent-style-name="Normal" style:family="paragraph">
      <style:paragraph-properties fo:text-align="center" fo:margin-bottom="0in" fo:line-height="100%"/>
    </style:style>
    <style:style style:name="T105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52"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053" style:parent-style-name="Normal" style:family="paragraph">
      <style:paragraph-properties fo:text-align="center" fo:margin-bottom="0in" fo:line-height="100%"/>
    </style:style>
    <style:style style:name="T105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55"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056" style:parent-style-name="Normal" style:family="paragraph">
      <style:paragraph-properties fo:text-align="center" fo:margin-bottom="0in" fo:line-height="100%"/>
    </style:style>
    <style:style style:name="T105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58"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1059"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1060" style:family="table-row">
      <style:table-row-properties style:min-row-height="0.2083in" style:use-optimal-row-height="false"/>
    </style:style>
    <style:style style:name="TableCell1061" style:family="table-cell">
      <style:table-cell-properties fo:border="0.0069in solid #45B0E1" style:writing-mode="lr-tb" fo:padding-top="0in" fo:padding-left="0.0729in" fo:padding-bottom="0in" fo:padding-right="0.0729in"/>
    </style:style>
    <style:style style:name="P1062" style:parent-style-name="Normal" style:family="paragraph">
      <style:paragraph-properties fo:margin-bottom="0in" fo:line-height="100%"/>
    </style:style>
    <style:style style:name="T106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64" style:family="table-cell">
      <style:table-cell-properties fo:border="0.0069in solid #45B0E1" style:writing-mode="lr-tb" fo:padding-top="0in" fo:padding-left="0.0729in" fo:padding-bottom="0in" fo:padding-right="0.0729in"/>
    </style:style>
    <style:style style:name="P1065" style:parent-style-name="Normal" style:family="paragraph">
      <style:paragraph-properties fo:margin-bottom="0in" fo:line-height="100%"/>
    </style:style>
    <style:style style:name="T106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67" style:family="table-cell">
      <style:table-cell-properties fo:border="0.0069in solid #45B0E1" style:writing-mode="lr-tb" fo:padding-top="0in" fo:padding-left="0.0729in" fo:padding-bottom="0in" fo:padding-right="0.0729in"/>
    </style:style>
    <style:style style:name="P1068" style:parent-style-name="Normal" style:family="paragraph">
      <style:paragraph-properties fo:margin-bottom="0in" fo:line-height="100%"/>
    </style:style>
    <style:style style:name="T106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70" style:family="table-cell">
      <style:table-cell-properties fo:border="0.0069in solid #45B0E1" style:writing-mode="lr-tb" fo:padding-top="0in" fo:padding-left="0.0729in" fo:padding-bottom="0in" fo:padding-right="0.0729in"/>
    </style:style>
    <style:style style:name="P107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072" style:family="table-row">
      <style:table-row-properties style:min-row-height="0.2083in" style:use-optimal-row-height="false"/>
    </style:style>
    <style:style style:name="TableCell1073" style:family="table-cell">
      <style:table-cell-properties fo:border="0.0069in solid #45B0E1" style:writing-mode="lr-tb" fo:padding-top="0in" fo:padding-left="0.0729in" fo:padding-bottom="0in" fo:padding-right="0.0729in"/>
    </style:style>
    <style:style style:name="P1074" style:parent-style-name="Normal" style:family="paragraph">
      <style:paragraph-properties fo:margin-bottom="0in" fo:line-height="100%"/>
    </style:style>
    <style:style style:name="T107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76" style:family="table-cell">
      <style:table-cell-properties fo:border="0.0069in solid #45B0E1" style:writing-mode="lr-tb" fo:padding-top="0in" fo:padding-left="0.0729in" fo:padding-bottom="0in" fo:padding-right="0.0729in"/>
    </style:style>
    <style:style style:name="P1077" style:parent-style-name="Normal" style:family="paragraph">
      <style:paragraph-properties fo:margin-bottom="0in" fo:line-height="100%"/>
    </style:style>
    <style:style style:name="T107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79" style:family="table-cell">
      <style:table-cell-properties fo:border="0.0069in solid #45B0E1" style:writing-mode="lr-tb" fo:padding-top="0in" fo:padding-left="0.0729in" fo:padding-bottom="0in" fo:padding-right="0.0729in"/>
    </style:style>
    <style:style style:name="P1080" style:parent-style-name="Normal" style:family="paragraph">
      <style:paragraph-properties fo:margin-bottom="0in" fo:line-height="100%"/>
    </style:style>
    <style:style style:name="T108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82" style:family="table-cell">
      <style:table-cell-properties fo:border="0.0069in solid #45B0E1" style:writing-mode="lr-tb" fo:padding-top="0in" fo:padding-left="0.0729in" fo:padding-bottom="0in" fo:padding-right="0.0729in"/>
    </style:style>
    <style:style style:name="P108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084" style:family="table-row">
      <style:table-row-properties style:min-row-height="0.2083in" style:use-optimal-row-height="false"/>
    </style:style>
    <style:style style:name="TableCell1085" style:family="table-cell">
      <style:table-cell-properties fo:border="0.0069in solid #45B0E1" style:writing-mode="lr-tb" fo:padding-top="0in" fo:padding-left="0.0729in" fo:padding-bottom="0in" fo:padding-right="0.0729in"/>
    </style:style>
    <style:style style:name="P1086" style:parent-style-name="Normal" style:family="paragraph">
      <style:paragraph-properties fo:margin-bottom="0in" fo:line-height="100%"/>
    </style:style>
    <style:style style:name="T108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088" style:family="table-cell">
      <style:table-cell-properties fo:border="0.0069in solid #45B0E1" style:writing-mode="lr-tb" fo:padding-top="0in" fo:padding-left="0.0729in" fo:padding-bottom="0in" fo:padding-right="0.0729in"/>
    </style:style>
    <style:style style:name="P1089" style:parent-style-name="Normal" style:family="paragraph">
      <style:paragraph-properties fo:margin-bottom="0in" fo:line-height="100%"/>
    </style:style>
    <style:style style:name="T109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91" style:family="table-cell">
      <style:table-cell-properties fo:border="0.0069in solid #45B0E1" style:writing-mode="lr-tb" fo:padding-top="0in" fo:padding-left="0.0729in" fo:padding-bottom="0in" fo:padding-right="0.0729in"/>
    </style:style>
    <style:style style:name="P1092" style:parent-style-name="Normal" style:family="paragraph">
      <style:paragraph-properties fo:margin-bottom="0in" fo:line-height="100%"/>
    </style:style>
    <style:style style:name="T109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094" style:family="table-cell">
      <style:table-cell-properties fo:border="0.0069in solid #45B0E1" style:writing-mode="lr-tb" fo:padding-top="0in" fo:padding-left="0.0729in" fo:padding-bottom="0in" fo:padding-right="0.0729in"/>
    </style:style>
    <style:style style:name="P109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096" style:family="table-row">
      <style:table-row-properties style:min-row-height="0.2083in" style:use-optimal-row-height="false"/>
    </style:style>
    <style:style style:name="TableCell1097" style:family="table-cell">
      <style:table-cell-properties fo:border="0.0069in solid #45B0E1" style:writing-mode="lr-tb" fo:padding-top="0in" fo:padding-left="0.0729in" fo:padding-bottom="0in" fo:padding-right="0.0729in"/>
    </style:style>
    <style:style style:name="P1098" style:parent-style-name="Normal" style:family="paragraph">
      <style:paragraph-properties fo:margin-bottom="0in" fo:line-height="100%"/>
    </style:style>
    <style:style style:name="T109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100" style:family="table-cell">
      <style:table-cell-properties fo:border="0.0069in solid #45B0E1" style:writing-mode="lr-tb" fo:padding-top="0in" fo:padding-left="0.0729in" fo:padding-bottom="0in" fo:padding-right="0.0729in"/>
    </style:style>
    <style:style style:name="P1101" style:parent-style-name="Normal" style:family="paragraph">
      <style:paragraph-properties fo:margin-bottom="0in" fo:line-height="100%"/>
    </style:style>
    <style:style style:name="T110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03" style:family="table-cell">
      <style:table-cell-properties fo:border="0.0069in solid #45B0E1" style:writing-mode="lr-tb" fo:padding-top="0in" fo:padding-left="0.0729in" fo:padding-bottom="0in" fo:padding-right="0.0729in"/>
    </style:style>
    <style:style style:name="P1104" style:parent-style-name="Normal" style:family="paragraph">
      <style:paragraph-properties fo:margin-bottom="0in" fo:line-height="100%"/>
    </style:style>
    <style:style style:name="T110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06" style:family="table-cell">
      <style:table-cell-properties fo:border="0.0069in solid #45B0E1" style:writing-mode="lr-tb" fo:padding-top="0in" fo:padding-left="0.0729in" fo:padding-bottom="0in" fo:padding-right="0.0729in"/>
    </style:style>
    <style:style style:name="P110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108" style:family="table-row">
      <style:table-row-properties style:min-row-height="0.2083in" style:use-optimal-row-height="false"/>
    </style:style>
    <style:style style:name="TableCell1109" style:family="table-cell">
      <style:table-cell-properties fo:border="0.0069in solid #45B0E1" style:writing-mode="lr-tb" fo:padding-top="0in" fo:padding-left="0.0729in" fo:padding-bottom="0in" fo:padding-right="0.0729in"/>
    </style:style>
    <style:style style:name="P1110" style:parent-style-name="Normal" style:family="paragraph">
      <style:paragraph-properties fo:margin-bottom="0in" fo:line-height="100%"/>
    </style:style>
    <style:style style:name="T111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112" style:family="table-cell">
      <style:table-cell-properties fo:border="0.0069in solid #45B0E1" style:writing-mode="lr-tb" fo:padding-top="0in" fo:padding-left="0.0729in" fo:padding-bottom="0in" fo:padding-right="0.0729in"/>
    </style:style>
    <style:style style:name="P1113" style:parent-style-name="Normal" style:family="paragraph">
      <style:paragraph-properties fo:margin-bottom="0in" fo:line-height="100%"/>
    </style:style>
    <style:style style:name="T111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15" style:family="table-cell">
      <style:table-cell-properties fo:border="0.0069in solid #45B0E1" style:writing-mode="lr-tb" fo:padding-top="0in" fo:padding-left="0.0729in" fo:padding-bottom="0in" fo:padding-right="0.0729in"/>
    </style:style>
    <style:style style:name="P1116" style:parent-style-name="Normal" style:family="paragraph">
      <style:paragraph-properties fo:margin-bottom="0in" fo:line-height="100%"/>
    </style:style>
    <style:style style:name="T111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18" style:family="table-cell">
      <style:table-cell-properties fo:border="0.0069in solid #45B0E1" style:writing-mode="lr-tb" fo:padding-top="0in" fo:padding-left="0.0729in" fo:padding-bottom="0in" fo:padding-right="0.0729in"/>
    </style:style>
    <style:style style:name="P111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120" style:family="table-row">
      <style:table-row-properties style:min-row-height="0.2083in" style:use-optimal-row-height="false"/>
    </style:style>
    <style:style style:name="TableCell1121" style:family="table-cell">
      <style:table-cell-properties fo:border="0.0069in solid #45B0E1" style:writing-mode="lr-tb" fo:padding-top="0in" fo:padding-left="0.0729in" fo:padding-bottom="0in" fo:padding-right="0.0729in"/>
    </style:style>
    <style:style style:name="P1122" style:parent-style-name="Normal" style:family="paragraph">
      <style:paragraph-properties fo:margin-bottom="0in" fo:line-height="100%"/>
    </style:style>
    <style:style style:name="T112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124" style:family="table-cell">
      <style:table-cell-properties fo:border="0.0069in solid #45B0E1" style:writing-mode="lr-tb" fo:padding-top="0in" fo:padding-left="0.0729in" fo:padding-bottom="0in" fo:padding-right="0.0729in"/>
    </style:style>
    <style:style style:name="P1125" style:parent-style-name="Normal" style:family="paragraph">
      <style:paragraph-properties fo:margin-bottom="0in" fo:line-height="100%"/>
    </style:style>
    <style:style style:name="T112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27" style:family="table-cell">
      <style:table-cell-properties fo:border="0.0069in solid #45B0E1" style:writing-mode="lr-tb" fo:padding-top="0in" fo:padding-left="0.0729in" fo:padding-bottom="0in" fo:padding-right="0.0729in"/>
    </style:style>
    <style:style style:name="P1128" style:parent-style-name="Normal" style:family="paragraph">
      <style:paragraph-properties fo:margin-bottom="0in" fo:line-height="100%"/>
    </style:style>
    <style:style style:name="T112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30" style:family="table-cell">
      <style:table-cell-properties fo:border="0.0069in solid #45B0E1" style:writing-mode="lr-tb" fo:padding-top="0in" fo:padding-left="0.0729in" fo:padding-bottom="0in" fo:padding-right="0.0729in"/>
    </style:style>
    <style:style style:name="P113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132" style:family="table-row">
      <style:table-row-properties style:min-row-height="0.2083in" style:use-optimal-row-height="false"/>
    </style:style>
    <style:style style:name="TableCell1133" style:family="table-cell">
      <style:table-cell-properties fo:border="0.0069in solid #45B0E1" style:writing-mode="lr-tb" fo:padding-top="0in" fo:padding-left="0.0729in" fo:padding-bottom="0in" fo:padding-right="0.0729in"/>
    </style:style>
    <style:style style:name="P1134" style:parent-style-name="Normal" style:family="paragraph">
      <style:paragraph-properties fo:margin-bottom="0in" fo:line-height="100%"/>
    </style:style>
    <style:style style:name="T113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136" style:family="table-cell">
      <style:table-cell-properties fo:border="0.0069in solid #45B0E1" style:writing-mode="lr-tb" fo:padding-top="0in" fo:padding-left="0.0729in" fo:padding-bottom="0in" fo:padding-right="0.0729in"/>
    </style:style>
    <style:style style:name="P1137" style:parent-style-name="Normal" style:family="paragraph">
      <style:paragraph-properties fo:margin-bottom="0in" fo:line-height="100%"/>
    </style:style>
    <style:style style:name="T113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39" style:family="table-cell">
      <style:table-cell-properties fo:border="0.0069in solid #45B0E1" style:writing-mode="lr-tb" fo:padding-top="0in" fo:padding-left="0.0729in" fo:padding-bottom="0in" fo:padding-right="0.0729in"/>
    </style:style>
    <style:style style:name="P1140" style:parent-style-name="Normal" style:family="paragraph">
      <style:paragraph-properties fo:margin-bottom="0in" fo:line-height="100%"/>
    </style:style>
    <style:style style:name="T114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42" style:family="table-cell">
      <style:table-cell-properties fo:border="0.0069in solid #45B0E1" style:writing-mode="lr-tb" fo:padding-top="0in" fo:padding-left="0.0729in" fo:padding-bottom="0in" fo:padding-right="0.0729in"/>
    </style:style>
    <style:style style:name="P114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144" style:family="table-row">
      <style:table-row-properties style:min-row-height="0.2083in" style:use-optimal-row-height="false"/>
    </style:style>
    <style:style style:name="TableCell1145" style:family="table-cell">
      <style:table-cell-properties fo:border="0.0069in solid #45B0E1" style:writing-mode="lr-tb" fo:padding-top="0in" fo:padding-left="0.0729in" fo:padding-bottom="0in" fo:padding-right="0.0729in"/>
    </style:style>
    <style:style style:name="P1146" style:parent-style-name="Normal" style:family="paragraph">
      <style:paragraph-properties fo:margin-bottom="0in" fo:line-height="100%"/>
    </style:style>
    <style:style style:name="T114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148" style:family="table-cell">
      <style:table-cell-properties fo:border="0.0069in solid #45B0E1" style:writing-mode="lr-tb" fo:padding-top="0in" fo:padding-left="0.0729in" fo:padding-bottom="0in" fo:padding-right="0.0729in"/>
    </style:style>
    <style:style style:name="P1149" style:parent-style-name="Normal" style:family="paragraph">
      <style:paragraph-properties fo:margin-bottom="0in" fo:line-height="100%"/>
    </style:style>
    <style:style style:name="T115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51" style:family="table-cell">
      <style:table-cell-properties fo:border="0.0069in solid #45B0E1" style:writing-mode="lr-tb" fo:padding-top="0in" fo:padding-left="0.0729in" fo:padding-bottom="0in" fo:padding-right="0.0729in"/>
    </style:style>
    <style:style style:name="P1152" style:parent-style-name="Normal" style:family="paragraph">
      <style:paragraph-properties fo:margin-bottom="0in" fo:line-height="100%"/>
    </style:style>
    <style:style style:name="T115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54" style:family="table-cell">
      <style:table-cell-properties fo:border="0.0069in solid #45B0E1" style:writing-mode="lr-tb" fo:padding-top="0in" fo:padding-left="0.0729in" fo:padding-bottom="0in" fo:padding-right="0.0729in"/>
    </style:style>
    <style:style style:name="P115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156" style:family="table-row">
      <style:table-row-properties style:min-row-height="0.2083in" style:use-optimal-row-height="false"/>
    </style:style>
    <style:style style:name="TableCell1157" style:family="table-cell">
      <style:table-cell-properties fo:border="0.0069in solid #45B0E1" style:writing-mode="lr-tb" fo:padding-top="0in" fo:padding-left="0.0729in" fo:padding-bottom="0in" fo:padding-right="0.0729in"/>
    </style:style>
    <style:style style:name="P1158" style:parent-style-name="Normal" style:family="paragraph">
      <style:paragraph-properties fo:margin-bottom="0in" fo:line-height="100%"/>
    </style:style>
    <style:style style:name="T115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160" style:family="table-cell">
      <style:table-cell-properties fo:border="0.0069in solid #45B0E1" style:writing-mode="lr-tb" fo:padding-top="0in" fo:padding-left="0.0729in" fo:padding-bottom="0in" fo:padding-right="0.0729in"/>
    </style:style>
    <style:style style:name="P1161" style:parent-style-name="Normal" style:family="paragraph">
      <style:paragraph-properties fo:margin-bottom="0in" fo:line-height="100%"/>
    </style:style>
    <style:style style:name="T116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63" style:family="table-cell">
      <style:table-cell-properties fo:border="0.0069in solid #45B0E1" style:writing-mode="lr-tb" fo:padding-top="0in" fo:padding-left="0.0729in" fo:padding-bottom="0in" fo:padding-right="0.0729in"/>
    </style:style>
    <style:style style:name="P1164" style:parent-style-name="Normal" style:family="paragraph">
      <style:paragraph-properties fo:margin-bottom="0in" fo:line-height="100%"/>
    </style:style>
    <style:style style:name="T116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66" style:family="table-cell">
      <style:table-cell-properties fo:border="0.0069in solid #45B0E1" style:writing-mode="lr-tb" fo:padding-top="0in" fo:padding-left="0.0729in" fo:padding-bottom="0in" fo:padding-right="0.0729in"/>
    </style:style>
    <style:style style:name="P116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168" style:family="table-row">
      <style:table-row-properties style:min-row-height="0.2083in" style:use-optimal-row-height="false"/>
    </style:style>
    <style:style style:name="TableCell1169" style:family="table-cell">
      <style:table-cell-properties fo:border="0.0069in solid #45B0E1" style:writing-mode="lr-tb" fo:padding-top="0in" fo:padding-left="0.0729in" fo:padding-bottom="0in" fo:padding-right="0.0729in"/>
    </style:style>
    <style:style style:name="P1170" style:parent-style-name="Normal" style:family="paragraph">
      <style:paragraph-properties fo:margin-bottom="0in" fo:line-height="100%"/>
    </style:style>
    <style:style style:name="T117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172" style:family="table-cell">
      <style:table-cell-properties fo:border="0.0069in solid #45B0E1" style:writing-mode="lr-tb" fo:padding-top="0in" fo:padding-left="0.0729in" fo:padding-bottom="0in" fo:padding-right="0.0729in"/>
    </style:style>
    <style:style style:name="P1173" style:parent-style-name="Normal" style:family="paragraph">
      <style:paragraph-properties fo:margin-bottom="0in" fo:line-height="100%"/>
    </style:style>
    <style:style style:name="T117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75" style:family="table-cell">
      <style:table-cell-properties fo:border="0.0069in solid #45B0E1" style:writing-mode="lr-tb" fo:padding-top="0in" fo:padding-left="0.0729in" fo:padding-bottom="0in" fo:padding-right="0.0729in"/>
    </style:style>
    <style:style style:name="P1176" style:parent-style-name="Normal" style:family="paragraph">
      <style:paragraph-properties fo:margin-bottom="0in" fo:line-height="100%"/>
    </style:style>
    <style:style style:name="T117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178" style:family="table-cell">
      <style:table-cell-properties fo:border="0.0069in solid #45B0E1" style:writing-mode="lr-tb" fo:padding-top="0in" fo:padding-left="0.0729in" fo:padding-bottom="0in" fo:padding-right="0.0729in"/>
    </style:style>
    <style:style style:name="P117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1180" style:parent-style-name="Normal" style:family="paragraph">
      <style:paragraph-properties fo:keep-with-next="always" fo:keep-together="always"/>
    </style:style>
    <style:style style:name="P1181"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2"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3"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4"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5"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6"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7"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8"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89"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0"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1"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2"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3"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4"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5"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6"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7"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8"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199"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200"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201" style:parent-style-name="ListParagraph" style:list-style-name="LFO3" style:family="paragraph">
      <style:paragraph-properties fo:keep-with-next="always" fo:keep-together="always"/>
      <style:text-properties style:font-name="Aptos" style:font-name-asian="Aptos" style:font-name-complex="Aptos" fo:color="#000000"/>
    </style:style>
    <style:style style:name="P1202" style:parent-style-name="ListParagraph" style:list-style-name="LFO2" style:family="paragraph">
      <style:paragraph-properties fo:keep-with-next="always" fo:keep-together="always"/>
      <style:text-properties style:font-name="Aptos" style:font-name-asian="Aptos" style:font-name-complex="Aptos" fo:color="#000000"/>
    </style:style>
    <style:style style:name="P1203" style:parent-style-name="ListParagraph" style:list-style-name="LFO2" style:family="paragraph">
      <style:paragraph-properties fo:keep-with-next="always" fo:keep-together="always"/>
      <style:text-properties style:font-name="Aptos" style:font-name-asian="Aptos" style:font-name-complex="Aptos" fo:color="#000000"/>
    </style:style>
    <style:style style:name="P1204" style:parent-style-name="ListParagraph" style:list-style-name="LFO2" style:family="paragraph">
      <style:paragraph-properties fo:keep-with-next="always" fo:keep-together="always"/>
      <style:text-properties style:font-name="Aptos" style:font-name-asian="Aptos" style:font-name-complex="Aptos" fo:color="#000000"/>
    </style:style>
    <style:style style:name="P1205" style:parent-style-name="ListParagraph" style:list-style-name="LFO2" style:family="paragraph">
      <style:paragraph-properties fo:keep-with-next="always" fo:keep-together="always"/>
    </style:style>
    <style:style style:name="T1206" style:parent-style-name="DefaultParagraphFont" style:family="text">
      <style:text-properties style:font-name="Aptos" style:font-name-asian="Aptos" style:font-name-complex="Aptos" fo:color="#000000"/>
    </style:style>
    <style:style style:name="T1207" style:parent-style-name="Hyperlink" style:family="text">
      <style:text-properties style:font-name="Aptos" style:font-name-asian="Aptos" style:font-name-complex="Aptos" fo:color="#2B579A" style:text-underline-type="none"/>
    </style:style>
    <style:style style:name="P1208" style:parent-style-name="Normal" style:family="paragraph">
      <style:paragraph-properties fo:keep-with-next="always" fo:keep-together="always"/>
      <style:text-properties style:font-name="Aptos" style:font-name-asian="Aptos" style:font-name-complex="Aptos" fo:color="#000000"/>
    </style:style>
    <style:style style:name="P1209" style:parent-style-name="Normal" style:family="paragraph">
      <style:paragraph-properties fo:break-before="page"/>
    </style:style>
    <style:style style:name="T1210"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1"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2"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3"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4" style:parent-style-name="Hyperlink" style:family="text">
      <style:text-properties style:font-name="Cambria" style:font-name-asian="Cambria" style:font-name-complex="Cambria" fo:color="#0000FF" fo:font-size="11pt" style:font-size-asian="11pt" style:font-size-complex="11pt" fo:language="en" fo:country="US"/>
    </style:style>
    <style:style style:name="T1215"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6"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7"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8" style:parent-style-name="DefaultParagraphFont" style:family="text">
      <style:text-properties style:font-name="Cambria" style:font-name-asian="Cambria" style:font-name-complex="Cambria" fo:color="#000000" fo:font-size="11pt" style:font-size-asian="11pt" style:font-size-complex="11pt" fo:language="en" fo:country="US"/>
    </style:style>
    <style:style style:name="T1219" style:parent-style-name="Hyperlink" style:family="text">
      <style:text-properties style:font-name="Cambria" style:font-name-asian="Cambria" style:font-name-complex="Cambria" fo:color="#0000FF" fo:font-size="11pt" style:font-size-asian="11pt" style:font-size-complex="11pt" fo:language="en" fo:country="US"/>
    </style:style>
    <style:style style:name="P1220" style:parent-style-name="Heading2" style:family="paragraph">
      <style:paragraph-properties fo:margin-top="0.1388in" fo:margin-bottom="0in"/>
    </style:style>
    <style:style style:name="T1221" style:parent-style-name="DefaultParagraphFont" style:family="text">
      <style:text-properties style:font-name="Calibri" style:font-name-asian="Calibri" style:font-name-complex="Calibri" fo:font-weight="bold" style:font-weight-asian="bold" style:font-weight-complex="bold" fo:color="#4F81BD" fo:font-size="13pt" style:font-size-asian="13pt" style:font-size-complex="13pt" fo:language="en" fo:country="US"/>
    </style:style>
    <style:style style:name="TableColumn1223" style:family="table-column">
      <style:table-column-properties style:column-width="3.427in" style:use-optimal-column-width="false"/>
    </style:style>
    <style:style style:name="TableColumn1224" style:family="table-column">
      <style:table-column-properties style:column-width="2.6458in" style:use-optimal-column-width="false"/>
    </style:style>
    <style:style style:name="Table1222" style:family="table">
      <style:table-properties style:width="6.0729in" fo:margin-left="0in" table:align="left"/>
    </style:style>
    <style:style style:name="TableRow1225" style:family="table-row">
      <style:table-row-properties style:min-row-height="0.2083in" style:use-optimal-row-height="false"/>
    </style:style>
    <style:style style:name="TableCell1226" style:family="table-cell">
      <style:table-cell-properties fo:border-top="0.0104in solid #4F81BD" fo:border-left="0.0104in solid #4F81BD" fo:border-bottom="none" fo:border-right="none" fo:background-color="#4F81BD" style:writing-mode="lr-tb" fo:padding-top="0in" fo:padding-left="0.0729in" fo:padding-bottom="0in" fo:padding-right="0.0729in"/>
    </style:style>
    <style:style style:name="P1227" style:parent-style-name="Normal" style:family="paragraph">
      <style:paragraph-properties fo:margin-bottom="0in" fo:line-height="100%"/>
    </style:style>
    <style:style style:name="T1228"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Cell1229" style:family="table-cell">
      <style:table-cell-properties fo:border-top="0.0104in solid #4F81BD" fo:border-left="none" fo:border-bottom="none" fo:border-right="0.0104in solid #4F81BD" fo:background-color="#4F81BD" style:writing-mode="lr-tb" fo:padding-top="0in" fo:padding-left="0.0729in" fo:padding-bottom="0in" fo:padding-right="0.0729in"/>
    </style:style>
    <style:style style:name="P1230" style:parent-style-name="Normal" style:family="paragraph">
      <style:paragraph-properties fo:margin-bottom="0in" fo:line-height="100%"/>
    </style:style>
    <style:style style:name="T1231" style:parent-style-name="DefaultParagraphFont" style:family="text">
      <style:text-properties style:font-name="Cambria" style:font-name-asian="Cambria" style:font-name-complex="Cambria" fo:font-weight="bold" style:font-weight-asian="bold" style:font-weight-complex="bold" fo:color="#FFFFFF" fo:font-size="11pt" style:font-size-asian="11pt" style:font-size-complex="11pt" fo:language="en" fo:country="US"/>
    </style:style>
    <style:style style:name="TableRow1232" style:family="table-row">
      <style:table-row-properties style:min-row-height="0.2083in" style:use-optimal-row-height="false"/>
    </style:style>
    <style:style style:name="TableCell1233"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1234" style:parent-style-name="Normal" style:family="paragraph">
      <style:paragraph-properties fo:margin-bottom="0in" fo:line-height="100%"/>
    </style:style>
    <style:style style:name="T123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36"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1237" style:parent-style-name="Normal" style:family="paragraph">
      <style:paragraph-properties fo:margin-bottom="0in" fo:line-height="100%"/>
    </style:style>
    <style:style style:name="T1238" style:parent-style-name="DefaultParagraphFont" style:family="text">
      <style:text-properties style:font-name="Cambria" style:font-name-asian="Cambria" style:font-name-complex="Cambria" fo:font-size="11pt" style:font-size-asian="11pt" style:font-size-complex="11pt" fo:language="en" fo:country="US"/>
    </style:style>
    <style:style style:name="TableRow1239" style:family="table-row">
      <style:table-row-properties style:min-row-height="0.2083in" style:use-optimal-row-height="false"/>
    </style:style>
    <style:style style:name="TableCell1240" style:family="table-cell">
      <style:table-cell-properties fo:border-top="0.0104in solid #4F81BD" fo:border-left="0.0104in solid #4F81BD" fo:border-bottom="none" fo:border-right="none" style:writing-mode="lr-tb" fo:padding-top="0in" fo:padding-left="0.0729in" fo:padding-bottom="0in" fo:padding-right="0.0729in"/>
    </style:style>
    <style:style style:name="P1241" style:parent-style-name="Normal" style:family="paragraph">
      <style:paragraph-properties fo:margin-bottom="0in" fo:line-height="100%"/>
    </style:style>
    <style:style style:name="T124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43" style:family="table-cell">
      <style:table-cell-properties fo:border-top="0.0104in solid #4F81BD" fo:border-left="none" fo:border-bottom="none" fo:border-right="0.0104in solid #4F81BD" style:writing-mode="lr-tb" fo:padding-top="0in" fo:padding-left="0.0729in" fo:padding-bottom="0in" fo:padding-right="0.0729in"/>
    </style:style>
    <style:style style:name="P1244" style:parent-style-name="Normal" style:family="paragraph">
      <style:paragraph-properties fo:margin-bottom="0in" fo:line-height="100%"/>
    </style:style>
    <style:style style:name="T1245" style:parent-style-name="DefaultParagraphFont" style:family="text">
      <style:text-properties style:font-name="Cambria" style:font-name-asian="Cambria" style:font-name-complex="Cambria" fo:font-size="11pt" style:font-size-asian="11pt" style:font-size-complex="11pt" fo:language="en" fo:country="US"/>
    </style:style>
    <style:style style:name="TableRow1246" style:family="table-row">
      <style:table-row-properties style:min-row-height="0.2083in" style:use-optimal-row-height="false"/>
    </style:style>
    <style:style style:name="TableCell1247"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1248" style:parent-style-name="Normal" style:family="paragraph">
      <style:paragraph-properties fo:margin-bottom="0in" fo:line-height="100%"/>
    </style:style>
    <style:style style:name="T124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50"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1251" style:parent-style-name="Normal" style:family="paragraph">
      <style:paragraph-properties fo:margin-bottom="0in" fo:line-height="100%"/>
    </style:style>
    <style:style style:name="T1252" style:parent-style-name="DefaultParagraphFont" style:family="text">
      <style:text-properties style:font-name="Cambria" style:font-name-asian="Cambria" style:font-name-complex="Cambria" fo:font-size="11pt" style:font-size-asian="11pt" style:font-size-complex="11pt" fo:language="en" fo:country="US"/>
    </style:style>
    <style:style style:name="TableRow1253" style:family="table-row">
      <style:table-row-properties style:min-row-height="0.2083in" style:use-optimal-row-height="false"/>
    </style:style>
    <style:style style:name="TableCell1254" style:family="table-cell">
      <style:table-cell-properties fo:border-top="0.0104in solid #4F81BD" fo:border-left="0.0104in solid #4F81BD" fo:border-bottom="none" fo:border-right="none" style:writing-mode="lr-tb" fo:padding-top="0in" fo:padding-left="0.0729in" fo:padding-bottom="0in" fo:padding-right="0.0729in"/>
    </style:style>
    <style:style style:name="P1255" style:parent-style-name="Normal" style:family="paragraph">
      <style:paragraph-properties fo:margin-bottom="0in" fo:line-height="100%"/>
    </style:style>
    <style:style style:name="T125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57" style:family="table-cell">
      <style:table-cell-properties fo:border-top="0.0104in solid #4F81BD" fo:border-left="none" fo:border-bottom="none" fo:border-right="0.0104in solid #4F81BD" style:writing-mode="lr-tb" fo:padding-top="0in" fo:padding-left="0.0729in" fo:padding-bottom="0in" fo:padding-right="0.0729in"/>
    </style:style>
    <style:style style:name="P1258" style:parent-style-name="Normal" style:family="paragraph">
      <style:paragraph-properties fo:margin-bottom="0in" fo:line-height="100%"/>
    </style:style>
    <style:style style:name="T1259" style:parent-style-name="DefaultParagraphFont" style:family="text">
      <style:text-properties style:font-name="Cambria" style:font-name-asian="Cambria" style:font-name-complex="Cambria" fo:font-size="11pt" style:font-size-asian="11pt" style:font-size-complex="11pt" fo:language="en" fo:country="US"/>
    </style:style>
    <style:style style:name="TableRow1260" style:family="table-row">
      <style:table-row-properties style:min-row-height="0.2083in" style:use-optimal-row-height="false"/>
    </style:style>
    <style:style style:name="TableCell1261"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1262" style:parent-style-name="Normal" style:family="paragraph">
      <style:paragraph-properties fo:margin-bottom="0in" fo:line-height="100%"/>
    </style:style>
    <style:style style:name="T126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64"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1265" style:parent-style-name="Normal" style:family="paragraph">
      <style:paragraph-properties fo:margin-bottom="0in" fo:line-height="100%"/>
    </style:style>
    <style:style style:name="T1266" style:parent-style-name="DefaultParagraphFont" style:family="text">
      <style:text-properties style:font-name="Cambria" style:font-name-asian="Cambria" style:font-name-complex="Cambria" fo:font-size="11pt" style:font-size-asian="11pt" style:font-size-complex="11pt" fo:language="en" fo:country="US"/>
    </style:style>
    <style:style style:name="P1267" style:parent-style-name="Normal" style:family="paragraph">
      <style:paragraph-properties fo:margin-bottom="0in" fo:line-height="100%"/>
      <style:text-properties style:font-name="Cambria" style:font-name-asian="Cambria" style:font-name-complex="Cambria" fo:font-size="11pt" style:font-size-asian="11pt" style:font-size-complex="11pt"/>
    </style:style>
    <style:style style:name="TableRow1268" style:family="table-row">
      <style:table-row-properties style:min-row-height="0.2083in" style:use-optimal-row-height="false"/>
    </style:style>
    <style:style style:name="TableCell1269" style:family="table-cell">
      <style:table-cell-properties fo:border-top="0.0104in solid #4F81BD" fo:border-left="0.0104in solid #4F81BD" fo:border-bottom="0.0104in solid #4F81BD" fo:border-right="none" style:writing-mode="lr-tb" fo:padding-top="0in" fo:padding-left="0.0729in" fo:padding-bottom="0in" fo:padding-right="0.0729in"/>
    </style:style>
    <style:style style:name="P1270"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71" style:family="table-cell">
      <style:table-cell-properties fo:border-top="0.0104in solid #4F81BD" fo:border-left="none" fo:border-bottom="0.0104in solid #4F81BD" fo:border-right="0.0104in solid #4F81BD" style:writing-mode="lr-tb" fo:padding-top="0in" fo:padding-left="0.0729in" fo:padding-bottom="0in" fo:padding-right="0.0729in"/>
    </style:style>
    <style:style style:name="P127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1273" style:parent-style-name="Heading3" style:family="paragraph">
      <style:paragraph-properties fo:margin-top="0.1388in" fo:margin-bottom="0in"/>
    </style:style>
    <style:style style:name="T1274" style:parent-style-name="DefaultParagraphFont" style:family="text">
      <style:text-properties style:font-name="Calibri" style:font-name-asian="Calibri" style:font-name-complex="Calibri" fo:font-weight="bold" style:font-weight-asian="bold" style:font-weight-complex="bold" fo:color="#4F81BD" fo:font-size="11pt" style:font-size-asian="11pt" style:font-size-complex="11pt" fo:language="en" fo:country="US"/>
    </style:style>
    <style:style style:name="TableColumn1276" style:family="table-column">
      <style:table-column-properties style:column-width="1.7555in" style:use-optimal-column-width="false"/>
    </style:style>
    <style:style style:name="TableColumn1277" style:family="table-column">
      <style:table-column-properties style:column-width="4.375in" style:use-optimal-column-width="false"/>
    </style:style>
    <style:style style:name="TableColumn1278" style:family="table-column">
      <style:table-column-properties style:column-width="0.4527in" style:use-optimal-column-width="false"/>
    </style:style>
    <style:style style:name="Table1275" style:family="table">
      <style:table-properties style:width="6.5833in" fo:margin-left="-0.0833in" table:align="left"/>
    </style:style>
    <style:style style:name="TableRow1279" style:family="table-row">
      <style:table-row-properties style:min-row-height="0.2083in" style:use-optimal-row-height="false"/>
    </style:style>
    <style:style style:name="TableCell128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1281" style:parent-style-name="Normal" style:family="paragraph">
      <style:paragraph-properties fo:text-align="center" fo:margin-bottom="0in" fo:line-height="100%"/>
    </style:style>
    <style:style style:name="T128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83"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284" style:parent-style-name="Normal" style:family="paragraph">
      <style:paragraph-properties fo:text-align="center" fo:margin-bottom="0in" fo:line-height="100%"/>
    </style:style>
    <style:style style:name="T128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86"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1287"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1288" style:family="table-row">
      <style:table-row-properties style:min-row-height="0.2083in" style:use-optimal-row-height="false"/>
    </style:style>
    <style:style style:name="TableCell1289" style:family="table-cell">
      <style:table-cell-properties fo:border="0.0069in solid #45B0E1" style:writing-mode="lr-tb" fo:padding-top="0in" fo:padding-left="0.0729in" fo:padding-bottom="0in" fo:padding-right="0.0729in"/>
    </style:style>
    <style:style style:name="P1290" style:parent-style-name="Normal" style:family="paragraph">
      <style:paragraph-properties fo:margin-bottom="0in" fo:line-height="100%"/>
    </style:style>
    <style:style style:name="T129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292" style:family="table-cell">
      <style:table-cell-properties fo:border="0.0069in solid #45B0E1" style:writing-mode="lr-tb" fo:padding-top="0in" fo:padding-left="0.0729in" fo:padding-bottom="0in" fo:padding-right="0.0729in"/>
    </style:style>
    <style:style style:name="P1293" style:parent-style-name="Normal" style:family="paragraph">
      <style:paragraph-properties fo:margin-bottom="0in" fo:line-height="100%"/>
    </style:style>
    <style:style style:name="T129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295" style:family="table-cell">
      <style:table-cell-properties fo:border="0.0069in solid #45B0E1" style:writing-mode="lr-tb" fo:padding-top="0in" fo:padding-left="0.0729in" fo:padding-bottom="0in" fo:padding-right="0.0729in"/>
    </style:style>
    <style:style style:name="P129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297" style:family="table-row">
      <style:table-row-properties style:min-row-height="0.2083in" style:use-optimal-row-height="false"/>
    </style:style>
    <style:style style:name="TableCell1298" style:family="table-cell">
      <style:table-cell-properties fo:border="0.0069in solid #45B0E1" style:writing-mode="lr-tb" fo:padding-top="0in" fo:padding-left="0.0729in" fo:padding-bottom="0in" fo:padding-right="0.0729in"/>
    </style:style>
    <style:style style:name="P1299" style:parent-style-name="Normal" style:family="paragraph">
      <style:paragraph-properties fo:margin-bottom="0in" fo:line-height="100%"/>
    </style:style>
    <style:style style:name="T130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01" style:family="table-cell">
      <style:table-cell-properties fo:border="0.0069in solid #45B0E1" style:writing-mode="lr-tb" fo:padding-top="0in" fo:padding-left="0.0729in" fo:padding-bottom="0in" fo:padding-right="0.0729in"/>
    </style:style>
    <style:style style:name="P1302" style:parent-style-name="Normal" style:family="paragraph">
      <style:paragraph-properties fo:margin-bottom="0in" fo:line-height="100%"/>
    </style:style>
    <style:style style:name="T130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04" style:family="table-cell">
      <style:table-cell-properties fo:border="0.0069in solid #45B0E1" style:writing-mode="lr-tb" fo:padding-top="0in" fo:padding-left="0.0729in" fo:padding-bottom="0in" fo:padding-right="0.0729in"/>
    </style:style>
    <style:style style:name="P130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06" style:family="table-row">
      <style:table-row-properties style:min-row-height="0.2083in" style:use-optimal-row-height="false"/>
    </style:style>
    <style:style style:name="TableCell1307" style:family="table-cell">
      <style:table-cell-properties fo:border="0.0069in solid #45B0E1" style:writing-mode="lr-tb" fo:padding-top="0in" fo:padding-left="0.0729in" fo:padding-bottom="0in" fo:padding-right="0.0729in"/>
    </style:style>
    <style:style style:name="P1308" style:parent-style-name="Normal" style:family="paragraph">
      <style:paragraph-properties fo:margin-bottom="0in" fo:line-height="100%"/>
    </style:style>
    <style:style style:name="T130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10" style:family="table-cell">
      <style:table-cell-properties fo:border="0.0069in solid #45B0E1" style:writing-mode="lr-tb" fo:padding-top="0in" fo:padding-left="0.0729in" fo:padding-bottom="0in" fo:padding-right="0.0729in"/>
    </style:style>
    <style:style style:name="P1311" style:parent-style-name="Normal" style:family="paragraph">
      <style:paragraph-properties fo:margin-bottom="0in" fo:line-height="100%"/>
    </style:style>
    <style:style style:name="T1312" style:parent-style-name="DefaultParagraphFont" style:family="text">
      <style:text-properties style:font-name="Consolas" style:font-name-asian="Consolas" style:font-name-complex="Consolas" fo:font-size="11pt" style:font-size-asian="11pt" style:font-size-complex="11pt" fo:language="en" fo:country="US"/>
    </style:style>
    <style:style style:name="T1313" style:parent-style-name="DefaultParagraphFont" style:family="text">
      <style:text-properties style:font-name="Cambria" style:font-name-asian="Cambria" style:font-name-complex="Cambria" fo:font-size="11pt" style:font-size-asian="11pt" style:font-size-complex="11pt" fo:language="en" fo:country="US"/>
    </style:style>
    <style:style style:name="T1314" style:parent-style-name="DefaultParagraphFont" style:family="text">
      <style:text-properties style:font-name="Consolas" style:font-name-asian="Consolas" style:font-name-complex="Consolas" fo:font-size="11pt" style:font-size-asian="11pt" style:font-size-complex="11pt" fo:language="en" fo:country="US"/>
    </style:style>
    <style:style style:name="T1315" style:parent-style-name="DefaultParagraphFont" style:family="text">
      <style:text-properties style:font-name="Cambria" style:font-name-asian="Cambria" style:font-name-complex="Cambria" fo:font-size="11pt" style:font-size-asian="11pt" style:font-size-complex="11pt" fo:language="en" fo:country="US"/>
    </style:style>
    <style:style style:name="T1316" style:parent-style-name="DefaultParagraphFont" style:family="text">
      <style:text-properties style:font-name="Consolas" style:font-name-asian="Consolas" style:font-name-complex="Consolas" fo:font-size="11pt" style:font-size-asian="11pt" style:font-size-complex="11pt" fo:language="en" fo:country="US"/>
    </style:style>
    <style:style style:name="T131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18" style:family="table-cell">
      <style:table-cell-properties fo:border="0.0069in solid #45B0E1" style:writing-mode="lr-tb" fo:padding-top="0in" fo:padding-left="0.0729in" fo:padding-bottom="0in" fo:padding-right="0.0729in"/>
    </style:style>
    <style:style style:name="P1319" style:parent-style-name="Normal" style:family="paragraph">
      <style:paragraph-properties fo:margin-bottom="0in" fo:line-height="100%"/>
      <style:text-properties style:font-name="Consolas" style:font-name-asian="Consolas" style:font-name-complex="Consolas" fo:font-size="11pt" style:font-size-asian="11pt" style:font-size-complex="11pt" fo:language="en" fo:country="US"/>
    </style:style>
    <style:style style:name="TableRow1320" style:family="table-row">
      <style:table-row-properties style:min-row-height="0.2083in" style:use-optimal-row-height="false"/>
    </style:style>
    <style:style style:name="TableCell1321" style:family="table-cell">
      <style:table-cell-properties fo:border="0.0069in solid #45B0E1" style:writing-mode="lr-tb" fo:padding-top="0in" fo:padding-left="0.0729in" fo:padding-bottom="0in" fo:padding-right="0.0729in"/>
    </style:style>
    <style:style style:name="P1322" style:parent-style-name="Normal" style:family="paragraph">
      <style:paragraph-properties fo:margin-bottom="0in" fo:line-height="100%"/>
    </style:style>
    <style:style style:name="T132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24" style:family="table-cell">
      <style:table-cell-properties fo:border="0.0069in solid #45B0E1" style:writing-mode="lr-tb" fo:padding-top="0in" fo:padding-left="0.0729in" fo:padding-bottom="0in" fo:padding-right="0.0729in"/>
    </style:style>
    <style:style style:name="P1325" style:parent-style-name="Normal" style:family="paragraph">
      <style:paragraph-properties fo:margin-bottom="0in" fo:line-height="100%"/>
    </style:style>
    <style:style style:name="T132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27" style:family="table-cell">
      <style:table-cell-properties fo:border="0.0069in solid #45B0E1" style:writing-mode="lr-tb" fo:padding-top="0in" fo:padding-left="0.0729in" fo:padding-bottom="0in" fo:padding-right="0.0729in"/>
    </style:style>
    <style:style style:name="P132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29" style:family="table-row">
      <style:table-row-properties style:min-row-height="0.2083in" style:use-optimal-row-height="false"/>
    </style:style>
    <style:style style:name="TableCell1330" style:family="table-cell">
      <style:table-cell-properties fo:border="0.0069in solid #45B0E1" style:writing-mode="lr-tb" fo:padding-top="0in" fo:padding-left="0.0729in" fo:padding-bottom="0in" fo:padding-right="0.0729in"/>
    </style:style>
    <style:style style:name="P1331" style:parent-style-name="Normal" style:family="paragraph">
      <style:paragraph-properties fo:margin-bottom="0in" fo:line-height="100%"/>
    </style:style>
    <style:style style:name="T133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33" style:family="table-cell">
      <style:table-cell-properties fo:border="0.0069in solid #45B0E1" style:writing-mode="lr-tb" fo:padding-top="0in" fo:padding-left="0.0729in" fo:padding-bottom="0in" fo:padding-right="0.0729in"/>
    </style:style>
    <style:style style:name="P1334" style:parent-style-name="Normal" style:family="paragraph">
      <style:paragraph-properties fo:margin-bottom="0in" fo:line-height="100%"/>
    </style:style>
    <style:style style:name="T133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36" style:family="table-cell">
      <style:table-cell-properties fo:border="0.0069in solid #45B0E1" style:writing-mode="lr-tb" fo:padding-top="0in" fo:padding-left="0.0729in" fo:padding-bottom="0in" fo:padding-right="0.0729in"/>
    </style:style>
    <style:style style:name="P133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38" style:family="table-row">
      <style:table-row-properties style:min-row-height="0.2083in" style:use-optimal-row-height="false"/>
    </style:style>
    <style:style style:name="TableCell1339" style:family="table-cell">
      <style:table-cell-properties fo:border="0.0069in solid #45B0E1" style:writing-mode="lr-tb" fo:padding-top="0in" fo:padding-left="0.0729in" fo:padding-bottom="0in" fo:padding-right="0.0729in"/>
    </style:style>
    <style:style style:name="P1340" style:parent-style-name="Normal" style:family="paragraph">
      <style:paragraph-properties fo:margin-bottom="0in" fo:line-height="100%"/>
    </style:style>
    <style:style style:name="T134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42" style:family="table-cell">
      <style:table-cell-properties fo:border="0.0069in solid #45B0E1" style:writing-mode="lr-tb" fo:padding-top="0in" fo:padding-left="0.0729in" fo:padding-bottom="0in" fo:padding-right="0.0729in"/>
    </style:style>
    <style:style style:name="P1343" style:parent-style-name="Normal" style:family="paragraph">
      <style:paragraph-properties fo:margin-bottom="0in" fo:line-height="100%"/>
    </style:style>
    <style:style style:name="T134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45" style:family="table-cell">
      <style:table-cell-properties fo:border="0.0069in solid #45B0E1" style:writing-mode="lr-tb" fo:padding-top="0in" fo:padding-left="0.0729in" fo:padding-bottom="0in" fo:padding-right="0.0729in"/>
    </style:style>
    <style:style style:name="P134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47" style:family="table-row">
      <style:table-row-properties style:min-row-height="0.2083in" style:use-optimal-row-height="false"/>
    </style:style>
    <style:style style:name="TableCell1348" style:family="table-cell">
      <style:table-cell-properties fo:border="0.0069in solid #45B0E1" style:writing-mode="lr-tb" fo:padding-top="0in" fo:padding-left="0.0729in" fo:padding-bottom="0in" fo:padding-right="0.0729in"/>
    </style:style>
    <style:style style:name="P1349" style:parent-style-name="Normal" style:family="paragraph">
      <style:paragraph-properties fo:margin-bottom="0in" fo:line-height="100%"/>
    </style:style>
    <style:style style:name="T135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51" style:family="table-cell">
      <style:table-cell-properties fo:border="0.0069in solid #45B0E1" style:writing-mode="lr-tb" fo:padding-top="0in" fo:padding-left="0.0729in" fo:padding-bottom="0in" fo:padding-right="0.0729in"/>
    </style:style>
    <style:style style:name="P1352" style:parent-style-name="Normal" style:family="paragraph">
      <style:paragraph-properties fo:margin-bottom="0in" fo:line-height="100%"/>
    </style:style>
    <style:style style:name="T135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54" style:family="table-cell">
      <style:table-cell-properties fo:border="0.0069in solid #45B0E1" style:writing-mode="lr-tb" fo:padding-top="0in" fo:padding-left="0.0729in" fo:padding-bottom="0in" fo:padding-right="0.0729in"/>
    </style:style>
    <style:style style:name="P135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56" style:family="table-row">
      <style:table-row-properties style:min-row-height="0.2083in" style:use-optimal-row-height="false"/>
    </style:style>
    <style:style style:name="TableCell1357" style:family="table-cell">
      <style:table-cell-properties fo:border="0.0069in solid #45B0E1" style:writing-mode="lr-tb" fo:padding-top="0in" fo:padding-left="0.0729in" fo:padding-bottom="0in" fo:padding-right="0.0729in"/>
    </style:style>
    <style:style style:name="P1358" style:parent-style-name="Normal" style:family="paragraph">
      <style:paragraph-properties fo:margin-bottom="0in" fo:line-height="100%"/>
    </style:style>
    <style:style style:name="T135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60" style:family="table-cell">
      <style:table-cell-properties fo:border="0.0069in solid #45B0E1" style:writing-mode="lr-tb" fo:padding-top="0in" fo:padding-left="0.0729in" fo:padding-bottom="0in" fo:padding-right="0.0729in"/>
    </style:style>
    <style:style style:name="P1361" style:parent-style-name="Normal" style:family="paragraph">
      <style:paragraph-properties fo:margin-bottom="0in" fo:line-height="100%"/>
    </style:style>
    <style:style style:name="T136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63" style:family="table-cell">
      <style:table-cell-properties fo:border="0.0069in solid #45B0E1" style:writing-mode="lr-tb" fo:padding-top="0in" fo:padding-left="0.0729in" fo:padding-bottom="0in" fo:padding-right="0.0729in"/>
    </style:style>
    <style:style style:name="P136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65" style:family="table-row">
      <style:table-row-properties style:min-row-height="0.2083in" style:use-optimal-row-height="false"/>
    </style:style>
    <style:style style:name="TableCell1366" style:family="table-cell">
      <style:table-cell-properties fo:border="0.0069in solid #45B0E1" style:writing-mode="lr-tb" fo:padding-top="0in" fo:padding-left="0.0729in" fo:padding-bottom="0in" fo:padding-right="0.0729in"/>
    </style:style>
    <style:style style:name="P1367" style:parent-style-name="Normal" style:family="paragraph">
      <style:paragraph-properties fo:margin-bottom="0in" fo:line-height="100%"/>
    </style:style>
    <style:style style:name="T136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69" style:family="table-cell">
      <style:table-cell-properties fo:border="0.0069in solid #45B0E1" style:writing-mode="lr-tb" fo:padding-top="0in" fo:padding-left="0.0729in" fo:padding-bottom="0in" fo:padding-right="0.0729in"/>
    </style:style>
    <style:style style:name="P1370" style:parent-style-name="Normal" style:family="paragraph">
      <style:paragraph-properties fo:margin-bottom="0in" fo:line-height="100%"/>
    </style:style>
    <style:style style:name="T137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72" style:family="table-cell">
      <style:table-cell-properties fo:border="0.0069in solid #45B0E1" style:writing-mode="lr-tb" fo:padding-top="0in" fo:padding-left="0.0729in" fo:padding-bottom="0in" fo:padding-right="0.0729in"/>
    </style:style>
    <style:style style:name="P137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74" style:family="table-row">
      <style:table-row-properties style:min-row-height="0.2083in" style:use-optimal-row-height="false"/>
    </style:style>
    <style:style style:name="TableCell1375" style:family="table-cell">
      <style:table-cell-properties fo:border="0.0069in solid #45B0E1" style:writing-mode="lr-tb" fo:padding-top="0in" fo:padding-left="0.0729in" fo:padding-bottom="0in" fo:padding-right="0.0729in"/>
    </style:style>
    <style:style style:name="P1376" style:parent-style-name="Normal" style:family="paragraph">
      <style:paragraph-properties fo:margin-bottom="0in" fo:line-height="100%"/>
    </style:style>
    <style:style style:name="T137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78" style:family="table-cell">
      <style:table-cell-properties fo:border="0.0069in solid #45B0E1" style:writing-mode="lr-tb" fo:padding-top="0in" fo:padding-left="0.0729in" fo:padding-bottom="0in" fo:padding-right="0.0729in"/>
    </style:style>
    <style:style style:name="P1379" style:parent-style-name="Normal" style:family="paragraph">
      <style:paragraph-properties fo:margin-bottom="0in" fo:line-height="100%"/>
    </style:style>
    <style:style style:name="T138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81" style:family="table-cell">
      <style:table-cell-properties fo:border="0.0069in solid #45B0E1" style:writing-mode="lr-tb" fo:padding-top="0in" fo:padding-left="0.0729in" fo:padding-bottom="0in" fo:padding-right="0.0729in"/>
    </style:style>
    <style:style style:name="P138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83" style:family="table-row">
      <style:table-row-properties style:min-row-height="0.2083in" style:use-optimal-row-height="false"/>
    </style:style>
    <style:style style:name="TableCell1384" style:family="table-cell">
      <style:table-cell-properties fo:border="0.0069in solid #45B0E1" style:writing-mode="lr-tb" fo:padding-top="0in" fo:padding-left="0.0729in" fo:padding-bottom="0in" fo:padding-right="0.0729in"/>
    </style:style>
    <style:style style:name="P1385" style:parent-style-name="Normal" style:family="paragraph">
      <style:paragraph-properties fo:margin-bottom="0in" fo:line-height="100%"/>
    </style:style>
    <style:style style:name="T138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87" style:family="table-cell">
      <style:table-cell-properties fo:border="0.0069in solid #45B0E1" style:writing-mode="lr-tb" fo:padding-top="0in" fo:padding-left="0.0729in" fo:padding-bottom="0in" fo:padding-right="0.0729in"/>
    </style:style>
    <style:style style:name="P1388" style:parent-style-name="Normal" style:family="paragraph">
      <style:paragraph-properties fo:margin-bottom="0in" fo:line-height="100%"/>
    </style:style>
    <style:style style:name="T138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90" style:family="table-cell">
      <style:table-cell-properties fo:border="0.0069in solid #45B0E1" style:writing-mode="lr-tb" fo:padding-top="0in" fo:padding-left="0.0729in" fo:padding-bottom="0in" fo:padding-right="0.0729in"/>
    </style:style>
    <style:style style:name="P139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392" style:family="table-row">
      <style:table-row-properties style:min-row-height="0.2083in" style:use-optimal-row-height="false"/>
    </style:style>
    <style:style style:name="TableCell1393" style:family="table-cell">
      <style:table-cell-properties fo:border="0.0069in solid #45B0E1" style:writing-mode="lr-tb" fo:padding-top="0in" fo:padding-left="0.0729in" fo:padding-bottom="0in" fo:padding-right="0.0729in"/>
    </style:style>
    <style:style style:name="P1394" style:parent-style-name="Normal" style:family="paragraph">
      <style:paragraph-properties fo:margin-bottom="0in" fo:line-height="100%"/>
    </style:style>
    <style:style style:name="T139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396" style:family="table-cell">
      <style:table-cell-properties fo:border="0.0069in solid #45B0E1" style:writing-mode="lr-tb" fo:padding-top="0in" fo:padding-left="0.0729in" fo:padding-bottom="0in" fo:padding-right="0.0729in"/>
    </style:style>
    <style:style style:name="P1397" style:parent-style-name="Normal" style:family="paragraph">
      <style:paragraph-properties fo:margin-bottom="0in" fo:line-height="100%"/>
    </style:style>
    <style:style style:name="T139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399" style:family="table-cell">
      <style:table-cell-properties fo:border="0.0069in solid #45B0E1" style:writing-mode="lr-tb" fo:padding-top="0in" fo:padding-left="0.0729in" fo:padding-bottom="0in" fo:padding-right="0.0729in"/>
    </style:style>
    <style:style style:name="P140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01" style:family="table-row">
      <style:table-row-properties style:min-row-height="0.2083in" style:use-optimal-row-height="false"/>
    </style:style>
    <style:style style:name="TableCell1402" style:family="table-cell">
      <style:table-cell-properties fo:border="0.0069in solid #45B0E1" style:writing-mode="lr-tb" fo:padding-top="0in" fo:padding-left="0.0729in" fo:padding-bottom="0in" fo:padding-right="0.0729in"/>
    </style:style>
    <style:style style:name="P1403" style:parent-style-name="Normal" style:family="paragraph">
      <style:paragraph-properties fo:margin-bottom="0in" fo:line-height="100%"/>
    </style:style>
    <style:style style:name="T140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05" style:family="table-cell">
      <style:table-cell-properties fo:border="0.0069in solid #45B0E1" style:writing-mode="lr-tb" fo:padding-top="0in" fo:padding-left="0.0729in" fo:padding-bottom="0in" fo:padding-right="0.0729in"/>
    </style:style>
    <style:style style:name="P1406" style:parent-style-name="Normal" style:family="paragraph">
      <style:paragraph-properties fo:margin-bottom="0in" fo:line-height="100%"/>
    </style:style>
    <style:style style:name="T140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08" style:family="table-cell">
      <style:table-cell-properties fo:border="0.0069in solid #45B0E1" style:writing-mode="lr-tb" fo:padding-top="0in" fo:padding-left="0.0729in" fo:padding-bottom="0in" fo:padding-right="0.0729in"/>
    </style:style>
    <style:style style:name="P140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10" style:family="table-row">
      <style:table-row-properties style:min-row-height="0.2083in" style:use-optimal-row-height="false"/>
    </style:style>
    <style:style style:name="TableCell1411" style:family="table-cell">
      <style:table-cell-properties fo:border="0.0069in solid #45B0E1" style:writing-mode="lr-tb" fo:padding-top="0in" fo:padding-left="0.0729in" fo:padding-bottom="0in" fo:padding-right="0.0729in"/>
    </style:style>
    <style:style style:name="P1412" style:parent-style-name="Normal" style:family="paragraph">
      <style:paragraph-properties fo:margin-bottom="0in" fo:line-height="100%"/>
    </style:style>
    <style:style style:name="T141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14" style:family="table-cell">
      <style:table-cell-properties fo:border="0.0069in solid #45B0E1" style:writing-mode="lr-tb" fo:padding-top="0in" fo:padding-left="0.0729in" fo:padding-bottom="0in" fo:padding-right="0.0729in"/>
    </style:style>
    <style:style style:name="P1415" style:parent-style-name="Normal" style:family="paragraph">
      <style:paragraph-properties fo:margin-bottom="0in" fo:line-height="100%"/>
    </style:style>
    <style:style style:name="T141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17" style:family="table-cell">
      <style:table-cell-properties fo:border="0.0069in solid #45B0E1" style:writing-mode="lr-tb" fo:padding-top="0in" fo:padding-left="0.0729in" fo:padding-bottom="0in" fo:padding-right="0.0729in"/>
    </style:style>
    <style:style style:name="P141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19" style:family="table-row">
      <style:table-row-properties style:min-row-height="0.2083in" style:use-optimal-row-height="false"/>
    </style:style>
    <style:style style:name="TableCell1420" style:family="table-cell">
      <style:table-cell-properties fo:border="0.0069in solid #45B0E1" style:writing-mode="lr-tb" fo:padding-top="0in" fo:padding-left="0.0729in" fo:padding-bottom="0in" fo:padding-right="0.0729in"/>
    </style:style>
    <style:style style:name="P1421" style:parent-style-name="Normal" style:family="paragraph">
      <style:paragraph-properties fo:margin-bottom="0in" fo:line-height="100%"/>
    </style:style>
    <style:style style:name="T142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23" style:family="table-cell">
      <style:table-cell-properties fo:border="0.0069in solid #45B0E1" style:writing-mode="lr-tb" fo:padding-top="0in" fo:padding-left="0.0729in" fo:padding-bottom="0in" fo:padding-right="0.0729in"/>
    </style:style>
    <style:style style:name="P1424" style:parent-style-name="Normal" style:family="paragraph">
      <style:paragraph-properties fo:margin-bottom="0in" fo:line-height="100%"/>
    </style:style>
    <style:style style:name="T142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26" style:family="table-cell">
      <style:table-cell-properties fo:border="0.0069in solid #45B0E1" style:writing-mode="lr-tb" fo:padding-top="0in" fo:padding-left="0.0729in" fo:padding-bottom="0in" fo:padding-right="0.0729in"/>
    </style:style>
    <style:style style:name="P142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28" style:family="table-row">
      <style:table-row-properties style:min-row-height="0.2083in" style:use-optimal-row-height="false"/>
    </style:style>
    <style:style style:name="TableCell1429" style:family="table-cell">
      <style:table-cell-properties fo:border="0.0069in solid #45B0E1" style:writing-mode="lr-tb" fo:padding-top="0in" fo:padding-left="0.0729in" fo:padding-bottom="0in" fo:padding-right="0.0729in"/>
    </style:style>
    <style:style style:name="P1430" style:parent-style-name="Normal" style:family="paragraph">
      <style:paragraph-properties fo:margin-bottom="0in" fo:line-height="100%"/>
    </style:style>
    <style:style style:name="T143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32" style:family="table-cell">
      <style:table-cell-properties fo:border="0.0069in solid #45B0E1" style:writing-mode="lr-tb" fo:padding-top="0in" fo:padding-left="0.0729in" fo:padding-bottom="0in" fo:padding-right="0.0729in"/>
    </style:style>
    <style:style style:name="P1433" style:parent-style-name="Normal" style:family="paragraph">
      <style:paragraph-properties fo:margin-bottom="0in" fo:line-height="100%"/>
    </style:style>
    <style:style style:name="T1434" style:parent-style-name="DefaultParagraphFont" style:family="text">
      <style:text-properties style:font-name="Cambria" style:font-name-asian="Cambria" style:font-name-complex="Cambria" fo:font-size="11pt" style:font-size-asian="11pt" style:font-size-complex="11pt" fo:language="en" fo:country="US"/>
    </style:style>
    <style:style style:name="T1435" style:parent-style-name="DefaultParagraphFont" style:family="text">
      <style:text-properties style:font-name="Consolas" style:font-name-asian="Consolas" style:font-name-complex="Consolas" fo:font-size="11pt" style:font-size-asian="11pt" style:font-size-complex="11pt" fo:language="en" fo:country="US"/>
    </style:style>
    <style:style style:name="T1436" style:parent-style-name="DefaultParagraphFont" style:family="text">
      <style:text-properties style:font-name="Cambria" style:font-name-asian="Cambria" style:font-name-complex="Cambria" fo:font-size="11pt" style:font-size-asian="11pt" style:font-size-complex="11pt" fo:language="en" fo:country="US"/>
    </style:style>
    <style:style style:name="T1437" style:parent-style-name="DefaultParagraphFont" style:family="text">
      <style:text-properties style:font-name="Consolas" style:font-name-asian="Consolas" style:font-name-complex="Consolas" fo:font-size="11pt" style:font-size-asian="11pt" style:font-size-complex="11pt" fo:language="en" fo:country="US"/>
    </style:style>
    <style:style style:name="T143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39" style:family="table-cell">
      <style:table-cell-properties fo:border="0.0069in solid #45B0E1" style:writing-mode="lr-tb" fo:padding-top="0in" fo:padding-left="0.0729in" fo:padding-bottom="0in" fo:padding-right="0.0729in"/>
    </style:style>
    <style:style style:name="P144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41" style:family="table-row">
      <style:table-row-properties style:min-row-height="0.2083in" style:use-optimal-row-height="false"/>
    </style:style>
    <style:style style:name="TableCell1442" style:family="table-cell">
      <style:table-cell-properties fo:border="0.0069in solid #45B0E1" style:writing-mode="lr-tb" fo:padding-top="0in" fo:padding-left="0.0729in" fo:padding-bottom="0in" fo:padding-right="0.0729in"/>
    </style:style>
    <style:style style:name="P1443" style:parent-style-name="Normal" style:family="paragraph">
      <style:paragraph-properties fo:margin-bottom="0in" fo:line-height="100%"/>
    </style:style>
    <style:style style:name="T144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45" style:family="table-cell">
      <style:table-cell-properties fo:border="0.0069in solid #45B0E1" style:writing-mode="lr-tb" fo:padding-top="0in" fo:padding-left="0.0729in" fo:padding-bottom="0in" fo:padding-right="0.0729in"/>
    </style:style>
    <style:style style:name="P1446" style:parent-style-name="Normal" style:family="paragraph">
      <style:paragraph-properties fo:margin-bottom="0in" fo:line-height="100%"/>
    </style:style>
    <style:style style:name="T144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48" style:family="table-cell">
      <style:table-cell-properties fo:border="0.0069in solid #45B0E1" style:writing-mode="lr-tb" fo:padding-top="0in" fo:padding-left="0.0729in" fo:padding-bottom="0in" fo:padding-right="0.0729in"/>
    </style:style>
    <style:style style:name="P144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50" style:family="table-row">
      <style:table-row-properties style:min-row-height="0.2083in" style:use-optimal-row-height="false"/>
    </style:style>
    <style:style style:name="TableCell1451" style:family="table-cell">
      <style:table-cell-properties fo:border="0.0069in solid #45B0E1" style:writing-mode="lr-tb" fo:padding-top="0in" fo:padding-left="0.0729in" fo:padding-bottom="0in" fo:padding-right="0.0729in"/>
    </style:style>
    <style:style style:name="P1452" style:parent-style-name="Normal" style:family="paragraph">
      <style:paragraph-properties fo:margin-bottom="0in" fo:line-height="100%"/>
    </style:style>
    <style:style style:name="T145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54" style:family="table-cell">
      <style:table-cell-properties fo:border="0.0069in solid #45B0E1" style:writing-mode="lr-tb" fo:padding-top="0in" fo:padding-left="0.0729in" fo:padding-bottom="0in" fo:padding-right="0.0729in"/>
    </style:style>
    <style:style style:name="P1455" style:parent-style-name="Normal" style:family="paragraph">
      <style:paragraph-properties fo:margin-bottom="0in" fo:line-height="100%"/>
    </style:style>
    <style:style style:name="T145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57" style:family="table-cell">
      <style:table-cell-properties fo:border="0.0069in solid #45B0E1" style:writing-mode="lr-tb" fo:padding-top="0in" fo:padding-left="0.0729in" fo:padding-bottom="0in" fo:padding-right="0.0729in"/>
    </style:style>
    <style:style style:name="P145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59" style:family="table-row">
      <style:table-row-properties style:min-row-height="0.2083in" style:use-optimal-row-height="false"/>
    </style:style>
    <style:style style:name="TableCell1460" style:family="table-cell">
      <style:table-cell-properties fo:border="0.0069in solid #45B0E1" style:writing-mode="lr-tb" fo:padding-top="0in" fo:padding-left="0.0729in" fo:padding-bottom="0in" fo:padding-right="0.0729in"/>
    </style:style>
    <style:style style:name="P1461" style:parent-style-name="Normal" style:family="paragraph">
      <style:paragraph-properties fo:margin-bottom="0in" fo:line-height="100%"/>
    </style:style>
    <style:style style:name="T146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63" style:family="table-cell">
      <style:table-cell-properties fo:border="0.0069in solid #45B0E1" style:writing-mode="lr-tb" fo:padding-top="0in" fo:padding-left="0.0729in" fo:padding-bottom="0in" fo:padding-right="0.0729in"/>
    </style:style>
    <style:style style:name="P1464" style:parent-style-name="Normal" style:family="paragraph">
      <style:paragraph-properties fo:margin-bottom="0in" fo:line-height="100%"/>
    </style:style>
    <style:style style:name="T146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66" style:family="table-cell">
      <style:table-cell-properties fo:border="0.0069in solid #45B0E1" style:writing-mode="lr-tb" fo:padding-top="0in" fo:padding-left="0.0729in" fo:padding-bottom="0in" fo:padding-right="0.0729in"/>
    </style:style>
    <style:style style:name="P146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468" style:family="table-row">
      <style:table-row-properties style:min-row-height="0.2083in" style:use-optimal-row-height="false"/>
    </style:style>
    <style:style style:name="TableCell1469" style:family="table-cell">
      <style:table-cell-properties fo:border="0.0069in solid #45B0E1" style:writing-mode="lr-tb" fo:padding-top="0in" fo:padding-left="0.0729in" fo:padding-bottom="0in" fo:padding-right="0.0729in"/>
    </style:style>
    <style:style style:name="P1470" style:parent-style-name="Normal" style:family="paragraph">
      <style:paragraph-properties fo:margin-bottom="0in" fo:line-height="100%"/>
    </style:style>
    <style:style style:name="T147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72" style:family="table-cell">
      <style:table-cell-properties fo:border="0.0069in solid #45B0E1" style:writing-mode="lr-tb" fo:padding-top="0in" fo:padding-left="0.0729in" fo:padding-bottom="0in" fo:padding-right="0.0729in"/>
    </style:style>
    <style:style style:name="P1473" style:parent-style-name="Normal" style:family="paragraph">
      <style:paragraph-properties fo:margin-bottom="0in" fo:line-height="100%"/>
    </style:style>
    <style:style style:name="T147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475" style:family="table-cell">
      <style:table-cell-properties fo:border="0.0069in solid #45B0E1" style:writing-mode="lr-tb" fo:padding-top="0in" fo:padding-left="0.0729in" fo:padding-bottom="0in" fo:padding-right="0.0729in"/>
    </style:style>
    <style:style style:name="P147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1477" style:parent-style-name="Normal" style:family="paragraph">
      <style:text-properties style:font-name="Cambria" style:font-name-asian="Cambria" style:font-name-complex="Cambria" fo:color="#000000" fo:font-size="11pt" style:font-size-asian="11pt" style:font-size-complex="11pt"/>
    </style:style>
    <style:style style:name="P1478" style:parent-style-name="Heading3" style:family="paragraph">
      <style:paragraph-properties fo:margin-top="0.1388in" fo:margin-bottom="0in"/>
    </style:style>
    <style:style style:name="T1479" style:parent-style-name="DefaultParagraphFont" style:family="text">
      <style:text-properties style:font-name="Calibri" style:font-name-asian="Calibri" style:font-name-complex="Calibri" fo:font-weight="bold" style:font-weight-asian="bold" style:font-weight-complex="bold" fo:color="#4F81BD" fo:font-size="11pt" style:font-size-asian="11pt" style:font-size-complex="11pt" fo:language="en" fo:country="US"/>
    </style:style>
    <style:style style:name="TableColumn1481" style:family="table-column">
      <style:table-column-properties style:column-width="1.243in" style:use-optimal-column-width="false"/>
    </style:style>
    <style:style style:name="TableColumn1482" style:family="table-column">
      <style:table-column-properties style:column-width="4.2458in" style:use-optimal-column-width="false"/>
    </style:style>
    <style:style style:name="TableColumn1483" style:family="table-column">
      <style:table-column-properties style:column-width="0.7715in" style:use-optimal-column-width="false"/>
    </style:style>
    <style:style style:name="Table1480" style:family="table">
      <style:table-properties style:width="6.2604in" fo:margin-left="0in" table:align="left"/>
    </style:style>
    <style:style style:name="TableRow1484" style:family="table-row">
      <style:table-row-properties style:min-row-height="0.2083in" style:use-optimal-row-height="false"/>
    </style:style>
    <style:style style:name="TableCell148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1486" style:parent-style-name="Normal" style:family="paragraph">
      <style:paragraph-properties fo:text-align="center" fo:margin-bottom="0in" fo:line-height="100%"/>
    </style:style>
    <style:style style:name="T148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88"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489" style:parent-style-name="Normal" style:family="paragraph">
      <style:paragraph-properties fo:text-align="center" fo:margin-bottom="0in" fo:line-height="100%"/>
    </style:style>
    <style:style style:name="T149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91"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1492"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1493" style:family="table-row">
      <style:table-row-properties style:min-row-height="0.2083in" style:use-optimal-row-height="false"/>
    </style:style>
    <style:style style:name="TableCell1494" style:family="table-cell">
      <style:table-cell-properties fo:border="0.0069in solid #45B0E1" style:writing-mode="lr-tb" fo:padding-top="0in" fo:padding-left="0.0729in" fo:padding-bottom="0in" fo:padding-right="0.0729in"/>
    </style:style>
    <style:style style:name="P1495" style:parent-style-name="Normal" style:family="paragraph">
      <style:paragraph-properties fo:margin-bottom="0in" fo:line-height="100%"/>
    </style:style>
    <style:style style:name="T149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497" style:family="table-cell">
      <style:table-cell-properties fo:border="0.0069in solid #45B0E1" style:writing-mode="lr-tb" fo:padding-top="0in" fo:padding-left="0.0729in" fo:padding-bottom="0in" fo:padding-right="0.0729in"/>
    </style:style>
    <style:style style:name="P1498" style:parent-style-name="Normal" style:family="paragraph">
      <style:paragraph-properties fo:margin-bottom="0in" fo:line-height="100%"/>
    </style:style>
    <style:style style:name="T149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00" style:family="table-cell">
      <style:table-cell-properties fo:border="0.0069in solid #45B0E1" style:writing-mode="lr-tb" fo:padding-top="0in" fo:padding-left="0.0729in" fo:padding-bottom="0in" fo:padding-right="0.0729in"/>
    </style:style>
    <style:style style:name="P150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02" style:family="table-row">
      <style:table-row-properties style:min-row-height="0.2083in" style:use-optimal-row-height="false"/>
    </style:style>
    <style:style style:name="TableCell1503" style:family="table-cell">
      <style:table-cell-properties fo:border="0.0069in solid #45B0E1" style:writing-mode="lr-tb" fo:padding-top="0in" fo:padding-left="0.0729in" fo:padding-bottom="0in" fo:padding-right="0.0729in"/>
    </style:style>
    <style:style style:name="P1504" style:parent-style-name="Normal" style:family="paragraph">
      <style:paragraph-properties fo:margin-bottom="0in" fo:line-height="100%"/>
    </style:style>
    <style:style style:name="T150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06" style:family="table-cell">
      <style:table-cell-properties fo:border="0.0069in solid #45B0E1" style:writing-mode="lr-tb" fo:padding-top="0in" fo:padding-left="0.0729in" fo:padding-bottom="0in" fo:padding-right="0.0729in"/>
    </style:style>
    <style:style style:name="P1507" style:parent-style-name="Normal" style:family="paragraph">
      <style:paragraph-properties fo:margin-bottom="0in" fo:line-height="100%"/>
    </style:style>
    <style:style style:name="T150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09" style:family="table-cell">
      <style:table-cell-properties fo:border="0.0069in solid #45B0E1" style:writing-mode="lr-tb" fo:padding-top="0in" fo:padding-left="0.0729in" fo:padding-bottom="0in" fo:padding-right="0.0729in"/>
    </style:style>
    <style:style style:name="P151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11" style:family="table-row">
      <style:table-row-properties style:min-row-height="0.2083in" style:use-optimal-row-height="false"/>
    </style:style>
    <style:style style:name="TableCell1512" style:family="table-cell">
      <style:table-cell-properties fo:border="0.0069in solid #45B0E1" style:writing-mode="lr-tb" fo:padding-top="0in" fo:padding-left="0.0729in" fo:padding-bottom="0in" fo:padding-right="0.0729in"/>
    </style:style>
    <style:style style:name="P1513" style:parent-style-name="Normal" style:family="paragraph">
      <style:paragraph-properties fo:margin-bottom="0in" fo:line-height="100%"/>
    </style:style>
    <style:style style:name="T151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15" style:family="table-cell">
      <style:table-cell-properties fo:border="0.0069in solid #45B0E1" style:writing-mode="lr-tb" fo:padding-top="0in" fo:padding-left="0.0729in" fo:padding-bottom="0in" fo:padding-right="0.0729in"/>
    </style:style>
    <style:style style:name="P1516" style:parent-style-name="Normal" style:family="paragraph">
      <style:paragraph-properties fo:margin-bottom="0in" fo:line-height="100%"/>
    </style:style>
    <style:style style:name="T151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18" style:family="table-cell">
      <style:table-cell-properties fo:border="0.0069in solid #45B0E1" style:writing-mode="lr-tb" fo:padding-top="0in" fo:padding-left="0.0729in" fo:padding-bottom="0in" fo:padding-right="0.0729in"/>
    </style:style>
    <style:style style:name="P151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20" style:family="table-row">
      <style:table-row-properties style:min-row-height="0.2083in" style:use-optimal-row-height="false"/>
    </style:style>
    <style:style style:name="TableCell1521" style:family="table-cell">
      <style:table-cell-properties fo:border="0.0069in solid #45B0E1" style:writing-mode="lr-tb" fo:padding-top="0in" fo:padding-left="0.0729in" fo:padding-bottom="0in" fo:padding-right="0.0729in"/>
    </style:style>
    <style:style style:name="P1522" style:parent-style-name="Normal" style:family="paragraph">
      <style:paragraph-properties fo:margin-bottom="0in" fo:line-height="100%"/>
    </style:style>
    <style:style style:name="T152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24" style:family="table-cell">
      <style:table-cell-properties fo:border="0.0069in solid #45B0E1" style:writing-mode="lr-tb" fo:padding-top="0in" fo:padding-left="0.0729in" fo:padding-bottom="0in" fo:padding-right="0.0729in"/>
    </style:style>
    <style:style style:name="P1525" style:parent-style-name="Normal" style:family="paragraph">
      <style:paragraph-properties fo:margin-bottom="0in" fo:line-height="100%"/>
    </style:style>
    <style:style style:name="T152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27" style:family="table-cell">
      <style:table-cell-properties fo:border="0.0069in solid #45B0E1" style:writing-mode="lr-tb" fo:padding-top="0in" fo:padding-left="0.0729in" fo:padding-bottom="0in" fo:padding-right="0.0729in"/>
    </style:style>
    <style:style style:name="P152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29" style:family="table-row">
      <style:table-row-properties style:min-row-height="0.2083in" style:use-optimal-row-height="false"/>
    </style:style>
    <style:style style:name="TableCell1530" style:family="table-cell">
      <style:table-cell-properties fo:border="0.0069in solid #45B0E1" style:writing-mode="lr-tb" fo:padding-top="0in" fo:padding-left="0.0729in" fo:padding-bottom="0in" fo:padding-right="0.0729in"/>
    </style:style>
    <style:style style:name="P1531" style:parent-style-name="Normal" style:family="paragraph">
      <style:paragraph-properties fo:margin-bottom="0in" fo:line-height="100%"/>
    </style:style>
    <style:style style:name="T153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33" style:family="table-cell">
      <style:table-cell-properties fo:border="0.0069in solid #45B0E1" style:writing-mode="lr-tb" fo:padding-top="0in" fo:padding-left="0.0729in" fo:padding-bottom="0in" fo:padding-right="0.0729in"/>
    </style:style>
    <style:style style:name="P1534" style:parent-style-name="Normal" style:family="paragraph">
      <style:paragraph-properties fo:margin-bottom="0in" fo:line-height="100%"/>
    </style:style>
    <style:style style:name="T153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36" style:family="table-cell">
      <style:table-cell-properties fo:border="0.0069in solid #45B0E1" style:writing-mode="lr-tb" fo:padding-top="0in" fo:padding-left="0.0729in" fo:padding-bottom="0in" fo:padding-right="0.0729in"/>
    </style:style>
    <style:style style:name="P153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38" style:family="table-row">
      <style:table-row-properties style:min-row-height="0.2083in" style:use-optimal-row-height="false"/>
    </style:style>
    <style:style style:name="TableCell1539" style:family="table-cell">
      <style:table-cell-properties fo:border="0.0069in solid #45B0E1" style:writing-mode="lr-tb" fo:padding-top="0in" fo:padding-left="0.0729in" fo:padding-bottom="0in" fo:padding-right="0.0729in"/>
    </style:style>
    <style:style style:name="P1540" style:parent-style-name="Normal" style:family="paragraph">
      <style:paragraph-properties fo:margin-bottom="0in" fo:line-height="100%"/>
    </style:style>
    <style:style style:name="T154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42" style:family="table-cell">
      <style:table-cell-properties fo:border="0.0069in solid #45B0E1" style:writing-mode="lr-tb" fo:padding-top="0in" fo:padding-left="0.0729in" fo:padding-bottom="0in" fo:padding-right="0.0729in"/>
    </style:style>
    <style:style style:name="P1543" style:parent-style-name="Normal" style:family="paragraph">
      <style:paragraph-properties fo:margin-bottom="0in" fo:line-height="100%"/>
    </style:style>
    <style:style style:name="T154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45" style:family="table-cell">
      <style:table-cell-properties fo:border="0.0069in solid #45B0E1" style:writing-mode="lr-tb" fo:padding-top="0in" fo:padding-left="0.0729in" fo:padding-bottom="0in" fo:padding-right="0.0729in"/>
    </style:style>
    <style:style style:name="P154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47" style:family="table-row">
      <style:table-row-properties style:min-row-height="0.2083in" style:use-optimal-row-height="false"/>
    </style:style>
    <style:style style:name="TableCell1548" style:family="table-cell">
      <style:table-cell-properties fo:border="0.0069in solid #45B0E1" style:writing-mode="lr-tb" fo:padding-top="0in" fo:padding-left="0.0729in" fo:padding-bottom="0in" fo:padding-right="0.0729in"/>
    </style:style>
    <style:style style:name="P1549" style:parent-style-name="Normal" style:family="paragraph">
      <style:paragraph-properties fo:margin-bottom="0in" fo:line-height="100%"/>
    </style:style>
    <style:style style:name="T155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51" style:family="table-cell">
      <style:table-cell-properties fo:border="0.0069in solid #45B0E1" style:writing-mode="lr-tb" fo:padding-top="0in" fo:padding-left="0.0729in" fo:padding-bottom="0in" fo:padding-right="0.0729in"/>
    </style:style>
    <style:style style:name="P1552" style:parent-style-name="Normal" style:family="paragraph">
      <style:paragraph-properties fo:margin-bottom="0in" fo:line-height="100%"/>
    </style:style>
    <style:style style:name="T155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54" style:family="table-cell">
      <style:table-cell-properties fo:border="0.0069in solid #45B0E1" style:writing-mode="lr-tb" fo:padding-top="0in" fo:padding-left="0.0729in" fo:padding-bottom="0in" fo:padding-right="0.0729in"/>
    </style:style>
    <style:style style:name="P155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56" style:family="table-row">
      <style:table-row-properties style:min-row-height="0.2083in" style:use-optimal-row-height="false"/>
    </style:style>
    <style:style style:name="TableCell1557" style:family="table-cell">
      <style:table-cell-properties fo:border="0.0069in solid #45B0E1" style:writing-mode="lr-tb" fo:padding-top="0in" fo:padding-left="0.0729in" fo:padding-bottom="0in" fo:padding-right="0.0729in"/>
    </style:style>
    <style:style style:name="P1558" style:parent-style-name="Normal" style:family="paragraph">
      <style:paragraph-properties fo:margin-bottom="0in" fo:line-height="100%"/>
    </style:style>
    <style:style style:name="T155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60" style:family="table-cell">
      <style:table-cell-properties fo:border="0.0069in solid #45B0E1" style:writing-mode="lr-tb" fo:padding-top="0in" fo:padding-left="0.0729in" fo:padding-bottom="0in" fo:padding-right="0.0729in"/>
    </style:style>
    <style:style style:name="P1561" style:parent-style-name="Normal" style:family="paragraph">
      <style:paragraph-properties fo:margin-bottom="0in" fo:line-height="100%"/>
    </style:style>
    <style:style style:name="T156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63" style:family="table-cell">
      <style:table-cell-properties fo:border="0.0069in solid #45B0E1" style:writing-mode="lr-tb" fo:padding-top="0in" fo:padding-left="0.0729in" fo:padding-bottom="0in" fo:padding-right="0.0729in"/>
    </style:style>
    <style:style style:name="P156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565" style:family="table-row">
      <style:table-row-properties style:min-row-height="0.2083in" style:use-optimal-row-height="false"/>
    </style:style>
    <style:style style:name="TableCell1566" style:family="table-cell">
      <style:table-cell-properties fo:border="0.0069in solid #45B0E1" style:writing-mode="lr-tb" fo:padding-top="0in" fo:padding-left="0.0729in" fo:padding-bottom="0in" fo:padding-right="0.0729in"/>
    </style:style>
    <style:style style:name="P1567" style:parent-style-name="Normal" style:family="paragraph">
      <style:paragraph-properties fo:margin-bottom="0in" fo:line-height="100%"/>
    </style:style>
    <style:style style:name="T156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69" style:family="table-cell">
      <style:table-cell-properties fo:border="0.0069in solid #45B0E1" style:writing-mode="lr-tb" fo:padding-top="0in" fo:padding-left="0.0729in" fo:padding-bottom="0in" fo:padding-right="0.0729in"/>
    </style:style>
    <style:style style:name="P1570" style:parent-style-name="Normal" style:family="paragraph">
      <style:paragraph-properties fo:margin-bottom="0in" fo:line-height="100%"/>
    </style:style>
    <style:style style:name="T1571" style:parent-style-name="DefaultParagraphFont" style:family="text">
      <style:text-properties style:font-name="Consolas" style:font-name-asian="Consolas" style:font-name-complex="Consolas" fo:font-size="11pt" style:font-size-asian="11pt" style:font-size-complex="11pt" fo:language="en" fo:country="US"/>
    </style:style>
    <style:style style:name="T157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73" style:family="table-cell">
      <style:table-cell-properties fo:border="0.0069in solid #45B0E1" style:writing-mode="lr-tb" fo:padding-top="0in" fo:padding-left="0.0729in" fo:padding-bottom="0in" fo:padding-right="0.0729in"/>
    </style:style>
    <style:style style:name="P1574" style:parent-style-name="Normal" style:family="paragraph">
      <style:paragraph-properties fo:margin-bottom="0in" fo:line-height="100%"/>
      <style:text-properties style:font-name="Consolas" style:font-name-asian="Consolas" style:font-name-complex="Consolas" fo:font-size="11pt" style:font-size-asian="11pt" style:font-size-complex="11pt" fo:language="en" fo:country="US"/>
    </style:style>
    <style:style style:name="TableRow1575" style:family="table-row">
      <style:table-row-properties style:min-row-height="0.2083in" style:use-optimal-row-height="false"/>
    </style:style>
    <style:style style:name="TableCell1576" style:family="table-cell">
      <style:table-cell-properties fo:border="0.0069in solid #45B0E1" style:writing-mode="lr-tb" fo:padding-top="0in" fo:padding-left="0.0729in" fo:padding-bottom="0in" fo:padding-right="0.0729in"/>
    </style:style>
    <style:style style:name="P1577" style:parent-style-name="Normal" style:family="paragraph">
      <style:paragraph-properties fo:margin-bottom="0in" fo:line-height="100%"/>
    </style:style>
    <style:style style:name="T157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79" style:family="table-cell">
      <style:table-cell-properties fo:border="0.0069in solid #45B0E1" style:writing-mode="lr-tb" fo:padding-top="0in" fo:padding-left="0.0729in" fo:padding-bottom="0in" fo:padding-right="0.0729in"/>
    </style:style>
    <style:style style:name="P1580" style:parent-style-name="Normal" style:family="paragraph">
      <style:paragraph-properties fo:margin-bottom="0in" fo:line-height="100%"/>
    </style:style>
    <style:style style:name="T158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582" style:family="table-cell">
      <style:table-cell-properties fo:border="0.0069in solid #45B0E1" style:writing-mode="lr-tb" fo:padding-top="0in" fo:padding-left="0.0729in" fo:padding-bottom="0in" fo:padding-right="0.0729in"/>
    </style:style>
    <style:style style:name="P158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1584" style:parent-style-name="Heading3" style:family="paragraph">
      <style:paragraph-properties fo:margin-top="0.1388in" fo:margin-bottom="0in"/>
    </style:style>
    <style:style style:name="T1585" style:parent-style-name="DefaultParagraphFont" style:family="text">
      <style:text-properties style:font-name="Calibri" style:font-name-asian="Calibri" style:font-name-complex="Calibri" fo:font-weight="bold" style:font-weight-asian="bold" style:font-weight-complex="bold" fo:color="#4F81BD" fo:font-size="11pt" style:font-size-asian="11pt" style:font-size-complex="11pt" fo:language="en" fo:country="US"/>
    </style:style>
    <style:style style:name="TableColumn1587" style:family="table-column">
      <style:table-column-properties style:column-width="1.1236in" style:use-optimal-column-width="false"/>
    </style:style>
    <style:style style:name="TableColumn1588" style:family="table-column">
      <style:table-column-properties style:column-width="4.4569in" style:use-optimal-column-width="false"/>
    </style:style>
    <style:style style:name="TableColumn1589" style:family="table-column">
      <style:table-column-properties style:column-width="0.6798in" style:use-optimal-column-width="false"/>
    </style:style>
    <style:style style:name="Table1586" style:family="table">
      <style:table-properties style:width="6.2604in" fo:margin-left="0in" table:align="left"/>
    </style:style>
    <style:style style:name="TableRow1590" style:family="table-row">
      <style:table-row-properties style:min-row-height="0.2083in" style:use-optimal-row-height="false"/>
    </style:style>
    <style:style style:name="TableCell159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1592" style:parent-style-name="Normal" style:family="paragraph">
      <style:paragraph-properties fo:text-align="center" fo:margin-bottom="0in" fo:line-height="100%"/>
    </style:style>
    <style:style style:name="T159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94"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595" style:parent-style-name="Normal" style:family="paragraph">
      <style:paragraph-properties fo:text-align="center" fo:margin-bottom="0in" fo:line-height="100%"/>
    </style:style>
    <style:style style:name="T159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597"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1598"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1599" style:family="table-row">
      <style:table-row-properties style:min-row-height="0.2083in" style:use-optimal-row-height="false"/>
    </style:style>
    <style:style style:name="TableCell1600" style:family="table-cell">
      <style:table-cell-properties fo:border="0.0069in solid #45B0E1" style:writing-mode="lr-tb" fo:padding-top="0in" fo:padding-left="0.0729in" fo:padding-bottom="0in" fo:padding-right="0.0729in"/>
    </style:style>
    <style:style style:name="P1601" style:parent-style-name="Normal" style:family="paragraph">
      <style:paragraph-properties fo:margin-bottom="0in" fo:line-height="100%"/>
    </style:style>
    <style:style style:name="T160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03" style:family="table-cell">
      <style:table-cell-properties fo:border="0.0069in solid #45B0E1" style:writing-mode="lr-tb" fo:padding-top="0in" fo:padding-left="0.0729in" fo:padding-bottom="0in" fo:padding-right="0.0729in"/>
    </style:style>
    <style:style style:name="P1604" style:parent-style-name="Normal" style:family="paragraph">
      <style:paragraph-properties fo:margin-bottom="0in" fo:line-height="100%"/>
    </style:style>
    <style:style style:name="T160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06" style:family="table-cell">
      <style:table-cell-properties fo:border="0.0069in solid #45B0E1" style:writing-mode="lr-tb" fo:padding-top="0in" fo:padding-left="0.0729in" fo:padding-bottom="0in" fo:padding-right="0.0729in"/>
    </style:style>
    <style:style style:name="P160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08" style:family="table-row">
      <style:table-row-properties style:min-row-height="0.2083in" style:use-optimal-row-height="false"/>
    </style:style>
    <style:style style:name="TableCell1609" style:family="table-cell">
      <style:table-cell-properties fo:border="0.0069in solid #45B0E1" style:writing-mode="lr-tb" fo:padding-top="0in" fo:padding-left="0.0729in" fo:padding-bottom="0in" fo:padding-right="0.0729in"/>
    </style:style>
    <style:style style:name="P1610" style:parent-style-name="Normal" style:family="paragraph">
      <style:paragraph-properties fo:margin-bottom="0in" fo:line-height="100%"/>
    </style:style>
    <style:style style:name="T161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12" style:family="table-cell">
      <style:table-cell-properties fo:border="0.0069in solid #45B0E1" style:writing-mode="lr-tb" fo:padding-top="0in" fo:padding-left="0.0729in" fo:padding-bottom="0in" fo:padding-right="0.0729in"/>
    </style:style>
    <style:style style:name="P1613" style:parent-style-name="Normal" style:family="paragraph">
      <style:paragraph-properties fo:margin-bottom="0in" fo:line-height="100%"/>
    </style:style>
    <style:style style:name="T161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15" style:family="table-cell">
      <style:table-cell-properties fo:border="0.0069in solid #45B0E1" style:writing-mode="lr-tb" fo:padding-top="0in" fo:padding-left="0.0729in" fo:padding-bottom="0in" fo:padding-right="0.0729in"/>
    </style:style>
    <style:style style:name="P161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17" style:family="table-row">
      <style:table-row-properties style:min-row-height="0.2083in" style:use-optimal-row-height="false"/>
    </style:style>
    <style:style style:name="TableCell1618" style:family="table-cell">
      <style:table-cell-properties fo:border="0.0069in solid #45B0E1" style:writing-mode="lr-tb" fo:padding-top="0in" fo:padding-left="0.0729in" fo:padding-bottom="0in" fo:padding-right="0.0729in"/>
    </style:style>
    <style:style style:name="P1619" style:parent-style-name="Normal" style:family="paragraph">
      <style:paragraph-properties fo:margin-bottom="0in" fo:line-height="100%"/>
    </style:style>
    <style:style style:name="T162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21" style:family="table-cell">
      <style:table-cell-properties fo:border="0.0069in solid #45B0E1" style:writing-mode="lr-tb" fo:padding-top="0in" fo:padding-left="0.0729in" fo:padding-bottom="0in" fo:padding-right="0.0729in"/>
    </style:style>
    <style:style style:name="P1622" style:parent-style-name="Normal" style:family="paragraph">
      <style:paragraph-properties fo:margin-bottom="0in" fo:line-height="100%"/>
    </style:style>
    <style:style style:name="T162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24" style:family="table-cell">
      <style:table-cell-properties fo:border="0.0069in solid #45B0E1" style:writing-mode="lr-tb" fo:padding-top="0in" fo:padding-left="0.0729in" fo:padding-bottom="0in" fo:padding-right="0.0729in"/>
    </style:style>
    <style:style style:name="P162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26" style:family="table-row">
      <style:table-row-properties style:min-row-height="0.2083in" style:use-optimal-row-height="false"/>
    </style:style>
    <style:style style:name="TableCell1627" style:family="table-cell">
      <style:table-cell-properties fo:border="0.0069in solid #45B0E1" style:writing-mode="lr-tb" fo:padding-top="0in" fo:padding-left="0.0729in" fo:padding-bottom="0in" fo:padding-right="0.0729in"/>
    </style:style>
    <style:style style:name="P1628" style:parent-style-name="Normal" style:family="paragraph">
      <style:paragraph-properties fo:margin-bottom="0in" fo:line-height="100%"/>
    </style:style>
    <style:style style:name="T162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30" style:family="table-cell">
      <style:table-cell-properties fo:border="0.0069in solid #45B0E1" style:writing-mode="lr-tb" fo:padding-top="0in" fo:padding-left="0.0729in" fo:padding-bottom="0in" fo:padding-right="0.0729in"/>
    </style:style>
    <style:style style:name="P1631" style:parent-style-name="Normal" style:family="paragraph">
      <style:paragraph-properties fo:margin-bottom="0in" fo:line-height="100%"/>
    </style:style>
    <style:style style:name="T163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33" style:family="table-cell">
      <style:table-cell-properties fo:border="0.0069in solid #45B0E1" style:writing-mode="lr-tb" fo:padding-top="0in" fo:padding-left="0.0729in" fo:padding-bottom="0in" fo:padding-right="0.0729in"/>
    </style:style>
    <style:style style:name="P163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35" style:family="table-row">
      <style:table-row-properties style:min-row-height="0.2083in" style:use-optimal-row-height="false"/>
    </style:style>
    <style:style style:name="TableCell1636" style:family="table-cell">
      <style:table-cell-properties fo:border="0.0069in solid #45B0E1" style:writing-mode="lr-tb" fo:padding-top="0in" fo:padding-left="0.0729in" fo:padding-bottom="0in" fo:padding-right="0.0729in"/>
    </style:style>
    <style:style style:name="P1637" style:parent-style-name="Normal" style:family="paragraph">
      <style:paragraph-properties fo:margin-bottom="0in" fo:line-height="100%"/>
    </style:style>
    <style:style style:name="T163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39" style:family="table-cell">
      <style:table-cell-properties fo:border="0.0069in solid #45B0E1" style:writing-mode="lr-tb" fo:padding-top="0in" fo:padding-left="0.0729in" fo:padding-bottom="0in" fo:padding-right="0.0729in"/>
    </style:style>
    <style:style style:name="P1640" style:parent-style-name="Normal" style:family="paragraph">
      <style:paragraph-properties fo:margin-bottom="0in" fo:line-height="100%"/>
    </style:style>
    <style:style style:name="T1641" style:parent-style-name="DefaultParagraphFont" style:family="text">
      <style:text-properties style:font-name="Cambria" style:font-name-asian="Cambria" style:font-name-complex="Cambria" fo:font-size="11pt" style:font-size-asian="11pt" style:font-size-complex="11pt" fo:language="en" fo:country="US"/>
    </style:style>
    <style:style style:name="T1642" style:parent-style-name="DefaultParagraphFont" style:family="text">
      <style:text-properties style:font-name="Consolas" style:font-name-asian="Consolas" style:font-name-complex="Consolas" fo:font-size="11pt" style:font-size-asian="11pt" style:font-size-complex="11pt" fo:language="en" fo:country="US"/>
    </style:style>
    <style:style style:name="T164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44" style:family="table-cell">
      <style:table-cell-properties fo:border="0.0069in solid #45B0E1" style:writing-mode="lr-tb" fo:padding-top="0in" fo:padding-left="0.0729in" fo:padding-bottom="0in" fo:padding-right="0.0729in"/>
    </style:style>
    <style:style style:name="P164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46" style:family="table-row">
      <style:table-row-properties style:min-row-height="0.2083in" style:use-optimal-row-height="false"/>
    </style:style>
    <style:style style:name="TableCell1647" style:family="table-cell">
      <style:table-cell-properties fo:border="0.0069in solid #45B0E1" style:writing-mode="lr-tb" fo:padding-top="0in" fo:padding-left="0.0729in" fo:padding-bottom="0in" fo:padding-right="0.0729in"/>
    </style:style>
    <style:style style:name="P1648" style:parent-style-name="Normal" style:family="paragraph">
      <style:paragraph-properties fo:margin-bottom="0in" fo:line-height="100%"/>
    </style:style>
    <style:style style:name="T164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50" style:family="table-cell">
      <style:table-cell-properties fo:border="0.0069in solid #45B0E1" style:writing-mode="lr-tb" fo:padding-top="0in" fo:padding-left="0.0729in" fo:padding-bottom="0in" fo:padding-right="0.0729in"/>
    </style:style>
    <style:style style:name="P1651" style:parent-style-name="Normal" style:family="paragraph">
      <style:paragraph-properties fo:margin-bottom="0in" fo:line-height="100%"/>
    </style:style>
    <style:style style:name="T165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53" style:family="table-cell">
      <style:table-cell-properties fo:border="0.0069in solid #45B0E1" style:writing-mode="lr-tb" fo:padding-top="0in" fo:padding-left="0.0729in" fo:padding-bottom="0in" fo:padding-right="0.0729in"/>
    </style:style>
    <style:style style:name="P165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55" style:family="table-row">
      <style:table-row-properties style:min-row-height="0.2083in" style:use-optimal-row-height="false"/>
    </style:style>
    <style:style style:name="TableCell1656" style:family="table-cell">
      <style:table-cell-properties fo:border="0.0069in solid #45B0E1" style:writing-mode="lr-tb" fo:padding-top="0in" fo:padding-left="0.0729in" fo:padding-bottom="0in" fo:padding-right="0.0729in"/>
    </style:style>
    <style:style style:name="P1657" style:parent-style-name="Normal" style:family="paragraph">
      <style:paragraph-properties fo:margin-bottom="0in" fo:line-height="100%"/>
    </style:style>
    <style:style style:name="T165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59" style:family="table-cell">
      <style:table-cell-properties fo:border="0.0069in solid #45B0E1" style:writing-mode="lr-tb" fo:padding-top="0in" fo:padding-left="0.0729in" fo:padding-bottom="0in" fo:padding-right="0.0729in"/>
    </style:style>
    <style:style style:name="P1660" style:parent-style-name="Normal" style:family="paragraph">
      <style:paragraph-properties fo:margin-bottom="0in" fo:line-height="100%"/>
    </style:style>
    <style:style style:name="T166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62" style:family="table-cell">
      <style:table-cell-properties fo:border="0.0069in solid #45B0E1" style:writing-mode="lr-tb" fo:padding-top="0in" fo:padding-left="0.0729in" fo:padding-bottom="0in" fo:padding-right="0.0729in"/>
    </style:style>
    <style:style style:name="P166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64" style:family="table-row">
      <style:table-row-properties style:min-row-height="0.2083in" style:use-optimal-row-height="false"/>
    </style:style>
    <style:style style:name="TableCell1665" style:family="table-cell">
      <style:table-cell-properties fo:border="0.0069in solid #45B0E1" style:writing-mode="lr-tb" fo:padding-top="0in" fo:padding-left="0.0729in" fo:padding-bottom="0in" fo:padding-right="0.0729in"/>
    </style:style>
    <style:style style:name="P1666" style:parent-style-name="Normal" style:family="paragraph">
      <style:paragraph-properties fo:margin-bottom="0in" fo:line-height="100%"/>
    </style:style>
    <style:style style:name="T166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68" style:family="table-cell">
      <style:table-cell-properties fo:border="0.0069in solid #45B0E1" style:writing-mode="lr-tb" fo:padding-top="0in" fo:padding-left="0.0729in" fo:padding-bottom="0in" fo:padding-right="0.0729in"/>
    </style:style>
    <style:style style:name="P1669" style:parent-style-name="Normal" style:family="paragraph">
      <style:paragraph-properties fo:margin-bottom="0in" fo:line-height="100%"/>
    </style:style>
    <style:style style:name="T167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71" style:family="table-cell">
      <style:table-cell-properties fo:border="0.0069in solid #45B0E1" style:writing-mode="lr-tb" fo:padding-top="0in" fo:padding-left="0.0729in" fo:padding-bottom="0in" fo:padding-right="0.0729in"/>
    </style:style>
    <style:style style:name="P167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73" style:family="table-row">
      <style:table-row-properties style:min-row-height="0.2083in" style:use-optimal-row-height="false"/>
    </style:style>
    <style:style style:name="TableCell1674" style:family="table-cell">
      <style:table-cell-properties fo:border="0.0069in solid #45B0E1" style:writing-mode="lr-tb" fo:padding-top="0in" fo:padding-left="0.0729in" fo:padding-bottom="0in" fo:padding-right="0.0729in"/>
    </style:style>
    <style:style style:name="P1675" style:parent-style-name="Normal" style:family="paragraph">
      <style:paragraph-properties fo:margin-bottom="0in" fo:line-height="100%"/>
    </style:style>
    <style:style style:name="T167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77" style:family="table-cell">
      <style:table-cell-properties fo:border="0.0069in solid #45B0E1" style:writing-mode="lr-tb" fo:padding-top="0in" fo:padding-left="0.0729in" fo:padding-bottom="0in" fo:padding-right="0.0729in"/>
    </style:style>
    <style:style style:name="P1678" style:parent-style-name="Normal" style:family="paragraph">
      <style:paragraph-properties fo:margin-bottom="0in" fo:line-height="100%"/>
    </style:style>
    <style:style style:name="T167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80" style:family="table-cell">
      <style:table-cell-properties fo:border="0.0069in solid #45B0E1" style:writing-mode="lr-tb" fo:padding-top="0in" fo:padding-left="0.0729in" fo:padding-bottom="0in" fo:padding-right="0.0729in"/>
    </style:style>
    <style:style style:name="P168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682" style:family="table-row">
      <style:table-row-properties style:min-row-height="0.2083in" style:use-optimal-row-height="false"/>
    </style:style>
    <style:style style:name="TableCell1683" style:family="table-cell">
      <style:table-cell-properties fo:border="0.0069in solid #45B0E1" style:writing-mode="lr-tb" fo:padding-top="0in" fo:padding-left="0.0729in" fo:padding-bottom="0in" fo:padding-right="0.0729in"/>
    </style:style>
    <style:style style:name="P1684" style:parent-style-name="Normal" style:family="paragraph">
      <style:paragraph-properties fo:margin-bottom="0in" fo:line-height="100%"/>
    </style:style>
    <style:style style:name="T168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686" style:family="table-cell">
      <style:table-cell-properties fo:border="0.0069in solid #45B0E1" style:writing-mode="lr-tb" fo:padding-top="0in" fo:padding-left="0.0729in" fo:padding-bottom="0in" fo:padding-right="0.0729in"/>
    </style:style>
    <style:style style:name="P1687" style:parent-style-name="Normal" style:family="paragraph">
      <style:paragraph-properties fo:margin-bottom="0in" fo:line-height="100%"/>
    </style:style>
    <style:style style:name="T168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689" style:family="table-cell">
      <style:table-cell-properties fo:border="0.0069in solid #45B0E1" style:writing-mode="lr-tb" fo:padding-top="0in" fo:padding-left="0.0729in" fo:padding-bottom="0in" fo:padding-right="0.0729in"/>
    </style:style>
    <style:style style:name="P169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1691" style:parent-style-name="Heading3" style:family="paragraph">
      <style:paragraph-properties fo:margin-top="0.1388in" fo:margin-bottom="0in"/>
    </style:style>
    <style:style style:name="T1692" style:parent-style-name="DefaultParagraphFont" style:family="text">
      <style:text-properties style:font-name="Calibri" style:font-name-asian="Calibri" style:font-name-complex="Calibri" fo:font-weight="bold" style:font-weight-asian="bold" style:font-weight-complex="bold" fo:color="#4F81BD" fo:font-size="11pt" style:font-size-asian="11pt" style:font-size-complex="11pt" fo:language="en" fo:country="US"/>
    </style:style>
    <style:style style:name="TableColumn1694" style:family="table-column">
      <style:table-column-properties style:column-width="1.4013in" style:use-optimal-column-width="false"/>
    </style:style>
    <style:style style:name="TableColumn1695" style:family="table-column">
      <style:table-column-properties style:column-width="4.1562in" style:use-optimal-column-width="false"/>
    </style:style>
    <style:style style:name="TableColumn1696" style:family="table-column">
      <style:table-column-properties style:column-width="0.4944in" style:use-optimal-column-width="false"/>
    </style:style>
    <style:style style:name="Table1693" style:family="table">
      <style:table-properties style:width="6.052in" fo:margin-left="0in" table:align="left"/>
    </style:style>
    <style:style style:name="TableRow1697" style:family="table-row">
      <style:table-row-properties style:min-row-height="0.2083in" style:use-optimal-row-height="false"/>
    </style:style>
    <style:style style:name="TableCell169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1699" style:parent-style-name="Normal" style:family="paragraph">
      <style:paragraph-properties fo:text-align="center" fo:margin-bottom="0in" fo:line-height="100%"/>
    </style:style>
    <style:style style:name="T170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01"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702" style:parent-style-name="Normal" style:family="paragraph">
      <style:paragraph-properties fo:text-align="center" fo:margin-bottom="0in" fo:line-height="100%"/>
    </style:style>
    <style:style style:name="T170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04"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1705" style:parent-style-name="Normal" style:family="paragraph">
      <style:paragraph-properties fo:text-align="center" fo:margin-bottom="0in" fo:line-height="100%"/>
    </style:style>
    <style:style style:name="T170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1707" style:family="table-row">
      <style:table-row-properties style:min-row-height="0.2083in" style:use-optimal-row-height="false"/>
    </style:style>
    <style:style style:name="TableCell1708" style:family="table-cell">
      <style:table-cell-properties fo:border="0.0069in solid #45B0E1" style:writing-mode="lr-tb" fo:padding-top="0in" fo:padding-left="0.0729in" fo:padding-bottom="0in" fo:padding-right="0.0729in"/>
    </style:style>
    <style:style style:name="P1709" style:parent-style-name="Normal" style:family="paragraph">
      <style:paragraph-properties fo:margin-bottom="0in" fo:line-height="100%"/>
    </style:style>
    <style:style style:name="T171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11" style:family="table-cell">
      <style:table-cell-properties fo:border="0.0069in solid #45B0E1" style:writing-mode="lr-tb" fo:padding-top="0in" fo:padding-left="0.0729in" fo:padding-bottom="0in" fo:padding-right="0.0729in"/>
    </style:style>
    <style:style style:name="P1712" style:parent-style-name="Normal" style:family="paragraph">
      <style:paragraph-properties fo:margin-bottom="0in" fo:line-height="100%"/>
    </style:style>
    <style:style style:name="T171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14" style:family="table-cell">
      <style:table-cell-properties fo:border="0.0069in solid #45B0E1" style:writing-mode="lr-tb" fo:padding-top="0in" fo:padding-left="0.0729in" fo:padding-bottom="0in" fo:padding-right="0.0729in"/>
    </style:style>
    <style:style style:name="P171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716" style:family="table-row">
      <style:table-row-properties style:min-row-height="0.2083in" style:use-optimal-row-height="false"/>
    </style:style>
    <style:style style:name="TableCell1717" style:family="table-cell">
      <style:table-cell-properties fo:border="0.0069in solid #45B0E1" style:writing-mode="lr-tb" fo:padding-top="0in" fo:padding-left="0.0729in" fo:padding-bottom="0in" fo:padding-right="0.0729in"/>
    </style:style>
    <style:style style:name="P1718" style:parent-style-name="Normal" style:family="paragraph">
      <style:paragraph-properties fo:margin-bottom="0in" fo:line-height="100%"/>
    </style:style>
    <style:style style:name="T171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20" style:family="table-cell">
      <style:table-cell-properties fo:border="0.0069in solid #45B0E1" style:writing-mode="lr-tb" fo:padding-top="0in" fo:padding-left="0.0729in" fo:padding-bottom="0in" fo:padding-right="0.0729in"/>
    </style:style>
    <style:style style:name="P1721" style:parent-style-name="Normal" style:family="paragraph">
      <style:paragraph-properties fo:margin-bottom="0in" fo:line-height="100%"/>
    </style:style>
    <style:style style:name="T172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23" style:family="table-cell">
      <style:table-cell-properties fo:border="0.0069in solid #45B0E1" style:writing-mode="lr-tb" fo:padding-top="0in" fo:padding-left="0.0729in" fo:padding-bottom="0in" fo:padding-right="0.0729in"/>
    </style:style>
    <style:style style:name="P172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725" style:family="table-row">
      <style:table-row-properties style:min-row-height="0.2083in" style:use-optimal-row-height="false"/>
    </style:style>
    <style:style style:name="TableCell1726" style:family="table-cell">
      <style:table-cell-properties fo:border="0.0069in solid #45B0E1" style:writing-mode="lr-tb" fo:padding-top="0in" fo:padding-left="0.0729in" fo:padding-bottom="0in" fo:padding-right="0.0729in"/>
    </style:style>
    <style:style style:name="P1727" style:parent-style-name="Normal" style:family="paragraph">
      <style:paragraph-properties fo:margin-bottom="0in" fo:line-height="100%"/>
    </style:style>
    <style:style style:name="T172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29" style:family="table-cell">
      <style:table-cell-properties fo:border="0.0069in solid #45B0E1" style:writing-mode="lr-tb" fo:padding-top="0in" fo:padding-left="0.0729in" fo:padding-bottom="0in" fo:padding-right="0.0729in"/>
    </style:style>
    <style:style style:name="P1730" style:parent-style-name="Normal" style:family="paragraph">
      <style:paragraph-properties fo:margin-bottom="0in" fo:line-height="100%"/>
    </style:style>
    <style:style style:name="T173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32" style:family="table-cell">
      <style:table-cell-properties fo:border="0.0069in solid #45B0E1" style:writing-mode="lr-tb" fo:padding-top="0in" fo:padding-left="0.0729in" fo:padding-bottom="0in" fo:padding-right="0.0729in"/>
    </style:style>
    <style:style style:name="P173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734" style:family="table-row">
      <style:table-row-properties style:min-row-height="0.2083in" style:use-optimal-row-height="false"/>
    </style:style>
    <style:style style:name="TableCell1735" style:family="table-cell">
      <style:table-cell-properties fo:border="0.0069in solid #45B0E1" style:writing-mode="lr-tb" fo:padding-top="0in" fo:padding-left="0.0729in" fo:padding-bottom="0in" fo:padding-right="0.0729in"/>
    </style:style>
    <style:style style:name="P1736" style:parent-style-name="Normal" style:family="paragraph">
      <style:paragraph-properties fo:margin-bottom="0in" fo:line-height="100%"/>
    </style:style>
    <style:style style:name="T173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38" style:family="table-cell">
      <style:table-cell-properties fo:border="0.0069in solid #45B0E1" style:writing-mode="lr-tb" fo:padding-top="0in" fo:padding-left="0.0729in" fo:padding-bottom="0in" fo:padding-right="0.0729in"/>
    </style:style>
    <style:style style:name="P1739" style:parent-style-name="Normal" style:family="paragraph">
      <style:paragraph-properties fo:margin-bottom="0in" fo:line-height="100%"/>
    </style:style>
    <style:style style:name="T174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41" style:family="table-cell">
      <style:table-cell-properties fo:border="0.0069in solid #45B0E1" style:writing-mode="lr-tb" fo:padding-top="0in" fo:padding-left="0.0729in" fo:padding-bottom="0in" fo:padding-right="0.0729in"/>
    </style:style>
    <style:style style:name="P174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743" style:family="table-row">
      <style:table-row-properties style:min-row-height="0.2083in" style:use-optimal-row-height="false"/>
    </style:style>
    <style:style style:name="TableCell1744" style:family="table-cell">
      <style:table-cell-properties fo:border="0.0069in solid #45B0E1" style:writing-mode="lr-tb" fo:padding-top="0in" fo:padding-left="0.0729in" fo:padding-bottom="0in" fo:padding-right="0.0729in"/>
    </style:style>
    <style:style style:name="P1745" style:parent-style-name="Normal" style:family="paragraph">
      <style:paragraph-properties fo:margin-bottom="0in" fo:line-height="100%"/>
    </style:style>
    <style:style style:name="T174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47" style:family="table-cell">
      <style:table-cell-properties fo:border="0.0069in solid #45B0E1" style:writing-mode="lr-tb" fo:padding-top="0in" fo:padding-left="0.0729in" fo:padding-bottom="0in" fo:padding-right="0.0729in"/>
    </style:style>
    <style:style style:name="P1748" style:parent-style-name="Normal" style:family="paragraph">
      <style:paragraph-properties fo:margin-bottom="0in" fo:line-height="100%"/>
    </style:style>
    <style:style style:name="T174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50" style:family="table-cell">
      <style:table-cell-properties fo:border="0.0069in solid #45B0E1" style:writing-mode="lr-tb" fo:padding-top="0in" fo:padding-left="0.0729in" fo:padding-bottom="0in" fo:padding-right="0.0729in"/>
    </style:style>
    <style:style style:name="P175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1752" style:parent-style-name="Heading3" style:family="paragraph">
      <style:paragraph-properties fo:margin-top="0.1388in" fo:margin-bottom="0in"/>
    </style:style>
    <style:style style:name="T1753" style:parent-style-name="DefaultParagraphFont" style:family="text">
      <style:text-properties style:font-name="Calibri" style:font-name-asian="Calibri" style:font-name-complex="Calibri" fo:font-weight="bold" style:font-weight-asian="bold" style:font-weight-complex="bold" fo:color="#4F81BD" fo:font-size="11pt" style:font-size-asian="11pt" style:font-size-complex="11pt" fo:language="en" fo:country="US"/>
    </style:style>
    <style:style style:name="TableColumn1755" style:family="table-column">
      <style:table-column-properties style:column-width="1.7555in" style:use-optimal-column-width="false"/>
    </style:style>
    <style:style style:name="TableColumn1756" style:family="table-column">
      <style:table-column-properties style:column-width="3.6666in" style:use-optimal-column-width="false"/>
    </style:style>
    <style:style style:name="TableColumn1757" style:family="table-column">
      <style:table-column-properties style:column-width="0.6305in" style:use-optimal-column-width="false"/>
    </style:style>
    <style:style style:name="Table1754" style:family="table">
      <style:table-properties style:width="6.0527in" fo:margin-left="0in" table:align="left"/>
    </style:style>
    <style:style style:name="TableRow1758" style:family="table-row">
      <style:table-row-properties style:min-row-height="0.2083in" style:use-optimal-row-height="false"/>
    </style:style>
    <style:style style:name="TableCell175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1760" style:parent-style-name="Normal" style:family="paragraph">
      <style:paragraph-properties fo:text-align="center" fo:margin-bottom="0in" fo:line-height="100%"/>
    </style:style>
    <style:style style:name="T176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62"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763" style:parent-style-name="Normal" style:family="paragraph">
      <style:paragraph-properties fo:text-align="center" fo:margin-bottom="0in" fo:line-height="100%"/>
    </style:style>
    <style:style style:name="T176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65"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1766"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1767" style:family="table-row">
      <style:table-row-properties style:min-row-height="0.2083in" style:use-optimal-row-height="false"/>
    </style:style>
    <style:style style:name="TableCell1768" style:family="table-cell">
      <style:table-cell-properties fo:border="0.0069in solid #45B0E1" style:writing-mode="lr-tb" fo:padding-top="0in" fo:padding-left="0.0729in" fo:padding-bottom="0in" fo:padding-right="0.0729in"/>
    </style:style>
    <style:style style:name="P1769" style:parent-style-name="Normal" style:family="paragraph">
      <style:paragraph-properties fo:margin-bottom="0in" fo:line-height="100%"/>
    </style:style>
    <style:style style:name="T177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71" style:family="table-cell">
      <style:table-cell-properties fo:border="0.0069in solid #45B0E1" style:writing-mode="lr-tb" fo:padding-top="0in" fo:padding-left="0.0729in" fo:padding-bottom="0in" fo:padding-right="0.0729in"/>
    </style:style>
    <style:style style:name="P1772" style:parent-style-name="Normal" style:family="paragraph">
      <style:paragraph-properties fo:margin-bottom="0in" fo:line-height="100%"/>
    </style:style>
    <style:style style:name="T177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74" style:family="table-cell">
      <style:table-cell-properties fo:border="0.0069in solid #45B0E1" style:writing-mode="lr-tb" fo:padding-top="0in" fo:padding-left="0.0729in" fo:padding-bottom="0in" fo:padding-right="0.0729in"/>
    </style:style>
    <style:style style:name="P177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776" style:family="table-row">
      <style:table-row-properties style:min-row-height="0.2083in" style:use-optimal-row-height="false"/>
    </style:style>
    <style:style style:name="TableCell1777" style:family="table-cell">
      <style:table-cell-properties fo:border="0.0069in solid #45B0E1" style:writing-mode="lr-tb" fo:padding-top="0in" fo:padding-left="0.0729in" fo:padding-bottom="0in" fo:padding-right="0.0729in"/>
    </style:style>
    <style:style style:name="P1778" style:parent-style-name="Normal" style:family="paragraph">
      <style:paragraph-properties fo:margin-bottom="0in" fo:line-height="100%"/>
    </style:style>
    <style:style style:name="T177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80" style:family="table-cell">
      <style:table-cell-properties fo:border="0.0069in solid #45B0E1" style:writing-mode="lr-tb" fo:padding-top="0in" fo:padding-left="0.0729in" fo:padding-bottom="0in" fo:padding-right="0.0729in"/>
    </style:style>
    <style:style style:name="P1781" style:parent-style-name="Normal" style:family="paragraph">
      <style:paragraph-properties fo:margin-bottom="0in" fo:line-height="100%"/>
    </style:style>
    <style:style style:name="T178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83" style:family="table-cell">
      <style:table-cell-properties fo:border="0.0069in solid #45B0E1" style:writing-mode="lr-tb" fo:padding-top="0in" fo:padding-left="0.0729in" fo:padding-bottom="0in" fo:padding-right="0.0729in"/>
    </style:style>
    <style:style style:name="P178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785" style:family="table-row">
      <style:table-row-properties style:min-row-height="0.2083in" style:use-optimal-row-height="false"/>
    </style:style>
    <style:style style:name="TableCell1786" style:family="table-cell">
      <style:table-cell-properties fo:border="0.0069in solid #45B0E1" style:writing-mode="lr-tb" fo:padding-top="0in" fo:padding-left="0.0729in" fo:padding-bottom="0in" fo:padding-right="0.0729in"/>
    </style:style>
    <style:style style:name="P1787" style:parent-style-name="Normal" style:family="paragraph">
      <style:paragraph-properties fo:margin-bottom="0in" fo:line-height="100%"/>
    </style:style>
    <style:style style:name="T1788"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89" style:family="table-cell">
      <style:table-cell-properties fo:border="0.0069in solid #45B0E1" style:writing-mode="lr-tb" fo:padding-top="0in" fo:padding-left="0.0729in" fo:padding-bottom="0in" fo:padding-right="0.0729in"/>
    </style:style>
    <style:style style:name="P1790" style:parent-style-name="Normal" style:family="paragraph">
      <style:paragraph-properties fo:margin-bottom="0in" fo:line-height="100%"/>
    </style:style>
    <style:style style:name="T179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792" style:family="table-cell">
      <style:table-cell-properties fo:border="0.0069in solid #45B0E1" style:writing-mode="lr-tb" fo:padding-top="0in" fo:padding-left="0.0729in" fo:padding-bottom="0in" fo:padding-right="0.0729in"/>
    </style:style>
    <style:style style:name="P179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794" style:family="table-row">
      <style:table-row-properties style:min-row-height="0.2083in" style:use-optimal-row-height="false"/>
    </style:style>
    <style:style style:name="TableCell1795" style:family="table-cell">
      <style:table-cell-properties fo:border="0.0069in solid #45B0E1" style:writing-mode="lr-tb" fo:padding-top="0in" fo:padding-left="0.0729in" fo:padding-bottom="0in" fo:padding-right="0.0729in"/>
    </style:style>
    <style:style style:name="P1796" style:parent-style-name="Normal" style:family="paragraph">
      <style:paragraph-properties fo:margin-bottom="0in" fo:line-height="100%"/>
    </style:style>
    <style:style style:name="T1797"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798" style:family="table-cell">
      <style:table-cell-properties fo:border="0.0069in solid #45B0E1" style:writing-mode="lr-tb" fo:padding-top="0in" fo:padding-left="0.0729in" fo:padding-bottom="0in" fo:padding-right="0.0729in"/>
    </style:style>
    <style:style style:name="P1799" style:parent-style-name="Normal" style:family="paragraph">
      <style:paragraph-properties fo:margin-bottom="0in" fo:line-height="100%"/>
    </style:style>
    <style:style style:name="T180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01" style:family="table-cell">
      <style:table-cell-properties fo:border="0.0069in solid #45B0E1" style:writing-mode="lr-tb" fo:padding-top="0in" fo:padding-left="0.0729in" fo:padding-bottom="0in" fo:padding-right="0.0729in"/>
    </style:style>
    <style:style style:name="P180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03" style:family="table-row">
      <style:table-row-properties style:min-row-height="0.2083in" style:use-optimal-row-height="false"/>
    </style:style>
    <style:style style:name="TableCell1804" style:family="table-cell">
      <style:table-cell-properties fo:border="0.0069in solid #45B0E1" style:writing-mode="lr-tb" fo:padding-top="0in" fo:padding-left="0.0729in" fo:padding-bottom="0in" fo:padding-right="0.0729in"/>
    </style:style>
    <style:style style:name="P1805" style:parent-style-name="Normal" style:family="paragraph">
      <style:paragraph-properties fo:margin-bottom="0in" fo:line-height="100%"/>
    </style:style>
    <style:style style:name="T1806"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07" style:family="table-cell">
      <style:table-cell-properties fo:border="0.0069in solid #45B0E1" style:writing-mode="lr-tb" fo:padding-top="0in" fo:padding-left="0.0729in" fo:padding-bottom="0in" fo:padding-right="0.0729in"/>
    </style:style>
    <style:style style:name="P1808" style:parent-style-name="Normal" style:family="paragraph">
      <style:paragraph-properties fo:margin-bottom="0in" fo:line-height="100%"/>
    </style:style>
    <style:style style:name="T180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10" style:family="table-cell">
      <style:table-cell-properties fo:border="0.0069in solid #45B0E1" style:writing-mode="lr-tb" fo:padding-top="0in" fo:padding-left="0.0729in" fo:padding-bottom="0in" fo:padding-right="0.0729in"/>
    </style:style>
    <style:style style:name="P181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12" style:family="table-row">
      <style:table-row-properties style:min-row-height="0.2083in" style:use-optimal-row-height="false"/>
    </style:style>
    <style:style style:name="TableCell1813" style:family="table-cell">
      <style:table-cell-properties fo:border="0.0069in solid #45B0E1" style:writing-mode="lr-tb" fo:padding-top="0in" fo:padding-left="0.0729in" fo:padding-bottom="0in" fo:padding-right="0.0729in"/>
    </style:style>
    <style:style style:name="P1814" style:parent-style-name="Normal" style:family="paragraph">
      <style:paragraph-properties fo:margin-bottom="0in" fo:line-height="100%"/>
    </style:style>
    <style:style style:name="T181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16" style:family="table-cell">
      <style:table-cell-properties fo:border="0.0069in solid #45B0E1" style:writing-mode="lr-tb" fo:padding-top="0in" fo:padding-left="0.0729in" fo:padding-bottom="0in" fo:padding-right="0.0729in"/>
    </style:style>
    <style:style style:name="P1817" style:parent-style-name="Normal" style:family="paragraph">
      <style:paragraph-properties fo:margin-bottom="0in" fo:line-height="100%"/>
    </style:style>
    <style:style style:name="T181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19" style:family="table-cell">
      <style:table-cell-properties fo:border="0.0069in solid #45B0E1" style:writing-mode="lr-tb" fo:padding-top="0in" fo:padding-left="0.0729in" fo:padding-bottom="0in" fo:padding-right="0.0729in"/>
    </style:style>
    <style:style style:name="P182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21" style:family="table-row">
      <style:table-row-properties style:min-row-height="0.2083in" style:use-optimal-row-height="false"/>
    </style:style>
    <style:style style:name="TableCell1822" style:family="table-cell">
      <style:table-cell-properties fo:border="0.0069in solid #45B0E1" style:writing-mode="lr-tb" fo:padding-top="0in" fo:padding-left="0.0729in" fo:padding-bottom="0in" fo:padding-right="0.0729in"/>
    </style:style>
    <style:style style:name="P1823" style:parent-style-name="Normal" style:family="paragraph">
      <style:paragraph-properties fo:margin-bottom="0in" fo:line-height="100%"/>
    </style:style>
    <style:style style:name="T1824"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25" style:family="table-cell">
      <style:table-cell-properties fo:border="0.0069in solid #45B0E1" style:writing-mode="lr-tb" fo:padding-top="0in" fo:padding-left="0.0729in" fo:padding-bottom="0in" fo:padding-right="0.0729in"/>
    </style:style>
    <style:style style:name="P1826" style:parent-style-name="Normal" style:family="paragraph">
      <style:paragraph-properties fo:margin-bottom="0in" fo:line-height="100%"/>
    </style:style>
    <style:style style:name="T182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28" style:family="table-cell">
      <style:table-cell-properties fo:border="0.0069in solid #45B0E1" style:writing-mode="lr-tb" fo:padding-top="0in" fo:padding-left="0.0729in" fo:padding-bottom="0in" fo:padding-right="0.0729in"/>
    </style:style>
    <style:style style:name="P182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30" style:family="table-row">
      <style:table-row-properties style:min-row-height="0.2083in" style:use-optimal-row-height="false"/>
    </style:style>
    <style:style style:name="TableCell1831" style:family="table-cell">
      <style:table-cell-properties fo:border="0.0069in solid #45B0E1" style:writing-mode="lr-tb" fo:padding-top="0in" fo:padding-left="0.0729in" fo:padding-bottom="0in" fo:padding-right="0.0729in"/>
    </style:style>
    <style:style style:name="P1832" style:parent-style-name="Normal" style:family="paragraph">
      <style:paragraph-properties fo:margin-bottom="0in" fo:line-height="100%"/>
    </style:style>
    <style:style style:name="T183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34" style:family="table-cell">
      <style:table-cell-properties fo:border="0.0069in solid #45B0E1" style:writing-mode="lr-tb" fo:padding-top="0in" fo:padding-left="0.0729in" fo:padding-bottom="0in" fo:padding-right="0.0729in"/>
    </style:style>
    <style:style style:name="P1835" style:parent-style-name="Normal" style:family="paragraph">
      <style:paragraph-properties fo:margin-bottom="0in" fo:line-height="100%"/>
    </style:style>
    <style:style style:name="T183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37" style:family="table-cell">
      <style:table-cell-properties fo:border="0.0069in solid #45B0E1" style:writing-mode="lr-tb" fo:padding-top="0in" fo:padding-left="0.0729in" fo:padding-bottom="0in" fo:padding-right="0.0729in"/>
    </style:style>
    <style:style style:name="P183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39" style:family="table-row">
      <style:table-row-properties style:min-row-height="0.2083in" style:use-optimal-row-height="false"/>
    </style:style>
    <style:style style:name="TableCell1840" style:family="table-cell">
      <style:table-cell-properties fo:border="0.0069in solid #45B0E1" style:writing-mode="lr-tb" fo:padding-top="0in" fo:padding-left="0.0729in" fo:padding-bottom="0in" fo:padding-right="0.0729in"/>
    </style:style>
    <style:style style:name="P1841" style:parent-style-name="Normal" style:family="paragraph">
      <style:paragraph-properties fo:margin-bottom="0in" fo:line-height="100%"/>
    </style:style>
    <style:style style:name="T1842"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43" style:family="table-cell">
      <style:table-cell-properties fo:border="0.0069in solid #45B0E1" style:writing-mode="lr-tb" fo:padding-top="0in" fo:padding-left="0.0729in" fo:padding-bottom="0in" fo:padding-right="0.0729in"/>
    </style:style>
    <style:style style:name="P1844" style:parent-style-name="Normal" style:family="paragraph">
      <style:paragraph-properties fo:margin-bottom="0in" fo:line-height="100%"/>
    </style:style>
    <style:style style:name="T184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46" style:family="table-cell">
      <style:table-cell-properties fo:border="0.0069in solid #45B0E1" style:writing-mode="lr-tb" fo:padding-top="0in" fo:padding-left="0.0729in" fo:padding-bottom="0in" fo:padding-right="0.0729in"/>
    </style:style>
    <style:style style:name="P184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48" style:family="table-row">
      <style:table-row-properties style:min-row-height="0.2083in" style:use-optimal-row-height="false"/>
    </style:style>
    <style:style style:name="TableCell1849" style:family="table-cell">
      <style:table-cell-properties fo:border="0.0069in solid #45B0E1" style:writing-mode="lr-tb" fo:padding-top="0in" fo:padding-left="0.0729in" fo:padding-bottom="0in" fo:padding-right="0.0729in"/>
    </style:style>
    <style:style style:name="P1850" style:parent-style-name="Normal" style:family="paragraph">
      <style:paragraph-properties fo:margin-bottom="0in" fo:line-height="100%"/>
    </style:style>
    <style:style style:name="T185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52" style:family="table-cell">
      <style:table-cell-properties fo:border="0.0069in solid #45B0E1" style:writing-mode="lr-tb" fo:padding-top="0in" fo:padding-left="0.0729in" fo:padding-bottom="0in" fo:padding-right="0.0729in"/>
    </style:style>
    <style:style style:name="P1853" style:parent-style-name="Normal" style:family="paragraph">
      <style:paragraph-properties fo:margin-bottom="0in" fo:line-height="100%"/>
    </style:style>
    <style:style style:name="T185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55" style:family="table-cell">
      <style:table-cell-properties fo:border="0.0069in solid #45B0E1" style:writing-mode="lr-tb" fo:padding-top="0in" fo:padding-left="0.0729in" fo:padding-bottom="0in" fo:padding-right="0.0729in"/>
    </style:style>
    <style:style style:name="P185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1857" style:parent-style-name="Normal" style:family="paragraph">
      <style:text-properties style:font-name="Cambria" style:font-name-asian="Cambria" style:font-name-complex="Cambria" fo:color="#000000" fo:font-size="11pt" style:font-size-asian="11pt" style:font-size-complex="11pt"/>
    </style:style>
    <style:style style:name="P1858" style:parent-style-name="Heading3" style:family="paragraph">
      <style:paragraph-properties fo:margin-top="0.1388in" fo:margin-bottom="0in"/>
    </style:style>
    <style:style style:name="T1859" style:parent-style-name="DefaultParagraphFont" style:family="text">
      <style:text-properties style:font-name="Calibri" style:font-name-asian="Calibri" style:font-name-complex="Calibri" fo:font-weight="bold" style:font-weight-asian="bold" style:font-weight-complex="bold" fo:color="#4F81BD" fo:font-size="11pt" style:font-size-asian="11pt" style:font-size-complex="11pt" fo:language="en" fo:country="US"/>
    </style:style>
    <style:style style:name="TableColumn1861" style:family="table-column">
      <style:table-column-properties style:column-width="1.3486in" style:use-optimal-column-width="false"/>
    </style:style>
    <style:style style:name="TableColumn1862" style:family="table-column">
      <style:table-column-properties style:column-width="1.9583in" style:use-optimal-column-width="false"/>
    </style:style>
    <style:style style:name="TableColumn1863" style:family="table-column">
      <style:table-column-properties style:column-width="2.5729in" style:use-optimal-column-width="false"/>
    </style:style>
    <style:style style:name="TableColumn1864" style:family="table-column">
      <style:table-column-properties style:column-width="0.693in" style:use-optimal-column-width="false"/>
    </style:style>
    <style:style style:name="Table1860" style:family="table">
      <style:table-properties style:width="6.5729in" fo:margin-left="-0.1666in" table:align="left"/>
    </style:style>
    <style:style style:name="TableRow1865" style:family="table-row">
      <style:table-row-properties style:min-row-height="0.2083in" style:use-optimal-row-height="false"/>
    </style:style>
    <style:style style:name="TableCell186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1867"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68"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869" style:parent-style-name="Normal" style:family="paragraph">
      <style:paragraph-properties fo:text-align="center" fo:margin-bottom="0in" fo:line-height="100%"/>
    </style:style>
    <style:style style:name="T1870"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71" style:family="table-cell">
      <style:table-cell-properties fo:border-top="0.0104in solid #000000" fo:border-left="none" fo:border-bottom="0.0104in solid #000000" fo:border-right="none" style:writing-mode="lr-tb" fo:padding-top="0in" fo:padding-left="0.0729in" fo:padding-bottom="0in" fo:padding-right="0.0729in"/>
    </style:style>
    <style:style style:name="P1872" style:parent-style-name="Normal" style:family="paragraph">
      <style:paragraph-properties fo:text-align="center" fo:margin-bottom="0in" fo:line-height="100%"/>
    </style:style>
    <style:style style:name="T1873"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74" style:family="table-cell">
      <style:table-cell-properties fo:border-top="0.0104in solid #000000" fo:border-left="none" fo:border-bottom="0.0104in solid #000000" fo:border-right="0.0104in solid #000000" style:writing-mode="lr-tb" fo:padding-top="0in" fo:padding-left="0.0729in" fo:padding-bottom="0in" fo:padding-right="0.0729in"/>
    </style:style>
    <style:style style:name="P1875" style:parent-style-name="Normal" style:family="paragraph">
      <style:paragraph-properties fo:text-align="center"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Row1876" style:family="table-row">
      <style:table-row-properties style:min-row-height="0.2083in" style:use-optimal-row-height="false"/>
    </style:style>
    <style:style style:name="TableCell1877" style:family="table-cell">
      <style:table-cell-properties fo:border="0.0069in solid #45B0E1" style:writing-mode="lr-tb" fo:padding-top="0in" fo:padding-left="0.0729in" fo:padding-bottom="0in" fo:padding-right="0.0729in"/>
    </style:style>
    <style:style style:name="P1878" style:parent-style-name="Normal" style:family="paragraph">
      <style:paragraph-properties fo:margin-bottom="0in" fo:line-height="100%"/>
    </style:style>
    <style:style style:name="T1879"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80" style:family="table-cell">
      <style:table-cell-properties fo:border="0.0069in solid #45B0E1" style:writing-mode="lr-tb" fo:padding-top="0in" fo:padding-left="0.0729in" fo:padding-bottom="0in" fo:padding-right="0.0729in"/>
    </style:style>
    <style:style style:name="P1881" style:parent-style-name="Normal" style:family="paragraph">
      <style:paragraph-properties fo:margin-bottom="0in" fo:line-height="100%"/>
    </style:style>
    <style:style style:name="T188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83" style:family="table-cell">
      <style:table-cell-properties fo:border="0.0069in solid #45B0E1" style:writing-mode="lr-tb" fo:padding-top="0in" fo:padding-left="0.0729in" fo:padding-bottom="0in" fo:padding-right="0.0729in"/>
    </style:style>
    <style:style style:name="P1884" style:parent-style-name="Normal" style:family="paragraph">
      <style:paragraph-properties fo:margin-bottom="0in" fo:line-height="100%"/>
    </style:style>
    <style:style style:name="T188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86" style:family="table-cell">
      <style:table-cell-properties fo:border="0.0069in solid #45B0E1" style:writing-mode="lr-tb" fo:padding-top="0in" fo:padding-left="0.0729in" fo:padding-bottom="0in" fo:padding-right="0.0729in"/>
    </style:style>
    <style:style style:name="P188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88" style:family="table-row">
      <style:table-row-properties style:min-row-height="0.2083in" style:use-optimal-row-height="false"/>
    </style:style>
    <style:style style:name="TableCell1889" style:family="table-cell">
      <style:table-cell-properties fo:border="0.0069in solid #45B0E1" style:writing-mode="lr-tb" fo:padding-top="0in" fo:padding-left="0.0729in" fo:padding-bottom="0in" fo:padding-right="0.0729in"/>
    </style:style>
    <style:style style:name="P1890"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891" style:family="table-cell">
      <style:table-cell-properties fo:border="0.0069in solid #45B0E1" style:writing-mode="lr-tb" fo:padding-top="0in" fo:padding-left="0.0729in" fo:padding-bottom="0in" fo:padding-right="0.0729in"/>
    </style:style>
    <style:style style:name="P1892" style:parent-style-name="Normal" style:family="paragraph">
      <style:paragraph-properties fo:margin-bottom="0in" fo:line-height="100%"/>
    </style:style>
    <style:style style:name="T189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94" style:family="table-cell">
      <style:table-cell-properties fo:border="0.0069in solid #45B0E1" style:writing-mode="lr-tb" fo:padding-top="0in" fo:padding-left="0.0729in" fo:padding-bottom="0in" fo:padding-right="0.0729in"/>
    </style:style>
    <style:style style:name="P1895" style:parent-style-name="Normal" style:family="paragraph">
      <style:paragraph-properties fo:margin-bottom="0in" fo:line-height="100%"/>
    </style:style>
    <style:style style:name="T189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897" style:family="table-cell">
      <style:table-cell-properties fo:border="0.0069in solid #45B0E1" style:writing-mode="lr-tb" fo:padding-top="0in" fo:padding-left="0.0729in" fo:padding-bottom="0in" fo:padding-right="0.0729in"/>
    </style:style>
    <style:style style:name="P1898"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899" style:family="table-row">
      <style:table-row-properties style:min-row-height="0.2083in" style:use-optimal-row-height="false"/>
    </style:style>
    <style:style style:name="TableCell1900" style:family="table-cell">
      <style:table-cell-properties fo:border="0.0069in solid #45B0E1" style:writing-mode="lr-tb" fo:padding-top="0in" fo:padding-left="0.0729in" fo:padding-bottom="0in" fo:padding-right="0.0729in"/>
    </style:style>
    <style:style style:name="P1901"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02" style:family="table-cell">
      <style:table-cell-properties fo:border="0.0069in solid #45B0E1" style:writing-mode="lr-tb" fo:padding-top="0in" fo:padding-left="0.0729in" fo:padding-bottom="0in" fo:padding-right="0.0729in"/>
    </style:style>
    <style:style style:name="P1903" style:parent-style-name="Normal" style:family="paragraph">
      <style:paragraph-properties fo:margin-bottom="0in" fo:line-height="100%"/>
    </style:style>
    <style:style style:name="T190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05" style:family="table-cell">
      <style:table-cell-properties fo:border="0.0069in solid #45B0E1" style:writing-mode="lr-tb" fo:padding-top="0in" fo:padding-left="0.0729in" fo:padding-bottom="0in" fo:padding-right="0.0729in"/>
    </style:style>
    <style:style style:name="P1906" style:parent-style-name="Normal" style:family="paragraph">
      <style:paragraph-properties fo:margin-bottom="0in" fo:line-height="100%"/>
    </style:style>
    <style:style style:name="T190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08" style:family="table-cell">
      <style:table-cell-properties fo:border="0.0069in solid #45B0E1" style:writing-mode="lr-tb" fo:padding-top="0in" fo:padding-left="0.0729in" fo:padding-bottom="0in" fo:padding-right="0.0729in"/>
    </style:style>
    <style:style style:name="P190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10" style:family="table-row">
      <style:table-row-properties style:min-row-height="0.2083in" style:use-optimal-row-height="false"/>
    </style:style>
    <style:style style:name="TableCell1911" style:family="table-cell">
      <style:table-cell-properties fo:border="0.0069in solid #45B0E1" style:writing-mode="lr-tb" fo:padding-top="0in" fo:padding-left="0.0729in" fo:padding-bottom="0in" fo:padding-right="0.0729in"/>
    </style:style>
    <style:style style:name="P1912"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13" style:family="table-cell">
      <style:table-cell-properties fo:border="0.0069in solid #45B0E1" style:writing-mode="lr-tb" fo:padding-top="0in" fo:padding-left="0.0729in" fo:padding-bottom="0in" fo:padding-right="0.0729in"/>
    </style:style>
    <style:style style:name="P1914" style:parent-style-name="Normal" style:family="paragraph">
      <style:paragraph-properties fo:margin-bottom="0in" fo:line-height="100%"/>
    </style:style>
    <style:style style:name="T191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16" style:family="table-cell">
      <style:table-cell-properties fo:border="0.0069in solid #45B0E1" style:writing-mode="lr-tb" fo:padding-top="0in" fo:padding-left="0.0729in" fo:padding-bottom="0in" fo:padding-right="0.0729in"/>
    </style:style>
    <style:style style:name="P1917" style:parent-style-name="Normal" style:family="paragraph">
      <style:paragraph-properties fo:margin-bottom="0in" fo:line-height="100%"/>
    </style:style>
    <style:style style:name="T191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19" style:family="table-cell">
      <style:table-cell-properties fo:border="0.0069in solid #45B0E1" style:writing-mode="lr-tb" fo:padding-top="0in" fo:padding-left="0.0729in" fo:padding-bottom="0in" fo:padding-right="0.0729in"/>
    </style:style>
    <style:style style:name="P192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21" style:family="table-row">
      <style:table-row-properties style:min-row-height="0.2083in" style:use-optimal-row-height="false"/>
    </style:style>
    <style:style style:name="TableCell1922" style:family="table-cell">
      <style:table-cell-properties fo:border="0.0069in solid #45B0E1" style:writing-mode="lr-tb" fo:padding-top="0in" fo:padding-left="0.0729in" fo:padding-bottom="0in" fo:padding-right="0.0729in"/>
    </style:style>
    <style:style style:name="P1923"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24" style:family="table-cell">
      <style:table-cell-properties fo:border="0.0069in solid #45B0E1" style:writing-mode="lr-tb" fo:padding-top="0in" fo:padding-left="0.0729in" fo:padding-bottom="0in" fo:padding-right="0.0729in"/>
    </style:style>
    <style:style style:name="P1925" style:parent-style-name="Normal" style:family="paragraph">
      <style:paragraph-properties fo:margin-bottom="0in" fo:line-height="100%"/>
    </style:style>
    <style:style style:name="T192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27" style:family="table-cell">
      <style:table-cell-properties fo:border="0.0069in solid #45B0E1" style:writing-mode="lr-tb" fo:padding-top="0in" fo:padding-left="0.0729in" fo:padding-bottom="0in" fo:padding-right="0.0729in"/>
    </style:style>
    <style:style style:name="P1928" style:parent-style-name="Normal" style:family="paragraph">
      <style:paragraph-properties fo:margin-bottom="0in" fo:line-height="100%"/>
    </style:style>
    <style:style style:name="T192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30" style:family="table-cell">
      <style:table-cell-properties fo:border="0.0069in solid #45B0E1" style:writing-mode="lr-tb" fo:padding-top="0in" fo:padding-left="0.0729in" fo:padding-bottom="0in" fo:padding-right="0.0729in"/>
    </style:style>
    <style:style style:name="P193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32" style:family="table-row">
      <style:table-row-properties style:min-row-height="0.2083in" style:use-optimal-row-height="false"/>
    </style:style>
    <style:style style:name="TableCell1933" style:family="table-cell">
      <style:table-cell-properties fo:border="0.0069in solid #45B0E1" style:writing-mode="lr-tb" fo:padding-top="0in" fo:padding-left="0.0729in" fo:padding-bottom="0in" fo:padding-right="0.0729in"/>
    </style:style>
    <style:style style:name="P1934" style:parent-style-name="Normal" style:family="paragraph">
      <style:paragraph-properties fo:margin-bottom="0in" fo:line-height="100%"/>
    </style:style>
    <style:style style:name="T1935"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36" style:family="table-cell">
      <style:table-cell-properties fo:border="0.0069in solid #45B0E1" style:writing-mode="lr-tb" fo:padding-top="0in" fo:padding-left="0.0729in" fo:padding-bottom="0in" fo:padding-right="0.0729in"/>
    </style:style>
    <style:style style:name="P1937" style:parent-style-name="Normal" style:family="paragraph">
      <style:paragraph-properties fo:margin-bottom="0in" fo:line-height="100%"/>
    </style:style>
    <style:style style:name="T193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39" style:family="table-cell">
      <style:table-cell-properties fo:border="0.0069in solid #45B0E1" style:writing-mode="lr-tb" fo:padding-top="0in" fo:padding-left="0.0729in" fo:padding-bottom="0in" fo:padding-right="0.0729in"/>
    </style:style>
    <style:style style:name="P1940" style:parent-style-name="Normal" style:family="paragraph">
      <style:paragraph-properties fo:margin-bottom="0in" fo:line-height="100%"/>
    </style:style>
    <style:style style:name="T194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42" style:family="table-cell">
      <style:table-cell-properties fo:border="0.0069in solid #45B0E1" style:writing-mode="lr-tb" fo:padding-top="0in" fo:padding-left="0.0729in" fo:padding-bottom="0in" fo:padding-right="0.0729in"/>
    </style:style>
    <style:style style:name="P194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44" style:family="table-row">
      <style:table-row-properties style:min-row-height="0.2083in" style:use-optimal-row-height="false"/>
    </style:style>
    <style:style style:name="TableCell1945" style:family="table-cell">
      <style:table-cell-properties fo:border="0.0069in solid #45B0E1" style:writing-mode="lr-tb" fo:padding-top="0in" fo:padding-left="0.0729in" fo:padding-bottom="0in" fo:padding-right="0.0729in"/>
    </style:style>
    <style:style style:name="P1946"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47" style:family="table-cell">
      <style:table-cell-properties fo:border="0.0069in solid #45B0E1" style:writing-mode="lr-tb" fo:padding-top="0in" fo:padding-left="0.0729in" fo:padding-bottom="0in" fo:padding-right="0.0729in"/>
    </style:style>
    <style:style style:name="P1948" style:parent-style-name="Normal" style:family="paragraph">
      <style:paragraph-properties fo:margin-bottom="0in" fo:line-height="100%"/>
    </style:style>
    <style:style style:name="T194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50" style:family="table-cell">
      <style:table-cell-properties fo:border="0.0069in solid #45B0E1" style:writing-mode="lr-tb" fo:padding-top="0in" fo:padding-left="0.0729in" fo:padding-bottom="0in" fo:padding-right="0.0729in"/>
    </style:style>
    <style:style style:name="P1951" style:parent-style-name="Normal" style:family="paragraph">
      <style:paragraph-properties fo:margin-bottom="0in" fo:line-height="100%"/>
    </style:style>
    <style:style style:name="T195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53" style:family="table-cell">
      <style:table-cell-properties fo:border="0.0069in solid #45B0E1" style:writing-mode="lr-tb" fo:padding-top="0in" fo:padding-left="0.0729in" fo:padding-bottom="0in" fo:padding-right="0.0729in"/>
    </style:style>
    <style:style style:name="P1954"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55" style:family="table-row">
      <style:table-row-properties style:min-row-height="0.2083in" style:use-optimal-row-height="false"/>
    </style:style>
    <style:style style:name="TableCell1956" style:family="table-cell">
      <style:table-cell-properties fo:border="0.0069in solid #45B0E1" style:writing-mode="lr-tb" fo:padding-top="0in" fo:padding-left="0.0729in" fo:padding-bottom="0in" fo:padding-right="0.0729in"/>
    </style:style>
    <style:style style:name="P1957"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58" style:family="table-cell">
      <style:table-cell-properties fo:border="0.0069in solid #45B0E1" style:writing-mode="lr-tb" fo:padding-top="0in" fo:padding-left="0.0729in" fo:padding-bottom="0in" fo:padding-right="0.0729in"/>
    </style:style>
    <style:style style:name="P1959" style:parent-style-name="Normal" style:family="paragraph">
      <style:paragraph-properties fo:margin-bottom="0in" fo:line-height="100%"/>
    </style:style>
    <style:style style:name="T196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61" style:family="table-cell">
      <style:table-cell-properties fo:border="0.0069in solid #45B0E1" style:writing-mode="lr-tb" fo:padding-top="0in" fo:padding-left="0.0729in" fo:padding-bottom="0in" fo:padding-right="0.0729in"/>
    </style:style>
    <style:style style:name="P1962" style:parent-style-name="Normal" style:family="paragraph">
      <style:paragraph-properties fo:margin-bottom="0in" fo:line-height="100%"/>
    </style:style>
    <style:style style:name="T1963"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64" style:family="table-cell">
      <style:table-cell-properties fo:border="0.0069in solid #45B0E1" style:writing-mode="lr-tb" fo:padding-top="0in" fo:padding-left="0.0729in" fo:padding-bottom="0in" fo:padding-right="0.0729in"/>
    </style:style>
    <style:style style:name="P1965"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66" style:family="table-row">
      <style:table-row-properties style:min-row-height="0.2083in" style:use-optimal-row-height="false"/>
    </style:style>
    <style:style style:name="TableCell1967" style:family="table-cell">
      <style:table-cell-properties fo:border="0.0069in solid #45B0E1" style:writing-mode="lr-tb" fo:padding-top="0in" fo:padding-left="0.0729in" fo:padding-bottom="0in" fo:padding-right="0.0729in"/>
    </style:style>
    <style:style style:name="P1968"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69" style:family="table-cell">
      <style:table-cell-properties fo:border="0.0069in solid #45B0E1" style:writing-mode="lr-tb" fo:padding-top="0in" fo:padding-left="0.0729in" fo:padding-bottom="0in" fo:padding-right="0.0729in"/>
    </style:style>
    <style:style style:name="P1970" style:parent-style-name="Normal" style:family="paragraph">
      <style:paragraph-properties fo:margin-bottom="0in" fo:line-height="100%"/>
    </style:style>
    <style:style style:name="T197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72" style:family="table-cell">
      <style:table-cell-properties fo:border="0.0069in solid #45B0E1" style:writing-mode="lr-tb" fo:padding-top="0in" fo:padding-left="0.0729in" fo:padding-bottom="0in" fo:padding-right="0.0729in"/>
    </style:style>
    <style:style style:name="P1973" style:parent-style-name="Normal" style:family="paragraph">
      <style:paragraph-properties fo:margin-bottom="0in" fo:line-height="100%"/>
    </style:style>
    <style:style style:name="T197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75" style:family="table-cell">
      <style:table-cell-properties fo:border="0.0069in solid #45B0E1" style:writing-mode="lr-tb" fo:padding-top="0in" fo:padding-left="0.0729in" fo:padding-bottom="0in" fo:padding-right="0.0729in"/>
    </style:style>
    <style:style style:name="P1976"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77" style:family="table-row">
      <style:table-row-properties style:min-row-height="0.2083in" style:use-optimal-row-height="false"/>
    </style:style>
    <style:style style:name="TableCell1978" style:family="table-cell">
      <style:table-cell-properties fo:border="0.0069in solid #45B0E1" style:writing-mode="lr-tb" fo:padding-top="0in" fo:padding-left="0.0729in" fo:padding-bottom="0in" fo:padding-right="0.0729in"/>
    </style:style>
    <style:style style:name="P1979"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80" style:family="table-cell">
      <style:table-cell-properties fo:border="0.0069in solid #45B0E1" style:writing-mode="lr-tb" fo:padding-top="0in" fo:padding-left="0.0729in" fo:padding-bottom="0in" fo:padding-right="0.0729in"/>
    </style:style>
    <style:style style:name="P1981" style:parent-style-name="Normal" style:family="paragraph">
      <style:paragraph-properties fo:margin-bottom="0in" fo:line-height="100%"/>
    </style:style>
    <style:style style:name="T1982"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83" style:family="table-cell">
      <style:table-cell-properties fo:border="0.0069in solid #45B0E1" style:writing-mode="lr-tb" fo:padding-top="0in" fo:padding-left="0.0729in" fo:padding-bottom="0in" fo:padding-right="0.0729in"/>
    </style:style>
    <style:style style:name="P1984" style:parent-style-name="Normal" style:family="paragraph">
      <style:paragraph-properties fo:margin-bottom="0in" fo:line-height="100%"/>
    </style:style>
    <style:style style:name="T198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86" style:family="table-cell">
      <style:table-cell-properties fo:border="0.0069in solid #45B0E1" style:writing-mode="lr-tb" fo:padding-top="0in" fo:padding-left="0.0729in" fo:padding-bottom="0in" fo:padding-right="0.0729in"/>
    </style:style>
    <style:style style:name="P1987"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1988" style:family="table-row">
      <style:table-row-properties style:min-row-height="0.2083in" style:use-optimal-row-height="false"/>
    </style:style>
    <style:style style:name="TableCell1989" style:family="table-cell">
      <style:table-cell-properties fo:border="0.0069in solid #45B0E1" style:writing-mode="lr-tb" fo:padding-top="0in" fo:padding-left="0.0729in" fo:padding-bottom="0in" fo:padding-right="0.0729in"/>
    </style:style>
    <style:style style:name="P1990" style:parent-style-name="Normal" style:family="paragraph">
      <style:paragraph-properties fo:margin-bottom="0in" fo:line-height="100%"/>
    </style:style>
    <style:style style:name="T1991" style:parent-style-name="DefaultParagraphFont" style:family="text">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1992" style:family="table-cell">
      <style:table-cell-properties fo:border="0.0069in solid #45B0E1" style:writing-mode="lr-tb" fo:padding-top="0in" fo:padding-left="0.0729in" fo:padding-bottom="0in" fo:padding-right="0.0729in"/>
    </style:style>
    <style:style style:name="P1993" style:parent-style-name="Normal" style:family="paragraph">
      <style:paragraph-properties fo:margin-bottom="0in" fo:line-height="100%"/>
    </style:style>
    <style:style style:name="T1994"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95" style:family="table-cell">
      <style:table-cell-properties fo:border="0.0069in solid #45B0E1" style:writing-mode="lr-tb" fo:padding-top="0in" fo:padding-left="0.0729in" fo:padding-bottom="0in" fo:padding-right="0.0729in"/>
    </style:style>
    <style:style style:name="P1996" style:parent-style-name="Normal" style:family="paragraph">
      <style:paragraph-properties fo:margin-bottom="0in" fo:line-height="100%"/>
    </style:style>
    <style:style style:name="T199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1998" style:family="table-cell">
      <style:table-cell-properties fo:border="0.0069in solid #45B0E1" style:writing-mode="lr-tb" fo:padding-top="0in" fo:padding-left="0.0729in" fo:padding-bottom="0in" fo:padding-right="0.0729in"/>
    </style:style>
    <style:style style:name="P1999"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2000" style:family="table-row">
      <style:table-row-properties style:min-row-height="0.2083in" style:use-optimal-row-height="false"/>
    </style:style>
    <style:style style:name="TableCell2001" style:family="table-cell">
      <style:table-cell-properties fo:border="0.0069in solid #45B0E1" style:writing-mode="lr-tb" fo:padding-top="0in" fo:padding-left="0.0729in" fo:padding-bottom="0in" fo:padding-right="0.0729in"/>
    </style:style>
    <style:style style:name="P2002"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2003" style:family="table-cell">
      <style:table-cell-properties fo:border="0.0069in solid #45B0E1" style:writing-mode="lr-tb" fo:padding-top="0in" fo:padding-left="0.0729in" fo:padding-bottom="0in" fo:padding-right="0.0729in"/>
    </style:style>
    <style:style style:name="P2004" style:parent-style-name="Normal" style:family="paragraph">
      <style:paragraph-properties fo:margin-bottom="0in" fo:line-height="100%"/>
    </style:style>
    <style:style style:name="T2005"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06" style:family="table-cell">
      <style:table-cell-properties fo:border="0.0069in solid #45B0E1" style:writing-mode="lr-tb" fo:padding-top="0in" fo:padding-left="0.0729in" fo:padding-bottom="0in" fo:padding-right="0.0729in"/>
    </style:style>
    <style:style style:name="P2007" style:parent-style-name="Normal" style:family="paragraph">
      <style:paragraph-properties fo:margin-bottom="0in" fo:line-height="100%"/>
    </style:style>
    <style:style style:name="T200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09" style:family="table-cell">
      <style:table-cell-properties fo:border="0.0069in solid #45B0E1" style:writing-mode="lr-tb" fo:padding-top="0in" fo:padding-left="0.0729in" fo:padding-bottom="0in" fo:padding-right="0.0729in"/>
    </style:style>
    <style:style style:name="P2010"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2011" style:family="table-row">
      <style:table-row-properties style:min-row-height="0.2083in" style:use-optimal-row-height="false"/>
    </style:style>
    <style:style style:name="TableCell2012" style:family="table-cell">
      <style:table-cell-properties fo:border="0.0069in solid #45B0E1" style:writing-mode="lr-tb" fo:padding-top="0in" fo:padding-left="0.0729in" fo:padding-bottom="0in" fo:padding-right="0.0729in"/>
    </style:style>
    <style:style style:name="P2013"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2014" style:family="table-cell">
      <style:table-cell-properties fo:border="0.0069in solid #45B0E1" style:writing-mode="lr-tb" fo:padding-top="0in" fo:padding-left="0.0729in" fo:padding-bottom="0in" fo:padding-right="0.0729in"/>
    </style:style>
    <style:style style:name="P2015" style:parent-style-name="Normal" style:family="paragraph">
      <style:paragraph-properties fo:margin-bottom="0in" fo:line-height="100%"/>
    </style:style>
    <style:style style:name="T2016"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17" style:family="table-cell">
      <style:table-cell-properties fo:border="0.0069in solid #45B0E1" style:writing-mode="lr-tb" fo:padding-top="0in" fo:padding-left="0.0729in" fo:padding-bottom="0in" fo:padding-right="0.0729in"/>
    </style:style>
    <style:style style:name="P2018" style:parent-style-name="Normal" style:family="paragraph">
      <style:paragraph-properties fo:margin-bottom="0in" fo:line-height="100%"/>
    </style:style>
    <style:style style:name="T2019"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20" style:family="table-cell">
      <style:table-cell-properties fo:border="0.0069in solid #45B0E1" style:writing-mode="lr-tb" fo:padding-top="0in" fo:padding-left="0.0729in" fo:padding-bottom="0in" fo:padding-right="0.0729in"/>
    </style:style>
    <style:style style:name="P2021"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2022" style:family="table-row">
      <style:table-row-properties style:min-row-height="0.2083in" style:use-optimal-row-height="false"/>
    </style:style>
    <style:style style:name="TableCell2023" style:family="table-cell">
      <style:table-cell-properties fo:border="0.0069in solid #45B0E1" style:writing-mode="lr-tb" fo:padding-top="0in" fo:padding-left="0.0729in" fo:padding-bottom="0in" fo:padding-right="0.0729in"/>
    </style:style>
    <style:style style:name="P2024"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2025" style:family="table-cell">
      <style:table-cell-properties fo:border="0.0069in solid #45B0E1" style:writing-mode="lr-tb" fo:padding-top="0in" fo:padding-left="0.0729in" fo:padding-bottom="0in" fo:padding-right="0.0729in"/>
    </style:style>
    <style:style style:name="P2026" style:parent-style-name="Normal" style:family="paragraph">
      <style:paragraph-properties fo:margin-bottom="0in" fo:line-height="100%"/>
    </style:style>
    <style:style style:name="T2027"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28" style:family="table-cell">
      <style:table-cell-properties fo:border="0.0069in solid #45B0E1" style:writing-mode="lr-tb" fo:padding-top="0in" fo:padding-left="0.0729in" fo:padding-bottom="0in" fo:padding-right="0.0729in"/>
    </style:style>
    <style:style style:name="P2029" style:parent-style-name="Normal" style:family="paragraph">
      <style:paragraph-properties fo:margin-bottom="0in" fo:line-height="100%"/>
    </style:style>
    <style:style style:name="T2030"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31" style:family="table-cell">
      <style:table-cell-properties fo:border="0.0069in solid #45B0E1" style:writing-mode="lr-tb" fo:padding-top="0in" fo:padding-left="0.0729in" fo:padding-bottom="0in" fo:padding-right="0.0729in"/>
    </style:style>
    <style:style style:name="P2032"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TableRow2033" style:family="table-row">
      <style:table-row-properties style:min-row-height="0.2083in" style:use-optimal-row-height="false"/>
    </style:style>
    <style:style style:name="TableCell2034" style:family="table-cell">
      <style:table-cell-properties fo:border="0.0069in solid #45B0E1" style:writing-mode="lr-tb" fo:padding-top="0in" fo:padding-left="0.0729in" fo:padding-bottom="0in" fo:padding-right="0.0729in"/>
    </style:style>
    <style:style style:name="P2035" style:parent-style-name="Normal" style:family="paragraph">
      <style:paragraph-properties fo:margin-bottom="0in" fo:line-height="100%"/>
      <style:text-properties style:font-name="Cambria" style:font-name-asian="Cambria" style:font-name-complex="Cambria" fo:font-weight="bold" style:font-weight-asian="bold" style:font-weight-complex="bold" fo:font-size="11pt" style:font-size-asian="11pt" style:font-size-complex="11pt" fo:language="en" fo:country="US"/>
    </style:style>
    <style:style style:name="TableCell2036" style:family="table-cell">
      <style:table-cell-properties fo:border="0.0069in solid #45B0E1" style:writing-mode="lr-tb" fo:padding-top="0in" fo:padding-left="0.0729in" fo:padding-bottom="0in" fo:padding-right="0.0729in"/>
    </style:style>
    <style:style style:name="P2037" style:parent-style-name="Normal" style:family="paragraph">
      <style:paragraph-properties fo:margin-bottom="0in" fo:line-height="100%"/>
    </style:style>
    <style:style style:name="T2038"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39" style:family="table-cell">
      <style:table-cell-properties fo:border="0.0069in solid #45B0E1" style:writing-mode="lr-tb" fo:padding-top="0in" fo:padding-left="0.0729in" fo:padding-bottom="0in" fo:padding-right="0.0729in"/>
    </style:style>
    <style:style style:name="P2040" style:parent-style-name="Normal" style:family="paragraph">
      <style:paragraph-properties fo:margin-bottom="0in" fo:line-height="100%"/>
    </style:style>
    <style:style style:name="T2041" style:parent-style-name="DefaultParagraphFont" style:family="text">
      <style:text-properties style:font-name="Cambria" style:font-name-asian="Cambria" style:font-name-complex="Cambria" fo:font-size="11pt" style:font-size-asian="11pt" style:font-size-complex="11pt" fo:language="en" fo:country="US"/>
    </style:style>
    <style:style style:name="TableCell2042" style:family="table-cell">
      <style:table-cell-properties fo:border="0.0069in solid #45B0E1" style:writing-mode="lr-tb" fo:padding-top="0in" fo:padding-left="0.0729in" fo:padding-bottom="0in" fo:padding-right="0.0729in"/>
    </style:style>
    <style:style style:name="P2043" style:parent-style-name="Normal" style:family="paragraph">
      <style:paragraph-properties fo:margin-bottom="0in" fo:line-height="100%"/>
      <style:text-properties style:font-name="Cambria" style:font-name-asian="Cambria" style:font-name-complex="Cambria" fo:font-size="11pt" style:font-size-asian="11pt" style:font-size-complex="11pt" fo:language="en" fo:country="US"/>
    </style:style>
    <style:style style:name="P2044" style:parent-style-name="Normal" style:family="paragraph">
      <style:text-properties style:font-name="Cambria" style:font-name-asian="Cambria" style:font-name-complex="Cambria" fo:color="#000000" fo:font-size="11pt" style:font-size-asian="11pt" style:font-size-complex="11pt"/>
    </style:style>
    <style:style style:name="P2045" style:parent-style-name="Normal" style:family="paragraph">
      <style:text-properties style:font-name="Aptos" style:font-name-asian="Aptos" style:font-name-complex="Aptos" fo:color="#000000"/>
    </style:style>
    <style:style style:name="P2046" style:parent-style-name="ListParagraph" style:list-style-name="LFO1" style:family="paragraph"/>
    <style:style style:name="T2047" style:parent-style-name="DefaultParagraphFont" style:family="text">
      <style:text-properties style:font-name="Aptos" style:font-name-asian="Aptos" style:font-name-complex="Aptos" fo:font-weight="bold" style:font-weight-asian="bold" style:font-weight-complex="bold" fo:color="#000000"/>
    </style:style>
    <style:style style:name="T2048" style:parent-style-name="DefaultParagraphFont" style:family="text">
      <style:text-properties style:font-name="Aptos" style:font-name-asian="Aptos" style:font-name-complex="Aptos" fo:color="#000000"/>
    </style:style>
    <style:style style:name="P2049" style:parent-style-name="ListParagraph" style:list-style-name="LFO1" style:family="paragraph"/>
    <style:style style:name="T2050" style:parent-style-name="DefaultParagraphFont" style:family="text">
      <style:text-properties style:font-name="Aptos" style:font-name-asian="Aptos" style:font-name-complex="Aptos" fo:font-weight="bold" style:font-weight-asian="bold" style:font-weight-complex="bold" fo:color="#000000"/>
    </style:style>
    <style:style style:name="T2051" style:parent-style-name="DefaultParagraphFont" style:family="text">
      <style:text-properties style:font-name="Aptos" style:font-name-asian="Aptos" style:font-name-complex="Aptos" fo:color="#000000"/>
    </style:style>
  </office:automatic-styles>
  <office:body>
    <office:text text:use-soft-page-breaks="true">
      <text:h text:style-name="P1" text:outline-level="1"><text:span text:style-name="T2">SpellBound Coders Cup</text:span></text:h>
      <text:h text:style-name="P3" text:outline-level="1">General Information</text:h>
      <text:h text:style-name="P4" text:outline-level="2">Name</text:h>
      <text:p text:style-name="P5">SpellBound Coders Cup</text:p>
      <text:h text:style-name="P6" text:outline-level="2">What?</text:h>
      <text:p text:style-name="P7">This is a one-day hackathon along with an ideation phase where individuals or teams come together to ideate, prototype, and build innovative products from scratch. Participants can choose to work solo or collaborate with teammates (1-3), leveraging their diverse skills to solve real-world problems, explore creative solutions, and showcase their technical prowess. The event encourages rapid development, out-of-the-box thinking, and a spirit of friendly competition, culminating in a final presentation to a panel of judges.</text:p>
      <text:h text:style-name="P8" text:outline-level="2">When?</text:h>
      <text:p text:style-name="Normal"><text:span text:style-name="T9">Ideation phase 10</text:span><text:span text:style-name="T10">th</text:span><text:span text:style-name="T11"><text:s/>November till 23</text:span><text:span text:style-name="T12">rd</text:span><text:span text:style-name="T13"><text:s/>November. Hackathon date: 4</text:span><text:span text:style-name="T14">th</text:span><text:span text:style-name="T15"><text:s/>December</text:span></text:p>
      <text:h text:style-name="P16" text:outline-level="2">Why?</text:h>
      <text:p text:style-name="P17">To hire best talent out of it for our company.</text:p>
      <text:h text:style-name="P18" text:outline-level="2">Phases</text:h>
      <text:list text:style-name="LFO12" text:continue-numbering="true">
        <text:list-item>
          <text:p text:style-name="P19">Online Ideation Phase</text:p>
        </text:list-item>
        <text:list-item>
          <text:p text:style-name="P20">Hackathon Day</text:p>
        </text:list-item>
      </text:list>
      <text:h text:style-name="Heading1" text:outline-level="1">Timeline</text:h>
      <text:h text:style-name="Heading2" text:outline-level="2">Overall Timeline</text:h>
      <text:list text:style-name="LFO11" text:continue-numbering="true">
        <text:list-item>
          <text:p text:style-name="P21"><text:span text:style-name="T22">Registration Start (Ideation Submission Start):<text:s/></text:span><text:span text:style-name="T23">10</text:span><text:span text:style-name="T24">th</text:span><text:span text:style-name="T25"><text:s/>November</text:span></text:p>
        </text:list-item>
        <text:list-item>
          <text:p text:style-name="P26"><text:span text:style-name="T27">Start Reviewing Ideas (internal by copoint members):<text:s/></text:span><text:span text:style-name="T28">11</text:span><text:span text:style-name="T29">th</text:span><text:span text:style-name="T30"><text:s/>November</text:span></text:p>
        </text:list-item>
        <text:list-item>
          <text:p text:style-name="P31"><text:span text:style-name="T32">Registration Last Date:<text:s/></text:span><text:span text:style-name="T33">26</text:span><text:span text:style-name="T34">th</text:span><text:span text:style-name="T35"><text:s/>November</text:span></text:p>
        </text:list-item>
        <text:list-item>
          <text:p text:style-name="P36"><text:span text:style-name="T37">Announcing shortlisted 20 Ideas:<text:s/></text:span><text:span text:style-name="T38">28</text:span><text:span text:style-name="T39">th</text:span><text:span text:style-name="T40"><text:s/>November</text:span></text:p>
        </text:list-item>
        <text:list-item>
          <text:p text:style-name="P41"><text:span text:style-name="T42">Hackathon Day</text:span><text:span text:style-name="T43">: 4</text:span><text:span text:style-name="T44">th</text:span><text:span text:style-name="T45"><text:s/>December</text:span></text:p>
        </text:list-item>
      </text:list>
      <text:h text:style-name="Heading2" text:outline-level="2">Online Ideation Submission Timeline</text:h>
      <text:list text:style-name="LFO10" text:continue-numbering="true">
        <text:list-item>
          <text:p text:style-name="P46"><text:span text:style-name="T47">Registration Start (Ideation Submission Start):<text:s/></text:span><text:span text:style-name="T48">10</text:span><text:span text:style-name="T49">th</text:span><text:span text:style-name="T50"><text:s/>November</text:span></text:p>
        </text:list-item>
        <text:list-item>
          <text:p text:style-name="P51"><text:span text:style-name="T52">Start Reviewing Ideas (internal by copoint members):<text:s/></text:span><text:span text:style-name="T53">11</text:span><text:span text:style-name="T54">th</text:span><text:span text:style-name="T55"><text:s/>November</text:span></text:p>
        </text:list-item>
        <text:list-item>
          <text:p text:style-name="P56"><text:span text:style-name="T57">Registration Last Date:<text:s/></text:span><text:span text:style-name="T58">26</text:span><text:span text:style-name="T59">th</text:span><text:span text:style-name="T60"><text:s/>November</text:span></text:p>
        </text:list-item>
        <text:list-item>
          <text:p text:style-name="P61"><text:span text:style-name="T62">Announcing shortlisted 20 Ideas:<text:s/></text:span><text:span text:style-name="T63">28</text:span><text:span text:style-name="T64">th</text:span><text:span text:style-name="T65"><text:s/>November</text:span></text:p>
        </text:list-item>
      </text:list>
      <text:h text:style-name="Heading2" text:outline-level="2">Hackathon Day Timeline</text:h>
      <table:table table:style-name="Table66">
        <table:table-columns>
          <table:table-column table:style-name="TableColumn67"/>
          <table:table-column table:style-name="TableColumn68"/>
        </table:table-columns>
        <table:table-row table:style-name="TableRow69">
          <table:table-cell table:style-name="TableCell70">
            <text:p text:style-name="P71">Copoint Members reaching office</text:p>
          </table:table-cell>
          <table:table-cell table:style-name="TableCell72">
            <text:p text:style-name="P73">8:00am sharp</text:p>
          </table:table-cell>
        </table:table-row>
        <table:table-row table:style-name="TableRow74">
          <table:table-cell table:style-name="TableCell75">
            <text:p text:style-name="P76">Keynote</text:p>
          </table:table-cell>
          <table:table-cell table:style-name="TableCell77">
            <text:p text:style-name="P78">9:30am – 10:00am</text:p>
          </table:table-cell>
        </table:table-row>
        <table:table-row table:style-name="TableRow79">
          <table:table-cell table:style-name="TableCell80">
            <text:p text:style-name="P81">Hackathon Start</text:p>
          </table:table-cell>
          <table:table-cell table:style-name="TableCell82">
            <text:p text:style-name="P83">10:00am sharp</text:p>
          </table:table-cell>
        </table:table-row>
        <table:table-row table:style-name="TableRow84">
          <table:table-cell table:style-name="TableCell85">
            <text:p text:style-name="P86">Lunch</text:p>
          </table:table-cell>
          <table:table-cell table:style-name="TableCell87">
            <text:p text:style-name="P88">01:00pm – 2:00pm</text:p>
          </table:table-cell>
        </table:table-row>
        <table:table-row table:style-name="TableRow89">
          <table:table-cell table:style-name="TableCell90">
            <text:p text:style-name="P91"><text:span text:style-name="T92">Mentoring (6 members on 20 teams) - total <text:s/></text:span><text:span text:style-name="T93">1 hour 30 minutes</text:span></text:p>
          </table:table-cell>
          <table:table-cell table:style-name="TableCell94">
            <text:p text:style-name="P95">½ hour to each team</text:p>
          </table:table-cell>
        </table:table-row>
        <table:table-row table:style-name="TableRow96">
          <table:table-cell table:style-name="TableCell97">
            <text:p text:style-name="P98">Hackathon End</text:p>
          </table:table-cell>
          <table:table-cell table:style-name="TableCell99">
            <text:p text:style-name="P100">05:00pm</text:p>
          </table:table-cell>
        </table:table-row>
        <table:table-row table:style-name="TableRow101">
          <table:table-cell table:style-name="TableCell102">
            <text:p text:style-name="P103">Judging</text:p>
          </table:table-cell>
          <table:table-cell table:style-name="TableCell104">
            <text:p text:style-name="P105">5:00pm – 8:00pm</text:p>
          </table:table-cell>
        </table:table-row>
        <table:table-row table:style-name="TableRow106">
          <table:table-cell table:style-name="TableCell107">
            <text:p text:style-name="P108">Result Announcement</text:p>
          </table:table-cell>
          <table:table-cell table:style-name="TableCell109">
            <text:p text:style-name="P110">8:30pm</text:p>
          </table:table-cell>
        </table:table-row>
      </table:table>
      <text:p text:style-name="Normal"/>
      <text:p text:style-name="P111"/>
      <text:h text:style-name="Heading1" text:outline-level="1">Online Ideation Phase</text:h>
      <text:h text:style-name="Heading2" text:outline-level="2">What?</text:h>
      <text:p text:style-name="Normal"><text:span text:style-name="T112">The<text:s/></text:span><text:span text:style-name="T113">Online Ideation Phase</text:span><text:span text:style-name="T114"><text:s/>is the first and foundational stage of the<text:s/></text:span><text:span text:style-name="T115">SpellBound Coders Cup</text:span><text:span text:style-name="T116"><text:s/>hackathon.<text:s/></text:span></text:p>
      <text:h text:style-name="Heading2" text:outline-level="2">Team Formation &amp; Registration</text:h>
      <text:list text:style-name="LFO9" text:continue-numbering="true">
        <text:list-item>
          <text:p text:style-name="P117"><text:span text:style-name="T118">Participants can register either<text:s/></text:span><text:span text:style-name="T119">solo</text:span><text:span text:style-name="T120"><text:s/>or in<text:s/></text:span><text:span text:style-name="T121">teams of up to 3 members</text:span><text:span text:style-name="T122">.</text:span></text:p>
        </text:list-item>
        <text:list-item>
          <text:p text:style-name="P123"><text:span text:style-name="T124">Registration opens on<text:s/></text:span><text:span text:style-name="T125">10th November</text:span><text:span text:style-name="T126"><text:s/>and closes on<text:s/></text:span><text:span text:style-name="T127">26th November</text:span><text:span text:style-name="T128">.</text:span></text:p>
        </text:list-item>
        <text:list-item>
          <text:p text:style-name="P129"><text:span text:style-name="T130">A maximum of<text:s/></text:span><text:span text:style-name="T131">50 ideas</text:span><text:span text:style-name="T132"><text:s/>will be accepted during this phase to ensure quality and manageability.</text:span></text:p>
        </text:list-item>
        <text:list-item>
          <text:p text:style-name="P133">The<text:s/><text:span text:style-name="T134">20 selected teams</text:span><text:s/>will be invited to participate in the<text:s/><text:span text:style-name="T135">Hackathon Day</text:span><text:s/>on<text:s/><text:span text:style-name="T136">4th December</text:span>, where they will build and present a working prototype of their idea.</text:p>
        </text:list-item>
      </text:list>
      <text:h text:style-name="Heading2" text:outline-level="2">Submission Requirements</text:h>
      <text:p text:style-name="P137">Once registered, each team is required to submit the following:</text:p>
      <text:list text:style-name="LFO8" text:continue-numbering="true">
        <text:list-item>
          <text:p text:style-name="P138">Presentation Deck<text:s/>(3 slides max – problem + solution +BMC)</text:p>
          <text:list text:continue-numbering="true">
            <text:list-item>
              <text:p text:style-name="P139">A well-structured slide deck that outlines the problem statement, the proposed solution, the approach to solving it, and any relevant technical or design considerations.</text:p>
            </text:list-item>
            <text:list-item>
              <text:p text:style-name="P140">This should clearly communicate the innovation, feasibility, and impact of the idea.</text:p>
            </text:list-item>
          </text:list>
        </text:list-item>
        <text:list-item>
          <text:p text:style-name="P141"><text:span text:style-name="T142">Video Explanation</text:span></text:p>
          <text:list text:continue-numbering="true">
            <text:list-item>
              <text:p text:style-name="P143">A short video (hosted on a platform like YouTube or Drive) where the team explains their idea in their own words.</text:p>
            </text:list-item>
            <text:list-item>
              <text:p text:style-name="P144">This helps reviewers understand the thought process, team dynamics, and clarity of the concept.</text:p>
            </text:list-item>
          </text:list>
        </text:list-item>
      </text:list>
      <text:p text:style-name="P145"/>
      <text:p text:style-name="P146"/>
      <text:h text:style-name="P147" text:outline-level="2">Members &amp; their roles</text:h>
      <text:p text:style-name="Normal"><text:span text:style-name="T148">Each member will be responsible for reviewing an equal portion of the 50 submitted ideas using the designated judging mechanism. Based on the evaluations, the top 20 teams will be shortlisted and forwarded to Deepak Pahuja for final comments and feedback.</text:span></text:p>
      <text:p text:style-name="P149">Members who will be contributing for the judging:</text:p>
      <text:list text:style-name="LFO5" text:continue-numbering="true">
        <text:list-item>
          <text:p text:style-name="P150">Abhishek</text:p>
        </text:list-item>
        <text:list-item>
          <text:p text:style-name="P151">Arpit</text:p>
        </text:list-item>
        <text:list-item>
          <text:p text:style-name="P152">Azim</text:p>
        </text:list-item>
        <text:list-item>
          <text:p text:style-name="P153">Hansika</text:p>
        </text:list-item>
        <text:list-item>
          <text:p text:style-name="P154">Samid</text:p>
        </text:list-item>
        <text:list-item>
          <text:p text:style-name="P155">Subin</text:p>
        </text:list-item>
        <text:list-item>
          <text:p text:style-name="P156">Soumyadeep</text:p>
        </text:list-item>
      </text:list>
      <text:p text:style-name="P157"/>
      <text:p text:style-name="P158">The 50 teams will be distributed in<text:s/>a manner such that each team will be reviewed by two team members.</text:p>
      <table:table table:style-name="Table159">
        <table:table-columns>
          <table:table-column table:style-name="TableColumn160"/>
          <table:table-column table:style-name="TableColumn161"/>
          <table:table-column table:style-name="TableColumn162"/>
        </table:table-columns>
        <table:table-row table:style-name="TableRow163">
          <table:table-cell table:style-name="TableCell164">
            <text:p text:style-name="P165">Team No.</text:p>
          </table:table-cell>
          <table:table-cell table:style-name="TableCell166">
            <text:p text:style-name="P167"><text:span text:style-name="T168">Judge 1</text:span></text:p>
          </table:table-cell>
          <table:table-cell table:style-name="TableCell169">
            <text:p text:style-name="P170"><text:span text:style-name="T171">Judge 2</text:span></text:p>
          </table:table-cell>
        </table:table-row>
        <table:table-row table:style-name="TableRow172">
          <table:table-cell table:style-name="TableCell173">
            <text:p text:style-name="P174">1</text:p>
          </table:table-cell>
          <table:table-cell table:style-name="TableCell175">
            <text:p text:style-name="P176">Abhishek</text:p>
          </table:table-cell>
          <table:table-cell table:style-name="TableCell177">
            <text:p text:style-name="P178">Arpit</text:p>
          </table:table-cell>
        </table:table-row>
        <table:table-row table:style-name="TableRow179">
          <table:table-cell table:style-name="TableCell180">
            <text:p text:style-name="P181">2</text:p>
          </table:table-cell>
          <table:table-cell table:style-name="TableCell182">
            <text:p text:style-name="P183">Abhishek</text:p>
          </table:table-cell>
          <table:table-cell table:style-name="TableCell184">
            <text:p text:style-name="P185">Azim</text:p>
          </table:table-cell>
        </table:table-row>
        <table:table-row table:style-name="TableRow186">
          <table:table-cell table:style-name="TableCell187">
            <text:p text:style-name="P188">3</text:p>
          </table:table-cell>
          <table:table-cell table:style-name="TableCell189">
            <text:p text:style-name="P190">Abhishek</text:p>
          </table:table-cell>
          <table:table-cell table:style-name="TableCell191">
            <text:p text:style-name="P192">Hansika</text:p>
          </table:table-cell>
        </table:table-row>
        <table:table-row table:style-name="TableRow193">
          <table:table-cell table:style-name="TableCell194">
            <text:p text:style-name="P195">4</text:p>
          </table:table-cell>
          <table:table-cell table:style-name="TableCell196">
            <text:p text:style-name="P197">Abhishek</text:p>
          </table:table-cell>
          <table:table-cell table:style-name="TableCell198">
            <text:p text:style-name="P199">Samid</text:p>
          </table:table-cell>
        </table:table-row>
        <table:table-row table:style-name="TableRow200">
          <table:table-cell table:style-name="TableCell201">
            <text:p text:style-name="P202">5</text:p>
          </table:table-cell>
          <table:table-cell table:style-name="TableCell203">
            <text:p text:style-name="P204">Abhishek</text:p>
          </table:table-cell>
          <table:table-cell table:style-name="TableCell205">
            <text:p text:style-name="P206">Subin</text:p>
          </table:table-cell>
        </table:table-row>
        <table:table-row table:style-name="TableRow207">
          <table:table-cell table:style-name="TableCell208">
            <text:p text:style-name="P209">6</text:p>
          </table:table-cell>
          <table:table-cell table:style-name="TableCell210">
            <text:p text:style-name="P211">Abhishek</text:p>
          </table:table-cell>
          <table:table-cell table:style-name="TableCell212">
            <text:p text:style-name="P213">Soumyadeep</text:p>
          </table:table-cell>
        </table:table-row>
        <table:table-row table:style-name="TableRow214">
          <table:table-cell table:style-name="TableCell215">
            <text:p text:style-name="P216">7</text:p>
          </table:table-cell>
          <table:table-cell table:style-name="TableCell217">
            <text:p text:style-name="P218">Arpit</text:p>
          </table:table-cell>
          <table:table-cell table:style-name="TableCell219">
            <text:p text:style-name="P220">Azim</text:p>
          </table:table-cell>
        </table:table-row>
        <table:table-row table:style-name="TableRow221">
          <table:table-cell table:style-name="TableCell222">
            <text:p text:style-name="P223">8</text:p>
          </table:table-cell>
          <table:table-cell table:style-name="TableCell224">
            <text:p text:style-name="P225">Arpit</text:p>
          </table:table-cell>
          <table:table-cell table:style-name="TableCell226">
            <text:p text:style-name="P227">Hansika</text:p>
          </table:table-cell>
        </table:table-row>
        <table:table-row table:style-name="TableRow228">
          <table:table-cell table:style-name="TableCell229">
            <text:p text:style-name="P230">9</text:p>
          </table:table-cell>
          <table:table-cell table:style-name="TableCell231">
            <text:p text:style-name="P232">Arpit</text:p>
          </table:table-cell>
          <table:table-cell table:style-name="TableCell233">
            <text:p text:style-name="P234">Samid</text:p>
          </table:table-cell>
        </table:table-row>
        <table:table-row table:style-name="TableRow235">
          <table:table-cell table:style-name="TableCell236">
            <text:p text:style-name="P237">10</text:p>
          </table:table-cell>
          <table:table-cell table:style-name="TableCell238">
            <text:p text:style-name="P239">Arpit</text:p>
          </table:table-cell>
          <table:table-cell table:style-name="TableCell240">
            <text:p text:style-name="P241">Subin</text:p>
          </table:table-cell>
        </table:table-row>
        <table:table-row table:style-name="TableRow242">
          <table:table-cell table:style-name="TableCell243">
            <text:p text:style-name="P244">11</text:p>
          </table:table-cell>
          <table:table-cell table:style-name="TableCell245">
            <text:p text:style-name="P246">Arpit</text:p>
          </table:table-cell>
          <table:table-cell table:style-name="TableCell247">
            <text:p text:style-name="P248">Soumyadeep</text:p>
          </table:table-cell>
        </table:table-row>
        <table:table-row table:style-name="TableRow249">
          <table:table-cell table:style-name="TableCell250">
            <text:p text:style-name="P251">12</text:p>
          </table:table-cell>
          <table:table-cell table:style-name="TableCell252">
            <text:p text:style-name="P253">Azim</text:p>
          </table:table-cell>
          <table:table-cell table:style-name="TableCell254">
            <text:p text:style-name="P255">Hansika</text:p>
          </table:table-cell>
        </table:table-row>
        <table:table-row table:style-name="TableRow256">
          <table:table-cell table:style-name="TableCell257">
            <text:p text:style-name="P258">13</text:p>
          </table:table-cell>
          <table:table-cell table:style-name="TableCell259">
            <text:p text:style-name="P260">Azim</text:p>
          </table:table-cell>
          <table:table-cell table:style-name="TableCell261">
            <text:p text:style-name="P262">Samid</text:p>
          </table:table-cell>
        </table:table-row>
        <table:table-row table:style-name="TableRow263">
          <table:table-cell table:style-name="TableCell264">
            <text:p text:style-name="P265">14</text:p>
          </table:table-cell>
          <table:table-cell table:style-name="TableCell266">
            <text:p text:style-name="P267">Azim</text:p>
          </table:table-cell>
          <table:table-cell table:style-name="TableCell268">
            <text:p text:style-name="P269">Subin</text:p>
          </table:table-cell>
        </table:table-row>
        <table:table-row table:style-name="TableRow270">
          <table:table-cell table:style-name="TableCell271">
            <text:p text:style-name="P272">15</text:p>
          </table:table-cell>
          <table:table-cell table:style-name="TableCell273">
            <text:p text:style-name="P274">Azim</text:p>
          </table:table-cell>
          <table:table-cell table:style-name="TableCell275">
            <text:p text:style-name="P276">Soumyadeep</text:p>
          </table:table-cell>
        </table:table-row>
        <table:table-row table:style-name="TableRow277">
          <table:table-cell table:style-name="TableCell278">
            <text:p text:style-name="P279">16</text:p>
          </table:table-cell>
          <table:table-cell table:style-name="TableCell280">
            <text:p text:style-name="P281">Hansika</text:p>
          </table:table-cell>
          <table:table-cell table:style-name="TableCell282">
            <text:p text:style-name="P283">Samid</text:p>
          </table:table-cell>
        </table:table-row>
        <table:table-row table:style-name="TableRow284">
          <table:table-cell table:style-name="TableCell285">
            <text:p text:style-name="P286">17</text:p>
          </table:table-cell>
          <table:table-cell table:style-name="TableCell287">
            <text:p text:style-name="P288">Hansika</text:p>
          </table:table-cell>
          <table:table-cell table:style-name="TableCell289">
            <text:p text:style-name="P290">Subin</text:p>
          </table:table-cell>
        </table:table-row>
        <table:table-row table:style-name="TableRow291">
          <table:table-cell table:style-name="TableCell292">
            <text:p text:style-name="P293">18</text:p>
          </table:table-cell>
          <table:table-cell table:style-name="TableCell294">
            <text:p text:style-name="P295">Hansika</text:p>
          </table:table-cell>
          <table:table-cell table:style-name="TableCell296">
            <text:p text:style-name="P297">Soumyadeep</text:p>
          </table:table-cell>
        </table:table-row>
        <table:table-row table:style-name="TableRow298">
          <table:table-cell table:style-name="TableCell299">
            <text:p text:style-name="P300">19</text:p>
          </table:table-cell>
          <table:table-cell table:style-name="TableCell301">
            <text:p text:style-name="P302">Samid</text:p>
          </table:table-cell>
          <table:table-cell table:style-name="TableCell303">
            <text:p text:style-name="P304">Subin</text:p>
          </table:table-cell>
        </table:table-row>
        <table:table-row table:style-name="TableRow305">
          <table:table-cell table:style-name="TableCell306">
            <text:p text:style-name="P307">20</text:p>
          </table:table-cell>
          <table:table-cell table:style-name="TableCell308">
            <text:p text:style-name="P309">Samid</text:p>
          </table:table-cell>
          <table:table-cell table:style-name="TableCell310">
            <text:p text:style-name="P311">Soumyadeep</text:p>
          </table:table-cell>
        </table:table-row>
        <table:table-row table:style-name="TableRow312">
          <table:table-cell table:style-name="TableCell313">
            <text:p text:style-name="P314">21</text:p>
          </table:table-cell>
          <table:table-cell table:style-name="TableCell315">
            <text:p text:style-name="P316">Subin</text:p>
          </table:table-cell>
          <table:table-cell table:style-name="TableCell317">
            <text:p text:style-name="P318">Abhishek</text:p>
          </table:table-cell>
        </table:table-row>
        <table:table-row table:style-name="TableRow319">
          <table:table-cell table:style-name="TableCell320">
            <text:p text:style-name="P321">22</text:p>
          </table:table-cell>
          <table:table-cell table:style-name="TableCell322">
            <text:p text:style-name="P323">Subin</text:p>
          </table:table-cell>
          <table:table-cell table:style-name="TableCell324">
            <text:p text:style-name="P325">Arpit</text:p>
          </table:table-cell>
        </table:table-row>
        <table:table-row table:style-name="TableRow326">
          <table:table-cell table:style-name="TableCell327">
            <text:p text:style-name="P328">23</text:p>
          </table:table-cell>
          <table:table-cell table:style-name="TableCell329">
            <text:p text:style-name="P330">Subin</text:p>
          </table:table-cell>
          <table:table-cell table:style-name="TableCell331">
            <text:p text:style-name="P332">Azim</text:p>
          </table:table-cell>
        </table:table-row>
        <table:table-row table:style-name="TableRow333">
          <table:table-cell table:style-name="TableCell334">
            <text:p text:style-name="P335">24</text:p>
          </table:table-cell>
          <table:table-cell table:style-name="TableCell336">
            <text:p text:style-name="P337">Subin</text:p>
          </table:table-cell>
          <table:table-cell table:style-name="TableCell338">
            <text:p text:style-name="P339">Hansika</text:p>
          </table:table-cell>
        </table:table-row>
        <table:table-row table:style-name="TableRow340">
          <table:table-cell table:style-name="TableCell341">
            <text:p text:style-name="P342">25</text:p>
          </table:table-cell>
          <table:table-cell table:style-name="TableCell343">
            <text:p text:style-name="P344">Soumyadeep</text:p>
          </table:table-cell>
          <table:table-cell table:style-name="TableCell345">
            <text:p text:style-name="P346">Abhishek</text:p>
          </table:table-cell>
        </table:table-row>
        <table:table-row table:style-name="TableRow347">
          <table:table-cell table:style-name="TableCell348">
            <text:p text:style-name="P349">26</text:p>
          </table:table-cell>
          <table:table-cell table:style-name="TableCell350">
            <text:p text:style-name="P351">Soumyadeep</text:p>
          </table:table-cell>
          <table:table-cell table:style-name="TableCell352">
            <text:p text:style-name="P353">Arpit</text:p>
          </table:table-cell>
        </table:table-row>
        <table:table-row table:style-name="TableRow354">
          <table:table-cell table:style-name="TableCell355">
            <text:p text:style-name="P356">27</text:p>
          </table:table-cell>
          <table:table-cell table:style-name="TableCell357">
            <text:p text:style-name="P358">Soumyadeep</text:p>
          </table:table-cell>
          <table:table-cell table:style-name="TableCell359">
            <text:p text:style-name="P360">Azim</text:p>
          </table:table-cell>
        </table:table-row>
        <table:table-row table:style-name="TableRow361">
          <table:table-cell table:style-name="TableCell362">
            <text:p text:style-name="P363">28</text:p>
          </table:table-cell>
          <table:table-cell table:style-name="TableCell364">
            <text:p text:style-name="P365">Soumyadeep</text:p>
          </table:table-cell>
          <table:table-cell table:style-name="TableCell366">
            <text:p text:style-name="P367">Hansika</text:p>
          </table:table-cell>
        </table:table-row>
        <table:table-row table:style-name="TableRow368">
          <table:table-cell table:style-name="TableCell369">
            <text:p text:style-name="P370">29</text:p>
          </table:table-cell>
          <table:table-cell table:style-name="TableCell371">
            <text:p text:style-name="P372">Abhishek</text:p>
          </table:table-cell>
          <table:table-cell table:style-name="TableCell373">
            <text:p text:style-name="P374">Samid</text:p>
          </table:table-cell>
        </table:table-row>
        <table:table-row table:style-name="TableRow375">
          <table:table-cell table:style-name="TableCell376">
            <text:p text:style-name="P377">30</text:p>
          </table:table-cell>
          <table:table-cell table:style-name="TableCell378">
            <text:p text:style-name="P379">Arpit</text:p>
          </table:table-cell>
          <table:table-cell table:style-name="TableCell380">
            <text:p text:style-name="P381">Subin</text:p>
          </table:table-cell>
        </table:table-row>
        <table:table-row table:style-name="TableRow382">
          <table:table-cell table:style-name="TableCell383">
            <text:p text:style-name="P384">31</text:p>
          </table:table-cell>
          <table:table-cell table:style-name="TableCell385">
            <text:p text:style-name="P386">Azim</text:p>
          </table:table-cell>
          <table:table-cell table:style-name="TableCell387">
            <text:p text:style-name="P388">Soumyadeep</text:p>
          </table:table-cell>
        </table:table-row>
        <table:table-row table:style-name="TableRow389">
          <table:table-cell table:style-name="TableCell390">
            <text:p text:style-name="P391">32</text:p>
          </table:table-cell>
          <table:table-cell table:style-name="TableCell392">
            <text:p text:style-name="P393">Hansika</text:p>
          </table:table-cell>
          <table:table-cell table:style-name="TableCell394">
            <text:p text:style-name="P395">Abhishek</text:p>
          </table:table-cell>
        </table:table-row>
        <table:table-row table:style-name="TableRow396">
          <table:table-cell table:style-name="TableCell397">
            <text:p text:style-name="P398">33</text:p>
          </table:table-cell>
          <table:table-cell table:style-name="TableCell399">
            <text:p text:style-name="P400">Samid</text:p>
          </table:table-cell>
          <table:table-cell table:style-name="TableCell401">
            <text:p text:style-name="P402">Arpit</text:p>
          </table:table-cell>
        </table:table-row>
        <table:table-row table:style-name="TableRow403">
          <table:table-cell table:style-name="TableCell404">
            <text:p text:style-name="P405">34</text:p>
          </table:table-cell>
          <table:table-cell table:style-name="TableCell406">
            <text:p text:style-name="P407">Subin</text:p>
          </table:table-cell>
          <table:table-cell table:style-name="TableCell408">
            <text:p text:style-name="P409">Azim</text:p>
          </table:table-cell>
        </table:table-row>
        <table:table-row table:style-name="TableRow410">
          <table:table-cell table:style-name="TableCell411">
            <text:p text:style-name="P412">35</text:p>
          </table:table-cell>
          <table:table-cell table:style-name="TableCell413">
            <text:p text:style-name="P414">Soumyadeep</text:p>
          </table:table-cell>
          <table:table-cell table:style-name="TableCell415">
            <text:p text:style-name="P416">Hansika</text:p>
          </table:table-cell>
        </table:table-row>
        <table:table-row table:style-name="TableRow417">
          <table:table-cell table:style-name="TableCell418">
            <text:p text:style-name="P419">36</text:p>
          </table:table-cell>
          <table:table-cell table:style-name="TableCell420">
            <text:p text:style-name="P421">Abhishek</text:p>
          </table:table-cell>
          <table:table-cell table:style-name="TableCell422">
            <text:p text:style-name="P423">Samid</text:p>
          </table:table-cell>
        </table:table-row>
        <table:table-row table:style-name="TableRow424">
          <table:table-cell table:style-name="TableCell425">
            <text:p text:style-name="P426">37</text:p>
          </table:table-cell>
          <table:table-cell table:style-name="TableCell427">
            <text:p text:style-name="P428">Arpit</text:p>
          </table:table-cell>
          <table:table-cell table:style-name="TableCell429">
            <text:p text:style-name="P430">Subin</text:p>
          </table:table-cell>
        </table:table-row>
        <table:table-row table:style-name="TableRow431">
          <table:table-cell table:style-name="TableCell432">
            <text:p text:style-name="P433">38</text:p>
          </table:table-cell>
          <table:table-cell table:style-name="TableCell434">
            <text:p text:style-name="P435">Azim</text:p>
          </table:table-cell>
          <table:table-cell table:style-name="TableCell436">
            <text:p text:style-name="P437">Soumyadeep</text:p>
          </table:table-cell>
        </table:table-row>
        <table:table-row table:style-name="TableRow438">
          <table:table-cell table:style-name="TableCell439">
            <text:p text:style-name="P440">39</text:p>
          </table:table-cell>
          <table:table-cell table:style-name="TableCell441">
            <text:p text:style-name="P442">Hansika</text:p>
          </table:table-cell>
          <table:table-cell table:style-name="TableCell443">
            <text:p text:style-name="P444">Abhishek</text:p>
          </table:table-cell>
        </table:table-row>
        <table:table-row table:style-name="TableRow445">
          <table:table-cell table:style-name="TableCell446">
            <text:p text:style-name="P447">40</text:p>
          </table:table-cell>
          <table:table-cell table:style-name="TableCell448">
            <text:p text:style-name="P449">Samid</text:p>
          </table:table-cell>
          <table:table-cell table:style-name="TableCell450">
            <text:p text:style-name="P451">Arpit</text:p>
          </table:table-cell>
        </table:table-row>
        <table:table-row table:style-name="TableRow452">
          <table:table-cell table:style-name="TableCell453">
            <text:p text:style-name="P454">41</text:p>
          </table:table-cell>
          <table:table-cell table:style-name="TableCell455">
            <text:p text:style-name="P456">Subin</text:p>
          </table:table-cell>
          <table:table-cell table:style-name="TableCell457">
            <text:p text:style-name="P458">Azim</text:p>
          </table:table-cell>
        </table:table-row>
        <table:table-row table:style-name="TableRow459">
          <table:table-cell table:style-name="TableCell460">
            <text:p text:style-name="P461">42</text:p>
          </table:table-cell>
          <table:table-cell table:style-name="TableCell462">
            <text:p text:style-name="P463">Soumyadeep</text:p>
          </table:table-cell>
          <table:table-cell table:style-name="TableCell464">
            <text:p text:style-name="P465">Hansika</text:p>
          </table:table-cell>
        </table:table-row>
        <table:table-row table:style-name="TableRow466">
          <table:table-cell table:style-name="TableCell467">
            <text:p text:style-name="P468">43</text:p>
          </table:table-cell>
          <table:table-cell table:style-name="TableCell469">
            <text:p text:style-name="P470">Abhishek</text:p>
          </table:table-cell>
          <table:table-cell table:style-name="TableCell471">
            <text:p text:style-name="P472">Subin</text:p>
          </table:table-cell>
        </table:table-row>
        <table:table-row table:style-name="TableRow473">
          <table:table-cell table:style-name="TableCell474">
            <text:p text:style-name="P475">44</text:p>
          </table:table-cell>
          <table:table-cell table:style-name="TableCell476">
            <text:p text:style-name="P477">Arpit</text:p>
          </table:table-cell>
          <table:table-cell table:style-name="TableCell478">
            <text:p text:style-name="P479">Azim</text:p>
          </table:table-cell>
        </table:table-row>
        <table:table-row table:style-name="TableRow480">
          <table:table-cell table:style-name="TableCell481">
            <text:p text:style-name="P482">45</text:p>
          </table:table-cell>
          <table:table-cell table:style-name="TableCell483">
            <text:p text:style-name="P484">Hansika</text:p>
          </table:table-cell>
          <table:table-cell table:style-name="TableCell485">
            <text:p text:style-name="P486">Samid</text:p>
          </table:table-cell>
        </table:table-row>
        <table:table-row table:style-name="TableRow487">
          <table:table-cell table:style-name="TableCell488">
            <text:p text:style-name="P489">46</text:p>
          </table:table-cell>
          <table:table-cell table:style-name="TableCell490">
            <text:p text:style-name="P491">Subin</text:p>
          </table:table-cell>
          <table:table-cell table:style-name="TableCell492">
            <text:p text:style-name="P493">Soumyadeep</text:p>
          </table:table-cell>
        </table:table-row>
        <table:table-row table:style-name="TableRow494">
          <table:table-cell table:style-name="TableCell495">
            <text:p text:style-name="P496">47</text:p>
          </table:table-cell>
          <table:table-cell table:style-name="TableCell497">
            <text:p text:style-name="P498">Abhishek</text:p>
          </table:table-cell>
          <table:table-cell table:style-name="TableCell499">
            <text:p text:style-name="P500">Arpit</text:p>
          </table:table-cell>
        </table:table-row>
        <table:table-row table:style-name="TableRow501">
          <table:table-cell table:style-name="TableCell502">
            <text:p text:style-name="P503">48</text:p>
          </table:table-cell>
          <table:table-cell table:style-name="TableCell504">
            <text:p text:style-name="P505">Azim</text:p>
          </table:table-cell>
          <table:table-cell table:style-name="TableCell506">
            <text:p text:style-name="P507">Hansika</text:p>
          </table:table-cell>
        </table:table-row>
        <table:table-row table:style-name="TableRow508">
          <table:table-cell table:style-name="TableCell509">
            <text:p text:style-name="P510">49</text:p>
          </table:table-cell>
          <table:table-cell table:style-name="TableCell511">
            <text:p text:style-name="P512">Samid</text:p>
          </table:table-cell>
          <table:table-cell table:style-name="TableCell513">
            <text:p text:style-name="P514">Subin</text:p>
          </table:table-cell>
        </table:table-row>
        <table:table-row table:style-name="TableRow515">
          <table:table-cell table:style-name="TableCell516">
            <text:p text:style-name="P517">50</text:p>
          </table:table-cell>
          <table:table-cell table:style-name="TableCell518">
            <text:p text:style-name="P519">Soumyadeep</text:p>
          </table:table-cell>
          <table:table-cell table:style-name="TableCell520">
            <text:p text:style-name="P521">Abhishek</text:p>
          </table:table-cell>
        </table:table-row>
      </table:table>
      <text:p text:style-name="P522"/>
      <text:h text:style-name="Heading2" text:outline-level="2">Creatives</text:h>
      <text:p text:style-name="P523"><text:span text:style-name="T524">Excel file:<text:s/></text:span><text:a xlink:href="https://copointinc-my.sharepoint.com/:x:/r/personal/subin_copointai_com/_layouts/15/Doc.aspx?sourcedoc=%7B8AB458E5-4184-4BF5-9AAE-70FDFAD69419%7D&amp;file=Book.xlsx&amp;action=editNew&amp;mobileredirect=true&amp;wdOrigin=WAC.EXCEL.HOME-BUTTON%2CAPPHOME-WEB.BANNER.NEWBLANK&amp;wdPreviousSession=1d7f270a-76c7-4f4b-b1b6-5d593541e934&amp;wdPreviousSessionSrc=AppHomeWeb&amp;ct=1762424879136" office:target-frame-name="_top" xlink:show="replace"><text:span text:style-name="T525">Creatives excel file</text:span></text:a></text:p>
      <text:h text:style-name="Heading3" text:outline-level="3">Hackathon announcement</text:h>
      <text:list text:style-name="LFO7" text:continue-numbering="true">
        <text:list-item>
          <text:p text:style-name="P526">Devfolio creatives</text:p>
        </text:list-item>
        <text:list-item>
          <text:p text:style-name="P527">LinkedIn<text:s/>creatives</text:p>
        </text:list-item>
        <text:list-item>
          <text:p text:style-name="P528">Instagram creatives</text:p>
        </text:list-item>
        <text:list-item>
          <text:p text:style-name="P529">Hackathon website(optional)</text:p>
        </text:list-item>
      </text:list>
      <text:h text:style-name="Heading3" text:outline-level="3">Online Ideation Phase</text:h>
      <text:list text:style-name="LFO6" text:continue-numbering="true">
        <text:list-item>
          <text:p text:style-name="P530">Weekly reminders – for submit their ideas</text:p>
        </text:list-item>
      </text:list>
      <text:h text:style-name="Heading2" text:outline-level="2">Judging</text:h>
      <text:p text:style-name="P531">Overall</text:p>
      <text:p text:style-name="Normal"><text:span text:style-name="T532">The hackathon will consist of two primary phases:</text:span><text:line-break/><text:span text:style-name="T533">1. Online Ideation Phase (30% of total score)</text:span><text:line-break/><text:span text:style-name="T534">2. On-Ground (Hackathon Day) Development Phase (70% of total score)</text:span><text:line-break/><text:line-break/><text:span text:style-name="T535">Each team’s final score will be calculated out of 100 points, distributed across the stages as outlined below.</text:span></text:p>
      <text:p text:style-name="P536">Ideation:</text:p>
      <text:p text:style-name="Normal"><text:span text:style-name="T537">Maximum points: 30 points</text:span></text:p>
      <text:p text:style-name="Normal"><text:span text:style-name="T538">Process:</text:span><text:line-break/><text:span text:style-name="T539">- 50 teams will submit a presentation (3 slides – problem + solution + BMC) and a video (at most 3-4 minutes).</text:span><text:line-break/><text:span text:style-name="T540">- Top 20 teams will be selected for the on-ground hackathon.</text:span></text:p>
      <text:p text:style-name="Normal"><text:span text:style-name="T541">- Judges (total 7 judges; each idea will have 2 judges) will apply marks in this excel file:<text:s/></text:span><text:a xlink:href="https://copointinc-my.sharepoint.com/:x:/g/personal/subin_copointai_com/EQnocnWdbxpDuAB5MoP3FaEBQaqAxjP172gQ2qJ1rnbM1A?e=9DHNfw" office:target-frame-name="_top" xlink:show="replace"><text:span text:style-name="T542">Judging Sheet</text:span></text:a></text:p>
      <text:h text:style-name="Heading3" text:outline-level="3"><text:span text:style-name="T543">1.1 Evaluation Criteria</text:span></text:h>
      <text:p text:style-name="Normal"><text:span text:style-name="T544">These four parameters will be of total 40 marks, which will be normalized to 30 marks.</text:span></text:p>
      <table:table table:style-name="Table545">
        <table:table-columns>
          <table:table-column table:style-name="TableColumn546"/>
          <table:table-column table:style-name="TableColumn547"/>
          <table:table-column table:style-name="TableColumn548"/>
        </table:table-columns>
        <table:table-row table:style-name="TableRow549">
          <table:table-cell table:style-name="TableCell550">
            <text:p text:style-name="P551"><text:span text:style-name="T552">Parameter</text:span></text:p>
          </table:table-cell>
          <table:table-cell table:style-name="TableCell553">
            <text:p text:style-name="P554"><text:span text:style-name="T555">Description</text:span></text:p>
          </table:table-cell>
          <table:table-cell table:style-name="TableCell556">
            <text:p text:style-name="P557"><text:span text:style-name="T558">Max Score</text:span></text:p>
          </table:table-cell>
        </table:table-row>
        <table:table-row table:style-name="TableRow559">
          <table:table-cell table:style-name="TableCell560">
            <text:p text:style-name="P561"><text:span text:style-name="T562">Problem Understanding</text:span></text:p>
          </table:table-cell>
          <table:table-cell table:style-name="TableCell563">
            <text:p text:style-name="P564"><text:span text:style-name="T565">Clarity and depth in defining the problem statement.</text:span></text:p>
          </table:table-cell>
          <table:table-cell table:style-name="TableCell566">
            <text:p text:style-name="P567"><text:span text:style-name="T568">10</text:span></text:p>
          </table:table-cell>
        </table:table-row>
        <table:table-row table:style-name="TableRow569">
          <table:table-cell table:style-name="TableCell570">
            <text:p text:style-name="P571"><text:span text:style-name="T572">Innovation &amp; Creativity</text:span></text:p>
          </table:table-cell>
          <table:table-cell table:style-name="TableCell573">
            <text:p text:style-name="P574"><text:span text:style-name="T575">Novelty and originality of the proposed solution.</text:span></text:p>
          </table:table-cell>
          <table:table-cell table:style-name="TableCell576">
            <text:p text:style-name="P577"><text:span text:style-name="T578">10</text:span></text:p>
          </table:table-cell>
        </table:table-row>
        <table:table-row table:style-name="TableRow579">
          <table:table-cell table:style-name="TableCell580">
            <text:p text:style-name="P581"><text:span text:style-name="T582">Feasibility &amp; Execution Plan</text:span></text:p>
          </table:table-cell>
          <table:table-cell table:style-name="TableCell583">
            <text:p text:style-name="P584"><text:span text:style-name="T585">How realistic and executable the proposed idea is.</text:span></text:p>
          </table:table-cell>
          <table:table-cell table:style-name="TableCell586">
            <text:p text:style-name="P587"><text:span text:style-name="T588">10</text:span></text:p>
          </table:table-cell>
        </table:table-row>
        <table:table-row table:style-name="TableRow589">
          <table:table-cell table:style-name="TableCell590">
            <text:p text:style-name="P591"><text:span text:style-name="T592">Market &amp; Impact Potential</text:span></text:p>
          </table:table-cell>
          <table:table-cell table:style-name="TableCell593">
            <text:p text:style-name="P594"><text:span text:style-name="T595">Strength of BMC and potential for real-world adoption.</text:span></text:p>
          </table:table-cell>
          <table:table-cell table:style-name="TableCell596">
            <text:p text:style-name="P597"><text:span text:style-name="T598">10</text:span></text:p>
          </table:table-cell>
        </table:table-row>
      </table:table>
      <text:p text:style-name="P599"/>
      <text:p text:style-name="P600"/>
      <text:p text:style-name="P601"/>
      <text:p text:style-name="Normal"><text:span text:style-name="T602">For each<text:s/></text:span><text:span text:style-name="T603">parameter,</text:span><text:span text:style-name="T604"><text:s/>there are certain indicators which we have to<text:s/></text:span><text:span text:style-name="T605">look at. If</text:span><text:span text:style-name="T606"><text:s/>it is<text:s/></text:span><text:span text:style-name="T607">there,</text:span><text:span text:style-name="T608"><text:s/>we will award 1 mark for each of the indicators.</text:span></text:p>
      <text:h text:style-name="Heading4" text:outline-level="4"><text:span text:style-name="T609">1.1.1 Problem Understanding (10 marks)</text:span></text:h>
      <table:table table:style-name="Table610">
        <table:table-columns>
          <table:table-column table:style-name="TableColumn611"/>
          <table:table-column table:style-name="TableColumn612"/>
          <table:table-column table:style-name="TableColumn613"/>
          <table:table-column table:style-name="TableColumn614"/>
        </table:table-columns>
        <table:table-row table:style-name="TableRow615">
          <table:table-cell table:style-name="TableCell616">
            <text:p text:style-name="P617"><text:span text:style-name="T618">Evaluation Indicator</text:span></text:p>
          </table:table-cell>
          <table:table-cell table:style-name="TableCell619">
            <text:p text:style-name="P620"><text:span text:style-name="T621">Evidence Expected</text:span></text:p>
          </table:table-cell>
          <table:table-cell table:style-name="TableCell622">
            <text:p text:style-name="P623"><text:span text:style-name="T624">Example</text:span></text:p>
          </table:table-cell>
          <table:table-cell table:style-name="TableCell625">
            <text:p text:style-name="P626">Marks</text:p>
          </table:table-cell>
        </table:table-row>
        <table:table-row table:style-name="TableRow627">
          <table:table-cell table:style-name="TableCell628">
            <text:p text:style-name="P629"><text:span text:style-name="T630">Problem is clearly and concisely stated</text:span></text:p>
          </table:table-cell>
          <table:table-cell table:style-name="TableCell631">
            <text:p text:style-name="P632"><text:span text:style-name="T633">One-line summary</text:span></text:p>
          </table:table-cell>
          <table:table-cell table:style-name="TableCell634">
            <text:p text:style-name="P635"><text:span text:style-name="T636">“We aim to reduce medical appointment no-shows.”</text:span></text:p>
          </table:table-cell>
          <table:table-cell table:style-name="TableCell637">
            <text:p text:style-name="P638">1</text:p>
          </table:table-cell>
        </table:table-row>
        <table:table-row table:style-name="TableRow639">
          <table:table-cell table:style-name="TableCell640">
            <text:p text:style-name="P641"><text:span text:style-name="T642">Target users or stakeholders identified</text:span></text:p>
          </table:table-cell>
          <table:table-cell table:style-name="TableCell643">
            <text:p text:style-name="P644"><text:span text:style-name="T645">Mentions who faces it</text:span></text:p>
          </table:table-cell>
          <table:table-cell table:style-name="TableCell646">
            <text:p text:style-name="P647"><text:span text:style-name="T648">“Low-income diabetic patients in urban areas.”</text:span></text:p>
          </table:table-cell>
          <table:table-cell table:style-name="TableCell649">
            <text:p text:style-name="P650">1</text:p>
          </table:table-cell>
        </table:table-row>
        <table:table-row table:style-name="TableRow651">
          <table:table-cell table:style-name="TableCell652">
            <text:p text:style-name="P653"><text:span text:style-name="T654">Explains why the problem matters</text:span></text:p>
          </table:table-cell>
          <table:table-cell table:style-name="TableCell655">
            <text:p text:style-name="P656"><text:span text:style-name="T657">Social or business relevance</text:span></text:p>
          </table:table-cell>
          <table:table-cell table:style-name="TableCell658">
            <text:p text:style-name="P659"><text:span text:style-name="T660">“Missed appointments lead to 25% revenue loss for clinics.”</text:span></text:p>
          </table:table-cell>
          <table:table-cell table:style-name="TableCell661">
            <text:p text:style-name="P662">1</text:p>
          </table:table-cell>
        </table:table-row>
        <table:table-row table:style-name="TableRow663">
          <table:table-cell table:style-name="TableCell664">
            <text:p text:style-name="P665"><text:span text:style-name="T666">Root causes analyzed</text:span></text:p>
          </table:table-cell>
          <table:table-cell table:style-name="TableCell667">
            <text:p text:style-name="P668"><text:span text:style-name="T669">“Why” or “How” behind the issue</text:span></text:p>
          </table:table-cell>
          <table:table-cell table:style-name="TableCell670">
            <text:p text:style-name="P671"><text:span text:style-name="T672">“Complex booking systems and lack of reminders cause drop-offs.”</text:span></text:p>
          </table:table-cell>
          <table:table-cell table:style-name="TableCell673">
            <text:p text:style-name="P674">1</text:p>
          </table:table-cell>
        </table:table-row>
        <table:table-row table:style-name="TableRow675">
          <table:table-cell table:style-name="TableCell676">
            <text:p text:style-name="P677"><text:span text:style-name="T678">Uses supporting data or research</text:span></text:p>
          </table:table-cell>
          <table:table-cell table:style-name="TableCell679">
            <text:p text:style-name="P680"><text:span text:style-name="T681">Cited statistic or source</text:span></text:p>
          </table:table-cell>
          <table:table-cell table:style-name="TableCell682">
            <text:p text:style-name="P683"><text:span text:style-name="T684">“Surveyed 50 clinics—avg. 15% daily no-shows.”</text:span></text:p>
          </table:table-cell>
          <table:table-cell table:style-name="TableCell685">
            <text:p text:style-name="P686">1</text:p>
          </table:table-cell>
        </table:table-row>
        <table:table-row table:style-name="TableRow687">
          <table:table-cell table:style-name="TableCell688">
            <text:p text:style-name="P689"><text:span text:style-name="T690">Identifies current gaps</text:span></text:p>
          </table:table-cell>
          <table:table-cell table:style-name="TableCell691">
            <text:p text:style-name="P692"><text:span text:style-name="T693">Mentions what’s missing</text:span></text:p>
          </table:table-cell>
          <table:table-cell table:style-name="TableCell694">
            <text:p text:style-name="P695"><text:span text:style-name="T696">“Existing apps only work in English; ours will support regional languages.”</text:span></text:p>
          </table:table-cell>
          <table:table-cell table:style-name="TableCell697">
            <text:p text:style-name="P698">1</text:p>
          </table:table-cell>
        </table:table-row>
        <table:table-row table:style-name="TableRow699">
          <table:table-cell table:style-name="TableCell700">
            <text:p text:style-name="P701"><text:span text:style-name="T702">Defines measurable scope</text:span></text:p>
          </table:table-cell>
          <table:table-cell table:style-name="TableCell703">
            <text:p text:style-name="P704"><text:span text:style-name="T705">Context like region, scale, or demographic</text:span></text:p>
          </table:table-cell>
          <table:table-cell table:style-name="TableCell706">
            <text:p text:style-name="P707"><text:span text:style-name="T708">“Affects ~1.2M diabetic patients annually in South India.”</text:span></text:p>
          </table:table-cell>
          <table:table-cell table:style-name="TableCell709">
            <text:p text:style-name="P710">1</text:p>
          </table:table-cell>
        </table:table-row>
        <table:table-row table:style-name="TableRow711">
          <table:table-cell table:style-name="TableCell712">
            <text:p text:style-name="P713"><text:span text:style-name="T714">Aligns with hackathon theme</text:span></text:p>
          </table:table-cell>
          <table:table-cell table:style-name="TableCell715">
            <text:p text:style-name="P716"><text:span text:style-name="T717">Fits sustainability, AI, health, etc.</text:span></text:p>
          </table:table-cell>
          <table:table-cell table:style-name="TableCell718">
            <text:p text:style-name="P719"><text:span text:style-name="T720">“Contributes to SDG 3: Good Health &amp; Well-being.”</text:span></text:p>
          </table:table-cell>
          <table:table-cell table:style-name="TableCell721">
            <text:p text:style-name="P722">1</text:p>
          </table:table-cell>
        </table:table-row>
        <table:table-row table:style-name="TableRow723">
          <table:table-cell table:style-name="TableCell724">
            <text:p text:style-name="P725"><text:span text:style-name="T726">Shows original framing</text:span></text:p>
          </table:table-cell>
          <table:table-cell table:style-name="TableCell727">
            <text:p text:style-name="P728"><text:span text:style-name="T729">Unique interpretation or angle</text:span></text:p>
          </table:table-cell>
          <table:table-cell table:style-name="TableCell730">
            <text:p text:style-name="P731"><text:span text:style-name="T732">“Instead of just food donation, we tackle storage loss in transit.”</text:span></text:p>
          </table:table-cell>
          <table:table-cell table:style-name="TableCell733">
            <text:p text:style-name="P734">1</text:p>
          </table:table-cell>
        </table:table-row>
        <table:table-row table:style-name="TableRow735">
          <table:table-cell table:style-name="TableCell736">
            <text:p text:style-name="P737"><text:span text:style-name="T738">Validated with user or field feedback</text:span></text:p>
          </table:table-cell>
          <table:table-cell table:style-name="TableCell739">
            <text:p text:style-name="P740"><text:span text:style-name="T741">Quotes, interviews, or early testing</text:span></text:p>
          </table:table-cell>
          <table:table-cell table:style-name="TableCell742">
            <text:p text:style-name="P743"><text:span text:style-name="T744">“Interviewed 10 shop owners—8 cited lack of affordable POS.”</text:span></text:p>
          </table:table-cell>
          <table:table-cell table:style-name="TableCell745">
            <text:p text:style-name="P746">1</text:p>
          </table:table-cell>
        </table:table-row>
      </table:table>
      <text:p text:style-name="P747"/>
      <text:h text:style-name="Heading4" text:outline-level="4"><text:span text:style-name="T748">1.1.2 Innovation <text:s/>&amp; Creativity</text:span><text:span text:style-name="T749"><text:s/></text:span><text:span text:style-name="T750">(10 marks)</text:span></text:h>
      <table:table table:style-name="Table751">
        <table:table-columns>
          <table:table-column table:style-name="TableColumn752"/>
          <table:table-column table:style-name="TableColumn753"/>
          <table:table-column table:style-name="TableColumn754"/>
          <table:table-column table:style-name="TableColumn755"/>
        </table:table-columns>
        <table:table-row table:style-name="TableRow756">
          <table:table-cell table:style-name="TableCell757">
            <text:p text:style-name="P758"><text:span text:style-name="T759">Evaluation Indicator</text:span></text:p>
          </table:table-cell>
          <table:table-cell table:style-name="TableCell760">
            <text:p text:style-name="P761"><text:span text:style-name="T762">Detailed Description (What Judge Should Look For)</text:span></text:p>
          </table:table-cell>
          <table:table-cell table:style-name="TableCell763">
            <text:p text:style-name="P764"><text:span text:style-name="T765">Example (From PPT / Video)</text:span></text:p>
          </table:table-cell>
          <table:table-cell table:style-name="TableCell766">
            <text:p text:style-name="P767">Marks</text:p>
          </table:table-cell>
        </table:table-row>
        <table:table-row table:style-name="TableRow768">
          <table:table-cell table:style-name="TableCell769">
            <text:p text:style-name="P770"><text:span text:style-name="T771">Novelty of Concept</text:span></text:p>
          </table:table-cell>
          <table:table-cell table:style-name="TableCell772">
            <text:p text:style-name="P773"><text:span text:style-name="T774">The idea introduces something genuinely new — not a direct copy of an existing solution. Even if inspired by existing tools, the concept should offer an innovative twist or unique application.</text:span></text:p>
          </table:table-cell>
          <table:table-cell table:style-name="TableCell775">
            <text:p text:style-name="P776"><text:span text:style-name="T777">&gt; “Instead of a generic ride-sharing app, our platform matches users by<text:s/></text:span><text:span text:style-name="T778">shared commute habits</text:span><text:span text:style-name="T779"><text:s/>and<text:s/></text:span><text:span text:style-name="T780">verified workplace routes</text:span><text:span text:style-name="T781"><text:s/>to improve safety.”</text:span></text:p>
          </table:table-cell>
          <table:table-cell table:style-name="TableCell782">
            <text:p text:style-name="P783">1</text:p>
          </table:table-cell>
        </table:table-row>
        <table:table-row table:style-name="TableRow784">
          <table:table-cell table:style-name="TableCell785">
            <text:p text:style-name="P786"><text:span text:style-name="T787">Creative Approach to Solving the Problem</text:span></text:p>
          </table:table-cell>
          <table:table-cell table:style-name="TableCell788">
            <text:p text:style-name="P789"><text:span text:style-name="T790">The team’s approach stands out in<text:s/></text:span><text:span text:style-name="T791">how</text:span><text:span text:style-name="T792"><text:s/>they tackle the issue — either through unusual methods, cross-domain thinking, or clever use of available tools.</text:span></text:p>
          </table:table-cell>
          <table:table-cell table:style-name="TableCell793">
            <text:p text:style-name="P794"><text:span text:style-name="T795">&gt; “We use gamification to make financial literacy engaging for rural youth.”</text:span></text:p>
          </table:table-cell>
          <table:table-cell table:style-name="TableCell796">
            <text:p text:style-name="P797">1</text:p>
          </table:table-cell>
        </table:table-row>
        <table:table-row table:style-name="TableRow798">
          <table:table-cell table:style-name="TableCell799">
            <text:p text:style-name="P800"><text:span text:style-name="T801">Innovative Use of Technology / Medium</text:span></text:p>
          </table:table-cell>
          <table:table-cell table:style-name="TableCell802">
            <text:p text:style-name="P803"><text:span text:style-name="T804">The project leverages technology (AI, IoT, blockchain, etc.) in a fresh or unexpected way — not just buzzword use, but meaningful integration.</text:span></text:p>
          </table:table-cell>
          <table:table-cell table:style-name="TableCell805">
            <text:p text:style-name="P806"><text:span text:style-name="T807">&gt; “Using computer vision to detect early crop disease through farmers’ basic smartphone cameras.”</text:span></text:p>
          </table:table-cell>
          <table:table-cell table:style-name="TableCell808">
            <text:p text:style-name="P809">1</text:p>
          </table:table-cell>
        </table:table-row>
        <table:table-row table:style-name="TableRow810">
          <table:table-cell table:style-name="TableCell811">
            <text:p text:style-name="P812"><text:span text:style-name="T813">Differentiation from Existing Solutions</text:span></text:p>
          </table:table-cell>
          <table:table-cell table:style-name="TableCell814">
            <text:p text:style-name="P815"><text:span text:style-name="T816">The team clearly explains<text:s/></text:span><text:span text:style-name="T817">how</text:span><text:span text:style-name="T818"><text:s/>their idea is better or different — performance, affordability, accessibility, or design innovation.</text:span></text:p>
          </table:table-cell>
          <table:table-cell table:style-name="TableCell819">
            <text:p text:style-name="P820"><text:span text:style-name="T821">&gt; “Current waste apps only focus on pickup; ours connects waste sellers directly to local recyclers with instant pricing.”</text:span></text:p>
          </table:table-cell>
          <table:table-cell table:style-name="TableCell822">
            <text:p text:style-name="P823">1</text:p>
          </table:table-cell>
        </table:table-row>
        <table:table-row table:style-name="TableRow824">
          <table:table-cell table:style-name="TableCell825">
            <text:p text:style-name="P826"><text:span text:style-name="T827">Original Perspective or Reframing of Problem</text:span></text:p>
          </table:table-cell>
          <table:table-cell table:style-name="TableCell828">
            <text:p text:style-name="P829"><text:span text:style-name="T830">The problem is viewed from a unique angle or target group that others often overlook. Creativity in<text:s/></text:span><text:span text:style-name="T831">framing</text:span><text:span text:style-name="T832"><text:s/>counts as much as creativity in<text:s/></text:span><text:span text:style-name="T833">solution</text:span><text:span text:style-name="T834">.</text:span></text:p>
          </table:table-cell>
          <table:table-cell table:style-name="TableCell835">
            <text:p text:style-name="P836"><text:span text:style-name="T837">&gt; “Instead of tracking students’ attendance, our tool helps teachers identify emotional disengagement through speech tone.”</text:span></text:p>
          </table:table-cell>
          <table:table-cell table:style-name="TableCell838">
            <text:p text:style-name="P839">1</text:p>
          </table:table-cell>
        </table:table-row>
        <table:table-row table:style-name="TableRow840">
          <table:table-cell table:style-name="TableCell841">
            <text:p text:style-name="P842"><text:span text:style-name="T843">Creative Application of Common Tools or Data</text:span></text:p>
          </table:table-cell>
          <table:table-cell table:style-name="TableCell844">
            <text:p text:style-name="P845"><text:span text:style-name="T846">Use readily available resources (APIs, datasets, or hardware) in new ways to deliver extra value.</text:span></text:p>
          </table:table-cell>
          <table:table-cell table:style-name="TableCell847">
            <text:p text:style-name="P848"><text:span text:style-name="T849">&gt; “We repurpose open Google Maps APIs to predict waterlogging risk during heavy rains.”</text:span></text:p>
          </table:table-cell>
          <table:table-cell table:style-name="TableCell850">
            <text:p text:style-name="P851">1</text:p>
          </table:table-cell>
        </table:table-row>
        <table:table-row table:style-name="TableRow852">
          <table:table-cell table:style-name="TableCell853">
            <text:p text:style-name="P854"><text:span text:style-name="T855">Integration of Multiple Disciplines or Ideas</text:span></text:p>
          </table:table-cell>
          <table:table-cell table:style-name="TableCell856">
            <text:p text:style-name="P857"><text:span text:style-name="T858">The team creatively blends concepts from different fields (e.g., AI + psychology, IoT + education).</text:span></text:p>
          </table:table-cell>
          <table:table-cell table:style-name="TableCell859">
            <text:p text:style-name="P860"><text:span text:style-name="T861">&gt; “Combining sentiment analysis with smart badges to track workplace morale anonymously.”</text:span></text:p>
          </table:table-cell>
          <table:table-cell table:style-name="TableCell862">
            <text:p text:style-name="P863">1</text:p>
          </table:table-cell>
        </table:table-row>
        <table:table-row table:style-name="TableRow864">
          <table:table-cell table:style-name="TableCell865">
            <text:p text:style-name="P866"><text:span text:style-name="T867">Feasibility of Innovation</text:span></text:p>
          </table:table-cell>
          <table:table-cell table:style-name="TableCell868">
            <text:p text:style-name="P869"><text:span text:style-name="T870">Innovation is not just theoretical — the proposed creative element is realistically achievable with current tools, data, or resources.</text:span></text:p>
          </table:table-cell>
          <table:table-cell table:style-name="TableCell871">
            <text:p text:style-name="P872"><text:span text:style-name="T873">&gt; “We built a low-cost prototype using open-source hardware instead of proposing expensive new devices.”</text:span></text:p>
          </table:table-cell>
          <table:table-cell table:style-name="TableCell874">
            <text:p text:style-name="P875">1</text:p>
          </table:table-cell>
        </table:table-row>
        <table:table-row table:style-name="TableRow876">
          <table:table-cell table:style-name="TableCell877">
            <text:p text:style-name="P878"><text:span text:style-name="T879">Potential to Inspire or Disrupt</text:span></text:p>
          </table:table-cell>
          <table:table-cell table:style-name="TableCell880">
            <text:p text:style-name="P881"><text:span text:style-name="T882">The idea has the potential to redefine current practices or inspire new products or policies, even at an early stage.</text:span></text:p>
          </table:table-cell>
          <table:table-cell table:style-name="TableCell883">
            <text:p text:style-name="P884"><text:span text:style-name="T885">&gt; “Our model could enable farmers to lease drones collaboratively, creating shared rural drone fleets.”</text:span></text:p>
          </table:table-cell>
          <table:table-cell table:style-name="TableCell886">
            <text:p text:style-name="P887">1</text:p>
          </table:table-cell>
        </table:table-row>
        <table:table-row table:style-name="TableRow888">
          <table:table-cell table:style-name="TableCell889">
            <text:p text:style-name="P890"><text:span text:style-name="T891">Wow Factor — “Why Didn’t I Think of That?”</text:span></text:p>
          </table:table-cell>
          <table:table-cell table:style-name="TableCell892">
            <text:p text:style-name="P893"><text:span text:style-name="T894">The idea makes judges genuinely pause — elegant simplicity, lateral thinking, or creative leap that clearly improves the user’s experience or system efficiency.</text:span></text:p>
          </table:table-cell>
          <table:table-cell table:style-name="TableCell895">
            <text:p text:style-name="P896"><text:span text:style-name="T897">&gt; “An AI model that converts sign language into text<text:s/></text:span><text:span text:style-name="T898">in real time</text:span><text:span text:style-name="T899"><text:s/>for video calls — bridging inclusion directly.”</text:span></text:p>
          </table:table-cell>
          <table:table-cell table:style-name="TableCell900">
            <text:p text:style-name="P901">1</text:p>
          </table:table-cell>
        </table:table-row>
      </table:table>
      <text:p text:style-name="P902"/>
      <text:p text:style-name="P903"/>
      <text:h text:style-name="Heading4" text:outline-level="4"><text:span text:style-name="T904">1.1.3 Feasibility &amp; Execution (10 marks)</text:span></text:h>
      <table:table table:style-name="Table905">
        <table:table-columns>
          <table:table-column table:style-name="TableColumn906"/>
          <table:table-column table:style-name="TableColumn907"/>
          <table:table-column table:style-name="TableColumn908"/>
          <table:table-column table:style-name="TableColumn909"/>
        </table:table-columns>
        <table:table-row table:style-name="TableRow910">
          <table:table-cell table:style-name="TableCell911">
            <text:p text:style-name="P912"><text:span text:style-name="T913">Evaluation Indicator</text:span></text:p>
          </table:table-cell>
          <table:table-cell table:style-name="TableCell914">
            <text:p text:style-name="P915"><text:span text:style-name="T916">Detailed Description (What Judge Should Look For)</text:span></text:p>
          </table:table-cell>
          <table:table-cell table:style-name="TableCell917">
            <text:p text:style-name="P918"><text:span text:style-name="T919">Example (From PPT / Video)</text:span></text:p>
          </table:table-cell>
          <table:table-cell table:style-name="TableCell920">
            <text:p text:style-name="P921">Marks</text:p>
          </table:table-cell>
        </table:table-row>
        <table:table-row table:style-name="TableRow922">
          <table:table-cell table:style-name="TableCell923">
            <text:p text:style-name="P924"><text:span text:style-name="T925">Clear Execution Roadmap</text:span></text:p>
          </table:table-cell>
          <table:table-cell table:style-name="TableCell926">
            <text:p text:style-name="P927"><text:span text:style-name="T928">The team outlines a logical, step-by-step plan of how they will go from idea → prototype → final solution. Includes basic milestones or phases.</text:span></text:p>
          </table:table-cell>
          <table:table-cell table:style-name="TableCell929">
            <text:p text:style-name="P930"><text:span text:style-name="T931">&gt; “Phase 1: Data collection → Phase 2: Model training → Phase 3: User testing and deployment.”</text:span></text:p>
          </table:table-cell>
          <table:table-cell table:style-name="TableCell932">
            <text:p text:style-name="P933">1</text:p>
          </table:table-cell>
        </table:table-row>
        <table:table-row table:style-name="TableRow934">
          <table:table-cell table:style-name="TableCell935">
            <text:p text:style-name="P936"><text:span text:style-name="T937">Defined Technical Approach</text:span></text:p>
          </table:table-cell>
          <table:table-cell table:style-name="TableCell938">
            <text:p text:style-name="P939"><text:span text:style-name="T940">Mentions specific technologies, platforms, or tools they plan to use (e.g., React, TensorFlow, Node.js, Arduino). Shows technical awareness.</text:span></text:p>
          </table:table-cell>
          <table:table-cell table:style-name="TableCell941">
            <text:p text:style-name="P942"><text:span text:style-name="T943">&gt; “We’ll build the frontend in React, backend in Flask, and integrate with Firebase for authentication.”</text:span></text:p>
          </table:table-cell>
          <table:table-cell table:style-name="TableCell944">
            <text:p text:style-name="P945">1</text:p>
          </table:table-cell>
        </table:table-row>
        <table:table-row table:style-name="TableRow946">
          <table:table-cell table:style-name="TableCell947">
            <text:p text:style-name="P948"><text:span text:style-name="T949">Clarity of Roles and Team Capabilities</text:span></text:p>
          </table:table-cell>
          <table:table-cell table:style-name="TableCell950">
            <text:p text:style-name="P951"><text:span text:style-name="T952">Team members’ skills match the requirements of the idea — e.g., one handles ML, another UI, another business model.</text:span></text:p>
          </table:table-cell>
          <table:table-cell table:style-name="TableCell953">
            <text:p text:style-name="P954"><text:span text:style-name="T955">&gt; “Our team includes a data scientist, UI/UX designer, and backend developer — covering all core needs.”</text:span></text:p>
          </table:table-cell>
          <table:table-cell table:style-name="TableCell956">
            <text:p text:style-name="P957">1</text:p>
          </table:table-cell>
        </table:table-row>
        <table:table-row table:style-name="TableRow958">
          <table:table-cell table:style-name="TableCell959">
            <text:p text:style-name="P960"><text:span text:style-name="T961">Resource Awareness</text:span></text:p>
          </table:table-cell>
          <table:table-cell table:style-name="TableCell962">
            <text:p text:style-name="P963"><text:span text:style-name="T964">Identifies the infrastructure, data, or materials required, and whether they are accessible or affordable.</text:span></text:p>
          </table:table-cell>
          <table:table-cell table:style-name="TableCell965">
            <text:p text:style-name="P966"><text:span text:style-name="T967">&gt; “We’ll use publicly available WHO datasets and open-source APIs to build our MVP.”</text:span></text:p>
          </table:table-cell>
          <table:table-cell table:style-name="TableCell968">
            <text:p text:style-name="P969">1</text:p>
          </table:table-cell>
        </table:table-row>
        <table:table-row table:style-name="TableRow970">
          <table:table-cell table:style-name="TableCell971">
            <text:p text:style-name="P972"><text:span text:style-name="T973">Timeline Realism</text:span></text:p>
          </table:table-cell>
          <table:table-cell table:style-name="TableCell974">
            <text:p text:style-name="P975"><text:span text:style-name="T976">Proposed milestones fit within a hackathon or short-term project duration (1–3 months max). Avoids overpromising.</text:span></text:p>
          </table:table-cell>
          <table:table-cell table:style-name="TableCell977">
            <text:p text:style-name="P978"><text:span text:style-name="T979">&gt; “We can deliver a functional PoC within 24 hours using existing frameworks.”</text:span></text:p>
          </table:table-cell>
          <table:table-cell table:style-name="TableCell980">
            <text:p text:style-name="P981">1</text:p>
          </table:table-cell>
        </table:table-row>
        <table:table-row table:style-name="TableRow982">
          <table:table-cell table:style-name="TableCell983">
            <text:p text:style-name="P984"><text:span text:style-name="T985">Risk Identification &amp; Mitigation</text:span></text:p>
          </table:table-cell>
          <table:table-cell table:style-name="TableCell986">
            <text:p text:style-name="P987"><text:span text:style-name="T988">Acknowledges possible risks (technical, data, operational) and suggests how they’ll handle them. Shows maturity in planning.</text:span></text:p>
          </table:table-cell>
          <table:table-cell table:style-name="TableCell989">
            <text:p text:style-name="P990"><text:span text:style-name="T991">&gt; “If live deployment fails, we’ll demo with local JSON mock data to ensure functionality.”</text:span></text:p>
          </table:table-cell>
          <table:table-cell table:style-name="TableCell992">
            <text:p text:style-name="P993">1</text:p>
          </table:table-cell>
        </table:table-row>
        <table:table-row table:style-name="TableRow994">
          <table:table-cell table:style-name="TableCell995">
            <text:p text:style-name="P996"><text:span text:style-name="T997">Scalability Consideration</text:span></text:p>
          </table:table-cell>
          <table:table-cell table:style-name="TableCell998">
            <text:p text:style-name="P999"><text:span text:style-name="T1000">Mentions how the solution can grow or scale beyond initial prototype (e.g., cloud hosting, modular design, multi-user support).</text:span></text:p>
          </table:table-cell>
          <table:table-cell table:style-name="TableCell1001">
            <text:p text:style-name="P1002"><text:span text:style-name="T1003">&gt; “Our microservice architecture allows scaling from 100 to 10,000 users without code changes.”</text:span></text:p>
          </table:table-cell>
          <table:table-cell table:style-name="TableCell1004">
            <text:p text:style-name="P1005">1</text:p>
          </table:table-cell>
        </table:table-row>
        <table:table-row table:style-name="TableRow1006">
          <table:table-cell table:style-name="TableCell1007">
            <text:p text:style-name="P1008"><text:span text:style-name="T1009">Operational Feasibility</text:span></text:p>
          </table:table-cell>
          <table:table-cell table:style-name="TableCell1010">
            <text:p text:style-name="P1011"><text:span text:style-name="T1012">Explains practical aspects like maintenance, usability, cost efficiency, and operational sustainability.</text:span></text:p>
          </table:table-cell>
          <table:table-cell table:style-name="TableCell1013">
            <text:p text:style-name="P1014"><text:span text:style-name="T1015">&gt; “We plan to host the MVP on free-tier services to minimize recurring costs.”</text:span></text:p>
          </table:table-cell>
          <table:table-cell table:style-name="TableCell1016">
            <text:p text:style-name="P1017">1</text:p>
          </table:table-cell>
        </table:table-row>
        <table:table-row table:style-name="TableRow1018">
          <table:table-cell table:style-name="TableCell1019">
            <text:p text:style-name="P1020"><text:span text:style-name="T1021">Clarity on Success Metrics</text:span></text:p>
          </table:table-cell>
          <table:table-cell table:style-name="TableCell1022">
            <text:p text:style-name="P1023"><text:span text:style-name="T1024">Defines what success looks like (KPIs or measurable outcomes). Helps judges see whether the plan is goal-oriented.</text:span></text:p>
          </table:table-cell>
          <table:table-cell table:style-name="TableCell1025">
            <text:p text:style-name="P1026"><text:span text:style-name="T1027">&gt; “Target: reduce hospital appointment no-shows by 25% within six months.”</text:span></text:p>
          </table:table-cell>
          <table:table-cell table:style-name="TableCell1028">
            <text:p text:style-name="P1029">1</text:p>
          </table:table-cell>
        </table:table-row>
        <table:table-row table:style-name="TableRow1030">
          <table:table-cell table:style-name="TableCell1031">
            <text:p text:style-name="P1032"><text:span text:style-name="T1033">Demonstrated Readiness or Early Progress</text:span></text:p>
          </table:table-cell>
          <table:table-cell table:style-name="TableCell1034">
            <text:p text:style-name="P1035"><text:span text:style-name="T1036">Evidence of groundwork — prototype sketches, GitHub repo, flow diagrams, or mockups.</text:span></text:p>
          </table:table-cell>
          <table:table-cell table:style-name="TableCell1037">
            <text:p text:style-name="P1038"><text:span text:style-name="T1039">&gt; “We’ve already built the data schema and a working login prototype.”</text:span></text:p>
          </table:table-cell>
          <table:table-cell table:style-name="TableCell1040">
            <text:p text:style-name="P1041">1</text:p>
          </table:table-cell>
        </table:table-row>
      </table:table>
      <text:h text:style-name="Heading4" text:outline-level="4"><text:span text:style-name="T1042">1.1.4 Market &amp; Impact Potential(10 marks)</text:span></text:h>
      <table:table table:style-name="Table1043">
        <table:table-columns>
          <table:table-column table:style-name="TableColumn1044"/>
          <table:table-column table:style-name="TableColumn1045"/>
          <table:table-column table:style-name="TableColumn1046"/>
          <table:table-column table:style-name="TableColumn1047"/>
        </table:table-columns>
        <table:table-row table:style-name="TableRow1048">
          <table:table-cell table:style-name="TableCell1049">
            <text:p text:style-name="P1050"><text:span text:style-name="T1051">Evaluation Indicator</text:span></text:p>
          </table:table-cell>
          <table:table-cell table:style-name="TableCell1052">
            <text:p text:style-name="P1053"><text:span text:style-name="T1054">Detailed Description (What Judge Should Look For)</text:span></text:p>
          </table:table-cell>
          <table:table-cell table:style-name="TableCell1055">
            <text:p text:style-name="P1056"><text:span text:style-name="T1057">Example (From PPT / Video)</text:span></text:p>
          </table:table-cell>
          <table:table-cell table:style-name="TableCell1058">
            <text:p text:style-name="P1059">Marks</text:p>
          </table:table-cell>
        </table:table-row>
        <table:table-row table:style-name="TableRow1060">
          <table:table-cell table:style-name="TableCell1061">
            <text:p text:style-name="P1062"><text:span text:style-name="T1063">Clearly Defined Target Market or User Segment</text:span></text:p>
          </table:table-cell>
          <table:table-cell table:style-name="TableCell1064">
            <text:p text:style-name="P1065"><text:span text:style-name="T1066">The team identifies who their product is for — end users, customers, or beneficiaries. Clarity on audience shows they understand the demand side.</text:span></text:p>
          </table:table-cell>
          <table:table-cell table:style-name="TableCell1067">
            <text:p text:style-name="P1068"><text:span text:style-name="T1069">&gt; “Our solution targets small neighborhood pharmacies managing fewer than 500 prescriptions monthly.”</text:span></text:p>
          </table:table-cell>
          <table:table-cell table:style-name="TableCell1070">
            <text:p text:style-name="P1071">1</text:p>
          </table:table-cell>
        </table:table-row>
        <table:table-row table:style-name="TableRow1072">
          <table:table-cell table:style-name="TableCell1073">
            <text:p text:style-name="P1074"><text:span text:style-name="T1075">Evidence of Market Need / Demand Validation</text:span></text:p>
          </table:table-cell>
          <table:table-cell table:style-name="TableCell1076">
            <text:p text:style-name="P1077"><text:span text:style-name="T1078">Shows data or proof that the problem exists at scale — through surveys, research, or references to credible sources.</text:span></text:p>
          </table:table-cell>
          <table:table-cell table:style-name="TableCell1079">
            <text:p text:style-name="P1080"><text:span text:style-name="T1081">&gt; “A 2024 report shows 65% of local stores lack real-time inventory systems.”</text:span></text:p>
          </table:table-cell>
          <table:table-cell table:style-name="TableCell1082">
            <text:p text:style-name="P1083">1</text:p>
          </table:table-cell>
        </table:table-row>
        <table:table-row table:style-name="TableRow1084">
          <table:table-cell table:style-name="TableCell1085">
            <text:p text:style-name="P1086"><text:span text:style-name="T1087">Market Size or Potential Reach Identified</text:span></text:p>
          </table:table-cell>
          <table:table-cell table:style-name="TableCell1088">
            <text:p text:style-name="P1089"><text:span text:style-name="T1090">Mentions size of opportunity (e.g., market value, number of users, or regional potential). Even basic quantification shows business understanding.</text:span></text:p>
          </table:table-cell>
          <table:table-cell table:style-name="TableCell1091">
            <text:p text:style-name="P1092"><text:span text:style-name="T1093">&gt; “India’s telehealth market is projected to reach $5B by 2026; our solution targets rural clinics (20% of that share).”</text:span></text:p>
          </table:table-cell>
          <table:table-cell table:style-name="TableCell1094">
            <text:p text:style-name="P1095">1</text:p>
          </table:table-cell>
        </table:table-row>
        <table:table-row table:style-name="TableRow1096">
          <table:table-cell table:style-name="TableCell1097">
            <text:p text:style-name="P1098"><text:span text:style-name="T1099">Realistic Business or Sustainability Model</text:span></text:p>
          </table:table-cell>
          <table:table-cell table:style-name="TableCell1100">
            <text:p text:style-name="P1101"><text:span text:style-name="T1102">Explains how the solution will sustain — through revenue, partnerships, or continued support. Doesn’t need detailed financials, just realistic logic.</text:span></text:p>
          </table:table-cell>
          <table:table-cell table:style-name="TableCell1103">
            <text:p text:style-name="P1104"><text:span text:style-name="T1105">&gt; “Freemium model for students; universities can pay for analytics dashboard access.”</text:span></text:p>
          </table:table-cell>
          <table:table-cell table:style-name="TableCell1106">
            <text:p text:style-name="P1107">1</text:p>
          </table:table-cell>
        </table:table-row>
        <table:table-row table:style-name="TableRow1108">
          <table:table-cell table:style-name="TableCell1109">
            <text:p text:style-name="P1110"><text:span text:style-name="T1111">Differentiation in the Market</text:span></text:p>
          </table:table-cell>
          <table:table-cell table:style-name="TableCell1112">
            <text:p text:style-name="P1113"><text:span text:style-name="T1114">Shows awareness of competitors or existing solutions, and clearly defines what makes theirs stand out (price, usability, access, innovation).</text:span></text:p>
          </table:table-cell>
          <table:table-cell table:style-name="TableCell1115">
            <text:p text:style-name="P1116"><text:span text:style-name="T1117">&gt; “Unlike current platforms, ours works offline and supports local languages.”</text:span></text:p>
          </table:table-cell>
          <table:table-cell table:style-name="TableCell1118">
            <text:p text:style-name="P1119">1</text:p>
          </table:table-cell>
        </table:table-row>
        <table:table-row table:style-name="TableRow1120">
          <table:table-cell table:style-name="TableCell1121">
            <text:p text:style-name="P1122"><text:span text:style-name="T1123">Scalability of the Solution</text:span></text:p>
          </table:table-cell>
          <table:table-cell table:style-name="TableCell1124">
            <text:p text:style-name="P1125"><text:span text:style-name="T1126">Indicates how the idea can grow — more users, new markets, or features — with limited friction.</text:span></text:p>
          </table:table-cell>
          <table:table-cell table:style-name="TableCell1127">
            <text:p text:style-name="P1128"><text:span text:style-name="T1129">&gt; “Our backend is designed to handle data from 1 city to 100 with minimal changes.”</text:span></text:p>
          </table:table-cell>
          <table:table-cell table:style-name="TableCell1130">
            <text:p text:style-name="P1131">1</text:p>
          </table:table-cell>
        </table:table-row>
        <table:table-row table:style-name="TableRow1132">
          <table:table-cell table:style-name="TableCell1133">
            <text:p text:style-name="P1134"><text:span text:style-name="T1135">Potential for Social, Environmental, or Economic Impact</text:span></text:p>
          </table:table-cell>
          <table:table-cell table:style-name="TableCell1136">
            <text:p text:style-name="P1137"><text:span text:style-name="T1138">Quantifies or clearly describes the positive change — who benefits, and how significantly.</text:span></text:p>
          </table:table-cell>
          <table:table-cell table:style-name="TableCell1139">
            <text:p text:style-name="P1140"><text:span text:style-name="T1141">&gt; “Can reduce food waste by 25% and feed 1,000 additional people monthly through redistribution.”</text:span></text:p>
          </table:table-cell>
          <table:table-cell table:style-name="TableCell1142">
            <text:p text:style-name="P1143">1</text:p>
          </table:table-cell>
        </table:table-row>
        <table:table-row table:style-name="TableRow1144">
          <table:table-cell table:style-name="TableCell1145">
            <text:p text:style-name="P1146"><text:span text:style-name="T1147">User Adoption or Accessibility Considerations</text:span></text:p>
          </table:table-cell>
          <table:table-cell table:style-name="TableCell1148">
            <text:p text:style-name="P1149"><text:span text:style-name="T1150">Shows awareness of user barriers (cost, tech literacy, geography) and addresses how they’ll ensure adoption.</text:span></text:p>
          </table:table-cell>
          <table:table-cell table:style-name="TableCell1151">
            <text:p text:style-name="P1152"><text:span text:style-name="T1153">&gt; “We designed the UI for low-literacy users with voice prompts in regional languages.”</text:span></text:p>
          </table:table-cell>
          <table:table-cell table:style-name="TableCell1154">
            <text:p text:style-name="P1155">1</text:p>
          </table:table-cell>
        </table:table-row>
        <table:table-row table:style-name="TableRow1156">
          <table:table-cell table:style-name="TableCell1157">
            <text:p text:style-name="P1158"><text:span text:style-name="T1159">Long-Term Vision / Sustainability</text:span></text:p>
          </table:table-cell>
          <table:table-cell table:style-name="TableCell1160">
            <text:p text:style-name="P1161"><text:span text:style-name="T1162">Indicates thought beyond the hackathon — what happens if this scales or is deployed widely.</text:span></text:p>
          </table:table-cell>
          <table:table-cell table:style-name="TableCell1163">
            <text:p text:style-name="P1164"><text:span text:style-name="T1165">&gt; “In 2 years, we plan to onboard NGOs and municipalities for continuous waste tracking.”</text:span></text:p>
          </table:table-cell>
          <table:table-cell table:style-name="TableCell1166">
            <text:p text:style-name="P1167">1</text:p>
          </table:table-cell>
        </table:table-row>
        <table:table-row table:style-name="TableRow1168">
          <table:table-cell table:style-name="TableCell1169">
            <text:p text:style-name="P1170"><text:span text:style-name="T1171">Realistic Impact Measurement Metrics</text:span></text:p>
          </table:table-cell>
          <table:table-cell table:style-name="TableCell1172">
            <text:p text:style-name="P1173"><text:span text:style-name="T1174">Defines clear, measurable outcomes (KPIs) that track success — social, financial, or usage metrics.</text:span></text:p>
          </table:table-cell>
          <table:table-cell table:style-name="TableCell1175">
            <text:p text:style-name="P1176"><text:span text:style-name="T1177">&gt; “We’ll measure success by tracking the % of waste diverted from landfills via our app.”</text:span></text:p>
          </table:table-cell>
          <table:table-cell table:style-name="TableCell1178">
            <text:p text:style-name="P1179">1</text:p>
          </table:table-cell>
        </table:table-row>
      </table:table>
      <text:p text:style-name="P1180"/>
      <text:h text:style-name="Heading1" text:outline-level="1">Hackathon Day Phase</text:h>
      <text:h text:style-name="Heading2" text:outline-level="2">Members</text:h>
      <text:list text:style-name="LFO3" text:continue-numbering="true">
        <text:list-item>
          <text:p text:style-name="P1181">Keynote</text:p>
          <text:list text:continue-numbering="true">
            <text:list-item>
              <text:p text:style-name="P1182">Deepak/Justin/Dipesh</text:p>
            </text:list-item>
          </text:list>
        </text:list-item>
        <text:list-item>
          <text:p text:style-name="P1183">Mentors</text:p>
          <text:list text:continue-numbering="true">
            <text:list-item>
              <text:p text:style-name="P1184">Subin (team 1-3)</text:p>
            </text:list-item>
            <text:list-item>
              <text:p text:style-name="P1185">Soumyadeep (team 4-6)</text:p>
            </text:list-item>
            <text:list-item>
              <text:p text:style-name="P1186">Arpit (team 7-9)</text:p>
            </text:list-item>
            <text:list-item>
              <text:p text:style-name="P1187">Azim (team 10-12)</text:p>
            </text:list-item>
            <text:list-item>
              <text:p text:style-name="P1188">Samid (team 13-16)</text:p>
            </text:list-item>
            <text:list-item>
              <text:p text:style-name="P1189">Abhishek (team 17-20)</text:p>
            </text:list-item>
          </text:list>
        </text:list-item>
        <text:list-item>
          <text:p text:style-name="P1190">Demo &amp; Presentation Panel</text:p>
          <text:list text:continue-numbering="true">
            <text:list-item>
              <text:p text:style-name="P1191">Deepak</text:p>
            </text:list-item>
            <text:list-item>
              <text:p text:style-name="P1192">Neeraj</text:p>
            </text:list-item>
            <text:list-item>
              <text:p text:style-name="P1193">Dipesh</text:p>
            </text:list-item>
            <text:list-item>
              <text:p text:style-name="P1194">Justin</text:p>
            </text:list-item>
          </text:list>
        </text:list-item>
        <text:list-item>
          <text:p text:style-name="P1195">Technical judges</text:p>
          <text:list text:continue-numbering="true">
            <text:list-item>
              <text:p text:style-name="P1196">Subin (team 1-10)</text:p>
            </text:list-item>
            <text:list-item>
              <text:p text:style-name="P1197">Soumyadeep (team 1-10)</text:p>
            </text:list-item>
            <text:list-item>
              <text:p text:style-name="P1198">Samid (team 1-10 standby)</text:p>
            </text:list-item>
            <text:list-item>
              <text:p text:style-name="P1199">Abhishek (team 11-20)</text:p>
            </text:list-item>
            <text:list-item>
              <text:p text:style-name="P1200">Azim (team 11-20)</text:p>
            </text:list-item>
            <text:list-item>
              <text:p text:style-name="P1201">Arpit (team 11-20 standby)</text:p>
            </text:list-item>
          </text:list>
        </text:list-item>
      </text:list>
      <text:h text:style-name="Heading2" text:outline-level="2">Creatives</text:h>
      <text:list text:style-name="LFO2" text:continue-numbering="true">
        <text:list-item>
          <text:p text:style-name="P1202">Banners: 2</text:p>
        </text:list-item>
        <text:list-item>
          <text:p text:style-name="P1203">Standees: 2</text:p>
        </text:list-item>
        <text:list-item>
          <text:p text:style-name="P1204">Handouts of all the selected topics (multiple copies) pdf + printouts</text:p>
        </text:list-item>
        <text:list-item>
          <text:p text:style-name="P1205"><text:span text:style-name="T1206">Passes -<text:s/></text:span><text:a xlink:href="mailto:samid@copointai.com" office:target-frame-name="_top" xlink:show="replace"><text:span text:style-name="T1207">@Samid Zafar</text:span></text:a></text:p>
        </text:list-item>
      </text:list>
      <text:p text:style-name="P1208"/>
      <text:p text:style-name="P1209"/>
      <text:h text:style-name="Heading2" text:outline-level="2">Judging</text:h>
      <text:p text:style-name="Normal"><text:span text:style-name="T1210">Maximum: 70 points</text:span></text:p>
      <text:p text:style-name="Normal"><text:span text:style-name="T1211">Overview:</text:span><text:line-break/><text:span text:style-name="T1212">- The 20 shortlisted teams will be assigned new project ideas (different from their submissions).</text:span><text:line-break/><text:span text:style-name="T1213">- The ideas will be sourced from<text:s/></text:span><text:a xlink:href="https://copointinc-my.sharepoint.com/:w:/g/personal/soumyadeep_pathak_copointai_com/EVTG_k-tmiRLhTOqS-bFVK0BtifvOOGUrYIVHYQzOO0jpQ?e=T0EA1v" office:target-frame-name="_top" xlink:show="replace"><text:span text:style-name="T1214">Hackathond day ideas</text:span></text:a><text:span text:style-name="T1215">.</text:span><text:line-break/><text:span text:style-name="T1216">- Teams will have to build a working Proof of Concept (PoC) and submit it on GitHub.</text:span><text:line-break/><text:span text:style-name="T1217">- Optional: Teams can deploy their projects online for additional points.</text:span></text:p>
      <text:p text:style-name="Normal"><text:span text:style-name="T1218">- Judging Sheet:<text:s/></text:span><text:a xlink:href="https://copointinc-my.sharepoint.com/:x:/g/personal/subin_copointai_com/EQnocnWdbxpDuAB5MoP3FaEBQaqAxjP172gQ2qJ1rnbM1A?e=9DHNfw" office:target-frame-name="_top" xlink:show="replace"><text:span text:style-name="T1219">Judging Sheet</text:span></text:a></text:p>
      <text:h text:style-name="P1220" text:outline-level="2"><text:span text:style-name="T1221">2.1 Evaluation Components</text:span></text:h>
      <table:table table:style-name="Table1222">
        <table:table-columns>
          <table:table-column table:style-name="TableColumn1223"/>
          <table:table-column table:style-name="TableColumn1224"/>
        </table:table-columns>
        <table:table-row table:style-name="TableRow1225">
          <table:table-cell table:style-name="TableCell1226">
            <text:p text:style-name="P1227"><text:span text:style-name="T1228">Category</text:span></text:p>
          </table:table-cell>
          <table:table-cell table:style-name="TableCell1229">
            <text:p text:style-name="P1230"><text:span text:style-name="T1231">Weightage</text:span></text:p>
          </table:table-cell>
        </table:table-row>
        <table:table-row table:style-name="TableRow1232">
          <table:table-cell table:style-name="TableCell1233">
            <text:p text:style-name="P1234"><text:span text:style-name="T1235">Agent-OS Technical Score</text:span></text:p>
          </table:table-cell>
          <table:table-cell table:style-name="TableCell1236">
            <text:p text:style-name="P1237"><text:span text:style-name="T1238">20 pts</text:span></text:p>
          </table:table-cell>
        </table:table-row>
        <table:table-row table:style-name="TableRow1239">
          <table:table-cell table:style-name="TableCell1240">
            <text:p text:style-name="P1241"><text:span text:style-name="T1242">Git History &amp; Contribution</text:span></text:p>
          </table:table-cell>
          <table:table-cell table:style-name="TableCell1243">
            <text:p text:style-name="P1244"><text:span text:style-name="T1245">10 pts</text:span></text:p>
          </table:table-cell>
        </table:table-row>
        <table:table-row table:style-name="TableRow1246">
          <table:table-cell table:style-name="TableCell1247">
            <text:p text:style-name="P1248"><text:span text:style-name="T1249">Deployment Score</text:span></text:p>
          </table:table-cell>
          <table:table-cell table:style-name="TableCell1250">
            <text:p text:style-name="P1251"><text:span text:style-name="T1252">10 pts</text:span></text:p>
          </table:table-cell>
        </table:table-row>
        <table:table-row table:style-name="TableRow1253">
          <table:table-cell table:style-name="TableCell1254">
            <text:p text:style-name="P1255"><text:span text:style-name="T1256">Documentation &amp; Demo Video</text:span></text:p>
          </table:table-cell>
          <table:table-cell table:style-name="TableCell1257">
            <text:p text:style-name="P1258"><text:span text:style-name="T1259">5 pts</text:span></text:p>
          </table:table-cell>
        </table:table-row>
        <table:table-row table:style-name="TableRow1260">
          <table:table-cell table:style-name="TableCell1261">
            <text:p text:style-name="P1262"><text:span text:style-name="T1263">Mentor Conversation Score</text:span></text:p>
          </table:table-cell>
          <table:table-cell table:style-name="TableCell1264">
            <text:p text:style-name="P1265"><text:span text:style-name="T1266">10 pts</text:span></text:p>
            <text:p text:style-name="P1267"/>
          </table:table-cell>
        </table:table-row>
        <table:table-row table:style-name="TableRow1268">
          <table:table-cell table:style-name="TableCell1269">
            <text:p text:style-name="P1270">Final Panel Presentation &amp; Live Demo</text:p>
          </table:table-cell>
          <table:table-cell table:style-name="TableCell1271">
            <text:p text:style-name="P1272">15 pts</text:p>
          </table:table-cell>
        </table:table-row>
      </table:table>
      <text:h text:style-name="P1273" text:outline-level="3"><text:span text:style-name="T1274">2.1.1 Agent OS Technical Score</text:span></text:h>
      <table:table table:style-name="Table1275">
        <table:table-columns>
          <table:table-column table:style-name="TableColumn1276"/>
          <table:table-column table:style-name="TableColumn1277"/>
          <table:table-column table:style-name="TableColumn1278"/>
        </table:table-columns>
        <table:table-row table:style-name="TableRow1279">
          <table:table-cell table:style-name="TableCell1280">
            <text:p text:style-name="P1281"><text:span text:style-name="T1282">Criterion (1 mark each)</text:span></text:p>
          </table:table-cell>
          <table:table-cell table:style-name="TableCell1283">
            <text:p text:style-name="P1284"><text:span text:style-name="T1285">Judge / System Should Check</text:span></text:p>
          </table:table-cell>
          <table:table-cell table:style-name="TableCell1286">
            <text:p text:style-name="P1287">Marks</text:p>
          </table:table-cell>
        </table:table-row>
        <table:table-row table:style-name="TableRow1288">
          <table:table-cell table:style-name="TableCell1289">
            <text:p text:style-name="P1290"><text:span text:style-name="T1291">Code executes end-to-end without crashing</text:span></text:p>
          </table:table-cell>
          <table:table-cell table:style-name="TableCell1292">
            <text:p text:style-name="P1293"><text:span text:style-name="T1294">Runs cleanly using provided setup or command</text:span></text:p>
          </table:table-cell>
          <table:table-cell table:style-name="TableCell1295">
            <text:p text:style-name="P1296">1</text:p>
          </table:table-cell>
        </table:table-row>
        <table:table-row table:style-name="TableRow1297">
          <table:table-cell table:style-name="TableCell1298">
            <text:p text:style-name="P1299"><text:span text:style-name="T1300">Core functionality produces expected output</text:span></text:p>
          </table:table-cell>
          <table:table-cell table:style-name="TableCell1301">
            <text:p text:style-name="P1302"><text:span text:style-name="T1303">Solves stated problem accurately</text:span></text:p>
          </table:table-cell>
          <table:table-cell table:style-name="TableCell1304">
            <text:p text:style-name="P1305">1</text:p>
          </table:table-cell>
        </table:table-row>
        <table:table-row table:style-name="TableRow1306">
          <table:table-cell table:style-name="TableCell1307">
            <text:p text:style-name="P1308"><text:span text:style-name="T1309">All required files and dependencies present</text:span></text:p>
          </table:table-cell>
          <table:table-cell table:style-name="TableCell1310">
            <text:p text:style-name="P1311"><text:span text:style-name="T1312">requirements.txt</text:span><text:span text:style-name="T1313">,<text:s/></text:span><text:span text:style-name="T1314">package.json</text:span><text:span text:style-name="T1315">, or<text:s/></text:span><text:span text:style-name="T1316">environment.yml</text:span><text:span text:style-name="T1317"><text:s/>complete</text:span></text:p>
          </table:table-cell>
          <table:table-cell table:style-name="TableCell1318">
            <text:p text:style-name="P1319">1</text:p>
          </table:table-cell>
        </table:table-row>
        <table:table-row table:style-name="TableRow1320">
          <table:table-cell table:style-name="TableCell1321">
            <text:p text:style-name="P1322"><text:span text:style-name="T1323">Project structure organized logically</text:span></text:p>
          </table:table-cell>
          <table:table-cell table:style-name="TableCell1324">
            <text:p text:style-name="P1325"><text:span text:style-name="T1326">Separate folders for src, data, docs, etc.</text:span></text:p>
          </table:table-cell>
          <table:table-cell table:style-name="TableCell1327">
            <text:p text:style-name="P1328">1</text:p>
          </table:table-cell>
        </table:table-row>
        <table:table-row table:style-name="TableRow1329">
          <table:table-cell table:style-name="TableCell1330">
            <text:p text:style-name="P1331"><text:span text:style-name="T1332">No missing or broken imports</text:span></text:p>
          </table:table-cell>
          <table:table-cell table:style-name="TableCell1333">
            <text:p text:style-name="P1334"><text:span text:style-name="T1335">Code compiles or interprets successfully</text:span></text:p>
          </table:table-cell>
          <table:table-cell table:style-name="TableCell1336">
            <text:p text:style-name="P1337">1</text:p>
          </table:table-cell>
        </table:table-row>
        <table:table-row table:style-name="TableRow1338">
          <table:table-cell table:style-name="TableCell1339">
            <text:p text:style-name="P1340"><text:span text:style-name="T1341">Handles invalid or edge inputs gracefully</text:span></text:p>
          </table:table-cell>
          <table:table-cell table:style-name="TableCell1342">
            <text:p text:style-name="P1343"><text:span text:style-name="T1344">No runtime failure on bad input</text:span></text:p>
          </table:table-cell>
          <table:table-cell table:style-name="TableCell1345">
            <text:p text:style-name="P1346">1</text:p>
          </table:table-cell>
        </table:table-row>
        <table:table-row table:style-name="TableRow1347">
          <table:table-cell table:style-name="TableCell1348">
            <text:p text:style-name="P1349"><text:span text:style-name="T1350">Includes basic error logging or messages</text:span></text:p>
          </table:table-cell>
          <table:table-cell table:style-name="TableCell1351">
            <text:p text:style-name="P1352"><text:span text:style-name="T1353">Exceptions handled clearly</text:span></text:p>
          </table:table-cell>
          <table:table-cell table:style-name="TableCell1354">
            <text:p text:style-name="P1355">1</text:p>
          </table:table-cell>
        </table:table-row>
        <table:table-row table:style-name="TableRow1356">
          <table:table-cell table:style-name="TableCell1357">
            <text:p text:style-name="P1358"><text:span text:style-name="T1359">Code follows efficient logic</text:span></text:p>
          </table:table-cell>
          <table:table-cell table:style-name="TableCell1360">
            <text:p text:style-name="P1361"><text:span text:style-name="T1362">No redundant loops or unnecessary calls</text:span></text:p>
          </table:table-cell>
          <table:table-cell table:style-name="TableCell1363">
            <text:p text:style-name="P1364">1</text:p>
          </table:table-cell>
        </table:table-row>
        <table:table-row table:style-name="TableRow1365">
          <table:table-cell table:style-name="TableCell1366">
            <text:p text:style-name="P1367"><text:span text:style-name="T1368">Functions / classes used modularly</text:span></text:p>
          </table:table-cell>
          <table:table-cell table:style-name="TableCell1369">
            <text:p text:style-name="P1370"><text:span text:style-name="T1371">Core logic not written as one giant script</text:span></text:p>
          </table:table-cell>
          <table:table-cell table:style-name="TableCell1372">
            <text:p text:style-name="P1373">1</text:p>
          </table:table-cell>
        </table:table-row>
        <table:table-row table:style-name="TableRow1374">
          <table:table-cell table:style-name="TableCell1375">
            <text:p text:style-name="P1376"><text:span text:style-name="T1377">Variable &amp; function names meaningful</text:span></text:p>
          </table:table-cell>
          <table:table-cell table:style-name="TableCell1378">
            <text:p text:style-name="P1379"><text:span text:style-name="T1380">Improves readability (no temp1, xyz, etc.)</text:span></text:p>
          </table:table-cell>
          <table:table-cell table:style-name="TableCell1381">
            <text:p text:style-name="P1382">1</text:p>
          </table:table-cell>
        </table:table-row>
        <table:table-row table:style-name="TableRow1383">
          <table:table-cell table:style-name="TableCell1384">
            <text:p text:style-name="P1385"><text:span text:style-name="T1386">Comments explain key logic</text:span></text:p>
          </table:table-cell>
          <table:table-cell table:style-name="TableCell1387">
            <text:p text:style-name="P1388"><text:span text:style-name="T1389">Sufficient inline documentation</text:span></text:p>
          </table:table-cell>
          <table:table-cell table:style-name="TableCell1390">
            <text:p text:style-name="P1391">1</text:p>
          </table:table-cell>
        </table:table-row>
        <table:table-row table:style-name="TableRow1392">
          <table:table-cell table:style-name="TableCell1393">
            <text:p text:style-name="P1394"><text:span text:style-name="T1395">Integration between components works</text:span></text:p>
          </table:table-cell>
          <table:table-cell table:style-name="TableCell1396">
            <text:p text:style-name="P1397"><text:span text:style-name="T1398">Frontend ↔ backend ↔ DB/API connect smoothly</text:span></text:p>
          </table:table-cell>
          <table:table-cell table:style-name="TableCell1399">
            <text:p text:style-name="P1400">1</text:p>
          </table:table-cell>
        </table:table-row>
        <table:table-row table:style-name="TableRow1401">
          <table:table-cell table:style-name="TableCell1402">
            <text:p text:style-name="P1403"><text:span text:style-name="T1404">Deployment or build instructions provided</text:span></text:p>
          </table:table-cell>
          <table:table-cell table:style-name="TableCell1405">
            <text:p text:style-name="P1406"><text:span text:style-name="T1407">Clear README / setup steps present</text:span></text:p>
          </table:table-cell>
          <table:table-cell table:style-name="TableCell1408">
            <text:p text:style-name="P1409">1</text:p>
          </table:table-cell>
        </table:table-row>
        <table:table-row table:style-name="TableRow1410">
          <table:table-cell table:style-name="TableCell1411">
            <text:p text:style-name="P1412"><text:span text:style-name="T1413">Code runs on clean environment</text:span></text:p>
          </table:table-cell>
          <table:table-cell table:style-name="TableCell1414">
            <text:p text:style-name="P1415"><text:span text:style-name="T1416">Fresh clone + install = working build</text:span></text:p>
          </table:table-cell>
          <table:table-cell table:style-name="TableCell1417">
            <text:p text:style-name="P1418">1</text:p>
          </table:table-cell>
        </table:table-row>
        <table:table-row table:style-name="TableRow1419">
          <table:table-cell table:style-name="TableCell1420">
            <text:p text:style-name="P1421"><text:span text:style-name="T1422">Output/UI matches described features</text:span></text:p>
          </table:table-cell>
          <table:table-cell table:style-name="TableCell1423">
            <text:p text:style-name="P1424"><text:span text:style-name="T1425">Demo aligns with documentation or pitch</text:span></text:p>
          </table:table-cell>
          <table:table-cell table:style-name="TableCell1426">
            <text:p text:style-name="P1427">1</text:p>
          </table:table-cell>
        </table:table-row>
        <table:table-row table:style-name="TableRow1428">
          <table:table-cell table:style-name="TableCell1429">
            <text:p text:style-name="P1430"><text:span text:style-name="T1431">Prompts / AI interactions structured well</text:span></text:p>
          </table:table-cell>
          <table:table-cell table:style-name="TableCell1432">
            <text:p text:style-name="P1433"><text:span text:style-name="T1434">Modular<text:s/></text:span><text:span text:style-name="T1435">.md</text:span><text:span text:style-name="T1436"><text:s/>or<text:s/></text:span><text:span text:style-name="T1437">.json</text:span><text:span text:style-name="T1438"><text:s/>prompt files used</text:span></text:p>
          </table:table-cell>
          <table:table-cell table:style-name="TableCell1439">
            <text:p text:style-name="P1440">1</text:p>
          </table:table-cell>
        </table:table-row>
        <table:table-row table:style-name="TableRow1441">
          <table:table-cell table:style-name="TableCell1442">
            <text:p text:style-name="P1443"><text:span text:style-name="T1444">Secure coding practices followed</text:span></text:p>
          </table:table-cell>
          <table:table-cell table:style-name="TableCell1445">
            <text:p text:style-name="P1446"><text:span text:style-name="T1447">No hardcoded keys, sanitized inputs</text:span></text:p>
          </table:table-cell>
          <table:table-cell table:style-name="TableCell1448">
            <text:p text:style-name="P1449">1</text:p>
          </table:table-cell>
        </table:table-row>
        <table:table-row table:style-name="TableRow1450">
          <table:table-cell table:style-name="TableCell1451">
            <text:p text:style-name="P1452"><text:span text:style-name="T1453">Passes lint / formatting check</text:span></text:p>
          </table:table-cell>
          <table:table-cell table:style-name="TableCell1454">
            <text:p text:style-name="P1455"><text:span text:style-name="T1456">PEP8 / ESLint or equivalent compliance</text:span></text:p>
          </table:table-cell>
          <table:table-cell table:style-name="TableCell1457">
            <text:p text:style-name="P1458">1</text:p>
          </table:table-cell>
        </table:table-row>
        <table:table-row table:style-name="TableRow1459">
          <table:table-cell table:style-name="TableCell1460">
            <text:p text:style-name="P1461"><text:span text:style-name="T1462">Documentation adequate</text:span></text:p>
          </table:table-cell>
          <table:table-cell table:style-name="TableCell1463">
            <text:p text:style-name="P1464"><text:span text:style-name="T1465">Explains setup, usage, and architecture</text:span></text:p>
          </table:table-cell>
          <table:table-cell table:style-name="TableCell1466">
            <text:p text:style-name="P1467">1</text:p>
          </table:table-cell>
        </table:table-row>
        <table:table-row table:style-name="TableRow1468">
          <table:table-cell table:style-name="TableCell1469">
            <text:p text:style-name="P1470"><text:span text:style-name="T1471">System ready for demo / deployment</text:span></text:p>
          </table:table-cell>
          <table:table-cell table:style-name="TableCell1472">
            <text:p text:style-name="P1473"><text:span text:style-name="T1474">Runs smoothly live or locally</text:span></text:p>
          </table:table-cell>
          <table:table-cell table:style-name="TableCell1475">
            <text:p text:style-name="P1476">1</text:p>
          </table:table-cell>
        </table:table-row>
      </table:table>
      <text:p text:style-name="P1477"/>
      <text:h text:style-name="P1478" text:outline-level="3"><text:span text:style-name="T1479">2.1.2 Git History &amp; Contribution</text:span></text:h>
      <table:table table:style-name="Table1480">
        <table:table-columns>
          <table:table-column table:style-name="TableColumn1481"/>
          <table:table-column table:style-name="TableColumn1482"/>
          <table:table-column table:style-name="TableColumn1483"/>
        </table:table-columns>
        <table:table-row table:style-name="TableRow1484">
          <table:table-cell table:style-name="TableCell1485">
            <text:p text:style-name="P1486"><text:span text:style-name="T1487">Criterion (1 mark each)</text:span></text:p>
          </table:table-cell>
          <table:table-cell table:style-name="TableCell1488">
            <text:p text:style-name="P1489"><text:span text:style-name="T1490">Judge / System Should Check</text:span></text:p>
          </table:table-cell>
          <table:table-cell table:style-name="TableCell1491">
            <text:p text:style-name="P1492">Marks</text:p>
          </table:table-cell>
        </table:table-row>
        <table:table-row table:style-name="TableRow1493">
          <table:table-cell table:style-name="TableCell1494">
            <text:p text:style-name="P1495"><text:span text:style-name="T1496">Repository initialized and actively used</text:span></text:p>
          </table:table-cell>
          <table:table-cell table:style-name="TableCell1497">
            <text:p text:style-name="P1498"><text:span text:style-name="T1499">Team worked in Git (not local zip uploads)</text:span></text:p>
          </table:table-cell>
          <table:table-cell table:style-name="TableCell1500">
            <text:p text:style-name="P1501">1</text:p>
          </table:table-cell>
        </table:table-row>
        <table:table-row table:style-name="TableRow1502">
          <table:table-cell table:style-name="TableCell1503">
            <text:p text:style-name="P1504"><text:span text:style-name="T1505">Consistent commits throughout hackathon period</text:span></text:p>
          </table:table-cell>
          <table:table-cell table:style-name="TableCell1506">
            <text:p text:style-name="P1507"><text:span text:style-name="T1508">Not all code pushed at the end; commits spread over time</text:span></text:p>
          </table:table-cell>
          <table:table-cell table:style-name="TableCell1509">
            <text:p text:style-name="P1510">1</text:p>
          </table:table-cell>
        </table:table-row>
        <table:table-row table:style-name="TableRow1511">
          <table:table-cell table:style-name="TableCell1512">
            <text:p text:style-name="P1513"><text:span text:style-name="T1514">Multiple contributors committed</text:span></text:p>
          </table:table-cell>
          <table:table-cell table:style-name="TableCell1515">
            <text:p text:style-name="P1516"><text:span text:style-name="T1517">At least 2+ team members with commits</text:span></text:p>
          </table:table-cell>
          <table:table-cell table:style-name="TableCell1518">
            <text:p text:style-name="P1519">1</text:p>
          </table:table-cell>
        </table:table-row>
        <table:table-row table:style-name="TableRow1520">
          <table:table-cell table:style-name="TableCell1521">
            <text:p text:style-name="P1522"><text:span text:style-name="T1523">Balanced contribution across team</text:span></text:p>
          </table:table-cell>
          <table:table-cell table:style-name="TableCell1524">
            <text:p text:style-name="P1525"><text:span text:style-name="T1526">No single member with &gt;80% commits (unless solo dev)</text:span></text:p>
          </table:table-cell>
          <table:table-cell table:style-name="TableCell1527">
            <text:p text:style-name="P1528">1</text:p>
          </table:table-cell>
        </table:table-row>
        <table:table-row table:style-name="TableRow1529">
          <table:table-cell table:style-name="TableCell1530">
            <text:p text:style-name="P1531"><text:span text:style-name="T1532">Meaningful commit messages</text:span></text:p>
          </table:table-cell>
          <table:table-cell table:style-name="TableCell1533">
            <text:p text:style-name="P1534"><text:span text:style-name="T1535">Clear, descriptive commits (e.g., “added auth API” not “update 1”)</text:span></text:p>
          </table:table-cell>
          <table:table-cell table:style-name="TableCell1536">
            <text:p text:style-name="P1537">1</text:p>
          </table:table-cell>
        </table:table-row>
        <table:table-row table:style-name="TableRow1538">
          <table:table-cell table:style-name="TableCell1539">
            <text:p text:style-name="P1540"><text:span text:style-name="T1541">Incremental commits showing progress</text:span></text:p>
          </table:table-cell>
          <table:table-cell table:style-name="TableCell1542">
            <text:p text:style-name="P1543"><text:span text:style-name="T1544">Logical commit flow — setup → features → fixes → final</text:span></text:p>
          </table:table-cell>
          <table:table-cell table:style-name="TableCell1545">
            <text:p text:style-name="P1546">1</text:p>
          </table:table-cell>
        </table:table-row>
        <table:table-row table:style-name="TableRow1547">
          <table:table-cell table:style-name="TableCell1548">
            <text:p text:style-name="P1549"><text:span text:style-name="T1550">Code changes align with project roadmap</text:span></text:p>
          </table:table-cell>
          <table:table-cell table:style-name="TableCell1551">
            <text:p text:style-name="P1552"><text:span text:style-name="T1553">Commits reflect evolution of stated solution</text:span></text:p>
          </table:table-cell>
          <table:table-cell table:style-name="TableCell1554">
            <text:p text:style-name="P1555">1</text:p>
          </table:table-cell>
        </table:table-row>
        <table:table-row table:style-name="TableRow1556">
          <table:table-cell table:style-name="TableCell1557">
            <text:p text:style-name="P1558"><text:span text:style-name="T1559">Proper use of branches / merges</text:span></text:p>
          </table:table-cell>
          <table:table-cell table:style-name="TableCell1560">
            <text:p text:style-name="P1561"><text:span text:style-name="T1562">Used branches for features or testing before merging to main</text:span></text:p>
          </table:table-cell>
          <table:table-cell table:style-name="TableCell1563">
            <text:p text:style-name="P1564">1</text:p>
          </table:table-cell>
        </table:table-row>
        <table:table-row table:style-name="TableRow1565">
          <table:table-cell table:style-name="TableCell1566">
            <text:p text:style-name="P1567"><text:span text:style-name="T1568">No unnecessary binary or junk files committed</text:span></text:p>
          </table:table-cell>
          <table:table-cell table:style-name="TableCell1569">
            <text:p text:style-name="P1570"><text:span text:style-name="T1571">.gitignore</text:span><text:span text:style-name="T1572"><text:s/>used effectively (no large cache, .env, node_modules)</text:span></text:p>
          </table:table-cell>
          <table:table-cell table:style-name="TableCell1573">
            <text:p text:style-name="P1574">1</text:p>
          </table:table-cell>
        </table:table-row>
        <table:table-row table:style-name="TableRow1575">
          <table:table-cell table:style-name="TableCell1576">
            <text:p text:style-name="P1577"><text:span text:style-name="T1578">Final working build available in main/master</text:span></text:p>
          </table:table-cell>
          <table:table-cell table:style-name="TableCell1579">
            <text:p text:style-name="P1580"><text:span text:style-name="T1581">Final version clearly merged and ready to run from repo</text:span></text:p>
          </table:table-cell>
          <table:table-cell table:style-name="TableCell1582">
            <text:p text:style-name="P1583">1</text:p>
          </table:table-cell>
        </table:table-row>
      </table:table>
      <text:h text:style-name="P1584" text:outline-level="3"><text:span text:style-name="T1585">2.1.3 Deployment Score</text:span></text:h>
      <table:table table:style-name="Table1586">
        <table:table-columns>
          <table:table-column table:style-name="TableColumn1587"/>
          <table:table-column table:style-name="TableColumn1588"/>
          <table:table-column table:style-name="TableColumn1589"/>
        </table:table-columns>
        <table:table-row table:style-name="TableRow1590">
          <table:table-cell table:style-name="TableCell1591">
            <text:p text:style-name="P1592"><text:span text:style-name="T1593">Criterion (1 mark each)</text:span></text:p>
          </table:table-cell>
          <table:table-cell table:style-name="TableCell1594">
            <text:p text:style-name="P1595"><text:span text:style-name="T1596">Judge / System Should Check</text:span></text:p>
          </table:table-cell>
          <table:table-cell table:style-name="TableCell1597">
            <text:p text:style-name="P1598">Marks</text:p>
          </table:table-cell>
        </table:table-row>
        <table:table-row table:style-name="TableRow1599">
          <table:table-cell table:style-name="TableCell1600">
            <text:p text:style-name="P1601"><text:span text:style-name="T1602">Working live deployment link provided</text:span></text:p>
          </table:table-cell>
          <table:table-cell table:style-name="TableCell1603">
            <text:p text:style-name="P1604"><text:span text:style-name="T1605">Accessible web/app link or running instance shared</text:span></text:p>
          </table:table-cell>
          <table:table-cell table:style-name="TableCell1606">
            <text:p text:style-name="P1607">1</text:p>
          </table:table-cell>
        </table:table-row>
        <table:table-row table:style-name="TableRow1608">
          <table:table-cell table:style-name="TableCell1609">
            <text:p text:style-name="P1610"><text:span text:style-name="T1611">Application runs without major downtime/errors</text:span></text:p>
          </table:table-cell>
          <table:table-cell table:style-name="TableCell1612">
            <text:p text:style-name="P1613"><text:span text:style-name="T1614">Loads successfully, core features functional</text:span></text:p>
          </table:table-cell>
          <table:table-cell table:style-name="TableCell1615">
            <text:p text:style-name="P1616">1</text:p>
          </table:table-cell>
        </table:table-row>
        <table:table-row table:style-name="TableRow1617">
          <table:table-cell table:style-name="TableCell1618">
            <text:p text:style-name="P1619"><text:span text:style-name="T1620">Deployment matches latest GitHub version</text:span></text:p>
          </table:table-cell>
          <table:table-cell table:style-name="TableCell1621">
            <text:p text:style-name="P1622"><text:span text:style-name="T1623">Live app reflects same codebase as final repo</text:span></text:p>
          </table:table-cell>
          <table:table-cell table:style-name="TableCell1624">
            <text:p text:style-name="P1625">1</text:p>
          </table:table-cell>
        </table:table-row>
        <table:table-row table:style-name="TableRow1626">
          <table:table-cell table:style-name="TableCell1627">
            <text:p text:style-name="P1628"><text:span text:style-name="T1629">Clear deployment documentation present</text:span></text:p>
          </table:table-cell>
          <table:table-cell table:style-name="TableCell1630">
            <text:p text:style-name="P1631"><text:span text:style-name="T1632">Includes setup/deploy steps in README or docs</text:span></text:p>
          </table:table-cell>
          <table:table-cell table:style-name="TableCell1633">
            <text:p text:style-name="P1634">1</text:p>
          </table:table-cell>
        </table:table-row>
        <table:table-row table:style-name="TableRow1635">
          <table:table-cell table:style-name="TableCell1636">
            <text:p text:style-name="P1637"><text:span text:style-name="T1638">Environment variables &amp; secrets handled safely</text:span></text:p>
          </table:table-cell>
          <table:table-cell table:style-name="TableCell1639">
            <text:p text:style-name="P1640"><text:span text:style-name="T1641">Uses<text:s/></text:span><text:span text:style-name="T1642">.env</text:span><text:span text:style-name="T1643"><text:s/>or config files, not hardcoded credentials</text:span></text:p>
          </table:table-cell>
          <table:table-cell table:style-name="TableCell1644">
            <text:p text:style-name="P1645">1</text:p>
          </table:table-cell>
        </table:table-row>
        <table:table-row table:style-name="TableRow1646">
          <table:table-cell table:style-name="TableCell1647">
            <text:p text:style-name="P1648"><text:span text:style-name="T1649">Responsive / accessible interface (if applicable)</text:span></text:p>
          </table:table-cell>
          <table:table-cell table:style-name="TableCell1650">
            <text:p text:style-name="P1651"><text:span text:style-name="T1652">UI adapts to device or browser correctly</text:span></text:p>
          </table:table-cell>
          <table:table-cell table:style-name="TableCell1653">
            <text:p text:style-name="P1654">1</text:p>
          </table:table-cell>
        </table:table-row>
        <table:table-row table:style-name="TableRow1655">
          <table:table-cell table:style-name="TableCell1656">
            <text:p text:style-name="P1657"><text:span text:style-name="T1658">Stable backend or API connection</text:span></text:p>
          </table:table-cell>
          <table:table-cell table:style-name="TableCell1659">
            <text:p text:style-name="P1660"><text:span text:style-name="T1661">Backend endpoints respond reliably without 500 errors</text:span></text:p>
          </table:table-cell>
          <table:table-cell table:style-name="TableCell1662">
            <text:p text:style-name="P1663">1</text:p>
          </table:table-cell>
        </table:table-row>
        <table:table-row table:style-name="TableRow1664">
          <table:table-cell table:style-name="TableCell1665">
            <text:p text:style-name="P1666"><text:span text:style-name="T1667">Performance acceptable under normal use</text:span></text:p>
          </table:table-cell>
          <table:table-cell table:style-name="TableCell1668">
            <text:p text:style-name="P1669"><text:span text:style-name="T1670">App runs smoothly, no major lag or memory issues</text:span></text:p>
          </table:table-cell>
          <table:table-cell table:style-name="TableCell1671">
            <text:p text:style-name="P1672">1</text:p>
          </table:table-cell>
        </table:table-row>
        <table:table-row table:style-name="TableRow1673">
          <table:table-cell table:style-name="TableCell1674">
            <text:p text:style-name="P1675"><text:span text:style-name="T1676">Supports demo without technical intervention</text:span></text:p>
          </table:table-cell>
          <table:table-cell table:style-name="TableCell1677">
            <text:p text:style-name="P1678"><text:span text:style-name="T1679">Judges can open or use without manual setup</text:span></text:p>
          </table:table-cell>
          <table:table-cell table:style-name="TableCell1680">
            <text:p text:style-name="P1681">1</text:p>
          </table:table-cell>
        </table:table-row>
        <table:table-row table:style-name="TableRow1682">
          <table:table-cell table:style-name="TableCell1683">
            <text:p text:style-name="P1684"><text:span text:style-name="T1685">Backup or fallback demo plan ready</text:span></text:p>
          </table:table-cell>
          <table:table-cell table:style-name="TableCell1686">
            <text:p text:style-name="P1687"><text:span text:style-name="T1688">If live link fails, a local deployment, container, or video demo is available</text:span></text:p>
          </table:table-cell>
          <table:table-cell table:style-name="TableCell1689">
            <text:p text:style-name="P1690">1</text:p>
          </table:table-cell>
        </table:table-row>
      </table:table>
      <text:h text:style-name="P1691" text:outline-level="3"><text:span text:style-name="T1692">2.1.4 Documentation &amp; Demo Video</text:span></text:h>
      <table:table table:style-name="Table1693">
        <table:table-columns>
          <table:table-column table:style-name="TableColumn1694"/>
          <table:table-column table:style-name="TableColumn1695"/>
          <table:table-column table:style-name="TableColumn1696"/>
        </table:table-columns>
        <table:table-row table:style-name="TableRow1697">
          <table:table-cell table:style-name="TableCell1698">
            <text:p text:style-name="P1699"><text:span text:style-name="T1700">Criterion (1 mark each)</text:span></text:p>
          </table:table-cell>
          <table:table-cell table:style-name="TableCell1701">
            <text:p text:style-name="P1702"><text:span text:style-name="T1703">Judge / System Should Check</text:span></text:p>
          </table:table-cell>
          <table:table-cell table:style-name="TableCell1704">
            <text:p text:style-name="P1705"><text:span text:style-name="T1706">Marks</text:span></text:p>
          </table:table-cell>
        </table:table-row>
        <table:table-row table:style-name="TableRow1707">
          <table:table-cell table:style-name="TableCell1708">
            <text:p text:style-name="P1709"><text:span text:style-name="T1710">Complete README / Documentation Provided</text:span></text:p>
          </table:table-cell>
          <table:table-cell table:style-name="TableCell1711">
            <text:p text:style-name="P1712"><text:span text:style-name="T1713">README includes project overview, setup steps, and usage instructions.</text:span></text:p>
          </table:table-cell>
          <table:table-cell table:style-name="TableCell1714">
            <text:p text:style-name="P1715">1</text:p>
          </table:table-cell>
        </table:table-row>
        <table:table-row table:style-name="TableRow1716">
          <table:table-cell table:style-name="TableCell1717">
            <text:p text:style-name="P1718"><text:span text:style-name="T1719">Architecture or System Flow Diagram Present</text:span></text:p>
          </table:table-cell>
          <table:table-cell table:style-name="TableCell1720">
            <text:p text:style-name="P1721"><text:span text:style-name="T1722">Visual or textual explanation of how components interact (frontend, backend, database, etc.).</text:span></text:p>
          </table:table-cell>
          <table:table-cell table:style-name="TableCell1723">
            <text:p text:style-name="P1724">1</text:p>
          </table:table-cell>
        </table:table-row>
        <table:table-row table:style-name="TableRow1725">
          <table:table-cell table:style-name="TableCell1726">
            <text:p text:style-name="P1727"><text:span text:style-name="T1728">Code &amp; Repo Documentation Clear</text:span></text:p>
          </table:table-cell>
          <table:table-cell table:style-name="TableCell1729">
            <text:p text:style-name="P1730"><text:span text:style-name="T1731">Inline comments or docstrings explain key logic; dependencies and file structure are understandable.</text:span></text:p>
          </table:table-cell>
          <table:table-cell table:style-name="TableCell1732">
            <text:p text:style-name="P1733">1</text:p>
          </table:table-cell>
        </table:table-row>
        <table:table-row table:style-name="TableRow1734">
          <table:table-cell table:style-name="TableCell1735">
            <text:p text:style-name="P1736"><text:span text:style-name="T1737">Demo Video Shows Working Prototype</text:span></text:p>
          </table:table-cell>
          <table:table-cell table:style-name="TableCell1738">
            <text:p text:style-name="P1739"><text:span text:style-name="T1740">2–4 min walkthrough showing major features, UI, or outputs — video accessible and functional.</text:span></text:p>
          </table:table-cell>
          <table:table-cell table:style-name="TableCell1741">
            <text:p text:style-name="P1742">1</text:p>
          </table:table-cell>
        </table:table-row>
        <table:table-row table:style-name="TableRow1743">
          <table:table-cell table:style-name="TableCell1744">
            <text:p text:style-name="P1745"><text:span text:style-name="T1746">Demo Video Quality &amp; Clarity</text:span></text:p>
          </table:table-cell>
          <table:table-cell table:style-name="TableCell1747">
            <text:p text:style-name="P1748"><text:span text:style-name="T1749">Audio/subtitles understandable, steady visuals, and clear narration or labeling of features.</text:span></text:p>
          </table:table-cell>
          <table:table-cell table:style-name="TableCell1750">
            <text:p text:style-name="P1751">1</text:p>
          </table:table-cell>
        </table:table-row>
      </table:table>
      <text:h text:style-name="P1752" text:outline-level="3"><text:span text:style-name="T1753">2.1.5 Mentor Conversation</text:span></text:h>
      <table:table table:style-name="Table1754">
        <table:table-columns>
          <table:table-column table:style-name="TableColumn1755"/>
          <table:table-column table:style-name="TableColumn1756"/>
          <table:table-column table:style-name="TableColumn1757"/>
        </table:table-columns>
        <table:table-row table:style-name="TableRow1758">
          <table:table-cell table:style-name="TableCell1759">
            <text:p text:style-name="P1760"><text:span text:style-name="T1761">Criterion (1 mark each)</text:span></text:p>
          </table:table-cell>
          <table:table-cell table:style-name="TableCell1762">
            <text:p text:style-name="P1763"><text:span text:style-name="T1764">Mentor / Judge Should Check</text:span></text:p>
          </table:table-cell>
          <table:table-cell table:style-name="TableCell1765">
            <text:p text:style-name="P1766">Marks</text:p>
          </table:table-cell>
        </table:table-row>
        <table:table-row table:style-name="TableRow1767">
          <table:table-cell table:style-name="TableCell1768">
            <text:p text:style-name="P1769"><text:span text:style-name="T1770">Active Participation in Mentor Sessions</text:span></text:p>
          </table:table-cell>
          <table:table-cell table:style-name="TableCell1771">
            <text:p text:style-name="P1772"><text:span text:style-name="T1773">Team attends on time, engages meaningfully, asks questions, and takes initiative.</text:span></text:p>
          </table:table-cell>
          <table:table-cell table:style-name="TableCell1774">
            <text:p text:style-name="P1775">1</text:p>
          </table:table-cell>
        </table:table-row>
        <table:table-row table:style-name="TableRow1776">
          <table:table-cell table:style-name="TableCell1777">
            <text:p text:style-name="P1778"><text:span text:style-name="T1779">Clarity in Explaining Progress &amp; Challenges</text:span></text:p>
          </table:table-cell>
          <table:table-cell table:style-name="TableCell1780">
            <text:p text:style-name="P1781"><text:span text:style-name="T1782">Team communicates what they’ve built so far and where they’re facing issues.</text:span></text:p>
          </table:table-cell>
          <table:table-cell table:style-name="TableCell1783">
            <text:p text:style-name="P1784">1</text:p>
          </table:table-cell>
        </table:table-row>
        <table:table-row table:style-name="TableRow1785">
          <table:table-cell table:style-name="TableCell1786">
            <text:p text:style-name="P1787"><text:span text:style-name="T1788">Receptiveness to Feedback</text:span></text:p>
          </table:table-cell>
          <table:table-cell table:style-name="TableCell1789">
            <text:p text:style-name="P1790"><text:span text:style-name="T1791">Team listens carefully, takes notes, and shows openness — not defensive or dismissive.</text:span></text:p>
          </table:table-cell>
          <table:table-cell table:style-name="TableCell1792">
            <text:p text:style-name="P1793">1</text:p>
          </table:table-cell>
        </table:table-row>
        <table:table-row table:style-name="TableRow1794">
          <table:table-cell table:style-name="TableCell1795">
            <text:p text:style-name="P1796"><text:span text:style-name="T1797">Implementation of Mentor Feedback</text:span></text:p>
          </table:table-cell>
          <table:table-cell table:style-name="TableCell1798">
            <text:p text:style-name="P1799"><text:span text:style-name="T1800">Evidence that team applied or attempted suggestions during hackathon hours.</text:span></text:p>
          </table:table-cell>
          <table:table-cell table:style-name="TableCell1801">
            <text:p text:style-name="P1802">1</text:p>
          </table:table-cell>
        </table:table-row>
        <table:table-row table:style-name="TableRow1803">
          <table:table-cell table:style-name="TableCell1804">
            <text:p text:style-name="P1805"><text:span text:style-name="T1806">Collaborative Team Behavior</text:span></text:p>
          </table:table-cell>
          <table:table-cell table:style-name="TableCell1807">
            <text:p text:style-name="P1808"><text:span text:style-name="T1809">All members interact; balanced communication instead of one dominant speaker.</text:span></text:p>
          </table:table-cell>
          <table:table-cell table:style-name="TableCell1810">
            <text:p text:style-name="P1811">1</text:p>
          </table:table-cell>
        </table:table-row>
        <table:table-row table:style-name="TableRow1812">
          <table:table-cell table:style-name="TableCell1813">
            <text:p text:style-name="P1814"><text:span text:style-name="T1815">Positive Problem-Solving Attitude</text:span></text:p>
          </table:table-cell>
          <table:table-cell table:style-name="TableCell1816">
            <text:p text:style-name="P1817"><text:span text:style-name="T1818">Team handles setbacks constructively, shows persistence, and focuses on solutions.</text:span></text:p>
          </table:table-cell>
          <table:table-cell table:style-name="TableCell1819">
            <text:p text:style-name="P1820">1</text:p>
          </table:table-cell>
        </table:table-row>
        <table:table-row table:style-name="TableRow1821">
          <table:table-cell table:style-name="TableCell1822">
            <text:p text:style-name="P1823"><text:span text:style-name="T1824">Adaptability to Change</text:span></text:p>
          </table:table-cell>
          <table:table-cell table:style-name="TableCell1825">
            <text:p text:style-name="P1826"><text:span text:style-name="T1827">Team pivots or refines approach effectively after mentor input or new challenge.</text:span></text:p>
          </table:table-cell>
          <table:table-cell table:style-name="TableCell1828">
            <text:p text:style-name="P1829">1</text:p>
          </table:table-cell>
        </table:table-row>
        <table:table-row table:style-name="TableRow1830">
          <table:table-cell table:style-name="TableCell1831">
            <text:p text:style-name="P1832"><text:span text:style-name="T1833">Technical Curiosity &amp; Learning Orientation</text:span></text:p>
          </table:table-cell>
          <table:table-cell table:style-name="TableCell1834">
            <text:p text:style-name="P1835"><text:span text:style-name="T1836">Asks meaningful questions, shows eagerness to understand and improve technically.</text:span></text:p>
          </table:table-cell>
          <table:table-cell table:style-name="TableCell1837">
            <text:p text:style-name="P1838">1</text:p>
          </table:table-cell>
        </table:table-row>
        <table:table-row table:style-name="TableRow1839">
          <table:table-cell table:style-name="TableCell1840">
            <text:p text:style-name="P1841"><text:span text:style-name="T1842">Professional &amp; Respectful Interaction</text:span></text:p>
          </table:table-cell>
          <table:table-cell table:style-name="TableCell1843">
            <text:p text:style-name="P1844"><text:span text:style-name="T1845">Communicates courteously, values mentor time, maintains positive tone.</text:span></text:p>
          </table:table-cell>
          <table:table-cell table:style-name="TableCell1846">
            <text:p text:style-name="P1847">1</text:p>
          </table:table-cell>
        </table:table-row>
        <table:table-row table:style-name="TableRow1848">
          <table:table-cell table:style-name="TableCell1849">
            <text:p text:style-name="P1850"><text:span text:style-name="T1851">Visible Growth Between Sessions</text:span></text:p>
          </table:table-cell>
          <table:table-cell table:style-name="TableCell1852">
            <text:p text:style-name="P1853"><text:span text:style-name="T1854">Noticeable improvement in clarity, confidence, or project progress from first to last check-in.</text:span></text:p>
          </table:table-cell>
          <table:table-cell table:style-name="TableCell1855">
            <text:p text:style-name="P1856">1</text:p>
          </table:table-cell>
        </table:table-row>
      </table:table>
      <text:p text:style-name="P1857"/>
      <text:h text:style-name="P1858" text:outline-level="3"><text:span text:style-name="T1859">2.1.6 Final Presentation &amp; Live Demo</text:span></text:h>
      <table:table table:style-name="Table1860">
        <table:table-columns>
          <table:table-column table:style-name="TableColumn1861"/>
          <table:table-column table:style-name="TableColumn1862"/>
          <table:table-column table:style-name="TableColumn1863"/>
          <table:table-column table:style-name="TableColumn1864"/>
        </table:table-columns>
        <table:table-row table:style-name="TableRow1865">
          <table:table-cell table:style-name="TableCell1866">
            <text:p text:style-name="P1867">Criteria</text:p>
          </table:table-cell>
          <table:table-cell table:style-name="TableCell1868">
            <text:p text:style-name="P1869"><text:span text:style-name="T1870">Parameters(1 mark each)</text:span></text:p>
          </table:table-cell>
          <table:table-cell table:style-name="TableCell1871">
            <text:p text:style-name="P1872"><text:span text:style-name="T1873">Judge / System Should Check</text:span></text:p>
          </table:table-cell>
          <table:table-cell table:style-name="TableCell1874">
            <text:p text:style-name="P1875">Marks</text:p>
          </table:table-cell>
        </table:table-row>
        <table:table-row table:style-name="TableRow1876">
          <table:table-cell table:style-name="TableCell1877">
            <text:p text:style-name="P1878"><text:span text:style-name="T1879">Content &amp; Clarity (5 Marks)</text:span></text:p>
          </table:table-cell>
          <table:table-cell table:style-name="TableCell1880">
            <text:p text:style-name="P1881"><text:span text:style-name="T1882">Presentation starts and ends within time limit</text:span></text:p>
          </table:table-cell>
          <table:table-cell table:style-name="TableCell1883">
            <text:p text:style-name="P1884"><text:span text:style-name="T1885">Concise, structured delivery within allocated time</text:span></text:p>
          </table:table-cell>
          <table:table-cell table:style-name="TableCell1886">
            <text:p text:style-name="P1887">1</text:p>
          </table:table-cell>
        </table:table-row>
        <table:table-row table:style-name="TableRow1888">
          <table:table-cell table:style-name="TableCell1889">
            <text:p text:style-name="P1890"/>
          </table:table-cell>
          <table:table-cell table:style-name="TableCell1891">
            <text:p text:style-name="P1892"><text:span text:style-name="T1893">Problem statement clearly defined</text:span></text:p>
          </table:table-cell>
          <table:table-cell table:style-name="TableCell1894">
            <text:p text:style-name="P1895"><text:span text:style-name="T1896">Judges instantly understand what the team is solving</text:span></text:p>
          </table:table-cell>
          <table:table-cell table:style-name="TableCell1897">
            <text:p text:style-name="P1898">1</text:p>
          </table:table-cell>
        </table:table-row>
        <table:table-row table:style-name="TableRow1899">
          <table:table-cell table:style-name="TableCell1900">
            <text:p text:style-name="P1901"/>
          </table:table-cell>
          <table:table-cell table:style-name="TableCell1902">
            <text:p text:style-name="P1903"><text:span text:style-name="T1904">Explains the proposed solution logically</text:span></text:p>
          </table:table-cell>
          <table:table-cell table:style-name="TableCell1905">
            <text:p text:style-name="P1906"><text:span text:style-name="T1907">Clear explanation of how the system works</text:span></text:p>
          </table:table-cell>
          <table:table-cell table:style-name="TableCell1908">
            <text:p text:style-name="P1909">1</text:p>
          </table:table-cell>
        </table:table-row>
        <table:table-row table:style-name="TableRow1910">
          <table:table-cell table:style-name="TableCell1911">
            <text:p text:style-name="P1912"/>
          </table:table-cell>
          <table:table-cell table:style-name="TableCell1913">
            <text:p text:style-name="P1914"><text:span text:style-name="T1915">Demonstrates linkage between problem and result</text:span></text:p>
          </table:table-cell>
          <table:table-cell table:style-name="TableCell1916">
            <text:p text:style-name="P1917"><text:span text:style-name="T1918">Shows how the solution solves the defined issue</text:span></text:p>
          </table:table-cell>
          <table:table-cell table:style-name="TableCell1919">
            <text:p text:style-name="P1920">1</text:p>
          </table:table-cell>
        </table:table-row>
        <table:table-row table:style-name="TableRow1921">
          <table:table-cell table:style-name="TableCell1922">
            <text:p text:style-name="P1923"/>
          </table:table-cell>
          <table:table-cell table:style-name="TableCell1924">
            <text:p text:style-name="P1925"><text:span text:style-name="T1926">Highlights innovation and differentiator</text:span></text:p>
          </table:table-cell>
          <table:table-cell table:style-name="TableCell1927">
            <text:p text:style-name="P1928"><text:span text:style-name="T1929">Points out what makes this solution unique</text:span></text:p>
          </table:table-cell>
          <table:table-cell table:style-name="TableCell1930">
            <text:p text:style-name="P1931">1</text:p>
          </table:table-cell>
        </table:table-row>
        <table:table-row table:style-name="TableRow1932">
          <table:table-cell table:style-name="TableCell1933">
            <text:p text:style-name="P1934"><text:span text:style-name="T1935">Technical Depth &amp; Demonstration (5 Marks)</text:span></text:p>
          </table:table-cell>
          <table:table-cell table:style-name="TableCell1936">
            <text:p text:style-name="P1937"><text:span text:style-name="T1938">Live working demo shown successfully</text:span></text:p>
          </table:table-cell>
          <table:table-cell table:style-name="TableCell1939">
            <text:p text:style-name="P1940"><text:span text:style-name="T1941">Real PoC demonstrated during judging</text:span></text:p>
          </table:table-cell>
          <table:table-cell table:style-name="TableCell1942">
            <text:p text:style-name="P1943">1</text:p>
          </table:table-cell>
        </table:table-row>
        <table:table-row table:style-name="TableRow1944">
          <table:table-cell table:style-name="TableCell1945">
            <text:p text:style-name="P1946"/>
          </table:table-cell>
          <table:table-cell table:style-name="TableCell1947">
            <text:p text:style-name="P1948"><text:span text:style-name="T1949">Explains technical implementation clearly</text:span></text:p>
          </table:table-cell>
          <table:table-cell table:style-name="TableCell1950">
            <text:p text:style-name="P1951"><text:span text:style-name="T1952">Describes core architecture, tech stack, or data flow</text:span></text:p>
          </table:table-cell>
          <table:table-cell table:style-name="TableCell1953">
            <text:p text:style-name="P1954">1</text:p>
          </table:table-cell>
        </table:table-row>
        <table:table-row table:style-name="TableRow1955">
          <table:table-cell table:style-name="TableCell1956">
            <text:p text:style-name="P1957"/>
          </table:table-cell>
          <table:table-cell table:style-name="TableCell1958">
            <text:p text:style-name="P1959"><text:span text:style-name="T1960">Showcases user journey or use case</text:span></text:p>
          </table:table-cell>
          <table:table-cell table:style-name="TableCell1961">
            <text:p text:style-name="P1962"><text:span text:style-name="T1963">Demonstrates how an end user interacts with the solution</text:span></text:p>
          </table:table-cell>
          <table:table-cell table:style-name="TableCell1964">
            <text:p text:style-name="P1965">1</text:p>
          </table:table-cell>
        </table:table-row>
        <table:table-row table:style-name="TableRow1966">
          <table:table-cell table:style-name="TableCell1967">
            <text:p text:style-name="P1968"/>
          </table:table-cell>
          <table:table-cell table:style-name="TableCell1969">
            <text:p text:style-name="P1970"><text:span text:style-name="T1971">Shares performance results or outcome metrics</text:span></text:p>
          </table:table-cell>
          <table:table-cell table:style-name="TableCell1972">
            <text:p text:style-name="P1973"><text:span text:style-name="T1974">Shows accuracy, impact, or any measurable outcome</text:span></text:p>
          </table:table-cell>
          <table:table-cell table:style-name="TableCell1975">
            <text:p text:style-name="P1976">1</text:p>
          </table:table-cell>
        </table:table-row>
        <table:table-row table:style-name="TableRow1977">
          <table:table-cell table:style-name="TableCell1978">
            <text:p text:style-name="P1979"/>
          </table:table-cell>
          <table:table-cell table:style-name="TableCell1980">
            <text:p text:style-name="P1981"><text:span text:style-name="T1982">Addresses feasibility or scalability</text:span></text:p>
          </table:table-cell>
          <table:table-cell table:style-name="TableCell1983">
            <text:p text:style-name="P1984"><text:span text:style-name="T1985">Discusses deployment, future users, or growth plan</text:span></text:p>
          </table:table-cell>
          <table:table-cell table:style-name="TableCell1986">
            <text:p text:style-name="P1987">1</text:p>
          </table:table-cell>
        </table:table-row>
        <table:table-row table:style-name="TableRow1988">
          <table:table-cell table:style-name="TableCell1989">
            <text:p text:style-name="P1990"><text:span text:style-name="T1991">Delivery &amp; Team Dynamics (5 Marks)</text:span></text:p>
          </table:table-cell>
          <table:table-cell table:style-name="TableCell1992">
            <text:p text:style-name="P1993"><text:span text:style-name="T1994">Team coordination during presentation</text:span></text:p>
          </table:table-cell>
          <table:table-cell table:style-name="TableCell1995">
            <text:p text:style-name="P1996"><text:span text:style-name="T1997">All members participate effectively and communicate well</text:span></text:p>
          </table:table-cell>
          <table:table-cell table:style-name="TableCell1998">
            <text:p text:style-name="P1999">1</text:p>
          </table:table-cell>
        </table:table-row>
        <table:table-row table:style-name="TableRow2000">
          <table:table-cell table:style-name="TableCell2001">
            <text:p text:style-name="P2002"/>
          </table:table-cell>
          <table:table-cell table:style-name="TableCell2003">
            <text:p text:style-name="P2004"><text:span text:style-name="T2005">Confidence and clarity during delivery</text:span></text:p>
          </table:table-cell>
          <table:table-cell table:style-name="TableCell2006">
            <text:p text:style-name="P2007"><text:span text:style-name="T2008">Calm, professional, and engaging communication</text:span></text:p>
          </table:table-cell>
          <table:table-cell table:style-name="TableCell2009">
            <text:p text:style-name="P2010">1</text:p>
          </table:table-cell>
        </table:table-row>
        <table:table-row table:style-name="TableRow2011">
          <table:table-cell table:style-name="TableCell2012">
            <text:p text:style-name="P2013"/>
          </table:table-cell>
          <table:table-cell table:style-name="TableCell2014">
            <text:p text:style-name="P2015"><text:span text:style-name="T2016">Handles Q&amp;A effectively</text:span></text:p>
          </table:table-cell>
          <table:table-cell table:style-name="TableCell2017">
            <text:p text:style-name="P2018"><text:span text:style-name="T2019">Answers are relevant, confident, and accurate</text:span></text:p>
          </table:table-cell>
          <table:table-cell table:style-name="TableCell2020">
            <text:p text:style-name="P2021">1</text:p>
          </table:table-cell>
        </table:table-row>
        <table:table-row table:style-name="TableRow2022">
          <table:table-cell table:style-name="TableCell2023">
            <text:p text:style-name="P2024"/>
          </table:table-cell>
          <table:table-cell table:style-name="TableCell2025">
            <text:p text:style-name="P2026"><text:span text:style-name="T2027">Mentions limitations and next steps</text:span></text:p>
          </table:table-cell>
          <table:table-cell table:style-name="TableCell2028">
            <text:p text:style-name="P2029"><text:span text:style-name="T2030">Acknowledges improvement areas with future vision</text:span></text:p>
          </table:table-cell>
          <table:table-cell table:style-name="TableCell2031">
            <text:p text:style-name="P2032">1</text:p>
          </table:table-cell>
        </table:table-row>
        <table:table-row table:style-name="TableRow2033">
          <table:table-cell table:style-name="TableCell2034">
            <text:p text:style-name="P2035"/>
          </table:table-cell>
          <table:table-cell table:style-name="TableCell2036">
            <text:p text:style-name="P2037"><text:span text:style-name="T2038">Overall presentation flow and engagement</text:span></text:p>
          </table:table-cell>
          <table:table-cell table:style-name="TableCell2039">
            <text:p text:style-name="P2040"><text:span text:style-name="T2041">Smooth storytelling and professional conclusion</text:span></text:p>
          </table:table-cell>
          <table:table-cell table:style-name="TableCell2042">
            <text:p text:style-name="P2043">1</text:p>
          </table:table-cell>
        </table:table-row>
      </table:table>
      <text:p text:style-name="P2044"/>
      <text:h text:style-name="Heading1" text:outline-level="1">Prizes</text:h>
      <text:p text:style-name="P2045">Prizes will be awarded for the top two positions as follows:</text:p>
      <text:list text:style-name="LFO1" text:continue-numbering="true">
        <text:list-item>
          <text:p text:style-name="P2046"><text:span text:style-name="T2047">First Prize</text:span><text:span text:style-name="T2048">: Rs. 25,000</text:span></text:p>
        </text:list-item>
        <text:list-item>
          <text:p text:style-name="P2049"><text:span text:style-name="T2050">Second Prize</text:span><text:span text:style-name="T2051">: Rs. 15,000</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style:text-underline-type="single" style:text-underline-style="solid" style:text-underline-width="auto" style:text-underline-mode="continuous"/>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Subtitle" style:display-name="Subtitle"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 style:display-name="Intense Quote" style:family="paragraph" style:parent-style-name="Normal" style:next-style-name="Normal">
      <style:paragraph-properties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ubtleReference" style:display-name="Subtle Reference" style:family="text" style:parent-style-name="DefaultParagraphFont">
      <style:text-properties fo:font-variant="small-caps" fo:color="#5A5A5A"/>
    </style:style>
    <style:style style:name="IntenseReference" style:display-name="Intense Reference" style:family="text" style:parent-style-name="DefaultParagraphFont">
      <style:text-properties fo:font-weight="bold" style:font-weight-asian="bold" style:font-weight-complex="bold" fo:font-variant="small-caps" fo:color="#0F4761"/>
    </style:style>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SubtitleChar" style:display-name="Subtitle Char" style:family="text" style:parent-style-name="DefaultParagraphFont">
      <style:text-properties style:font-name-asian="MS Gothic" style:font-name-complex="Times New Roman" fo:color="#595959"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QuoteChar" style:display-name="Intense Quote Char" style:family="text" style:parent-style-name="DefaultParagraphFont">
      <style:text-properties fo:font-style="italic" style:font-style-asian="italic" style:font-style-complex="italic" fo:color="#0F4761"/>
    </style:style>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5LVL1" style:family="text">
      <style:text-properties style:font-name="Aptos"/>
    </style:style>
    <style:style style:name="WW_CharLFO7LVL1" style:family="text">
      <style:text-properties style:font-name="Apto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bin S K</meta:initial-creator>
    <dc:creator>Subin S K</dc:creator>
    <meta:creation-date>2025-11-11T06:04:00Z</meta:creation-date>
    <dc:date>2025-11-11T06:04:00Z</dc:date>
    <meta:template xlink:href="Normal.dotm" xlink:type="simple"/>
    <meta:editing-cycles>3</meta:editing-cycles>
    <meta:editing-duration>PT0S</meta:editing-duration>
    <meta:document-statistic meta:page-count="1" meta:paragraph-count="49" meta:word-count="3679" meta:character-count="24605" meta:row-count="174" meta:non-whitespace-character-count="20975"/>
  </office:meta>
</office:document-meta>
</file>